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office:font-face-decls>
  <office:automatic-styles>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5pt solid #000000"/>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0.5pt solid #000000">
        <style:background-image/>
      </style:table-cell-properties>
    </style:style>
    <style:style style:name="Table58" style:family="table">
      <style:table-properties style:width="6.925in" table:align="margins"/>
    </style:style>
    <style:style style:name="Table58.A" style:family="table-column">
      <style:table-column-properties style:column-width="2.6646in" style:rel-column-width="25215*"/>
    </style:style>
    <style:style style:name="Table58.B" style:family="table-column">
      <style:table-column-properties style:column-width="2.6257in" style:rel-column-width="24847*"/>
    </style:style>
    <style:style style:name="Table58.C" style:family="table-column">
      <style:table-column-properties style:column-width="1.6347in" style:rel-column-width="15473*"/>
    </style:style>
    <style:style style:name="Table58.A1" style:family="table-cell">
      <style:table-cell-properties fo:padding="0.0382in" fo:border-left="0.5pt solid #000000" fo:border-right="none" fo:border-top="0.5pt solid #000000" fo:border-bottom="0.5pt solid #000000"/>
    </style:style>
    <style:style style:name="Table58.C1" style:family="table-cell">
      <style:table-cell-properties fo:padding="0.0382in" fo:border="0.5pt solid #000000"/>
    </style:style>
    <style:style style:name="Table58.A2" style:family="table-cell">
      <style:table-cell-properties fo:padding="0.0382in" fo:border-left="0.5pt solid #000000" fo:border-right="none" fo:border-top="none" fo:border-bottom="0.5pt solid #000000"/>
    </style:style>
    <style:style style:name="Table58.C2" style:family="table-cell">
      <style:table-cell-properties fo:padding="0.0382in" fo:border-left="0.5pt solid #000000" fo:border-right="0.5pt solid #000000" fo:border-top="none" fo:border-bottom="0.5pt solid #000000"/>
    </style:style>
    <style:style style:name="Table40" style:family="table">
      <style:table-properties style:width="6.925in" table:align="margins" fo:background-color="transparent">
        <style:background-image/>
      </style:table-properties>
    </style:style>
    <style:style style:name="Table40.A" style:family="table-column">
      <style:table-column-properties style:column-width="6.925in" style:rel-column-width="65535*"/>
    </style:style>
    <style:style style:name="Table40.1" style:family="table-row">
      <style:table-row-properties fo:background-color="transparent">
        <style:background-image/>
      </style:table-row-properties>
    </style:style>
    <style:style style:name="Table40.A1" style:family="table-cell">
      <style:table-cell-properties fo:background-color="#dddddd" fo:padding="0.0382in" fo:border="0.5pt solid #000000">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73" style:family="table">
      <style:table-properties style:width="6.925in" table:align="margins" fo:background-color="transparent">
        <style:background-image/>
      </style:table-properties>
    </style:style>
    <style:style style:name="Table73.A" style:family="table-column">
      <style:table-column-properties style:column-width="6.925in" style:rel-column-width="65535*"/>
    </style:style>
    <style:style style:name="Table73.1" style:family="table-row">
      <style:table-row-properties fo:background-color="transparent">
        <style:background-image/>
      </style:table-row-properties>
    </style:style>
    <style:style style:name="Table73.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33" style:family="table">
      <style:table-properties style:width="6.925in" table:align="margins"/>
    </style:style>
    <style:style style:name="Table33.A" style:family="table-column">
      <style:table-column-properties style:column-width="1.6646in" style:rel-column-width="15754*"/>
    </style:style>
    <style:style style:name="Table33.B" style:family="table-column">
      <style:table-column-properties style:column-width="2.6882in" style:rel-column-width="25438*"/>
    </style:style>
    <style:style style:name="Table33.C" style:family="table-column">
      <style:table-column-properties style:column-width="2.5722in" style:rel-column-width="24343*"/>
    </style:style>
    <style:style style:name="Table33.A1" style:family="table-cell">
      <style:table-cell-properties fo:padding="0.0382in" fo:border-left="0.5pt solid #000000" fo:border-right="none" fo:border-top="0.5pt solid #000000" fo:border-bottom="0.5pt solid #000000"/>
    </style:style>
    <style:style style:name="Table33.C1" style:family="table-cell">
      <style:table-cell-properties fo:padding="0.0382in" fo:border="0.5pt solid #000000"/>
    </style:style>
    <style:style style:name="Table33.A2" style:family="table-cell">
      <style:table-cell-properties fo:padding="0.0382in" fo:border-left="0.5pt solid #000000" fo:border-right="none" fo:border-top="none" fo:border-bottom="0.5pt solid #000000"/>
    </style:style>
    <style:style style:name="Table33.C2" style:family="table-cell">
      <style:table-cell-properties fo:padding="0.0382in" fo:border-left="0.5pt solid #000000" fo:border-right="0.5pt solid #000000" fo:border-top="none" fo:border-bottom="0.5pt solid #000000"/>
    </style:style>
    <style:style style:name="Table32" style:family="table">
      <style:table-properties style:width="6.925in" table:align="margins" fo:background-color="transparent">
        <style:background-image/>
      </style:table-properties>
    </style:style>
    <style:style style:name="Table32.A" style:family="table-column">
      <style:table-column-properties style:column-width="1.9771in" style:rel-column-width="18711*"/>
    </style:style>
    <style:style style:name="Table32.B" style:family="table-column">
      <style:table-column-properties style:column-width="3.0215in" style:rel-column-width="28592*"/>
    </style:style>
    <style:style style:name="Table32.C" style:family="table-column">
      <style:table-column-properties style:column-width="1.9264in" style:rel-column-width="18232*"/>
    </style:style>
    <style:style style:name="Table32.1" style:family="table-row">
      <style:table-row-properties fo:background-color="transparent">
        <style:background-image/>
      </style:table-row-properties>
    </style:style>
    <style:style style:name="Table32.A1" style:family="table-cell">
      <style:table-cell-properties fo:padding="0.0382in" fo:border-left="0.5pt solid #000000" fo:border-right="none" fo:border-top="0.5pt solid #000000" fo:border-bottom="0.5pt solid #000000"/>
    </style:style>
    <style:style style:name="Table32.C1" style:family="table-cell">
      <style:table-cell-properties fo:padding="0.0382in" fo:border="0.5pt solid #000000"/>
    </style:style>
    <style:style style:name="Table32.A2" style:family="table-cell">
      <style:table-cell-properties fo:padding="0.0382in" fo:border-left="0.5pt solid #000000" fo:border-right="none" fo:border-top="none" fo:border-bottom="0.5pt solid #000000"/>
    </style:style>
    <style:style style:name="Table32.C2" style:family="table-cell">
      <style:table-cell-properties fo:padding="0.0382in" fo:border-left="0.5pt solid #000000" fo:border-right="0.5pt solid #000000" fo:border-top="none" fo:border-bottom="0.5pt solid #000000"/>
    </style:style>
    <style:style style:name="Table34" style:family="table">
      <style:table-properties style:width="6.925in" table:align="margins" fo:background-color="transparent">
        <style:background-image/>
      </style:table-properties>
    </style:style>
    <style:style style:name="Table34.A" style:family="table-column">
      <style:table-column-properties style:column-width="1.9771in" style:rel-column-width="18710*"/>
    </style:style>
    <style:style style:name="Table34.B" style:family="table-column">
      <style:table-column-properties style:column-width="3.0208in" style:rel-column-width="28587*"/>
    </style:style>
    <style:style style:name="Table34.C" style:family="table-column">
      <style:table-column-properties style:column-width="1.9271in" style:rel-column-width="18238*"/>
    </style:style>
    <style:style style:name="Table34.1" style:family="table-row">
      <style:table-row-properties fo:background-color="transparent">
        <style:background-image/>
      </style:table-row-properties>
    </style:style>
    <style:style style:name="Table34.A1" style:family="table-cell">
      <style:table-cell-properties fo:padding="0.0382in" fo:border-left="0.5pt solid #000000" fo:border-right="none" fo:border-top="0.5pt solid #000000" fo:border-bottom="0.5pt solid #000000"/>
    </style:style>
    <style:style style:name="Table34.C1" style:family="table-cell">
      <style:table-cell-properties fo:padding="0.0382in" fo:border="0.5pt solid #000000"/>
    </style:style>
    <style:style style:name="Table34.A2" style:family="table-cell">
      <style:table-cell-properties fo:padding="0.0382in" fo:border-left="0.5pt solid #000000" fo:border-right="none" fo:border-top="none" fo:border-bottom="0.5pt solid #000000"/>
    </style:style>
    <style:style style:name="Table34.C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1" style:family="table-row">
      <style:table-row-properties style:min-row-height="0.5417in"/>
    </style:style>
    <style:style style:name="Table61.A1" style:family="table-cell">
      <style:table-cell-properties fo:padding="0.0382in" fo:border="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1" style:family="table-row">
      <style:table-row-properties style:min-row-height="0.5417in"/>
    </style:style>
    <style:style style:name="Table66.A1" style:family="table-cell">
      <style:table-cell-properties fo:padding="0.0382in" fo:border="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5pt solid #000000"/>
    </style:style>
    <style:style style:name="Table62" style:family="table">
      <style:table-properties style:width="6.925in" table:align="margins" style:writing-mode="lr-tb"/>
    </style:style>
    <style:style style:name="Table62.A" style:family="table-column">
      <style:table-column-properties style:column-width="6.925in" style:rel-column-width="65535*"/>
    </style:style>
    <style:style style:name="Table62.A1" style:family="table-cell">
      <style:table-cell-properties fo:padding="0.0382in" fo:border="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5pt solid #000000"/>
    </style:style>
    <style:style style:name="Table35" style:family="table">
      <style:table-properties style:width="6.925in" table:align="margins"/>
    </style:style>
    <style:style style:name="Table35.A" style:family="table-column">
      <style:table-column-properties style:column-width="1.7313in" style:rel-column-width="16383*"/>
    </style:style>
    <style:style style:name="Table35.D" style:family="table-column">
      <style:table-column-properties style:column-width="1.7313in" style:rel-column-width="16386*"/>
    </style:style>
    <style:style style:name="Table35.A1" style:family="table-cell">
      <style:table-cell-properties fo:padding="0.0382in" fo:border-left="0.5pt solid #000000" fo:border-right="none" fo:border-top="0.5pt solid #000000" fo:border-bottom="0.5pt solid #000000"/>
    </style:style>
    <style:style style:name="Table35.D1" style:family="table-cell">
      <style:table-cell-properties fo:padding="0.0382in" fo:border="0.5pt solid #000000"/>
    </style:style>
    <style:style style:name="Table35.A2" style:family="table-cell">
      <style:table-cell-properties fo:padding="0.0382in" fo:border-left="0.5pt solid #000000" fo:border-right="none" fo:border-top="none" fo:border-bottom="0.5pt solid #000000"/>
    </style:style>
    <style:style style:name="Table35.D2" style:family="table-cell">
      <style:table-cell-properties fo:padding="0.0382in" fo:border-left="0.5pt solid #000000" fo:border-right="0.5pt solid #000000" fo:border-top="none" fo:border-bottom="0.5pt solid #000000"/>
    </style:style>
    <style:style style:name="Table72" style:family="table">
      <style:table-properties style:width="6.925in" table:align="margins"/>
    </style:style>
    <style:style style:name="Table72.A" style:family="table-column">
      <style:table-column-properties style:column-width="1.7313in" style:rel-column-width="16383*"/>
    </style:style>
    <style:style style:name="Table72.D" style:family="table-column">
      <style:table-column-properties style:column-width="1.7313in" style:rel-column-width="16386*"/>
    </style:style>
    <style:style style:name="Table72.A1" style:family="table-cell">
      <style:table-cell-properties fo:padding="0.0382in" fo:border-left="0.5pt solid #000000" fo:border-right="none" fo:border-top="0.5pt solid #000000" fo:border-bottom="0.5pt solid #000000"/>
    </style:style>
    <style:style style:name="Table72.D1" style:family="table-cell">
      <style:table-cell-properties fo:padding="0.0382in" fo:border="0.5pt solid #000000"/>
    </style:style>
    <style:style style:name="Table72.A2" style:family="table-cell">
      <style:table-cell-properties fo:padding="0.0382in" fo:border-left="0.5pt solid #000000" fo:border-right="none" fo:border-top="none" fo:border-bottom="0.5pt solid #000000"/>
    </style:style>
    <style:style style:name="Table72.D2" style:family="table-cell">
      <style:table-cell-properties fo:padding="0.0382in" fo:border-left="0.5pt solid #000000" fo:border-right="0.5pt solid #000000" fo:border-top="none" fo:border-bottom="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5pt solid #000000"/>
    </style:style>
    <style:style style:name="Table74" style:family="table">
      <style:table-properties style:width="6.925in" table:align="margins"/>
    </style:style>
    <style:style style:name="Table74.A" style:family="table-column">
      <style:table-column-properties style:column-width="1.7313in" style:rel-column-width="16383*"/>
    </style:style>
    <style:style style:name="Table74.D" style:family="table-column">
      <style:table-column-properties style:column-width="1.7313in" style:rel-column-width="16386*"/>
    </style:style>
    <style:style style:name="Table74.A1" style:family="table-cell">
      <style:table-cell-properties fo:padding="0.0382in" fo:border-left="0.5pt solid #000000" fo:border-right="none" fo:border-top="0.5pt solid #000000" fo:border-bottom="0.5pt solid #000000"/>
    </style:style>
    <style:style style:name="Table74.D1" style:family="table-cell">
      <style:table-cell-properties fo:padding="0.0382in" fo:border="0.5pt solid #000000"/>
    </style:style>
    <style:style style:name="Table74.A2" style:family="table-cell">
      <style:table-cell-properties fo:padding="0.0382in" fo:border-left="0.5pt solid #000000" fo:border-right="none" fo:border-top="none" fo:border-bottom="0.5pt solid #000000"/>
    </style:style>
    <style:style style:name="Table74.D2" style:family="table-cell">
      <style:table-cell-properties fo:padding="0.0382in" fo:border-left="0.5pt solid #000000" fo:border-right="0.5pt solid #000000" fo:border-top="none" fo:border-bottom="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5pt solid #000000"/>
    </style:style>
    <style:style style:name="Table11" style:family="table">
      <style:table-properties style:width="6.925in" table:align="margins"/>
    </style:style>
    <style:style style:name="Table11.A" style:family="table-column">
      <style:table-column-properties style:column-width="1.6868in" style:rel-column-width="15963*"/>
    </style:style>
    <style:style style:name="Table11.B" style:family="table-column">
      <style:table-column-properties style:column-width="1.7736in" style:rel-column-width="16784*"/>
    </style:style>
    <style:style style:name="Table11.C" style:family="table-column">
      <style:table-column-properties style:column-width="1.7306in" style:rel-column-width="16377*"/>
    </style:style>
    <style:style style:name="Table11.D" style:family="table-column">
      <style:table-column-properties style:column-width="1.734in" style:rel-column-width="16411*"/>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17" style:family="table">
      <style:table-properties style:width="6.8854in" fo:margin-left="0.0458in" table:align="left"/>
    </style:style>
    <style:style style:name="Table17.A" style:family="table-column">
      <style:table-column-properties style:column-width="1.6875in"/>
    </style:style>
    <style:style style:name="Table17.B" style:family="table-column">
      <style:table-column-properties style:column-width="1.8542in"/>
    </style:style>
    <style:style style:name="Table17.C" style:family="table-column">
      <style:table-column-properties style:column-width="1.6146in"/>
    </style:style>
    <style:style style:name="Table17.D" style:family="table-column">
      <style:table-column-properties style:column-width="1.7292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2" style:family="table-row">
      <style:table-row-properties style:min-row-height="0.25in"/>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278in" style:rel-column-width="16352*"/>
    </style:style>
    <style:style style:name="Table15.B" style:family="table-column">
      <style:table-column-properties style:column-width="1.8917in" style:rel-column-width="17903*"/>
    </style:style>
    <style:style style:name="Table15.C" style:family="table-column">
      <style:table-column-properties style:column-width="1.6076in" style:rel-column-width="15215*"/>
    </style:style>
    <style:style style:name="Table15.D" style:family="table-column">
      <style:table-column-properties style:column-width="1.6972in" style:rel-column-width="16065*"/>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5pt solid #000000" fo:border-right="none" fo:border-top="0.5pt solid #000000" fo:border-bottom="0.5pt solid #000000"/>
    </style:style>
    <style:style style:name="Table21.D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D2" style:family="table-cell">
      <style:table-cell-properties fo:padding="0.0382in" fo:border-left="0.5pt solid #000000" fo:border-right="0.5pt solid #000000" fo:border-top="none" fo:border-bottom="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5pt solid #000000"/>
    </style:style>
    <style:style style:name="Table24" style:family="table">
      <style:table-properties style:width="6.925in" table:align="margins"/>
    </style:style>
    <style:style style:name="Table24.A" style:family="table-column">
      <style:table-column-properties style:column-width="1.7292in" style:rel-column-width="16365*"/>
    </style:style>
    <style:style style:name="Table24.B" style:family="table-column">
      <style:table-column-properties style:column-width="1.8944in" style:rel-column-width="17929*"/>
    </style:style>
    <style:style style:name="Table24.C" style:family="table-column">
      <style:table-column-properties style:column-width="1.3514in" style:rel-column-width="12791*"/>
    </style:style>
    <style:style style:name="Table24.D" style:family="table-column">
      <style:table-column-properties style:column-width="1.9493in" style:rel-column-width="18450*"/>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5pt solid #000000"/>
    </style:style>
    <style:style style:name="Table29" style:family="table">
      <style:table-properties style:width="6.925in" table:align="margins"/>
    </style:style>
    <style:style style:name="Table29.A" style:family="table-column">
      <style:table-column-properties style:column-width="0.9139in" style:rel-column-width="8646*"/>
    </style:style>
    <style:style style:name="Table29.B" style:family="table-column">
      <style:table-column-properties style:column-width="0.9396in" style:rel-column-width="8895*"/>
    </style:style>
    <style:style style:name="Table29.C" style:family="table-column">
      <style:table-column-properties style:column-width="5.0715in" style:rel-column-width="47994*"/>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5pt solid #000000"/>
    </style:style>
    <style:style style:name="Table30" style:family="table">
      <style:table-properties style:width="6.925in" table:align="margins"/>
    </style:style>
    <style:style style:name="Table30.A" style:family="table-column">
      <style:table-column-properties style:column-width="2.2903in" style:rel-column-width="21674*"/>
    </style:style>
    <style:style style:name="Table30.B" style:family="table-column">
      <style:table-column-properties style:column-width="1.375in" style:rel-column-width="13015*"/>
    </style:style>
    <style:style style:name="Table30.C" style:family="table-column">
      <style:table-column-properties style:column-width="3.2597in" style:rel-column-width="30846*"/>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5pt solid #000000"/>
    </style:style>
    <style:style style:name="Table50.A2" style:family="table-cell">
      <style:table-cell-properties fo:padding="0.0382in" fo:border-left="0.5pt solid #000000" fo:border-right="0.5pt solid #000000" fo:border-top="none" fo:border-bottom="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5pt solid #000000"/>
    </style:style>
    <style:style style:name="Table51.A2" style:family="table-cell">
      <style:table-cell-properties fo:padding="0.0382in" fo:border-left="0.5pt solid #000000" fo:border-right="0.5pt solid #000000" fo:border-top="none" fo:border-bottom="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5pt solid #000000"/>
    </style:style>
    <style:style style:name="Table52.A2" style:family="table-cell">
      <style:table-cell-properties fo:padding="0.0382in" fo:border-left="0.5pt solid #000000" fo:border-right="0.5pt solid #000000" fo:border-top="none" fo:border-bottom="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5pt solid #000000"/>
    </style:style>
    <style:style style:name="Table53.A2" style:family="table-cell">
      <style:table-cell-properties fo:padding="0.0382in" fo:border-left="0.5pt solid #000000" fo:border-right="0.5pt solid #000000" fo:border-top="none" fo:border-bottom="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5pt solid #000000"/>
    </style:style>
    <style:style style:name="Table54.A2" style:family="table-cell">
      <style:table-cell-properties fo:padding="0.0382in" fo:border-left="0.5pt solid #000000" fo:border-right="0.5pt solid #000000" fo:border-top="none" fo:border-bottom="0.5pt solid #000000"/>
    </style:style>
    <style:style style:name="Table55" style:family="table">
      <style:table-properties style:width="6.925in" table:align="margins"/>
    </style:style>
    <style:style style:name="Table55.A" style:family="table-column">
      <style:table-column-properties style:column-width="0.5417in" style:rel-column-width="5124*"/>
    </style:style>
    <style:style style:name="Table55.B" style:family="table-column">
      <style:table-column-properties style:column-width="1.934in" style:rel-column-width="18303*"/>
    </style:style>
    <style:style style:name="Table55.C" style:family="table-column">
      <style:table-column-properties style:column-width="0.7458in" style:rel-column-width="7056*"/>
    </style:style>
    <style:style style:name="Table55.D" style:family="table-column">
      <style:table-column-properties style:column-width="3.7042in" style:rel-column-width="35052*"/>
    </style:style>
    <style:style style:name="Table55.A1" style:family="table-cell">
      <style:table-cell-properties fo:padding="0.0382in" fo:border-left="0.5pt solid #000000" fo:border-right="none" fo:border-top="0.5pt solid #000000" fo:border-bottom="0.5pt solid #000000"/>
    </style:style>
    <style:style style:name="Table55.D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D2" style:family="table-cell">
      <style:table-cell-properties fo:padding="0.0382in" fo:border-left="0.5pt solid #000000" fo:border-right="0.5pt solid #000000" fo:border-top="none" fo:border-bottom="0.5pt solid #000000"/>
    </style:style>
    <style:style style:name="Table55.6" style:family="table-row">
      <style:table-row-properties style:min-row-height="0.3125in"/>
    </style:style>
    <style:style style:name="Table55.8" style:family="table-row">
      <style:table-row-properties style:min-row-height="0.3333in"/>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5pt solid #000000"/>
    </style:style>
    <style:style style:name="Table77" style:family="table">
      <style:table-properties style:width="6.925in" table:align="margins"/>
    </style:style>
    <style:style style:name="Table77.A" style:family="table-column">
      <style:table-column-properties style:column-width="1.6868in" style:rel-column-width="15963*"/>
    </style:style>
    <style:style style:name="Table77.B" style:family="table-column">
      <style:table-column-properties style:column-width="1.7736in" style:rel-column-width="16784*"/>
    </style:style>
    <style:style style:name="Table77.C" style:family="table-column">
      <style:table-column-properties style:column-width="1.7306in" style:rel-column-width="16377*"/>
    </style:style>
    <style:style style:name="Table77.D" style:family="table-column">
      <style:table-column-properties style:column-width="1.734in" style:rel-column-width="16411*"/>
    </style:style>
    <style:style style:name="Table77.A1" style:family="table-cell">
      <style:table-cell-properties fo:padding="0.0382in" fo:border-left="0.5pt solid #000000" fo:border-right="none" fo:border-top="0.5pt solid #000000" fo:border-bottom="0.5pt solid #000000"/>
    </style:style>
    <style:style style:name="Table77.D1" style:family="table-cell">
      <style:table-cell-properties fo:padding="0.0382in" fo:border="0.5pt solid #000000"/>
    </style:style>
    <style:style style:name="Table77.A2" style:family="table-cell">
      <style:table-cell-properties fo:padding="0.0382in" fo:border-left="0.5pt solid #000000" fo:border-right="none" fo:border-top="none" fo:border-bottom="0.5pt solid #000000"/>
    </style:style>
    <style:style style:name="Table77.D2" style:family="table-cell">
      <style:table-cell-properties fo:padding="0.0382in" fo:border-left="0.5pt solid #000000" fo:border-right="0.5pt solid #000000" fo:border-top="none" fo:border-bottom="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P6" style:family="paragraph" style:parent-style-name="Table_20_Contents">
      <style:text-properties fo:color="#000080" loext:opacity="100%" fo:font-size="10pt" officeooo:rsid="0069c67a" officeooo:paragraph-rsid="0069c67a" style:font-size-asian="10pt" style:font-size-complex="10pt"/>
    </style:style>
    <style:style style:name="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8" style:family="paragraph" style:parent-style-name="Text_20_body">
      <style:text-properties officeooo:rsid="003957de" officeooo:paragraph-rsid="003957de"/>
    </style:style>
    <style:style style:name="P9" style:family="paragraph" style:parent-style-name="Text_20_body">
      <style:text-properties officeooo:rsid="00397033" officeooo:paragraph-rsid="0039d509"/>
    </style:style>
    <style:style style:name="P10" style:family="paragraph" style:parent-style-name="Text_20_body">
      <style:text-properties officeooo:rsid="00570746" officeooo:paragraph-rsid="005c490c"/>
    </style:style>
    <style:style style:name="P11" style:family="paragraph" style:parent-style-name="Table_20_Contents">
      <style:paragraph-properties fo:text-align="justify" style:justify-single-word="false"/>
      <style:text-properties officeooo:paragraph-rsid="00ad4f9e"/>
    </style:style>
    <style:style style:name="P12" style:family="paragraph" style:parent-style-name="Table_20_Contents">
      <style:paragraph-properties fo:text-align="justify" style:justify-single-word="false"/>
    </style:style>
    <style:style style:name="P13"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14" style:family="paragraph" style:parent-style-name="Preformatted_20_Text">
      <style:paragraph-properties fo:margin-top="0.0398in" fo:margin-bottom="0.0398in" style:contextual-spacing="false" fo:text-align="justify" style:justify-single-word="false"/>
      <style:text-properties officeooo:paragraph-rsid="00f1d8aa"/>
    </style:style>
    <style:style style:name="P15" style:family="paragraph" style:parent-style-name="Preformatted_20_Text">
      <style:paragraph-properties fo:margin-top="0.0398in" fo:margin-bottom="0.0398in" style:contextual-spacing="false" fo:text-align="justify" style:justify-single-word="false"/>
      <style:text-properties officeooo:paragraph-rsid="00b1a92a"/>
    </style:style>
    <style:style style:name="P16" style:family="paragraph" style:parent-style-name="Preformatted_20_Text">
      <style:paragraph-properties fo:margin-top="0.0398in" fo:margin-bottom="0.0398in" style:contextual-spacing="false" fo:text-align="justify" style:justify-single-word="false"/>
      <style:text-properties officeooo:paragraph-rsid="00772c5a"/>
    </style:style>
    <style:style style:name="P17" style:family="paragraph" style:parent-style-name="Table_20_Contents">
      <style:paragraph-properties fo:text-align="justify" style:justify-single-word="false"/>
      <style:text-properties officeooo:paragraph-rsid="012701eb"/>
    </style:style>
    <style:style style:name="P18" style:family="paragraph" style:parent-style-name="Table_20_Contents">
      <style:paragraph-properties fo:text-align="justify" style:justify-single-word="false"/>
      <style:text-properties officeooo:paragraph-rsid="012f3d88"/>
    </style:style>
    <style:style style:name="P19" style:family="paragraph" style:parent-style-name="Table_20_Contents">
      <style:paragraph-properties fo:text-align="justify" style:justify-single-word="false"/>
      <style:text-properties officeooo:paragraph-rsid="01354710"/>
    </style:style>
    <style:style style:name="P20" style:family="paragraph" style:parent-style-name="Table_20_Contents">
      <style:paragraph-properties fo:text-align="justify" style:justify-single-word="false"/>
      <style:text-properties officeooo:paragraph-rsid="0140f9cf"/>
    </style:style>
    <style:style style:name="P21" style:family="paragraph" style:parent-style-name="Preformatted_20_Text">
      <style:paragraph-properties fo:margin-top="0.0398in" fo:margin-bottom="0.0398in" style:contextual-spacing="false" fo:text-align="justify" style:justify-single-word="false"/>
      <style:text-properties officeooo:paragraph-rsid="014a8677"/>
    </style:style>
    <style:style style:name="P22" style:family="paragraph" style:parent-style-name="Preformatted_20_Text">
      <style:paragraph-properties fo:margin-top="0.0398in" fo:margin-bottom="0.0398in" style:contextual-spacing="false" fo:text-align="justify" style:justify-single-word="false"/>
      <style:text-properties officeooo:paragraph-rsid="01792af3"/>
    </style:style>
    <style:style style:name="P23" style:family="paragraph" style:parent-style-name="Text_20_body">
      <style:paragraph-properties fo:text-align="center" style:justify-single-word="false"/>
      <style:text-properties officeooo:rsid="005db7a7" officeooo:paragraph-rsid="005df87d"/>
    </style:style>
    <style:style style:name="P24" style:family="paragraph" style:parent-style-name="Text_20_body">
      <style:text-properties officeooo:rsid="0062d5d3" officeooo:paragraph-rsid="0062d5d3"/>
    </style:style>
    <style:style style:name="P25" style:family="paragraph" style:parent-style-name="Text_20_body">
      <style:text-properties officeooo:rsid="0062d5d3" officeooo:paragraph-rsid="0062e1e8"/>
    </style:style>
    <style:style style:name="P26" style:family="paragraph" style:parent-style-name="Text_20_body">
      <style:text-properties officeooo:rsid="0062ec6d" officeooo:paragraph-rsid="0062ec6d"/>
    </style:style>
    <style:style style:name="P27" style:family="paragraph" style:parent-style-name="Text_20_body">
      <style:text-properties officeooo:rsid="006e729f" officeooo:paragraph-rsid="006e729f"/>
    </style:style>
    <style:style style:name="P28" style:family="paragraph" style:parent-style-name="Text_20_body">
      <style:text-properties officeooo:rsid="007f5893" officeooo:paragraph-rsid="007f5893"/>
    </style:style>
    <style:style style:name="P29" style:family="paragraph" style:parent-style-name="Text_20_body">
      <style:text-properties officeooo:rsid="0096a150" officeooo:paragraph-rsid="009de0a3"/>
    </style:style>
    <style:style style:name="P30" style:family="paragraph" style:parent-style-name="Text_20_body">
      <style:text-properties officeooo:rsid="00a2d0c3" officeooo:paragraph-rsid="00a2d0c3"/>
    </style:style>
    <style:style style:name="P31" style:family="paragraph" style:parent-style-name="Text_20_body">
      <style:text-properties style:font-name="Noto Sans1" officeooo:rsid="00351640" officeooo:paragraph-rsid="00351640"/>
    </style:style>
    <style:style style:name="P32" style:family="paragraph" style:parent-style-name="Text_20_body">
      <style:text-properties style:font-name="Noto Sans1" officeooo:rsid="0044f2cd" officeooo:paragraph-rsid="0044f2cd"/>
    </style:style>
    <style:style style:name="P33" style:family="paragraph" style:parent-style-name="Text_20_body">
      <style:text-properties style:font-name="Noto Sans1" officeooo:rsid="007c7862" officeooo:paragraph-rsid="007c7862"/>
    </style:style>
    <style:style style:name="P34" style:family="paragraph" style:parent-style-name="Text_20_body">
      <style:text-properties style:font-name="Noto Sans1" officeooo:rsid="00545e06" officeooo:paragraph-rsid="00545e06"/>
    </style:style>
    <style:style style:name="P35" style:family="paragraph" style:parent-style-name="Text_20_body">
      <style:text-properties style:font-name="Noto Sans1" officeooo:rsid="004ffd8a" officeooo:paragraph-rsid="004ffd8a"/>
    </style:style>
    <style:style style:name="P36" style:family="paragraph" style:parent-style-name="Text_20_body">
      <style:text-properties style:font-name="Noto Sans1" officeooo:rsid="004ffd8a" officeooo:paragraph-rsid="00e534b8"/>
    </style:style>
    <style:style style:name="P37" style:family="paragraph" style:parent-style-name="Text_20_body">
      <style:text-properties style:font-name="Noto Sans1" officeooo:rsid="00522b13" officeooo:paragraph-rsid="00522b13"/>
    </style:style>
    <style:style style:name="P38" style:family="paragraph" style:parent-style-name="Text_20_body">
      <style:text-properties style:font-name="Noto Sans1" officeooo:rsid="003957de" officeooo:paragraph-rsid="003957de"/>
    </style:style>
    <style:style style:name="P39" style:family="paragraph" style:parent-style-name="Text_20_body">
      <style:text-properties style:font-name="Noto Sans1" officeooo:rsid="003957de" officeooo:paragraph-rsid="00b8e065"/>
    </style:style>
    <style:style style:name="P40" style:family="paragraph" style:parent-style-name="Text_20_body">
      <style:text-properties style:font-name="Noto Sans1" officeooo:rsid="00397033" officeooo:paragraph-rsid="00397033"/>
    </style:style>
    <style:style style:name="P41" style:family="paragraph" style:parent-style-name="Text_20_body">
      <style:text-properties style:font-name="Noto Sans1" officeooo:rsid="00397033" officeooo:paragraph-rsid="0039d509"/>
    </style:style>
    <style:style style:name="P42" style:family="paragraph" style:parent-style-name="Text_20_body">
      <style:text-properties style:font-name="Noto Sans1" officeooo:rsid="00397033" officeooo:paragraph-rsid="003bdbfa"/>
    </style:style>
    <style:style style:name="P43" style:family="paragraph" style:parent-style-name="Text_20_body">
      <style:text-properties style:font-name="Noto Sans1" officeooo:rsid="00397033" officeooo:paragraph-rsid="00c6aa2f"/>
    </style:style>
    <style:style style:name="P44" style:family="paragraph" style:parent-style-name="Text_20_body">
      <style:text-properties style:font-name="Noto Sans1" officeooo:rsid="00397033" officeooo:paragraph-rsid="00f1d8aa"/>
    </style:style>
    <style:style style:name="P45" style:family="paragraph" style:parent-style-name="Text_20_body">
      <style:text-properties style:font-name="Noto Sans1" officeooo:rsid="003b9e44" officeooo:paragraph-rsid="003b9e44"/>
    </style:style>
    <style:style style:name="P46" style:family="paragraph" style:parent-style-name="Text_20_body">
      <style:text-properties style:font-name="Noto Sans1" officeooo:rsid="003b9e44" officeooo:paragraph-rsid="00f1d8aa"/>
    </style:style>
    <style:style style:name="P47" style:family="paragraph" style:parent-style-name="Text_20_body">
      <style:text-properties style:font-name="Noto Sans1" officeooo:rsid="004f2bdd" officeooo:paragraph-rsid="004f2bdd"/>
    </style:style>
    <style:style style:name="P48" style:family="paragraph" style:parent-style-name="Text_20_body">
      <style:paragraph-properties fo:text-align="justify" style:justify-single-word="false"/>
      <style:text-properties style:font-name="Noto Sans1" officeooo:rsid="004f2bdd" officeooo:paragraph-rsid="004f2bdd"/>
    </style:style>
    <style:style style:name="P49" style:family="paragraph" style:parent-style-name="Text_20_body">
      <style:text-properties style:font-name="Noto Sans1" officeooo:rsid="004f2bdd" officeooo:paragraph-rsid="0065f607"/>
    </style:style>
    <style:style style:name="P50" style:family="paragraph" style:parent-style-name="Text_20_body">
      <style:paragraph-properties fo:text-align="center" style:justify-single-word="false"/>
      <style:text-properties style:font-name="Noto Sans1" officeooo:rsid="004f2bdd" officeooo:paragraph-rsid="00e46ab2"/>
    </style:style>
    <style:style style:name="P51" style:family="paragraph" style:parent-style-name="Text_20_body">
      <style:text-properties style:font-name="Noto Sans1" officeooo:rsid="0086eb5f" officeooo:paragraph-rsid="0086eb5f"/>
    </style:style>
    <style:style style:name="P52" style:family="paragraph" style:parent-style-name="Text_20_body">
      <style:text-properties style:font-name="Noto Sans1" officeooo:rsid="0086eb5f" officeooo:paragraph-rsid="00e46ab2"/>
    </style:style>
    <style:style style:name="P53" style:family="paragraph" style:parent-style-name="Text_20_body">
      <style:text-properties style:font-name="Noto Sans1" officeooo:rsid="0086eb5f" officeooo:paragraph-rsid="00e534b8"/>
    </style:style>
    <style:style style:name="P54" style:family="paragraph" style:parent-style-name="Text_20_body">
      <style:text-properties style:font-name="Noto Sans1" officeooo:rsid="0086eb5f" officeooo:paragraph-rsid="014590d9"/>
    </style:style>
    <style:style style:name="P55" style:family="paragraph" style:parent-style-name="Text_20_body">
      <style:text-properties style:font-name="Noto Sans1" officeooo:rsid="0041ed54" officeooo:paragraph-rsid="00570746"/>
    </style:style>
    <style:style style:name="P56" style:family="paragraph" style:parent-style-name="Text_20_body">
      <style:text-properties style:font-name="Noto Sans1" officeooo:rsid="0041ed54" officeooo:paragraph-rsid="0089ef65"/>
    </style:style>
    <style:style style:name="P57" style:family="paragraph" style:parent-style-name="Text_20_body">
      <style:text-properties style:font-name="Noto Sans1" officeooo:rsid="0041ed54" officeooo:paragraph-rsid="0041ed54"/>
    </style:style>
    <style:style style:name="P58" style:family="paragraph" style:parent-style-name="Text_20_body">
      <style:text-properties style:font-name="Noto Sans1" officeooo:rsid="0041ed54" officeooo:paragraph-rsid="004b89c8"/>
    </style:style>
    <style:style style:name="P59" style:family="paragraph" style:parent-style-name="Text_20_body">
      <style:text-properties style:font-name="Noto Sans1" officeooo:rsid="0041ed54" officeooo:paragraph-rsid="00f652ab"/>
    </style:style>
    <style:style style:name="P60" style:family="paragraph" style:parent-style-name="Text_20_body">
      <style:text-properties style:font-name="Noto Sans1" officeooo:rsid="0041ed54" officeooo:paragraph-rsid="00407aff"/>
    </style:style>
    <style:style style:name="P61" style:family="paragraph" style:parent-style-name="Text_20_body">
      <style:text-properties style:font-name="Noto Sans1" officeooo:rsid="00570746" officeooo:paragraph-rsid="00570746"/>
    </style:style>
    <style:style style:name="P62" style:family="paragraph" style:parent-style-name="Text_20_body">
      <style:text-properties style:font-name="Noto Sans1" officeooo:rsid="00570746" officeooo:paragraph-rsid="007f5893"/>
    </style:style>
    <style:style style:name="P63" style:family="paragraph" style:parent-style-name="Text_20_body">
      <style:text-properties style:font-name="Noto Sans1" officeooo:rsid="00570746" officeooo:paragraph-rsid="006c884d"/>
    </style:style>
    <style:style style:name="P64" style:family="paragraph" style:parent-style-name="Text_20_body">
      <style:text-properties style:font-name="Noto Sans1" officeooo:rsid="00570746" officeooo:paragraph-rsid="006ba993"/>
    </style:style>
    <style:style style:name="P65" style:family="paragraph" style:parent-style-name="Text_20_body">
      <style:text-properties style:font-name="Noto Sans1" officeooo:rsid="00570746" officeooo:paragraph-rsid="0062d5d3"/>
    </style:style>
    <style:style style:name="P66" style:family="paragraph" style:parent-style-name="Text_20_body">
      <style:paragraph-properties fo:text-align="start" style:justify-single-word="false"/>
      <style:text-properties style:font-name="Noto Sans1" officeooo:rsid="00570746" officeooo:paragraph-rsid="00570746"/>
    </style:style>
    <style:style style:name="P67" style:family="paragraph" style:parent-style-name="Text_20_body">
      <style:paragraph-properties fo:text-align="start" style:justify-single-word="false"/>
      <style:text-properties style:font-name="Noto Sans1" officeooo:rsid="00570746" officeooo:paragraph-rsid="006a5a32"/>
    </style:style>
    <style:style style:name="P68" style:family="paragraph" style:parent-style-name="Text_20_body">
      <style:paragraph-properties fo:text-align="start" style:justify-single-word="false"/>
      <style:text-properties style:font-name="Noto Sans1" officeooo:rsid="00570746" officeooo:paragraph-rsid="0062d5d3"/>
    </style:style>
    <style:style style:name="P69" style:family="paragraph" style:parent-style-name="Text_20_body">
      <style:paragraph-properties fo:text-align="start" style:justify-single-word="false"/>
      <style:text-properties style:font-name="Noto Sans1" officeooo:rsid="00570746" officeooo:paragraph-rsid="007f5893"/>
    </style:style>
    <style:style style:name="P70" style:family="paragraph" style:parent-style-name="Text_20_body">
      <style:paragraph-properties fo:text-align="start" style:justify-single-word="false"/>
      <style:text-properties style:font-name="Noto Sans1" officeooo:rsid="00570746" officeooo:paragraph-rsid="0083fcf3"/>
    </style:style>
    <style:style style:name="P71" style:family="paragraph" style:parent-style-name="Text_20_body">
      <style:paragraph-properties fo:text-align="start" style:justify-single-word="false"/>
      <style:text-properties style:font-name="Noto Sans1" officeooo:rsid="00570746" officeooo:paragraph-rsid="00cbb0e1"/>
    </style:style>
    <style:style style:name="P72" style:family="paragraph" style:parent-style-name="Text_20_body">
      <style:paragraph-properties fo:text-align="start" style:justify-single-word="false"/>
      <style:text-properties style:font-name="Noto Sans1" officeooo:rsid="00570746" officeooo:paragraph-rsid="015512f7"/>
    </style:style>
    <style:style style:name="P73" style:family="paragraph" style:parent-style-name="Text_20_body">
      <style:paragraph-properties fo:text-align="start" style:justify-single-word="false"/>
      <style:text-properties style:font-name="Noto Sans1" officeooo:rsid="00570746" officeooo:paragraph-rsid="017b0ece"/>
    </style:style>
    <style:style style:name="P74" style:family="paragraph" style:parent-style-name="Text_20_body">
      <style:text-properties style:font-name="Noto Sans1" officeooo:rsid="00570746" officeooo:paragraph-rsid="005a9dc6"/>
    </style:style>
    <style:style style:name="P75" style:family="paragraph" style:parent-style-name="Text_20_body">
      <style:text-properties style:font-name="Noto Sans1" officeooo:rsid="00570746" officeooo:paragraph-rsid="006a5a32"/>
    </style:style>
    <style:style style:name="P76" style:family="paragraph" style:parent-style-name="Text_20_body">
      <style:text-properties style:font-name="Noto Sans1" officeooo:rsid="00570746" officeooo:paragraph-rsid="0065f607"/>
    </style:style>
    <style:style style:name="P77" style:family="paragraph" style:parent-style-name="Text_20_body">
      <style:text-properties style:font-name="Noto Sans1" officeooo:rsid="00570746" officeooo:paragraph-rsid="0083fcf3"/>
    </style:style>
    <style:style style:name="P78" style:family="paragraph" style:parent-style-name="Text_20_body">
      <style:text-properties style:font-name="Noto Sans1" officeooo:rsid="00570746" officeooo:paragraph-rsid="00c9f2c9"/>
    </style:style>
    <style:style style:name="P79" style:family="paragraph" style:parent-style-name="Standard">
      <style:text-properties style:font-name="Noto Sans1" officeooo:rsid="00570746" officeooo:paragraph-rsid="00cdde4b"/>
    </style:style>
    <style:style style:name="P80" style:family="paragraph" style:parent-style-name="Text_20_body">
      <style:text-properties style:font-name="Noto Sans1" officeooo:rsid="00570746" officeooo:paragraph-rsid="00cdde4b"/>
    </style:style>
    <style:style style:name="P81" style:family="paragraph" style:parent-style-name="Text_20_body">
      <style:text-properties style:font-name="Noto Sans1" officeooo:rsid="00570746" officeooo:paragraph-rsid="00cbb0e1"/>
    </style:style>
    <style:style style:name="P82" style:family="paragraph" style:parent-style-name="Text_20_body">
      <style:text-properties style:font-name="Noto Sans1" officeooo:rsid="00570746" officeooo:paragraph-rsid="00d7d225"/>
    </style:style>
    <style:style style:name="P83" style:family="paragraph" style:parent-style-name="Text_20_body">
      <style:text-properties style:font-name="Noto Sans1" officeooo:rsid="00570746" officeooo:paragraph-rsid="00f652ab"/>
    </style:style>
    <style:style style:name="P84" style:family="paragraph" style:parent-style-name="Text_20_body">
      <style:text-properties style:font-name="Noto Sans1" officeooo:rsid="00570746" officeooo:paragraph-rsid="015512f7"/>
    </style:style>
    <style:style style:name="P85" style:family="paragraph" style:parent-style-name="Text_20_body">
      <style:text-properties style:font-name="Noto Sans1" officeooo:rsid="00570746" officeooo:paragraph-rsid="015a561b"/>
    </style:style>
    <style:style style:name="P86" style:family="paragraph" style:parent-style-name="Text_20_body">
      <style:text-properties style:font-name="Noto Sans1" officeooo:rsid="00570746" officeooo:paragraph-rsid="017b0ece"/>
    </style:style>
    <style:style style:name="P87" style:family="paragraph" style:parent-style-name="Text_20_body">
      <style:text-properties style:font-name="Noto Sans1" officeooo:paragraph-rsid="00570746"/>
    </style:style>
    <style:style style:name="P88" style:family="paragraph" style:parent-style-name="Text_20_body">
      <style:text-properties style:font-name="Noto Sans1" officeooo:rsid="007f5893" officeooo:paragraph-rsid="007f5893"/>
    </style:style>
    <style:style style:name="P89" style:family="paragraph" style:parent-style-name="Text_20_body">
      <style:text-properties style:font-name="Noto Sans1" officeooo:rsid="007f5893" officeooo:paragraph-rsid="0083fcf3"/>
    </style:style>
    <style:style style:name="P90" style:family="paragraph" style:parent-style-name="Text_20_body">
      <style:text-properties style:font-name="Noto Sans1" officeooo:rsid="007f5893" officeooo:paragraph-rsid="0095ad35"/>
    </style:style>
    <style:style style:name="P91" style:family="paragraph" style:parent-style-name="Text_20_body">
      <style:paragraph-properties fo:text-align="start" style:justify-single-word="false"/>
      <style:text-properties style:font-name="Noto Sans1" officeooo:rsid="007f5893" officeooo:paragraph-rsid="01081f6f"/>
    </style:style>
    <style:style style:name="P92" style:family="paragraph" style:parent-style-name="Text_20_body">
      <style:text-properties style:font-name="Noto Sans1" officeooo:rsid="006e729f" officeooo:paragraph-rsid="006e729f"/>
    </style:style>
    <style:style style:name="P93" style:family="paragraph" style:parent-style-name="Text_20_body">
      <style:text-properties style:font-name="Noto Sans1" officeooo:rsid="006e729f" officeooo:paragraph-rsid="01354710"/>
    </style:style>
    <style:style style:name="P94" style:family="paragraph" style:parent-style-name="Text_20_body">
      <style:text-properties style:font-name="Noto Sans1" officeooo:rsid="00777f3d" officeooo:paragraph-rsid="00787c1c"/>
    </style:style>
    <style:style style:name="P95" style:family="paragraph" style:parent-style-name="Text_20_body">
      <style:text-properties style:font-name="Noto Sans1" officeooo:rsid="00777f3d" officeooo:paragraph-rsid="00790de0"/>
    </style:style>
    <style:style style:name="P96" style:family="paragraph" style:parent-style-name="Text_20_body">
      <style:text-properties style:font-name="Noto Sans1" officeooo:rsid="00777f3d" officeooo:paragraph-rsid="00e534b8"/>
    </style:style>
    <style:style style:name="P97" style:family="paragraph" style:parent-style-name="Text_20_body">
      <style:text-properties style:font-name="Noto Sans1" officeooo:rsid="006a5a32" officeooo:paragraph-rsid="006a5a32"/>
    </style:style>
    <style:style style:name="P98" style:family="paragraph" style:parent-style-name="Text_20_body">
      <style:paragraph-properties fo:text-align="center" style:justify-single-word="false"/>
      <style:text-properties style:font-name="Noto Sans1" officeooo:rsid="006a5a32" officeooo:paragraph-rsid="006e729f"/>
    </style:style>
    <style:style style:name="P99" style:family="paragraph" style:parent-style-name="Text_20_body">
      <style:paragraph-properties fo:text-align="center" style:justify-single-word="false"/>
      <style:text-properties style:font-name="Noto Sans1" officeooo:rsid="006a5a32" officeooo:paragraph-rsid="006a5a32"/>
    </style:style>
    <style:style style:name="P100" style:family="paragraph" style:parent-style-name="Text_20_body">
      <style:paragraph-properties fo:text-align="start" style:justify-single-word="false"/>
      <style:text-properties style:font-name="Noto Sans1" officeooo:rsid="006a5a32" officeooo:paragraph-rsid="006a5a32"/>
    </style:style>
    <style:style style:name="P101" style:family="paragraph" style:parent-style-name="Text_20_body">
      <style:paragraph-properties fo:text-align="start" style:justify-single-word="false" fo:break-before="page"/>
      <style:text-properties style:font-name="Noto Sans1" officeooo:rsid="006a5a32" officeooo:paragraph-rsid="006a5a32"/>
    </style:style>
    <style:style style:name="P102" style:family="paragraph" style:parent-style-name="Text_20_body">
      <style:text-properties style:font-name="Noto Sans1" officeooo:rsid="006a5a32" officeooo:paragraph-rsid="00cdde4b"/>
    </style:style>
    <style:style style:name="P103" style:family="paragraph" style:parent-style-name="Text_20_body">
      <style:text-properties style:font-name="Noto Sans1" officeooo:paragraph-rsid="006a5a32"/>
    </style:style>
    <style:style style:name="P104" style:family="paragraph" style:parent-style-name="Text_20_body">
      <style:text-properties style:font-name="Noto Sans1" officeooo:paragraph-rsid="006e729f"/>
    </style:style>
    <style:style style:name="P105" style:family="paragraph" style:parent-style-name="Text_20_body">
      <style:text-properties style:font-name="Noto Sans1" officeooo:rsid="0062d5d3" officeooo:paragraph-rsid="0062d5d3"/>
    </style:style>
    <style:style style:name="P106" style:family="paragraph" style:parent-style-name="Text_20_body">
      <style:text-properties style:font-name="Noto Sans1" officeooo:rsid="0062d5d3" officeooo:paragraph-rsid="007f5893"/>
    </style:style>
    <style:style style:name="P107" style:family="paragraph" style:parent-style-name="Text_20_body">
      <style:text-properties style:font-name="Noto Sans1" officeooo:rsid="0062d5d3" officeooo:paragraph-rsid="0083fcf3"/>
    </style:style>
    <style:style style:name="P108" style:family="paragraph" style:parent-style-name="Text_20_body">
      <style:text-properties style:font-name="Noto Sans1" officeooo:rsid="0062d5d3" officeooo:paragraph-rsid="006a5a32"/>
    </style:style>
    <style:style style:name="P109" style:family="paragraph" style:parent-style-name="Text_20_body">
      <style:text-properties style:font-name="Noto Sans1" officeooo:rsid="0062ec6d" officeooo:paragraph-rsid="0062ec6d"/>
    </style:style>
    <style:style style:name="P110" style:family="paragraph" style:parent-style-name="Text_20_body">
      <style:text-properties style:font-name="Noto Sans1" officeooo:rsid="006923e3" officeooo:paragraph-rsid="006923e3"/>
    </style:style>
    <style:style style:name="P111" style:family="paragraph" style:parent-style-name="Text_20_body">
      <style:paragraph-properties fo:text-align="justify" style:justify-single-word="false"/>
      <style:text-properties style:font-name="Noto Sans1" officeooo:rsid="006923e3" officeooo:paragraph-rsid="007ab452"/>
    </style:style>
    <style:style style:name="P112" style:family="paragraph" style:parent-style-name="Text_20_body">
      <style:text-properties style:font-name="Noto Sans1" officeooo:rsid="006923e3" officeooo:paragraph-rsid="00d3ba9c"/>
    </style:style>
    <style:style style:name="P113" style:family="paragraph" style:parent-style-name="Text_20_body">
      <style:text-properties style:font-name="Noto Sans1" officeooo:rsid="00a2d0c3" officeooo:paragraph-rsid="00a2d0c3"/>
    </style:style>
    <style:style style:name="P114" style:family="paragraph" style:parent-style-name="Text_20_body">
      <style:paragraph-properties fo:text-align="justify" style:justify-single-word="false"/>
      <style:text-properties style:font-name="Noto Sans1" officeooo:rsid="00a2d0c3" officeooo:paragraph-rsid="007ab452"/>
    </style:style>
    <style:style style:name="P115" style:family="paragraph" style:parent-style-name="Text_20_body">
      <style:text-properties style:font-name="Noto Sans1" officeooo:rsid="00a2d0c3" officeooo:paragraph-rsid="016aaeae"/>
    </style:style>
    <style:style style:name="P116" style:family="paragraph" style:parent-style-name="Table_20_Contents">
      <style:paragraph-properties fo:text-align="start" style:justify-single-word="false"/>
      <style:text-properties style:font-name="Noto Sans1" officeooo:rsid="00a97ab3" officeooo:paragraph-rsid="00a97ab3"/>
    </style:style>
    <style:style style:name="P117" style:family="paragraph" style:parent-style-name="Text_20_body">
      <style:text-properties style:font-name="Noto Sans1" officeooo:rsid="00a97ab3" officeooo:paragraph-rsid="00a97ab3"/>
    </style:style>
    <style:style style:name="P118" style:family="paragraph" style:parent-style-name="Table_20_Contents">
      <style:paragraph-properties fo:text-align="justify" style:justify-single-word="false"/>
      <style:text-properties style:font-name="Noto Sans1" fo:font-weight="bold" officeooo:rsid="004ffd8a" officeooo:paragraph-rsid="007c7862" style:font-weight-asian="bold" style:font-weight-complex="bold"/>
    </style:style>
    <style:style style:name="P119" style:family="paragraph" style:parent-style-name="Table_20_Contents">
      <style:paragraph-properties fo:text-align="justify" style:justify-single-word="false"/>
      <style:text-properties style:font-name="Noto Sans1" fo:font-weight="bold" officeooo:rsid="004ffd8a" officeooo:paragraph-rsid="004ffd8a" style:font-weight-asian="bold" style:font-weight-complex="bold"/>
    </style:style>
    <style:style style:name="P120" style:family="paragraph" style:parent-style-name="Table_20_Contents">
      <style:paragraph-properties fo:text-align="justify" style:justify-single-word="false"/>
      <style:text-properties style:font-name="Noto Sans1" fo:font-weight="bold" officeooo:rsid="004ffd8a" officeooo:paragraph-rsid="00e534b8" style:font-weight-asian="bold" style:font-weight-complex="bold"/>
    </style:style>
    <style:style style:name="P121" style:family="paragraph" style:parent-style-name="Table_20_Contents">
      <style:paragraph-properties fo:text-align="justify" style:justify-single-word="false"/>
      <style:text-properties style:font-name="Noto Sans1" fo:font-weight="bold" officeooo:rsid="004ffd8a" officeooo:paragraph-rsid="015fe30f" style:font-weight-asian="bold" style:font-weight-complex="bold"/>
    </style:style>
    <style:style style:name="P122" style:family="paragraph" style:parent-style-name="Table_20_Contents">
      <style:paragraph-properties fo:text-align="justify" style:justify-single-word="false"/>
      <style:text-properties style:font-name="Noto Sans1" fo:font-weight="bold" officeooo:rsid="00570746" officeooo:paragraph-rsid="00570746" style:font-weight-asian="bold" style:font-weight-complex="bold"/>
    </style:style>
    <style:style style:name="P123" style:family="paragraph" style:parent-style-name="Table_20_Contents">
      <style:paragraph-properties fo:text-align="justify" style:justify-single-word="false"/>
      <style:text-properties style:font-name="Noto Sans1" fo:font-weight="bold" officeooo:rsid="00570746" officeooo:paragraph-rsid="006a5a32" style:font-weight-asian="bold" style:font-weight-complex="bold"/>
    </style:style>
    <style:style style:name="P124" style:family="paragraph" style:parent-style-name="Table_20_Contents">
      <style:paragraph-properties fo:text-align="justify" style:justify-single-word="false"/>
      <style:text-properties style:font-name="Noto Sans1" fo:font-weight="bold" officeooo:rsid="00570746" officeooo:paragraph-rsid="0062d5d3" style:font-weight-asian="bold" style:font-weight-complex="bold"/>
    </style:style>
    <style:style style:name="P125" style:family="paragraph" style:parent-style-name="Table_20_Contents">
      <style:paragraph-properties fo:text-align="justify" style:justify-single-word="false"/>
      <style:text-properties style:font-name="Noto Sans1" fo:font-weight="bold" officeooo:rsid="00570746" officeooo:paragraph-rsid="007f5893" style:font-weight-asian="bold" style:font-weight-complex="bold"/>
    </style:style>
    <style:style style:name="P126" style:family="paragraph" style:parent-style-name="Table_20_Contents">
      <style:paragraph-properties fo:text-align="justify" style:justify-single-word="false"/>
      <style:text-properties style:font-name="Noto Sans1" fo:font-weight="bold" officeooo:rsid="00570746" officeooo:paragraph-rsid="008216fb" style:font-weight-asian="bold" style:font-weight-complex="bold"/>
    </style:style>
    <style:style style:name="P127" style:family="paragraph" style:parent-style-name="Table_20_Contents">
      <style:paragraph-properties fo:text-align="justify" style:justify-single-word="false"/>
      <style:text-properties style:font-name="Noto Sans1" fo:font-weight="bold" officeooo:rsid="00570746" officeooo:paragraph-rsid="00c9f2c9" style:font-weight-asian="bold" style:font-weight-complex="bold"/>
    </style:style>
    <style:style style:name="P128" style:family="paragraph" style:parent-style-name="Table_20_Contents">
      <style:paragraph-properties fo:text-align="justify" style:justify-single-word="false"/>
      <style:text-properties style:font-name="Noto Sans1" fo:font-weight="bold" officeooo:rsid="00570746" officeooo:paragraph-rsid="015512f7" style:font-weight-asian="bold" style:font-weight-complex="bold"/>
    </style:style>
    <style:style style:name="P129" style:family="paragraph" style:parent-style-name="Table_20_Contents">
      <style:paragraph-properties fo:text-align="justify" style:justify-single-word="false"/>
      <style:text-properties style:font-name="Noto Sans1" fo:font-weight="bold" officeooo:rsid="00570746" officeooo:paragraph-rsid="017b0ece" style:font-weight-asian="bold" style:font-weight-complex="bold"/>
    </style:style>
    <style:style style:name="P130" style:family="paragraph" style:parent-style-name="Text_20_body">
      <style:text-properties style:font-name="Noto Sans1" fo:font-weight="bold" officeooo:rsid="00570746" officeooo:paragraph-rsid="006a5a32" style:font-weight-asian="bold" style:font-weight-complex="bold"/>
    </style:style>
    <style:style style:name="P131" style:family="paragraph" style:parent-style-name="Text_20_body">
      <style:paragraph-properties fo:text-align="center" style:justify-single-word="false"/>
      <style:text-properties style:font-name="Noto Sans1" fo:font-weight="bold" officeooo:rsid="00570746" officeooo:paragraph-rsid="008be83b" style:font-weight-asian="bold" style:font-weight-complex="bold"/>
    </style:style>
    <style:style style:name="P132" style:family="paragraph" style:parent-style-name="Table_20_Contents">
      <style:paragraph-properties fo:text-align="justify" style:justify-single-word="false"/>
      <style:text-properties style:font-name="Noto Sans1" fo:font-weight="bold" officeooo:rsid="005c490c" officeooo:paragraph-rsid="005c490c" style:font-weight-asian="bold" style:font-weight-complex="bold"/>
    </style:style>
    <style:style style:name="P133" style:family="paragraph" style:parent-style-name="Table_20_Contents">
      <style:paragraph-properties fo:text-align="justify" style:justify-single-word="false"/>
      <style:text-properties style:font-name="Noto Sans1" fo:font-weight="bold" officeooo:rsid="005c490c" officeooo:paragraph-rsid="006a5a32" style:font-weight-asian="bold" style:font-weight-complex="bold"/>
    </style:style>
    <style:style style:name="P134" style:family="paragraph" style:parent-style-name="Table_20_Contents">
      <style:paragraph-properties fo:text-align="justify" style:justify-single-word="false"/>
      <style:text-properties style:font-name="Noto Sans1" fo:font-weight="bold" officeooo:rsid="005c490c" officeooo:paragraph-rsid="0062d5d3" style:font-weight-asian="bold" style:font-weight-complex="bold"/>
    </style:style>
    <style:style style:name="P135" style:family="paragraph" style:parent-style-name="Table_20_Contents">
      <style:paragraph-properties fo:text-align="justify" style:justify-single-word="false"/>
      <style:text-properties style:font-name="Noto Sans1" fo:font-weight="bold" officeooo:rsid="005c490c" officeooo:paragraph-rsid="007f5893" style:font-weight-asian="bold" style:font-weight-complex="bold"/>
    </style:style>
    <style:style style:name="P136" style:family="paragraph" style:parent-style-name="Table_20_Contents">
      <style:paragraph-properties fo:text-align="justify" style:justify-single-word="false"/>
      <style:text-properties style:font-name="Noto Sans1" fo:font-weight="bold" officeooo:rsid="005c490c" officeooo:paragraph-rsid="008216fb" style:font-weight-asian="bold" style:font-weight-complex="bold"/>
    </style:style>
    <style:style style:name="P137" style:family="paragraph" style:parent-style-name="Table_20_Contents">
      <style:paragraph-properties fo:text-align="justify" style:justify-single-word="false"/>
      <style:text-properties style:font-name="Noto Sans1" fo:font-weight="bold" officeooo:rsid="005c490c" officeooo:paragraph-rsid="00c9f2c9" style:font-weight-asian="bold" style:font-weight-complex="bold"/>
    </style:style>
    <style:style style:name="P138" style:family="paragraph" style:parent-style-name="Table_20_Contents">
      <style:paragraph-properties fo:text-align="justify" style:justify-single-word="false"/>
      <style:text-properties style:font-name="Noto Sans1" fo:font-weight="bold" officeooo:rsid="005c490c" officeooo:paragraph-rsid="015512f7" style:font-weight-asian="bold" style:font-weight-complex="bold"/>
    </style:style>
    <style:style style:name="P139" style:family="paragraph" style:parent-style-name="Table_20_Contents">
      <style:paragraph-properties fo:text-align="justify" style:justify-single-word="false"/>
      <style:text-properties style:font-name="Noto Sans1" fo:font-weight="bold" officeooo:rsid="005c490c" officeooo:paragraph-rsid="017b0ece" style:font-weight-asian="bold" style:font-weight-complex="bold"/>
    </style:style>
    <style:style style:name="P140" style:family="paragraph" style:parent-style-name="Table_20_Contents">
      <style:paragraph-properties fo:text-align="start" style:justify-single-word="false"/>
      <style:text-properties style:font-name="Noto Sans1" fo:font-weight="bold" officeooo:rsid="00a97ab3" officeooo:paragraph-rsid="00a97ab3" style:font-weight-asian="bold" style:font-weight-complex="bold"/>
    </style:style>
    <style:style style:name="P141" style:family="paragraph" style:parent-style-name="Text_20_body">
      <style:text-properties style:font-name="Noto Sans1" fo:font-weight="bold" style:font-weight-asian="bold" style:font-weight-complex="bold"/>
    </style:style>
    <style:style style:name="P142" style:family="paragraph" style:parent-style-name="Text_20_body">
      <style:paragraph-properties fo:text-align="start" style:justify-single-word="false"/>
      <style:text-properties style:font-name="Noto Sans1" fo:font-weight="bold" officeooo:rsid="006a5a32" officeooo:paragraph-rsid="006a5a32" style:font-weight-asian="bold" style:font-weight-complex="bold"/>
    </style:style>
    <style:style style:name="P143" style:family="paragraph" style:parent-style-name="Text_20_body">
      <style:text-properties style:font-name="Noto Sans1" fo:font-weight="bold" officeooo:rsid="00ea5813" officeooo:paragraph-rsid="00ea5813" style:font-weight-asian="bold" style:font-weight-complex="bold"/>
    </style:style>
    <style:style style:name="P144" style:family="paragraph" style:parent-style-name="Text_20_body">
      <style:paragraph-properties fo:text-align="center" style:justify-single-word="false" style:writing-mode="lr-tb"/>
      <style:text-properties style:font-name="Noto Sans1" fo:font-weight="bold" officeooo:rsid="011ea067" officeooo:paragraph-rsid="011ea067" style:font-weight-asian="bold" style:font-weight-complex="bold"/>
    </style:style>
    <style:style style:name="P145" style:family="paragraph" style:parent-style-name="Text_20_body">
      <style:text-properties style:font-name="Noto Sans1" fo:font-weight="bold" officeooo:rsid="0075e6ca" officeooo:paragraph-rsid="00c67b91" fo:background-color="#ffff00" style:font-weight-asian="bold" style:font-weight-complex="bold"/>
    </style:style>
    <style:style style:name="P146" style:family="paragraph" style:parent-style-name="Text_20_body">
      <style:paragraph-properties fo:text-align="center" style:justify-single-word="false"/>
      <style:text-properties style:font-name="Noto Sans1" fo:font-weight="bold" officeooo:rsid="003b9e44" officeooo:paragraph-rsid="003b9e44" fo:background-color="transparent" style:font-weight-asian="bold" style:font-weight-complex="bold"/>
    </style:style>
    <style:style style:name="P147" style:family="paragraph" style:parent-style-name="Table_20_Contents">
      <style:paragraph-properties fo:text-align="justify" style:justify-single-word="false"/>
      <style:text-properties style:font-name="Noto Sans1" officeooo:paragraph-rsid="005df87d"/>
    </style:style>
    <style:style style:name="P148" style:family="paragraph" style:parent-style-name="Table_20_Contents">
      <style:paragraph-properties fo:text-align="justify" style:justify-single-word="false"/>
      <style:text-properties style:font-name="Noto Sans1" officeooo:paragraph-rsid="00e46ab2"/>
    </style:style>
    <style:style style:name="P149" style:family="paragraph" style:parent-style-name="Table_20_Contents">
      <style:paragraph-properties fo:text-align="justify" style:justify-single-word="false"/>
      <style:text-properties style:font-name="Noto Sans1"/>
    </style:style>
    <style:style style:name="P150" style:family="paragraph" style:parent-style-name="Table_20_Contents">
      <style:paragraph-properties fo:text-align="justify" style:justify-single-word="false"/>
      <style:text-properties style:font-name="Noto Sans1" officeooo:paragraph-rsid="0127dbfe"/>
    </style:style>
    <style:style style:name="P151" style:family="paragraph" style:parent-style-name="Table_20_Contents">
      <style:paragraph-properties fo:text-align="start" style:justify-single-word="false"/>
      <style:text-properties style:font-name="Noto Sans1"/>
    </style:style>
    <style:style style:name="P152" style:family="paragraph" style:parent-style-name="Table_20_Contents">
      <style:paragraph-properties fo:text-align="start" style:justify-single-word="false"/>
      <style:text-properties style:font-name="Noto Sans1" officeooo:paragraph-rsid="00a97ab3"/>
    </style:style>
    <style:style style:name="P153" style:family="paragraph" style:parent-style-name="Table_20_Contents">
      <style:paragraph-properties fo:text-align="start" style:justify-single-word="false"/>
      <style:text-properties style:font-name="Noto Sans1" officeooo:paragraph-rsid="00d7d225"/>
    </style:style>
    <style:style style:name="P154" style:family="paragraph" style:parent-style-name="Text_20_body">
      <style:paragraph-properties fo:text-align="start" style:justify-single-word="false"/>
      <style:text-properties style:font-name="Noto Sans1" officeooo:paragraph-rsid="00aa1f26"/>
    </style:style>
    <style:style style:name="P155" style:family="paragraph" style:parent-style-name="Text_20_body">
      <style:text-properties style:font-name="Noto Sans1" officeooo:rsid="00334ad6" officeooo:paragraph-rsid="00351640"/>
    </style:style>
    <style:style style:name="P156" style:family="paragraph" style:parent-style-name="Text_20_body">
      <style:text-properties style:font-name="Noto Sans1" officeooo:paragraph-rsid="004ffd8a"/>
    </style:style>
    <style:style style:name="P157" style:family="paragraph" style:parent-style-name="Text_20_body">
      <style:text-properties style:font-name="Noto Sans1" officeooo:paragraph-rsid="004f2bdd"/>
    </style:style>
    <style:style style:name="P158" style:family="paragraph" style:parent-style-name="Text_20_body">
      <style:paragraph-properties fo:text-align="start" style:justify-single-word="false"/>
      <style:text-properties style:font-name="Noto Sans1" fo:font-weight="normal" officeooo:rsid="007f5893" officeooo:paragraph-rsid="0083fcf3" style:font-weight-asian="normal" style:font-weight-complex="normal"/>
    </style:style>
    <style:style style:name="P159" style:family="paragraph" style:parent-style-name="Text_20_body">
      <style:paragraph-properties fo:text-align="start" style:justify-single-word="false"/>
      <style:text-properties style:font-name="Noto Sans1" fo:font-weight="normal" officeooo:rsid="007f5893" officeooo:paragraph-rsid="007f5893" style:font-weight-asian="normal" style:font-weight-complex="normal"/>
    </style:style>
    <style:style style:name="P160" style:family="paragraph" style:parent-style-name="Text_20_body">
      <style:paragraph-properties fo:text-align="start" style:justify-single-word="false"/>
      <style:text-properties style:font-name="Noto Sans1" fo:font-weight="normal" officeooo:rsid="007f5893" officeooo:paragraph-rsid="01081f6f" style:font-weight-asian="normal" style:font-weight-complex="normal"/>
    </style:style>
    <style:style style:name="P161" style:family="paragraph" style:parent-style-name="Text_20_body">
      <style:paragraph-properties fo:text-align="start" style:justify-single-word="false"/>
      <style:text-properties style:font-name="Noto Sans1" fo:font-weight="normal" officeooo:rsid="0083fcf3" officeooo:paragraph-rsid="0083fcf3" style:font-weight-asian="normal" style:font-weight-complex="normal"/>
    </style:style>
    <style:style style:name="P162" style:family="paragraph" style:parent-style-name="Text_20_body">
      <style:paragraph-properties fo:text-align="start" style:justify-single-word="false"/>
      <style:text-properties style:font-name="Noto Sans1" fo:font-weight="normal" officeooo:rsid="0083fcf3" officeooo:paragraph-rsid="00a97ab3" style:font-weight-asian="normal" style:font-weight-complex="normal"/>
    </style:style>
    <style:style style:name="P163" style:family="paragraph" style:parent-style-name="Text_20_body">
      <style:paragraph-properties fo:text-align="start" style:justify-single-word="false"/>
      <style:text-properties style:font-name="Noto Sans1" fo:font-weight="normal" officeooo:rsid="00a97ab3" officeooo:paragraph-rsid="00a97ab3" style:font-weight-asian="normal" style:font-weight-complex="normal"/>
    </style:style>
    <style:style style:name="P164" style:family="paragraph" style:parent-style-name="Text_20_body">
      <style:paragraph-properties fo:text-align="start" style:justify-single-word="false"/>
      <style:text-properties style:font-name="Noto Sans1" fo:font-weight="normal" officeooo:rsid="00a97ab3" officeooo:paragraph-rsid="00f0275b" style:font-weight-asian="normal" style:font-weight-complex="normal"/>
    </style:style>
    <style:style style:name="P165" style:family="paragraph" style:parent-style-name="Text_20_body">
      <style:paragraph-properties fo:text-align="start" style:justify-single-word="false" fo:break-before="page"/>
      <style:text-properties style:font-name="Noto Sans1" fo:font-weight="normal" officeooo:rsid="00aa1f26" officeooo:paragraph-rsid="00aa1f26" style:font-weight-asian="normal" style:font-weight-complex="normal"/>
    </style:style>
    <style:style style:name="P166" style:family="paragraph" style:parent-style-name="Text_20_body">
      <style:text-properties style:font-name="Noto Sans1" fo:font-weight="normal" officeooo:rsid="0039d509" officeooo:paragraph-rsid="00e534b8" style:font-weight-asian="normal" style:font-weight-complex="normal"/>
    </style:style>
    <style:style style:name="P167" style:family="paragraph" style:parent-style-name="Text_20_body">
      <style:text-properties style:font-name="Noto Sans1" fo:font-weight="normal" officeooo:rsid="00ea5813" officeooo:paragraph-rsid="00ea5813" style:font-weight-asian="normal" style:font-weight-complex="normal"/>
    </style:style>
    <style:style style:name="P168" style:family="paragraph" style:parent-style-name="Text_20_body">
      <style:text-properties style:font-name="Noto Sans1" fo:font-weight="normal" officeooo:rsid="00be386a" officeooo:paragraph-rsid="00e534b8" style:font-weight-asian="normal" style:font-weight-complex="normal"/>
    </style:style>
    <style:style style:name="P169" style:family="paragraph" style:parent-style-name="Text_20_body">
      <style:paragraph-properties fo:text-align="start" style:justify-single-word="false"/>
      <style:text-properties style:font-name="Noto Sans1" fo:font-weight="normal" officeooo:rsid="01081f6f" officeooo:paragraph-rsid="01081f6f" style:font-weight-asian="normal" style:font-weight-complex="normal"/>
    </style:style>
    <style:style style:name="P170" style:family="paragraph" style:parent-style-name="Text_20_body">
      <style:paragraph-properties fo:text-align="center" style:justify-single-word="false"/>
      <style:text-properties style:font-name="Noto Sans1" fo:font-weight="normal" officeooo:rsid="016aaeae" officeooo:paragraph-rsid="016aaeae" style:font-weight-asian="normal" style:font-weight-complex="normal"/>
    </style:style>
    <style:style style:name="P171" style:family="paragraph" style:parent-style-name="Text_20_body">
      <style:paragraph-properties fo:text-align="center" style:justify-single-word="false"/>
      <style:text-properties style:font-name="Noto Sans1" fo:font-weight="normal" officeooo:rsid="016aaeae" officeooo:paragraph-rsid="0180ebb4" style:font-weight-asian="normal" style:font-weight-complex="normal"/>
    </style:style>
    <style:style style:name="P172" style:family="paragraph" style:parent-style-name="Text_20_body">
      <style:text-properties style:font-name="Noto Sans1" officeooo:paragraph-rsid="003b9e44"/>
    </style:style>
    <style:style style:name="P173" style:family="paragraph" style:parent-style-name="Text_20_body">
      <style:text-properties style:font-name="Noto Sans1" officeooo:rsid="003bdbfa" officeooo:paragraph-rsid="003bdbfa"/>
    </style:style>
    <style:style style:name="P174" style:family="paragraph" style:parent-style-name="Text_20_body">
      <style:text-properties style:font-name="Noto Sans1" officeooo:rsid="003bdbfa" officeooo:paragraph-rsid="00c6aa2f"/>
    </style:style>
    <style:style style:name="P175" style:family="paragraph" style:parent-style-name="Text_20_body">
      <style:text-properties style:font-name="Noto Sans1" officeooo:rsid="0055d164" officeooo:paragraph-rsid="0055d164"/>
    </style:style>
    <style:style style:name="P176" style:family="paragraph" style:parent-style-name="Text_20_body">
      <style:text-properties style:font-name="Noto Sans1" officeooo:rsid="003d387c" officeooo:paragraph-rsid="003d387c"/>
    </style:style>
    <style:style style:name="P177" style:family="paragraph" style:parent-style-name="Text_20_body">
      <style:text-properties style:font-name="Noto Sans1" officeooo:rsid="003ec22d" officeooo:paragraph-rsid="003ec22d"/>
    </style:style>
    <style:style style:name="P178" style:family="paragraph" style:parent-style-name="Text_20_body">
      <style:text-properties style:font-name="Noto Sans1" officeooo:rsid="00407aff" officeooo:paragraph-rsid="00407aff"/>
    </style:style>
    <style:style style:name="P179" style:family="paragraph" style:parent-style-name="Text_20_body">
      <style:text-properties style:font-name="Noto Sans1" officeooo:rsid="005db7a7" officeooo:paragraph-rsid="005df87d"/>
    </style:style>
    <style:style style:name="P180" style:family="paragraph" style:parent-style-name="Text_20_body">
      <style:text-properties style:font-name="Noto Sans1" officeooo:rsid="005db7a7" officeooo:paragraph-rsid="0062d5d3"/>
    </style:style>
    <style:style style:name="P181" style:family="paragraph" style:parent-style-name="Text_20_body">
      <style:text-properties style:font-name="Noto Sans1" officeooo:rsid="005db7a7" officeooo:paragraph-rsid="0083fcf3"/>
    </style:style>
    <style:style style:name="P182" style:family="paragraph" style:parent-style-name="Text_20_body">
      <style:text-properties style:font-name="Noto Sans1" officeooo:rsid="005db7a7" officeooo:paragraph-rsid="005db7a7"/>
    </style:style>
    <style:style style:name="P183" style:family="paragraph" style:parent-style-name="Text_20_body">
      <style:text-properties style:font-name="Noto Sans1" officeooo:paragraph-rsid="005a9dc6"/>
    </style:style>
    <style:style style:name="P184" style:family="paragraph" style:parent-style-name="Text_20_body">
      <style:text-properties style:font-name="Noto Sans1" officeooo:paragraph-rsid="005df87d"/>
    </style:style>
    <style:style style:name="P185" style:family="paragraph" style:parent-style-name="Text_20_body">
      <style:text-properties style:font-name="Noto Sans1" officeooo:rsid="005df87d" officeooo:paragraph-rsid="005df87d"/>
    </style:style>
    <style:style style:name="P186" style:family="paragraph" style:parent-style-name="Text_20_body">
      <style:text-properties style:font-name="Noto Sans1" officeooo:paragraph-rsid="006c884d"/>
    </style:style>
    <style:style style:name="P187" style:family="paragraph" style:parent-style-name="Text_20_body">
      <style:text-properties style:font-name="Noto Sans1" officeooo:rsid="0058ea92" officeooo:paragraph-rsid="006c884d"/>
    </style:style>
    <style:style style:name="P188" style:family="paragraph" style:parent-style-name="Text_20_body">
      <style:text-properties style:font-name="Noto Sans1" officeooo:rsid="0058ea92" officeooo:paragraph-rsid="006ba993"/>
    </style:style>
    <style:style style:name="P189" style:family="paragraph" style:parent-style-name="Text_20_body">
      <style:text-properties style:font-name="Noto Sans1" officeooo:rsid="00787c1c" officeooo:paragraph-rsid="00787c1c"/>
    </style:style>
    <style:style style:name="P190" style:family="paragraph" style:parent-style-name="Text_20_body">
      <style:text-properties style:font-name="Noto Sans1" officeooo:paragraph-rsid="006ba993"/>
    </style:style>
    <style:style style:name="P191" style:family="paragraph" style:parent-style-name="Text_20_body">
      <style:text-properties style:font-name="Noto Sans1" officeooo:paragraph-rsid="0064ff1d"/>
    </style:style>
    <style:style style:name="P192" style:family="paragraph" style:parent-style-name="Text_20_body">
      <style:text-properties style:font-name="Noto Sans1" officeooo:paragraph-rsid="0062d5d3"/>
    </style:style>
    <style:style style:name="P193" style:family="paragraph" style:parent-style-name="Text_20_body">
      <style:text-properties style:font-name="Noto Sans1" officeooo:rsid="0096a150" officeooo:paragraph-rsid="0096a150"/>
    </style:style>
    <style:style style:name="P194" style:family="paragraph" style:parent-style-name="Text_20_body">
      <style:text-properties style:font-name="Noto Sans1" officeooo:rsid="0096a150" officeooo:paragraph-rsid="009de0a3"/>
    </style:style>
    <style:style style:name="P195" style:family="paragraph" style:parent-style-name="Text_20_body">
      <style:paragraph-properties fo:text-align="center" style:justify-single-word="false"/>
      <style:text-properties style:font-name="Noto Sans1" officeooo:rsid="0096a150" officeooo:paragraph-rsid="00e452c8"/>
    </style:style>
    <style:style style:name="P196" style:family="paragraph" style:parent-style-name="Text_20_body">
      <style:text-properties style:font-name="Noto Sans1" officeooo:paragraph-rsid="00a2d0c3"/>
    </style:style>
    <style:style style:name="P197" style:family="paragraph" style:parent-style-name="Text_20_body">
      <style:text-properties style:font-name="Noto Sans1" fo:font-style="normal" fo:font-weight="normal" officeooo:rsid="008216fb" officeooo:paragraph-rsid="008216fb" style:font-style-asian="normal" style:font-weight-asian="normal" style:font-style-complex="normal" style:font-weight-complex="normal"/>
    </style:style>
    <style:style style:name="P198" style:family="paragraph" style:parent-style-name="Text_20_body">
      <style:text-properties style:font-name="Noto Sans1" fo:font-style="normal" fo:font-weight="normal" officeooo:rsid="008216fb" officeooo:paragraph-rsid="00a8967c" style:font-style-asian="normal" style:font-weight-asian="normal" style:font-style-complex="normal" style:font-weight-complex="normal"/>
    </style:style>
    <style:style style:name="P199" style:family="paragraph" style:parent-style-name="Text_20_body">
      <style:text-properties style:font-name="Noto Sans1" fo:font-style="normal" fo:font-weight="normal" officeooo:rsid="00847ea5" officeooo:paragraph-rsid="00847ea5" style:font-style-asian="normal" style:font-weight-asian="normal" style:font-style-complex="normal" style:font-weight-complex="normal"/>
    </style:style>
    <style:style style:name="P200" style:family="paragraph" style:parent-style-name="Text_20_body">
      <style:paragraph-properties style:writing-mode="lr-tb"/>
      <style:text-properties style:font-name="Noto Sans1" fo:font-style="normal" fo:font-weight="normal" officeooo:rsid="00a70d0f" officeooo:paragraph-rsid="00a70d0f" style:font-style-asian="normal" style:font-weight-asian="normal" style:font-style-complex="normal" style:font-weight-complex="normal"/>
    </style:style>
    <style:style style:name="P201" style:family="paragraph" style:parent-style-name="Text_20_body">
      <style:text-properties style:font-name="Noto Sans1" fo:font-style="normal" fo:font-weight="normal" officeooo:rsid="00a70d0f" officeooo:paragraph-rsid="00a70d0f" style:font-style-asian="normal" style:font-weight-asian="normal" style:font-style-complex="normal" style:font-weight-complex="normal"/>
    </style:style>
    <style:style style:name="P202" style:family="paragraph" style:parent-style-name="Text_20_body">
      <style:text-properties style:font-name="Noto Sans1" fo:font-style="normal" officeooo:rsid="00f1d8aa" officeooo:paragraph-rsid="00f3133a" style:font-style-asian="normal" style:font-style-complex="normal"/>
    </style:style>
    <style:style style:name="P203" style:family="paragraph" style:parent-style-name="Text_20_body">
      <style:text-properties style:font-name="Noto Sans1" fo:font-style="normal" officeooo:rsid="00f1d8aa" officeooo:paragraph-rsid="00f652ab" style:font-style-asian="normal" style:font-style-complex="normal"/>
    </style:style>
    <style:style style:name="P204" style:family="paragraph" style:parent-style-name="Text_20_body">
      <style:text-properties style:font-name="Noto Sans1" fo:font-style="normal" officeooo:rsid="01475b2b" officeooo:paragraph-rsid="01475b2b" style:font-style-asian="normal" style:font-style-complex="normal"/>
    </style:style>
    <style:style style:name="P205" style:family="paragraph" style:parent-style-name="Text_20_body">
      <style:text-properties style:font-name="Noto Sans1" officeooo:rsid="008216fb" officeooo:paragraph-rsid="008216fb"/>
    </style:style>
    <style:style style:name="P206" style:family="paragraph" style:parent-style-name="Text_20_body">
      <style:text-properties style:font-name="Noto Sans1" officeooo:paragraph-rsid="008216fb"/>
    </style:style>
    <style:style style:name="P207" style:family="paragraph" style:parent-style-name="Text_20_body">
      <style:text-properties style:font-name="Noto Sans1" officeooo:rsid="0095ad35" officeooo:paragraph-rsid="0095ad35"/>
    </style:style>
    <style:style style:name="P208" style:family="paragraph" style:parent-style-name="Text_20_body">
      <style:text-properties style:font-name="Noto Sans1" officeooo:rsid="0096997d" officeooo:paragraph-rsid="0096997d"/>
    </style:style>
    <style:style style:name="P209" style:family="paragraph" style:parent-style-name="Text_20_body">
      <style:text-properties style:font-name="Noto Sans1" officeooo:paragraph-rsid="0094bddc"/>
    </style:style>
    <style:style style:name="P210" style:family="paragraph" style:parent-style-name="Text_20_body">
      <style:text-properties style:font-name="Noto Sans1" officeooo:paragraph-rsid="00a5bb4a"/>
    </style:style>
    <style:style style:name="P211" style:family="paragraph" style:parent-style-name="Text_20_body">
      <style:text-properties style:font-name="Noto Sans1" officeooo:rsid="004db6ee" officeooo:paragraph-rsid="004db6ee"/>
    </style:style>
    <style:style style:name="P212" style:family="paragraph" style:parent-style-name="Text_20_body">
      <style:text-properties style:font-name="Noto Sans1" officeooo:rsid="004db6ee" officeooo:paragraph-rsid="00f89b7a"/>
    </style:style>
    <style:style style:name="P213" style:family="paragraph" style:parent-style-name="Text_20_body">
      <style:text-properties style:font-name="Noto Sans1" officeooo:rsid="00b2a3c1" officeooo:paragraph-rsid="00b2a3c1"/>
    </style:style>
    <style:style style:name="P214" style:family="paragraph" style:parent-style-name="Text_20_body">
      <style:text-properties style:font-name="Noto Sans1" officeooo:rsid="00c819c7" officeooo:paragraph-rsid="00c819c7"/>
    </style:style>
    <style:style style:name="P215" style:family="paragraph" style:parent-style-name="Text_20_body">
      <style:text-properties style:font-name="Noto Sans1" officeooo:rsid="00c819c7" officeooo:paragraph-rsid="012f3d88"/>
    </style:style>
    <style:style style:name="P216" style:family="paragraph" style:parent-style-name="Text_20_body">
      <style:text-properties style:font-name="Noto Sans1" officeooo:rsid="00ad4f9e" officeooo:paragraph-rsid="00ad4f9e"/>
    </style:style>
    <style:style style:name="P217" style:family="paragraph" style:parent-style-name="Text_20_body">
      <style:text-properties style:font-name="Noto Sans1" officeooo:rsid="00c2f3dc" officeooo:paragraph-rsid="00c5e222"/>
    </style:style>
    <style:style style:name="P218" style:family="paragraph" style:parent-style-name="Text_20_body">
      <style:text-properties style:font-name="Noto Sans1" officeooo:rsid="00c8ed6a" officeooo:paragraph-rsid="00c8ed6a"/>
    </style:style>
    <style:style style:name="P219" style:family="paragraph" style:parent-style-name="Text_20_body">
      <style:paragraph-properties fo:break-before="page"/>
      <style:text-properties style:font-name="Noto Sans1" officeooo:rsid="00c8ed6a" officeooo:paragraph-rsid="00c8ed6a"/>
    </style:style>
    <style:style style:name="P220" style:family="paragraph" style:parent-style-name="Text_20_body">
      <style:text-properties style:font-name="Noto Sans1" officeooo:rsid="00c9f2c9" officeooo:paragraph-rsid="00c9f2c9"/>
    </style:style>
    <style:style style:name="P221" style:family="paragraph" style:parent-style-name="Text_20_body">
      <style:text-properties style:font-name="Noto Sans1" officeooo:rsid="00c9f2c9" officeooo:paragraph-rsid="015512f7"/>
    </style:style>
    <style:style style:name="P222" style:family="paragraph" style:parent-style-name="Text_20_body">
      <style:text-properties style:font-name="Noto Sans1" officeooo:rsid="00c9f2c9" officeooo:paragraph-rsid="017b0ece"/>
    </style:style>
    <style:style style:name="P223" style:family="paragraph" style:parent-style-name="Text_20_body">
      <style:text-properties style:font-name="Noto Sans1" officeooo:rsid="00cbb0e1" officeooo:paragraph-rsid="00cbb0e1"/>
    </style:style>
    <style:style style:name="P224" style:family="paragraph" style:parent-style-name="Text_20_body">
      <style:text-properties style:font-name="Noto Sans1" officeooo:rsid="00cbb0e1" officeooo:paragraph-rsid="015512f7"/>
    </style:style>
    <style:style style:name="P225" style:family="paragraph" style:parent-style-name="Text_20_body">
      <style:text-properties style:font-name="Noto Sans1" officeooo:rsid="00cbb0e1" officeooo:paragraph-rsid="017b0ece"/>
    </style:style>
    <style:style style:name="P226" style:family="paragraph" style:parent-style-name="Text_20_body">
      <style:text-properties style:font-name="Noto Sans1" officeooo:paragraph-rsid="00cdde4b"/>
    </style:style>
    <style:style style:name="P227" style:family="paragraph" style:parent-style-name="Text_20_body">
      <style:text-properties style:font-name="Noto Sans1" officeooo:rsid="00c1c193" officeooo:paragraph-rsid="00c5e222"/>
    </style:style>
    <style:style style:name="P228" style:family="paragraph" style:parent-style-name="Text_20_body">
      <style:paragraph-properties fo:margin-top="0.0398in" fo:margin-bottom="0.0398in" style:contextual-spacing="false"/>
      <style:text-properties style:font-name="Noto Sans1" officeooo:rsid="00b6b8f0" officeooo:paragraph-rsid="00334ad6"/>
    </style:style>
    <style:style style:name="P229" style:family="paragraph" style:parent-style-name="Text_20_body">
      <style:text-properties style:font-name="Noto Sans1" officeooo:rsid="00dcf008" officeooo:paragraph-rsid="00dcf008"/>
    </style:style>
    <style:style style:name="P230" style:family="paragraph" style:parent-style-name="Text_20_body">
      <style:text-properties style:font-name="Noto Sans1" officeooo:rsid="00dd5a63" officeooo:paragraph-rsid="00dd5a63"/>
    </style:style>
    <style:style style:name="P231" style:family="paragraph" style:parent-style-name="Text_20_body">
      <style:text-properties style:font-name="Noto Sans1" officeooo:rsid="00e534b8" officeooo:paragraph-rsid="00e534b8"/>
    </style:style>
    <style:style style:name="P232" style:family="paragraph" style:parent-style-name="Text_20_body">
      <style:text-properties style:font-name="Noto Sans1" officeooo:rsid="00e534b8" officeooo:paragraph-rsid="01123b13"/>
    </style:style>
    <style:style style:name="P233" style:family="paragraph" style:parent-style-name="Text_20_body">
      <style:text-properties style:font-name="Noto Sans1" officeooo:rsid="00e46ab2" officeooo:paragraph-rsid="00e46ab2"/>
    </style:style>
    <style:style style:name="P234" style:family="paragraph" style:parent-style-name="Text_20_body">
      <style:text-properties style:font-name="Noto Sans1" officeooo:rsid="004f2bdd" officeooo:paragraph-rsid="004f2bdd" fo:background-color="transparent"/>
    </style:style>
    <style:style style:name="P235" style:family="paragraph" style:parent-style-name="Text_20_body">
      <style:paragraph-properties fo:text-align="center" style:justify-single-word="false"/>
      <style:text-properties style:font-name="Noto Sans1" officeooo:rsid="004f2bdd" officeooo:paragraph-rsid="004f2bdd" fo:background-color="transparent"/>
    </style:style>
    <style:style style:name="P236" style:family="paragraph" style:parent-style-name="Text_20_body">
      <style:paragraph-properties fo:text-align="center" style:justify-single-word="false"/>
      <style:text-properties style:font-name="Noto Sans1" officeooo:rsid="004f2bdd" officeooo:paragraph-rsid="0055d164" fo:background-color="transparent"/>
    </style:style>
    <style:style style:name="P237" style:family="paragraph" style:parent-style-name="Text_20_body">
      <style:paragraph-properties fo:text-align="center" style:justify-single-word="false"/>
      <style:text-properties style:font-name="Noto Sans1" officeooo:rsid="004f2bdd" officeooo:paragraph-rsid="0065f607" fo:background-color="transparent"/>
    </style:style>
    <style:style style:name="P238" style:family="paragraph" style:parent-style-name="Text_20_body">
      <style:paragraph-properties fo:text-align="center" style:justify-single-word="false"/>
      <style:text-properties style:font-name="Noto Sans1" officeooo:rsid="004f2bdd" officeooo:paragraph-rsid="008be83b" fo:background-color="transparent"/>
    </style:style>
    <style:style style:name="P239" style:family="paragraph" style:parent-style-name="Text_20_body">
      <style:paragraph-properties fo:text-align="center" style:justify-single-word="false"/>
      <style:text-properties style:font-name="Noto Sans1" officeooo:rsid="004f2bdd" officeooo:paragraph-rsid="00980e03" fo:background-color="transparent"/>
    </style:style>
    <style:style style:name="P240" style:family="paragraph" style:parent-style-name="Text_20_body">
      <style:paragraph-properties fo:text-align="center" style:justify-single-word="false"/>
      <style:text-properties style:font-name="Noto Sans1" officeooo:rsid="004f2bdd" officeooo:paragraph-rsid="015866eb" fo:background-color="transparent"/>
    </style:style>
    <style:style style:name="P241" style:family="paragraph" style:parent-style-name="Text_20_body">
      <style:text-properties style:font-name="Noto Sans1" officeooo:rsid="004f2bdd" officeooo:paragraph-rsid="0065f607" fo:background-color="transparent"/>
    </style:style>
    <style:style style:name="P242" style:family="paragraph" style:parent-style-name="Text_20_body">
      <style:text-properties style:font-name="Noto Sans1" officeooo:rsid="004f2bdd" officeooo:paragraph-rsid="015866eb" fo:background-color="transparent"/>
    </style:style>
    <style:style style:name="P243" style:family="paragraph" style:parent-style-name="Text_20_body">
      <style:paragraph-properties fo:text-align="center" style:justify-single-word="false"/>
      <style:text-properties style:font-name="Noto Sans1" officeooo:rsid="003b9e44" officeooo:paragraph-rsid="00c2f3dc" fo:background-color="transparent"/>
    </style:style>
    <style:style style:name="P244" style:family="paragraph" style:parent-style-name="Text_20_body">
      <style:paragraph-properties fo:text-align="center" style:justify-single-word="false"/>
      <style:text-properties style:font-name="Noto Sans1" officeooo:rsid="00c2f3dc" officeooo:paragraph-rsid="00c2f3dc" fo:background-color="transparent"/>
    </style:style>
    <style:style style:name="P245" style:family="paragraph" style:parent-style-name="Text_20_body">
      <style:text-properties style:font-name="Noto Sans1" officeooo:paragraph-rsid="004f2bdd" fo:background-color="transparent"/>
    </style:style>
    <style:style style:name="P246" style:family="paragraph" style:parent-style-name="Text_20_body">
      <style:paragraph-properties fo:text-align="center" style:justify-single-word="false"/>
      <style:text-properties style:font-name="Noto Sans1" officeooo:paragraph-rsid="006ba993" fo:background-color="transparent"/>
    </style:style>
    <style:style style:name="P247" style:family="paragraph" style:parent-style-name="Text_20_body">
      <style:paragraph-properties fo:text-align="center" style:justify-single-word="false"/>
      <style:text-properties style:font-name="Noto Sans1" officeooo:paragraph-rsid="00980e03" fo:background-color="transparent"/>
    </style:style>
    <style:style style:name="P248" style:family="paragraph" style:parent-style-name="Text_20_body">
      <style:text-properties style:font-name="Noto Sans1" officeooo:paragraph-rsid="0065f607" fo:background-color="transparent"/>
    </style:style>
    <style:style style:name="P249" style:family="paragraph" style:parent-style-name="Text_20_body">
      <style:text-properties style:font-name="Noto Sans1" officeooo:paragraph-rsid="0064ff1d" fo:background-color="transparent"/>
    </style:style>
    <style:style style:name="P250" style:family="paragraph" style:parent-style-name="Text_20_body">
      <style:text-properties style:font-name="Noto Sans1" officeooo:paragraph-rsid="00a2d0c3" fo:background-color="transparent"/>
    </style:style>
    <style:style style:name="P251" style:family="paragraph" style:parent-style-name="Text_20_body">
      <style:text-properties style:font-name="Noto Sans1" officeooo:paragraph-rsid="008be83b" fo:background-color="transparent"/>
    </style:style>
    <style:style style:name="P252" style:family="paragraph" style:parent-style-name="Text_20_body">
      <style:text-properties style:font-name="Noto Sans1" fo:background-color="transparent"/>
    </style:style>
    <style:style style:name="P253" style:family="paragraph" style:parent-style-name="Text_20_body">
      <style:paragraph-properties fo:text-align="center" style:justify-single-word="false"/>
      <style:text-properties style:font-name="Noto Sans1" officeooo:rsid="00407aff" officeooo:paragraph-rsid="00407aff" fo:background-color="transparent"/>
    </style:style>
    <style:style style:name="P254" style:family="paragraph" style:parent-style-name="Text_20_body">
      <style:paragraph-properties fo:text-align="center" style:justify-single-word="false"/>
      <style:text-properties style:font-name="Noto Sans1" officeooo:rsid="00407aff" officeooo:paragraph-rsid="0041ed54" fo:background-color="transparent"/>
    </style:style>
    <style:style style:name="P255" style:family="paragraph" style:parent-style-name="Text_20_body">
      <style:paragraph-properties fo:text-align="center" style:justify-single-word="false"/>
      <style:text-properties style:font-name="Noto Sans1" officeooo:rsid="00407aff" officeooo:paragraph-rsid="006c884d" fo:background-color="transparent"/>
    </style:style>
    <style:style style:name="P256" style:family="paragraph" style:parent-style-name="Text_20_body">
      <style:paragraph-properties fo:text-align="center" style:justify-single-word="false"/>
      <style:text-properties style:font-name="Noto Sans1" officeooo:rsid="00407aff" officeooo:paragraph-rsid="00f652ab" fo:background-color="transparent"/>
    </style:style>
    <style:style style:name="P257" style:family="paragraph" style:parent-style-name="Text_20_body">
      <style:text-properties style:font-name="Noto Sans1" officeooo:rsid="00e46ab2" officeooo:paragraph-rsid="00e46ab2" fo:background-color="transparent"/>
    </style:style>
    <style:style style:name="P258" style:family="paragraph" style:parent-style-name="Text_20_body">
      <style:text-properties style:font-name="Noto Sans1" officeooo:rsid="0041ed54" officeooo:paragraph-rsid="0041ed54" fo:background-color="transparent"/>
    </style:style>
    <style:style style:name="P259" style:family="paragraph" style:parent-style-name="Text_20_body">
      <style:paragraph-properties fo:text-align="center" style:justify-single-word="false"/>
      <style:text-properties style:font-name="Noto Sans1" officeooo:rsid="005db7a7" officeooo:paragraph-rsid="005df87d" fo:background-color="transparent"/>
    </style:style>
    <style:style style:name="P260" style:family="paragraph" style:parent-style-name="Text_20_body">
      <style:paragraph-properties fo:text-align="center" style:justify-single-word="false"/>
      <style:text-properties style:font-name="Noto Sans1" officeooo:rsid="006a5a32" officeooo:paragraph-rsid="006e729f" fo:background-color="transparent"/>
    </style:style>
    <style:style style:name="P261" style:family="paragraph" style:parent-style-name="Text_20_body">
      <style:text-properties style:font-name="Noto Sans1" officeooo:rsid="00570746" officeooo:paragraph-rsid="006ba993" fo:background-color="transparent"/>
    </style:style>
    <style:style style:name="P262" style:family="paragraph" style:parent-style-name="Text_20_body">
      <style:text-properties style:font-name="Noto Sans1" officeooo:rsid="00a2d0c3" officeooo:paragraph-rsid="00a2d0c3" fo:background-color="transparent"/>
    </style:style>
    <style:style style:name="P263" style:family="paragraph" style:parent-style-name="Text_20_body">
      <style:paragraph-properties fo:text-align="center" style:justify-single-word="false"/>
      <style:text-properties style:font-name="Noto Sans1" officeooo:rsid="00a2d0c3" officeooo:paragraph-rsid="00a2d0c3" fo:background-color="transparent"/>
    </style:style>
    <style:style style:name="P264" style:family="paragraph" style:parent-style-name="Text_20_body">
      <style:text-properties style:font-name="Noto Sans1" officeooo:rsid="0096a150" officeooo:paragraph-rsid="00a2d0c3" fo:background-color="transparent"/>
    </style:style>
    <style:style style:name="P265" style:family="paragraph" style:parent-style-name="Text_20_body">
      <style:paragraph-properties fo:text-align="center" style:justify-single-word="false"/>
      <style:text-properties style:font-name="Noto Sans1" officeooo:rsid="0096a150" officeooo:paragraph-rsid="0096a150" fo:background-color="transparent"/>
    </style:style>
    <style:style style:name="P266" style:family="paragraph" style:parent-style-name="Text_20_body">
      <style:paragraph-properties fo:text-align="center" style:justify-single-word="false"/>
      <style:text-properties style:font-name="Noto Sans1" officeooo:rsid="0096a150" officeooo:paragraph-rsid="009de0a3" fo:background-color="transparent"/>
    </style:style>
    <style:style style:name="P267" style:family="paragraph" style:parent-style-name="Text_20_body">
      <style:text-properties style:font-name="Noto Sans1" officeooo:rsid="0096a150" officeooo:paragraph-rsid="009de0a3" fo:background-color="transparent"/>
    </style:style>
    <style:style style:name="P268" style:family="paragraph" style:parent-style-name="Text_20_body">
      <style:text-properties style:font-name="Noto Sans1" officeooo:rsid="0096a150" officeooo:paragraph-rsid="0096a150" fo:background-color="transparent"/>
    </style:style>
    <style:style style:name="P269" style:family="paragraph" style:parent-style-name="Text_20_body">
      <style:text-properties style:font-name="Noto Sans1" officeooo:rsid="00980e03" officeooo:paragraph-rsid="00980e03" fo:background-color="transparent"/>
    </style:style>
    <style:style style:name="P270" style:family="paragraph" style:parent-style-name="Text_20_body">
      <style:paragraph-properties fo:text-align="center" style:justify-single-word="false"/>
      <style:text-properties style:font-name="Noto Sans1" officeooo:rsid="014c8b07" officeooo:paragraph-rsid="014c8b07" fo:background-color="transparent"/>
    </style:style>
    <style:style style:name="P271" style:family="paragraph" style:parent-style-name="Text_20_body">
      <style:text-properties style:font-name="Noto Sans1" officeooo:paragraph-rsid="015866eb" fo:background-color="transparent"/>
    </style:style>
    <style:style style:name="P272" style:family="paragraph" style:parent-style-name="Table_20_Contents">
      <style:paragraph-properties fo:text-align="justify" style:justify-single-word="false"/>
      <style:text-properties style:font-name="Noto Sans1" officeooo:rsid="00e76962" officeooo:paragraph-rsid="00e76962"/>
    </style:style>
    <style:style style:name="P273" style:family="paragraph" style:parent-style-name="Text_20_body">
      <style:text-properties style:font-name="Noto Sans1" officeooo:paragraph-rsid="00e534b8"/>
    </style:style>
    <style:style style:name="P274" style:family="paragraph" style:parent-style-name="Text_20_body">
      <style:paragraph-properties fo:break-before="page"/>
      <style:text-properties style:font-name="Noto Sans1" officeooo:rsid="00ea5813" officeooo:paragraph-rsid="00ea5813"/>
    </style:style>
    <style:style style:name="P275" style:family="paragraph" style:parent-style-name="Standard">
      <style:text-properties style:font-name="Noto Sans1" officeooo:rsid="00ea5813" officeooo:paragraph-rsid="00ea5813"/>
    </style:style>
    <style:style style:name="P276" style:family="paragraph" style:parent-style-name="Text_20_body">
      <style:text-properties style:font-name="Noto Sans1" officeooo:rsid="00ea5813" officeooo:paragraph-rsid="00ea5813"/>
    </style:style>
    <style:style style:name="P277" style:family="paragraph" style:parent-style-name="Text_20_body">
      <style:paragraph-properties fo:text-align="center" style:justify-single-word="false"/>
      <style:text-properties style:font-name="Noto Sans1" officeooo:rsid="00ea5813" officeooo:paragraph-rsid="00ea5813"/>
    </style:style>
    <style:style style:name="P278" style:family="paragraph" style:parent-style-name="Text_20_body">
      <style:paragraph-properties fo:text-align="start" style:justify-single-word="false"/>
      <style:text-properties style:font-name="Noto Sans1" officeooo:rsid="00ea5813" officeooo:paragraph-rsid="00ea5813"/>
    </style:style>
    <style:style style:name="P279" style:family="paragraph" style:parent-style-name="Text_20_body">
      <style:text-properties style:font-name="Noto Sans1" officeooo:rsid="00be386a" officeooo:paragraph-rsid="00f1d8aa"/>
    </style:style>
    <style:style style:name="P280" style:family="paragraph" style:parent-style-name="Text_20_body">
      <style:text-properties style:font-name="Noto Sans1" officeooo:rsid="00ecd7db" officeooo:paragraph-rsid="00ecd7db"/>
    </style:style>
    <style:style style:name="P281" style:family="paragraph" style:parent-style-name="Text_20_body">
      <style:text-properties style:font-name="Noto Sans1" officeooo:rsid="00f7ecde" officeooo:paragraph-rsid="00f7ecde"/>
    </style:style>
    <style:style style:name="P282" style:family="paragraph" style:parent-style-name="Text_20_body">
      <style:text-properties style:font-name="Noto Sans1" officeooo:rsid="00ea0e9c" officeooo:paragraph-rsid="00ea0e9c"/>
    </style:style>
    <style:style style:name="P283" style:family="paragraph" style:parent-style-name="Text_20_body">
      <style:paragraph-properties fo:text-align="start" style:justify-single-word="false"/>
      <style:text-properties style:font-name="Noto Sans1" officeooo:rsid="00ebf730" officeooo:paragraph-rsid="00ebf730"/>
    </style:style>
    <style:style style:name="P284" style:family="paragraph" style:parent-style-name="Text_20_body">
      <style:text-properties style:font-name="Noto Sans1" officeooo:rsid="00eb3b0d" officeooo:paragraph-rsid="00eb3b0d"/>
    </style:style>
    <style:style style:name="P285" style:family="paragraph" style:parent-style-name="Text_20_body">
      <style:text-properties style:font-name="Noto Sans1" officeooo:rsid="00edf1e5" officeooo:paragraph-rsid="00ecd7db"/>
    </style:style>
    <style:style style:name="P286" style:family="paragraph" style:parent-style-name="Text_20_body">
      <style:text-properties style:font-name="Noto Sans1" officeooo:rsid="00edf1e5" officeooo:paragraph-rsid="00edf1e5"/>
    </style:style>
    <style:style style:name="P287" style:family="paragraph" style:parent-style-name="Text_20_body">
      <style:text-properties style:font-name="Noto Sans1" officeooo:rsid="00c55099" officeooo:paragraph-rsid="00f1d8aa"/>
    </style:style>
    <style:style style:name="P288" style:family="paragraph" style:parent-style-name="Text_20_body">
      <style:text-properties style:font-name="Noto Sans1" officeooo:rsid="00bcc079" officeooo:paragraph-rsid="00f1d8aa"/>
    </style:style>
    <style:style style:name="P289" style:family="paragraph" style:parent-style-name="Text_20_body">
      <style:text-properties style:font-name="Noto Sans1" officeooo:rsid="00f1d8aa" officeooo:paragraph-rsid="00f1d8aa"/>
    </style:style>
    <style:style style:name="P290" style:family="paragraph" style:parent-style-name="Text_20_body">
      <style:text-properties style:font-name="Noto Sans1" officeooo:rsid="00f1d8aa" officeooo:paragraph-rsid="00f3133a"/>
    </style:style>
    <style:style style:name="P291" style:family="paragraph" style:parent-style-name="Text_20_body">
      <style:text-properties style:font-name="Noto Sans1" officeooo:rsid="00f1d8aa" officeooo:paragraph-rsid="00f652ab"/>
    </style:style>
    <style:style style:name="P292" style:family="paragraph" style:parent-style-name="Text_20_body">
      <style:text-properties style:font-name="Noto Sans1" officeooo:rsid="00f1d8aa" officeooo:paragraph-rsid="00f89b7a"/>
    </style:style>
    <style:style style:name="P293" style:family="paragraph" style:parent-style-name="Text_20_body">
      <style:text-properties style:font-name="Noto Sans1" officeooo:rsid="00482f6e" officeooo:paragraph-rsid="003b9e44"/>
    </style:style>
    <style:style style:name="P294" style:family="paragraph" style:parent-style-name="Text_20_body">
      <style:paragraph-properties fo:text-align="center" style:justify-single-word="false"/>
      <style:text-properties style:font-name="Noto Sans1" officeooo:rsid="010d52a8" officeooo:paragraph-rsid="010d52a8"/>
    </style:style>
    <style:style style:name="P295" style:family="paragraph" style:parent-style-name="Text_20_body">
      <style:paragraph-properties fo:text-align="start" style:justify-single-word="false"/>
      <style:text-properties style:font-name="Noto Sans1" officeooo:rsid="010d52a8" officeooo:paragraph-rsid="010d52a8"/>
    </style:style>
    <style:style style:name="P296" style:family="paragraph" style:parent-style-name="Text_20_body">
      <style:text-properties style:font-name="Noto Sans1" officeooo:rsid="00b53236" officeooo:paragraph-rsid="010ea6cb"/>
    </style:style>
    <style:style style:name="P297" style:family="paragraph" style:parent-style-name="Text_20_body">
      <style:text-properties style:font-name="Noto Sans1" officeooo:rsid="010ea6cb" officeooo:paragraph-rsid="010ea6cb"/>
    </style:style>
    <style:style style:name="P298" style:family="paragraph" style:parent-style-name="Text_20_body">
      <style:text-properties style:font-name="Noto Sans1" officeooo:rsid="010d9cf4" officeooo:paragraph-rsid="010d9cf4"/>
    </style:style>
    <style:style style:name="P299" style:family="paragraph" style:parent-style-name="Text_20_body">
      <style:text-properties style:font-name="Noto Sans1" officeooo:rsid="01123b13" officeooo:paragraph-rsid="01123b13"/>
    </style:style>
    <style:style style:name="P300" style:family="paragraph" style:parent-style-name="Text_20_body">
      <style:paragraph-properties fo:text-align="center" style:justify-single-word="false"/>
      <style:text-properties style:font-name="Noto Sans1" officeooo:rsid="01123b13" officeooo:paragraph-rsid="01123b13"/>
    </style:style>
    <style:style style:name="P301" style:family="paragraph" style:parent-style-name="Text_20_body">
      <style:text-properties style:font-name="Noto Sans1" officeooo:rsid="0114a7dd" officeooo:paragraph-rsid="0114a7dd"/>
    </style:style>
    <style:style style:name="P302" style:family="paragraph" style:parent-style-name="Text_20_body">
      <style:text-properties style:font-name="Noto Sans1" officeooo:rsid="01171da2" officeooo:paragraph-rsid="01171da2"/>
    </style:style>
    <style:style style:name="P303" style:family="paragraph" style:parent-style-name="Text_20_body">
      <style:text-properties style:font-name="Noto Sans1" officeooo:rsid="0119040d" officeooo:paragraph-rsid="0119040d"/>
    </style:style>
    <style:style style:name="P304" style:family="paragraph" style:parent-style-name="Text_20_body">
      <style:paragraph-properties style:writing-mode="lr-tb"/>
      <style:text-properties style:font-name="Noto Sans1" officeooo:rsid="011ea067" officeooo:paragraph-rsid="011ea067"/>
    </style:style>
    <style:style style:name="P305" style:family="paragraph" style:parent-style-name="Text_20_body">
      <style:paragraph-properties fo:text-align="start" style:justify-single-word="false" style:writing-mode="lr-tb"/>
      <style:text-properties style:font-name="Noto Sans1" officeooo:rsid="011ea067" officeooo:paragraph-rsid="011ea067"/>
    </style:style>
    <style:style style:name="P306" style:family="paragraph" style:parent-style-name="Text_20_body">
      <style:paragraph-properties fo:text-align="start" style:justify-single-word="false" style:writing-mode="lr-tb"/>
      <style:text-properties style:font-name="Noto Sans1" officeooo:rsid="011ea067" officeooo:paragraph-rsid="012701eb"/>
    </style:style>
    <style:style style:name="P307" style:family="paragraph" style:parent-style-name="Text_20_body">
      <style:text-properties style:font-name="Noto Sans1" officeooo:rsid="011d91f4" officeooo:paragraph-rsid="011d91f4"/>
    </style:style>
    <style:style style:name="P308" style:family="paragraph" style:parent-style-name="Text_20_body">
      <style:text-properties style:font-name="Noto Sans1" officeooo:rsid="011d91f4" officeooo:paragraph-rsid="012701eb"/>
    </style:style>
    <style:style style:name="P309" style:family="paragraph" style:parent-style-name="Text_20_body">
      <style:paragraph-properties fo:text-align="start" style:justify-single-word="false" style:writing-mode="lr-tb"/>
      <style:text-properties style:font-name="Noto Sans1" officeooo:rsid="011d91f4" officeooo:paragraph-rsid="011ea067"/>
    </style:style>
    <style:style style:name="P310" style:family="paragraph" style:parent-style-name="Text_20_body">
      <style:text-properties style:font-name="Noto Sans1" officeooo:rsid="011fd71a" officeooo:paragraph-rsid="011ea067"/>
    </style:style>
    <style:style style:name="P311" style:family="paragraph" style:parent-style-name="Text_20_body">
      <style:text-properties style:font-name="Noto Sans1" officeooo:rsid="011fd71a" officeooo:paragraph-rsid="011fd71a"/>
    </style:style>
    <style:style style:name="P312" style:family="paragraph" style:parent-style-name="Text_20_body">
      <style:text-properties style:font-name="Noto Sans1" officeooo:rsid="0127dbfe" officeooo:paragraph-rsid="012701eb"/>
    </style:style>
    <style:style style:name="P313" style:family="paragraph" style:parent-style-name="Text_20_body">
      <style:text-properties style:font-name="Noto Sans1" officeooo:rsid="0127dbfe" officeooo:paragraph-rsid="0127dbfe"/>
    </style:style>
    <style:style style:name="P314" style:family="paragraph" style:parent-style-name="Text_20_body">
      <style:text-properties style:font-name="Noto Sans1" officeooo:rsid="012c671b" officeooo:paragraph-rsid="012d41ea"/>
    </style:style>
    <style:style style:name="P315" style:family="paragraph" style:parent-style-name="Text_20_body">
      <style:text-properties style:font-name="Noto Sans1" officeooo:rsid="012f3d88" officeooo:paragraph-rsid="012f3d88"/>
    </style:style>
    <style:style style:name="P316" style:family="paragraph" style:parent-style-name="Text_20_body">
      <style:text-properties style:font-name="Noto Sans1" officeooo:rsid="012f3d88" officeooo:paragraph-rsid="0140f9cf"/>
    </style:style>
    <style:style style:name="P317" style:family="paragraph" style:parent-style-name="Table_20_Contents">
      <style:paragraph-properties fo:text-align="justify" style:justify-single-word="false"/>
      <style:text-properties style:font-name="Noto Sans1" officeooo:rsid="012f3d88" officeooo:paragraph-rsid="0140f9cf"/>
    </style:style>
    <style:style style:name="P318" style:family="paragraph" style:parent-style-name="Text_20_body">
      <style:text-properties style:font-name="Noto Sans1" officeooo:rsid="012f3d88" officeooo:paragraph-rsid="0149e023"/>
    </style:style>
    <style:style style:name="P319" style:family="paragraph" style:parent-style-name="Text_20_body">
      <style:text-properties style:font-name="Noto Sans1" officeooo:rsid="012f3d88" officeooo:paragraph-rsid="0141909a"/>
    </style:style>
    <style:style style:name="P320" style:family="paragraph" style:parent-style-name="Text_20_body">
      <style:text-properties style:font-name="Noto Sans1" officeooo:rsid="01405fa2" officeooo:paragraph-rsid="01405fa2"/>
    </style:style>
    <style:style style:name="P321" style:family="paragraph" style:parent-style-name="Text_20_body">
      <style:text-properties style:font-name="Noto Sans1" officeooo:rsid="014590d9" officeooo:paragraph-rsid="014590d9"/>
    </style:style>
    <style:style style:name="P322" style:family="paragraph" style:parent-style-name="Text_20_body">
      <style:text-properties style:font-name="Noto Sans1" officeooo:rsid="01462f62" officeooo:paragraph-rsid="012f3d88"/>
    </style:style>
    <style:style style:name="P323" style:family="paragraph" style:parent-style-name="Text_20_body">
      <style:text-properties style:font-name="Noto Sans1" officeooo:rsid="01462f62" officeooo:paragraph-rsid="01462f62"/>
    </style:style>
    <style:style style:name="P324" style:family="paragraph" style:parent-style-name="Text_20_body">
      <style:text-properties style:font-name="Noto Sans1" officeooo:rsid="0149e023" officeooo:paragraph-rsid="0149e023"/>
    </style:style>
    <style:style style:name="P325" style:family="paragraph" style:parent-style-name="Text_20_body">
      <style:text-properties style:font-name="Noto Sans1" officeooo:rsid="014d7b22" officeooo:paragraph-rsid="014d7b22"/>
    </style:style>
    <style:style style:name="P326" style:family="paragraph" style:parent-style-name="Text_20_body">
      <style:text-properties style:font-name="Noto Sans1" officeooo:paragraph-rsid="016aaeae"/>
    </style:style>
    <style:style style:name="P327" style:family="paragraph" style:parent-style-name="Text_20_body">
      <style:text-properties style:font-name="Noto Sans1" officeooo:rsid="014e56bb" officeooo:paragraph-rsid="014e56bb"/>
    </style:style>
    <style:style style:name="P328" style:family="paragraph" style:parent-style-name="Text_20_body">
      <style:text-properties style:font-name="Noto Sans1" officeooo:rsid="014e56bb" officeooo:paragraph-rsid="014f991e"/>
    </style:style>
    <style:style style:name="P329" style:family="paragraph" style:parent-style-name="Text_20_body">
      <style:text-properties style:font-name="Noto Sans1" officeooo:paragraph-rsid="015a561b"/>
    </style:style>
    <style:style style:name="P330" style:family="paragraph" style:parent-style-name="Text_20_body">
      <style:text-properties style:font-name="Noto Sans1" officeooo:rsid="015a561b" officeooo:paragraph-rsid="015a561b"/>
    </style:style>
    <style:style style:name="P331" style:family="paragraph" style:parent-style-name="Text_20_body">
      <style:text-properties style:font-name="Noto Sans1" officeooo:rsid="015a561b" officeooo:paragraph-rsid="017b0ece"/>
    </style:style>
    <style:style style:name="P332" style:family="paragraph" style:parent-style-name="Text_20_body">
      <style:text-properties style:font-name="Noto Sans1" officeooo:rsid="016aaeae" officeooo:paragraph-rsid="016aaeae"/>
    </style:style>
    <style:style style:name="P333" style:family="paragraph" style:parent-style-name="Text_20_body">
      <style:paragraph-properties fo:text-align="center" style:justify-single-word="false"/>
      <style:text-properties style:font-name="Noto Sans1" officeooo:rsid="016aaeae" officeooo:paragraph-rsid="016aaeae"/>
    </style:style>
    <style:style style:name="P334" style:family="paragraph" style:parent-style-name="Text_20_body">
      <style:paragraph-properties fo:text-align="center" style:justify-single-word="false"/>
      <style:text-properties style:font-name="Noto Sans1" officeooo:rsid="016aaeae" officeooo:paragraph-rsid="0180ebb4"/>
    </style:style>
    <style:style style:name="P335" style:family="paragraph" style:parent-style-name="Text_20_body">
      <style:text-properties style:font-name="Noto Sans1" officeooo:rsid="016aaeae" officeooo:paragraph-rsid="0180ebb4"/>
    </style:style>
    <style:style style:name="P336" style:family="paragraph" style:parent-style-name="Text_20_body">
      <style:paragraph-properties fo:text-align="start" style:justify-single-word="false"/>
      <style:text-properties style:font-name="Noto Sans1" officeooo:rsid="016ea19d" officeooo:paragraph-rsid="016ea19d"/>
    </style:style>
    <style:style style:name="P337" style:family="paragraph" style:parent-style-name="Text_20_body">
      <style:text-properties style:font-name="Noto Sans1" officeooo:rsid="016ea19d" officeooo:paragraph-rsid="016ea19d"/>
    </style:style>
    <style:style style:name="P338" style:family="paragraph" style:parent-style-name="Text_20_body">
      <style:text-properties style:font-name="Noto Sans1" officeooo:rsid="015fe30f" officeooo:paragraph-rsid="015fe30f"/>
    </style:style>
    <style:style style:name="P339" style:family="paragraph" style:parent-style-name="Text_20_body">
      <style:text-properties style:font-name="Noto Sans1" officeooo:rsid="01574507" officeooo:paragraph-rsid="015796c5"/>
    </style:style>
    <style:style style:name="P340" style:family="paragraph" style:parent-style-name="Text_20_body">
      <style:paragraph-properties fo:text-align="center" style:justify-single-word="false"/>
      <style:text-properties style:font-name="Noto Sans1" officeooo:rsid="01574507" officeooo:paragraph-rsid="015796c5"/>
    </style:style>
    <style:style style:name="P341" style:family="paragraph" style:parent-style-name="Text_20_body">
      <style:text-properties style:font-name="Noto Sans1" officeooo:rsid="01574507" officeooo:paragraph-rsid="015866eb"/>
    </style:style>
    <style:style style:name="P342" style:family="paragraph" style:parent-style-name="Text_20_body">
      <style:text-properties style:font-name="Noto Sans1" officeooo:rsid="01574507" officeooo:paragraph-rsid="00e46ab2"/>
    </style:style>
    <style:style style:name="P343" style:family="paragraph" style:parent-style-name="Text_20_body">
      <style:text-properties style:font-name="Noto Sans1" officeooo:rsid="015177f9" officeooo:paragraph-rsid="015177f9"/>
    </style:style>
    <style:style style:name="P344" style:family="paragraph" style:parent-style-name="Text_20_body">
      <style:text-properties style:font-name="Noto Sans1" officeooo:rsid="015177f9" officeooo:paragraph-rsid="017b0ece"/>
    </style:style>
    <style:style style:name="P345" style:family="paragraph" style:parent-style-name="Text_20_body">
      <style:paragraph-properties fo:text-align="justify" style:justify-single-word="false"/>
      <style:text-properties style:font-name="Noto Sans1" officeooo:rsid="015177f9" officeooo:paragraph-rsid="017b0ece"/>
    </style:style>
    <style:style style:name="P346" style:family="paragraph" style:parent-style-name="Text_20_body">
      <style:text-properties style:font-name="Noto Sans1" officeooo:rsid="015244f3" officeooo:paragraph-rsid="015244f3"/>
    </style:style>
    <style:style style:name="P347" style:family="paragraph" style:parent-style-name="Text_20_body">
      <style:text-properties style:font-name="Noto Sans1" officeooo:rsid="015244f3" officeooo:paragraph-rsid="017b0ece"/>
    </style:style>
    <style:style style:name="P348" style:family="paragraph" style:parent-style-name="Text_20_body">
      <style:text-properties style:font-name="Noto Sans1" officeooo:rsid="016fded4" officeooo:paragraph-rsid="016fded4"/>
    </style:style>
    <style:style style:name="P349" style:family="paragraph" style:parent-style-name="Text_20_body">
      <style:text-properties style:font-name="Noto Sans1" officeooo:rsid="015796c5" officeooo:paragraph-rsid="015796c5"/>
    </style:style>
    <style:style style:name="P350" style:family="paragraph" style:parent-style-name="Text_20_body">
      <style:text-properties style:font-name="Noto Sans1" fo:font-style="italic" officeooo:rsid="01543aa3" officeooo:paragraph-rsid="015244f3" style:font-style-asian="italic" style:font-style-complex="italic"/>
    </style:style>
    <style:style style:name="P351" style:family="paragraph" style:parent-style-name="Text_20_body">
      <style:text-properties style:font-name="Noto Sans1" fo:font-style="italic" officeooo:rsid="017b0ece" officeooo:paragraph-rsid="017b0ece" style:font-style-asian="italic" style:font-style-complex="italic"/>
    </style:style>
    <style:style style:name="P352" style:family="paragraph" style:parent-style-name="Text_20_body">
      <style:text-properties style:font-name="Noto Sans1" officeooo:paragraph-rsid="017b0ece"/>
    </style:style>
    <style:style style:name="P353" style:family="paragraph" style:parent-style-name="Text_20_body">
      <style:text-properties style:font-name="Noto Sans1" officeooo:rsid="0089ef65" officeooo:paragraph-rsid="0089ef65"/>
    </style:style>
    <style:style style:name="P354" style:family="paragraph" style:parent-style-name="Text_20_body">
      <style:text-properties style:font-name="Noto Sans1" officeooo:rsid="0180ebb4" officeooo:paragraph-rsid="0180ebb4"/>
    </style:style>
    <style:style style:name="P355" style:family="paragraph" style:parent-style-name="Text_20_body">
      <style:text-properties style:font-name="Noto Sans1" officeooo:rsid="017b0ece" officeooo:paragraph-rsid="017b0ece"/>
    </style:style>
    <style:style style:name="P356" style:family="paragraph" style:parent-style-name="Text_20_body">
      <style:text-properties style:font-name="Noto Sans1" officeooo:rsid="010265cb" officeooo:paragraph-rsid="01843d97"/>
    </style:style>
    <style:style style:name="P357" style:family="paragraph" style:parent-style-name="Table_20_Contents">
      <style:paragraph-properties fo:text-align="start" style:justify-single-word="false"/>
      <style:text-properties fo:color="#999999" loext:opacity="100%" style:font-name="Noto Sans1"/>
    </style:style>
    <style:style style:name="P358" style:family="paragraph" style:parent-style-name="Table_20_Contents">
      <style:paragraph-properties fo:text-align="start" style:justify-single-word="false"/>
      <style:text-properties fo:color="#999999" loext:opacity="100%" style:font-name="Noto Sans1" fo:font-size="11pt" style:font-size-asian="11pt"/>
    </style:style>
    <style:style style:name="P359" style:family="paragraph" style:parent-style-name="Table_20_Contents">
      <style:paragraph-properties fo:text-align="start" style:justify-single-word="false"/>
      <style:text-properties fo:color="#999999" loext:opacity="100%" style:font-name="Noto Sans1" fo:font-size="11pt" officeooo:paragraph-rsid="00aa1f26" style:font-size-asian="11pt"/>
    </style:style>
    <style:style style:name="P360" style:family="paragraph" style:parent-style-name="Text_20_body">
      <style:paragraph-properties fo:text-align="start" style:justify-single-word="false"/>
      <style:text-properties fo:color="#999999" loext:opacity="100%" style:font-name="Noto Sans1" fo:font-size="11pt" officeooo:paragraph-rsid="00aa1f26" style:font-size-asian="11pt"/>
    </style:style>
    <style:style style:name="P361" style:family="paragraph" style:parent-style-name="Table_20_Contents">
      <style:paragraph-properties fo:text-align="start" style:justify-single-word="false"/>
      <style:text-properties fo:color="#999999" loext:opacity="100%" style:font-name="Noto Sans1" officeooo:rsid="00aa1f26" officeooo:paragraph-rsid="00aa1f26"/>
    </style:style>
    <style:style style:name="P362" style:family="paragraph" style:parent-style-name="Table_20_Contents">
      <style:paragraph-properties fo:text-align="justify" style:justify-single-word="false"/>
      <style:text-properties fo:color="#999999" loext:opacity="100%" style:font-name="Noto Sans1" officeooo:paragraph-rsid="00e46ab2"/>
    </style:style>
    <style:style style:name="P363" style:family="paragraph" style:parent-style-name="Table_20_Contents">
      <style:paragraph-properties fo:text-align="justify" style:justify-single-word="false"/>
      <style:text-properties fo:color="#999999" loext:opacity="100%" style:font-name="Noto Sans1" officeooo:paragraph-rsid="00e534b8"/>
    </style:style>
    <style:style style:name="P364" style:family="paragraph" style:parent-style-name="Table_20_Contents">
      <style:paragraph-properties fo:text-align="justify" style:justify-single-word="false"/>
      <style:text-properties fo:color="#999999" loext:opacity="100%" style:font-name="Noto Sans1" officeooo:rsid="00e46ab2" officeooo:paragraph-rsid="00e534b8"/>
    </style:style>
    <style:style style:name="P365" style:family="paragraph" style:parent-style-name="Text_20_body">
      <style:text-properties fo:color="#999999" loext:opacity="100%" style:font-name="Noto Sans1" officeooo:rsid="00777f3d" officeooo:paragraph-rsid="00e534b8"/>
    </style:style>
    <style:style style:name="P366" style:family="paragraph" style:parent-style-name="Table_20_Contents">
      <style:paragraph-properties fo:text-align="justify" style:justify-single-word="false"/>
      <style:text-properties fo:color="#00a933" loext:opacity="100%" style:font-name="Noto Sans1" fo:font-weight="bold" officeooo:rsid="00570746" officeooo:paragraph-rsid="00570746" style:font-weight-asian="bold" style:font-weight-complex="bold"/>
    </style:style>
    <style:style style:name="P367" style:family="paragraph" style:parent-style-name="Table_20_Contents">
      <style:paragraph-properties fo:text-align="justify" style:justify-single-word="false"/>
      <style:text-properties fo:color="#00a933" loext:opacity="100%" style:font-name="Noto Sans1" fo:font-weight="bold" officeooo:rsid="00570746" officeooo:paragraph-rsid="006a5a32" style:font-weight-asian="bold" style:font-weight-complex="bold"/>
    </style:style>
    <style:style style:name="P368" style:family="paragraph" style:parent-style-name="Table_20_Contents">
      <style:paragraph-properties fo:text-align="justify" style:justify-single-word="false"/>
      <style:text-properties fo:color="#00a933" loext:opacity="100%" style:font-name="Noto Sans1" fo:font-weight="bold" officeooo:rsid="00570746" officeooo:paragraph-rsid="0062d5d3" style:font-weight-asian="bold" style:font-weight-complex="bold"/>
    </style:style>
    <style:style style:name="P369" style:family="paragraph" style:parent-style-name="Table_20_Contents">
      <style:paragraph-properties fo:text-align="justify" style:justify-single-word="false"/>
      <style:text-properties fo:color="#00a933" loext:opacity="100%" style:font-name="Noto Sans1" fo:font-weight="bold" officeooo:rsid="00570746" officeooo:paragraph-rsid="007f5893" style:font-weight-asian="bold" style:font-weight-complex="bold"/>
    </style:style>
    <style:style style:name="P370" style:family="paragraph" style:parent-style-name="Table_20_Contents">
      <style:paragraph-properties fo:text-align="justify" style:justify-single-word="false"/>
      <style:text-properties fo:color="#00a933" loext:opacity="100%" style:font-name="Noto Sans1" fo:font-weight="bold" officeooo:rsid="00570746" officeooo:paragraph-rsid="00c9f2c9" style:font-weight-asian="bold" style:font-weight-complex="bold"/>
    </style:style>
    <style:style style:name="P371" style:family="paragraph" style:parent-style-name="Table_20_Contents">
      <style:paragraph-properties fo:text-align="justify" style:justify-single-word="false"/>
      <style:text-properties fo:color="#00a933" loext:opacity="100%" style:font-name="Noto Sans1" fo:font-weight="bold" officeooo:rsid="00570746" officeooo:paragraph-rsid="015512f7" style:font-weight-asian="bold" style:font-weight-complex="bold"/>
    </style:style>
    <style:style style:name="P372" style:family="paragraph" style:parent-style-name="Table_20_Contents">
      <style:paragraph-properties fo:text-align="justify" style:justify-single-word="false"/>
      <style:text-properties fo:color="#00a933" loext:opacity="100%" style:font-name="Noto Sans1" fo:font-weight="bold" officeooo:rsid="00570746" officeooo:paragraph-rsid="017b0ece" style:font-weight-asian="bold" style:font-weight-complex="bold"/>
    </style:style>
    <style:style style:name="P373" style:family="paragraph" style:parent-style-name="Table_20_Contents">
      <style:paragraph-properties fo:text-align="justify" style:justify-single-word="false"/>
      <style:text-properties fo:color="#00a933" loext:opacity="100%" style:font-name="Noto Sans1" fo:font-weight="bold" officeooo:rsid="008216fb" officeooo:paragraph-rsid="008216fb" style:font-weight-asian="bold" style:font-weight-complex="bold"/>
    </style:style>
    <style:style style:name="P374" style:family="paragraph" style:parent-style-name="Table_20_Contents">
      <style:paragraph-properties fo:text-align="justify" style:justify-single-word="false"/>
      <style:text-properties fo:color="#00a933" loext:opacity="100%" style:font-name="Noto Sans1" fo:font-weight="bold" officeooo:rsid="00c9f2c9" officeooo:paragraph-rsid="00c9f2c9" style:font-weight-asian="bold" style:font-weight-complex="bold"/>
    </style:style>
    <style:style style:name="P375" style:family="paragraph" style:parent-style-name="Table_20_Contents">
      <style:paragraph-properties fo:text-align="justify" style:justify-single-word="false"/>
      <style:text-properties fo:color="#00a933" loext:opacity="100%" style:font-name="Noto Sans1" fo:font-weight="bold" officeooo:rsid="00c9f2c9" officeooo:paragraph-rsid="015512f7" style:font-weight-asian="bold" style:font-weight-complex="bold"/>
    </style:style>
    <style:style style:name="P376" style:family="paragraph" style:parent-style-name="Table_20_Contents">
      <style:paragraph-properties fo:text-align="justify" style:justify-single-word="false"/>
      <style:text-properties fo:color="#00a933" loext:opacity="100%" style:font-name="Noto Sans1" fo:font-weight="bold" officeooo:rsid="00c9f2c9" officeooo:paragraph-rsid="017b0ece" style:font-weight-asian="bold" style:font-weight-complex="bold"/>
    </style:style>
    <style:style style:name="P377" style:family="paragraph" style:parent-style-name="Table_20_Contents">
      <style:paragraph-properties fo:text-align="justify" style:justify-single-word="false"/>
      <style:text-properties fo:color="#00a933" loext:opacity="100%" style:font-name="Noto Sans1" fo:font-weight="bold" officeooo:rsid="0118bece" officeooo:paragraph-rsid="0118bece" style:font-weight-asian="bold" style:font-weight-complex="bold"/>
    </style:style>
    <style:style style:name="P378" style:family="paragraph" style:parent-style-name="Table_20_Contents">
      <style:paragraph-properties fo:text-align="justify" style:justify-single-word="false"/>
      <style:text-properties fo:color="#ff0000" loext:opacity="100%" style:font-name="Noto Sans1" fo:font-weight="bold" officeooo:rsid="00570746" officeooo:paragraph-rsid="006a5a32" style:font-weight-asian="bold" style:font-weight-complex="bold"/>
    </style:style>
    <style:style style:name="P379" style:family="paragraph" style:parent-style-name="Table_20_Contents">
      <style:paragraph-properties fo:text-align="justify" style:justify-single-word="false"/>
      <style:text-properties fo:color="#ff0000" loext:opacity="100%" style:font-name="Noto Sans1" fo:font-weight="bold" officeooo:rsid="00570746" officeooo:paragraph-rsid="0062d5d3" style:font-weight-asian="bold" style:font-weight-complex="bold"/>
    </style:style>
    <style:style style:name="P380" style:family="paragraph" style:parent-style-name="Table_20_Contents">
      <style:paragraph-properties fo:text-align="justify" style:justify-single-word="false"/>
      <style:text-properties fo:color="#ff8000" loext:opacity="100%" style:font-name="Noto Sans1" fo:font-weight="bold" officeooo:rsid="00570746" officeooo:paragraph-rsid="008216fb" style:font-weight-asian="bold" style:font-weight-complex="bold"/>
    </style:style>
    <style:style style:name="P381" style:family="paragraph" style:parent-style-name="Table_20_Contents">
      <style:paragraph-properties fo:text-align="justify" style:justify-single-word="false"/>
      <style:text-properties fo:color="#ff8000" loext:opacity="100%" style:font-name="Noto Sans1" fo:font-weight="bold" officeooo:rsid="00570746" officeooo:paragraph-rsid="00a97ab3" style:font-weight-asian="bold" style:font-weight-complex="bold"/>
    </style:style>
    <style:style style:name="P382" style:family="paragraph" style:parent-style-name="Table_20_Contents">
      <style:paragraph-properties fo:text-align="justify" style:justify-single-word="false"/>
      <style:text-properties fo:color="#ff8000" loext:opacity="100%" style:font-name="Noto Sans1" fo:font-weight="bold" officeooo:rsid="00c9f2c9" officeooo:paragraph-rsid="00c9f2c9" style:font-weight-asian="bold" style:font-weight-complex="bold"/>
    </style:style>
    <style:style style:name="P383" style:family="paragraph" style:parent-style-name="Table_20_Contents">
      <style:paragraph-properties fo:text-align="justify" style:justify-single-word="false"/>
      <style:text-properties fo:color="#ff8000" loext:opacity="100%" style:font-name="Noto Sans1" fo:font-weight="bold" officeooo:rsid="00c9f2c9" officeooo:paragraph-rsid="00cb9a86" style:font-weight-asian="bold" style:font-weight-complex="bold"/>
    </style:style>
    <style:style style:name="P384" style:family="paragraph" style:parent-style-name="Table_20_Contents">
      <style:paragraph-properties fo:text-align="justify" style:justify-single-word="false"/>
      <style:text-properties fo:color="#ff8000" loext:opacity="100%" style:font-name="Noto Sans1" fo:font-weight="bold" officeooo:rsid="00c9f2c9" officeooo:paragraph-rsid="015512f7" style:font-weight-asian="bold" style:font-weight-complex="bold"/>
    </style:style>
    <style:style style:name="P385" style:family="paragraph" style:parent-style-name="Table_20_Contents">
      <style:paragraph-properties fo:text-align="justify" style:justify-single-word="false"/>
      <style:text-properties fo:color="#ff8000" loext:opacity="100%" style:font-name="Noto Sans1" fo:font-weight="bold" officeooo:rsid="00c9f2c9" officeooo:paragraph-rsid="017b0ece" style:font-weight-asian="bold" style:font-weight-complex="bold"/>
    </style:style>
    <style:style style:name="P386" style:family="paragraph" style:parent-style-name="Table_20_Contents">
      <style:paragraph-properties fo:text-align="justify" style:justify-single-word="false"/>
      <style:text-properties fo:color="#ff8000" loext:opacity="100%" style:font-name="Noto Sans1" fo:font-weight="bold" officeooo:rsid="00cdde4b" officeooo:paragraph-rsid="00cdde4b" style:font-weight-asian="bold" style:font-weight-complex="bold"/>
    </style:style>
    <style:style style:name="P387" style:family="paragraph" style:parent-style-name="Table_20_Contents">
      <style:paragraph-properties fo:text-align="justify" style:justify-single-word="false"/>
      <style:text-properties fo:color="#ff8000" loext:opacity="100%" style:font-name="Noto Sans1" fo:font-weight="bold" officeooo:rsid="00cfbc05" officeooo:paragraph-rsid="00cfbc05" style:font-weight-asian="bold" style:font-weight-complex="bold"/>
    </style:style>
    <style:style style:name="P388" style:family="paragraph" style:parent-style-name="Table_20_Contents">
      <style:paragraph-properties fo:text-align="justify" style:justify-single-word="false"/>
      <style:text-properties fo:color="#c9211e" loext:opacity="100%" style:font-name="Noto Sans1" fo:font-weight="bold" officeooo:rsid="008216fb" officeooo:paragraph-rsid="008216fb" style:font-weight-asian="bold" style:font-weight-complex="bold"/>
    </style:style>
    <style:style style:name="P389" style:family="paragraph" style:parent-style-name="Table_20_Contents">
      <style:paragraph-properties fo:text-align="start" style:justify-single-word="false"/>
      <style:text-properties fo:color="#c9211e" loext:opacity="100%" style:font-name="Noto Sans1" fo:font-weight="bold" officeooo:rsid="00a97ab3" officeooo:paragraph-rsid="00a97ab3" style:font-weight-asian="bold" style:font-weight-complex="bold"/>
    </style:style>
    <style:style style:name="P390" style:family="paragraph" style:parent-style-name="Table_20_Contents">
      <style:paragraph-properties fo:text-align="justify" style:justify-single-word="false"/>
      <style:text-properties fo:color="#c9211e" loext:opacity="100%" style:font-name="Noto Sans1" fo:font-weight="bold" officeooo:rsid="0119040d" officeooo:paragraph-rsid="0119040d" style:font-weight-asian="bold" style:font-weight-complex="bold"/>
    </style:style>
    <style:style style:name="P391" style:family="paragraph" style:parent-style-name="Table_20_Contents">
      <style:paragraph-properties fo:text-align="justify" style:justify-single-word="false"/>
      <style:text-properties officeooo:rsid="00ad4f9e" officeooo:paragraph-rsid="00ad4f9e"/>
    </style:style>
    <style:style style:name="P392" style:family="paragraph" style:parent-style-name="Table_20_Contents">
      <style:paragraph-properties fo:text-align="justify" style:justify-single-word="false"/>
      <style:text-properties fo:font-weight="bold" officeooo:rsid="00ad4f9e" officeooo:paragraph-rsid="00ad4f9e" style:font-weight-asian="bold" style:font-weight-complex="bold"/>
    </style:style>
    <style:style style:name="P393" style:family="paragraph" style:parent-style-name="Table_20_Contents">
      <style:paragraph-properties fo:text-align="justify" style:justify-single-word="false"/>
      <style:text-properties fo:font-weight="bold" officeooo:rsid="00c2f3dc" officeooo:paragraph-rsid="00c5e222" style:font-weight-asian="bold" style:font-weight-complex="bold"/>
    </style:style>
    <style:style style:name="P394" style:family="paragraph" style:parent-style-name="Table_20_Contents">
      <style:paragraph-properties fo:text-align="justify" style:justify-single-word="false"/>
      <style:text-properties fo:font-weight="bold" officeooo:rsid="00eb3b0d" officeooo:paragraph-rsid="00eb3b0d" style:font-weight-asian="bold" style:font-weight-complex="bold"/>
    </style:style>
    <style:style style:name="P395" style:family="paragraph" style:parent-style-name="Table_20_Contents">
      <style:paragraph-properties fo:text-align="justify" style:justify-single-word="false"/>
      <style:text-properties fo:font-weight="bold" officeooo:rsid="010d9cf4" officeooo:paragraph-rsid="010d9cf4" style:font-weight-asian="bold" style:font-weight-complex="bold"/>
    </style:style>
    <style:style style:name="P396" style:family="paragraph" style:parent-style-name="Text_20_body">
      <style:text-properties officeooo:rsid="00a97ab3" officeooo:paragraph-rsid="00a97ab3"/>
    </style:style>
    <style:style style:name="P397" style:family="paragraph" style:parent-style-name="Text_20_body">
      <style:text-properties officeooo:paragraph-rsid="00c5e222"/>
    </style:style>
    <style:style style:name="P398" style:family="paragraph" style:parent-style-name="Text_20_body">
      <style:text-properties officeooo:rsid="0064ff1d" officeooo:paragraph-rsid="0064ff1d"/>
    </style:style>
    <style:style style:name="P399" style:family="paragraph" style:parent-style-name="Table_20_Contents">
      <style:paragraph-properties fo:text-align="justify" style:justify-single-word="false"/>
      <style:text-properties officeooo:rsid="00c1c193" officeooo:paragraph-rsid="00c5e222"/>
    </style:style>
    <style:style style:name="P400" style:family="paragraph" style:parent-style-name="Text_20_body">
      <style:paragraph-properties fo:text-align="start" style:justify-single-word="false"/>
      <style:text-properties officeooo:rsid="00c1c193" officeooo:paragraph-rsid="00c5e222"/>
    </style:style>
    <style:style style:name="P401" style:family="paragraph" style:parent-style-name="Text_20_body">
      <style:text-properties officeooo:rsid="00c1c193" officeooo:paragraph-rsid="00c5e222"/>
    </style:style>
    <style:style style:name="P402" style:family="paragraph" style:parent-style-name="Table_20_Contents">
      <style:paragraph-properties fo:text-align="justify" style:justify-single-word="false"/>
      <style:text-properties officeooo:rsid="00c2f3dc" officeooo:paragraph-rsid="00c5e222"/>
    </style:style>
    <style:style style:name="P403" style:family="paragraph" style:parent-style-name="Text_20_body">
      <style:text-properties officeooo:rsid="00c2f3dc" officeooo:paragraph-rsid="00c5e222"/>
    </style:style>
    <style:style style:name="P404" style:family="paragraph" style:parent-style-name="Table_20_Contents">
      <style:paragraph-properties fo:text-align="justify" style:justify-single-word="false"/>
      <style:text-properties officeooo:rsid="00c3e45f" officeooo:paragraph-rsid="00c5e222"/>
    </style:style>
    <style:style style:name="P405" style:family="paragraph" style:parent-style-name="Text_20_body">
      <style:paragraph-properties fo:text-align="start" style:justify-single-word="false"/>
      <style:text-properties officeooo:rsid="00c3e45f" officeooo:paragraph-rsid="00c5e222"/>
    </style:style>
    <style:style style:name="P406" style:family="paragraph" style:parent-style-name="Table_20_Contents">
      <style:paragraph-properties fo:text-align="justify" style:justify-single-word="false"/>
      <style:text-properties officeooo:rsid="00c55099" officeooo:paragraph-rsid="00c5e222"/>
    </style:style>
    <style:style style:name="P407" style:family="paragraph" style:parent-style-name="Text_20_body">
      <style:text-properties officeooo:paragraph-rsid="00cdde4b"/>
    </style:style>
    <style:style style:name="P408" style:family="paragraph" style:parent-style-name="Text_20_body">
      <style:text-properties officeooo:rsid="00c25269" officeooo:paragraph-rsid="00c5e222"/>
    </style:style>
    <style:style style:name="P409" style:family="paragraph" style:parent-style-name="Text_20_body">
      <style:paragraph-properties fo:margin-top="0.0398in" fo:margin-bottom="0.0398in" style:contextual-spacing="false"/>
      <style:text-properties officeooo:paragraph-rsid="00334ad6"/>
    </style:style>
    <style:style style:name="P410" style:family="paragraph" style:parent-style-name="Text_20_body">
      <style:text-properties officeooo:paragraph-rsid="00c67b91"/>
    </style:style>
    <style:style style:name="P411" style:family="paragraph" style:parent-style-name="Text_20_body">
      <style:text-properties officeooo:rsid="00c819c7" officeooo:paragraph-rsid="00c819c7"/>
    </style:style>
    <style:style style:name="P412" style:family="paragraph" style:parent-style-name="Text_20_body">
      <style:text-properties officeooo:rsid="00c9f2c9" officeooo:paragraph-rsid="00c9f2c9"/>
    </style:style>
    <style:style style:name="P413" style:family="paragraph" style:parent-style-name="Title">
      <style:text-properties officeooo:rsid="00b4e829" officeooo:paragraph-rsid="00b4e829"/>
    </style:style>
    <style:style style:name="P414" style:family="paragraph" style:parent-style-name="Text_20_body">
      <style:text-properties officeooo:rsid="00dcf008" officeooo:paragraph-rsid="00dcf008"/>
    </style:style>
    <style:style style:name="P415" style:family="paragraph" style:parent-style-name="Table_20_Contents">
      <style:paragraph-properties fo:text-align="justify" style:justify-single-word="false"/>
      <style:text-properties style:use-window-font-color="true" loext:opacity="0%" style:font-name="Noto Sans1" officeooo:rsid="00e46ab2" officeooo:paragraph-rsid="00e46ab2"/>
    </style:style>
    <style:style style:name="P416" style:family="paragraph" style:parent-style-name="Table_20_Contents">
      <style:paragraph-properties fo:text-align="justify" style:justify-single-word="false"/>
      <style:text-properties style:use-window-font-color="true" loext:opacity="0%" style:font-name="Noto Sans1" officeooo:paragraph-rsid="00e534b8"/>
    </style:style>
    <style:style style:name="P417" style:family="paragraph" style:parent-style-name="Table_20_Contents">
      <style:paragraph-properties fo:text-align="justify" style:justify-single-word="false"/>
      <style:text-properties fo:font-style="italic" fo:font-weight="bold" officeooo:rsid="00c1c193" officeooo:paragraph-rsid="00c5e222" style:font-style-asian="italic" style:font-weight-asian="bold" style:font-style-complex="italic" style:font-weight-complex="bold"/>
    </style:style>
    <style:style style:name="P418" style:family="paragraph" style:parent-style-name="Table_20_Contents">
      <style:paragraph-properties fo:text-align="justify" style:justify-single-word="false"/>
      <style:text-properties fo:font-style="italic" fo:font-weight="bold" officeooo:rsid="00c3e45f" officeooo:paragraph-rsid="00c5e222" style:font-style-asian="italic" style:font-weight-asian="bold" style:font-style-complex="italic" style:font-weight-complex="bold"/>
    </style:style>
    <style:style style:name="P419" style:family="paragraph" style:parent-style-name="Text_20_body">
      <style:paragraph-properties fo:text-align="center" style:justify-single-word="false"/>
      <style:text-properties fo:font-style="italic" fo:font-weight="bold" officeooo:rsid="0127dbfe" officeooo:paragraph-rsid="0127dbfe" style:font-style-asian="italic" style:font-weight-asian="bold" style:font-style-complex="italic" style:font-weight-complex="bold"/>
    </style:style>
    <style:style style:name="P420" style:family="paragraph" style:parent-style-name="Table_20_Contents">
      <style:paragraph-properties fo:text-align="justify" style:justify-single-word="false"/>
      <style:text-properties fo:font-style="italic" officeooo:rsid="00eb3b0d" officeooo:paragraph-rsid="00eb3b0d" style:font-style-asian="italic" style:font-style-complex="italic"/>
    </style:style>
    <style:style style:name="P421" style:family="paragraph" style:parent-style-name="Text_20_body">
      <style:paragraph-properties fo:text-align="start" style:justify-single-word="false"/>
      <style:text-properties fo:font-style="italic" officeooo:rsid="0127dbfe" officeooo:paragraph-rsid="0127dbfe" style:font-style-asian="italic" style:font-style-complex="italic"/>
    </style:style>
    <style:style style:name="P422" style:family="paragraph" style:parent-style-name="Text_20_body">
      <style:paragraph-properties fo:text-align="center" style:justify-single-word="false"/>
      <style:text-properties fo:font-style="italic" officeooo:paragraph-rsid="017b0ece" style:font-style-asian="italic" style:font-style-complex="italic"/>
    </style:style>
    <style:style style:name="P423" style:family="paragraph" style:parent-style-name="Text_20_body">
      <style:paragraph-properties fo:text-align="center" style:justify-single-word="false"/>
      <style:text-properties fo:font-style="italic" officeooo:paragraph-rsid="015177f9" style:font-style-asian="italic" style:font-style-complex="italic"/>
    </style:style>
    <style:style style:name="P424" style:family="paragraph" style:parent-style-name="Table_20_Contents">
      <style:paragraph-properties fo:text-align="justify" style:justify-single-word="false"/>
      <style:text-properties fo:font-style="italic" fo:font-weight="normal" officeooo:rsid="010d9cf4" officeooo:paragraph-rsid="010d9cf4" style:font-style-asian="italic" style:font-weight-asian="normal" style:font-style-complex="italic" style:font-weight-complex="normal"/>
    </style:style>
    <style:style style:name="P425" style:family="paragraph" style:parent-style-name="Table_20_Contents">
      <style:paragraph-properties fo:text-align="justify" style:justify-single-word="false"/>
      <style:text-properties fo:font-style="italic" fo:font-weight="normal" style:font-style-asian="italic" style:font-weight-asian="normal" style:font-style-complex="italic" style:font-weight-complex="normal"/>
    </style:style>
    <style:style style:name="P426" style:family="paragraph" style:parent-style-name="Text_20_body">
      <style:text-properties officeooo:rsid="00e452c8" officeooo:paragraph-rsid="00e452c8"/>
    </style:style>
    <style:style style:name="P427" style:family="paragraph" style:parent-style-name="Text_20_body">
      <style:text-properties officeooo:rsid="00e46ab2" officeooo:paragraph-rsid="00e46ab2"/>
    </style:style>
    <style:style style:name="P428" style:family="paragraph" style:parent-style-name="Text_20_body">
      <style:text-properties officeooo:rsid="00e534b8" officeooo:paragraph-rsid="00e534b8"/>
    </style:style>
    <style:style style:name="P429" style:family="paragraph" style:parent-style-name="Text_20_body">
      <style:text-properties officeooo:paragraph-rsid="00e534b8"/>
    </style:style>
    <style:style style:name="P430" style:family="paragraph" style:parent-style-name="Text_20_body">
      <style:paragraph-properties fo:text-align="center" style:justify-single-word="false"/>
      <style:text-properties officeooo:rsid="00c1c193" officeooo:paragraph-rsid="00c5e222" fo:background-color="transparent"/>
    </style:style>
    <style:style style:name="P431" style:family="paragraph" style:parent-style-name="Text_20_body">
      <style:paragraph-properties fo:text-align="center" style:justify-single-word="false"/>
      <style:text-properties officeooo:rsid="00e46ab2" officeooo:paragraph-rsid="00e46ab2" fo:background-color="transparent"/>
    </style:style>
    <style:style style:name="P432" style:family="paragraph" style:parent-style-name="Text_20_body">
      <style:text-properties officeooo:paragraph-rsid="00ea5813"/>
    </style:style>
    <style:style style:name="P433" style:family="paragraph" style:parent-style-name="Text_20_body">
      <style:text-properties officeooo:rsid="00ea5813" officeooo:paragraph-rsid="00ea5813"/>
    </style:style>
    <style:style style:name="P434" style:family="paragraph" style:parent-style-name="Table_20_Contents">
      <style:paragraph-properties fo:text-align="justify" style:justify-single-word="false"/>
      <style:text-properties officeooo:rsid="00ea5813" officeooo:paragraph-rsid="00ea5813"/>
    </style:style>
    <style:style style:name="P435" style:family="paragraph" style:parent-style-name="Table_20_Contents">
      <style:paragraph-properties fo:text-align="start" style:justify-single-word="false"/>
      <style:text-properties officeooo:rsid="00ea5813" officeooo:paragraph-rsid="00ea5813"/>
    </style:style>
    <style:style style:name="P436" style:family="paragraph" style:parent-style-name="Text_20_body">
      <style:text-properties officeooo:rsid="00ea5813" officeooo:paragraph-rsid="00ecd7db"/>
    </style:style>
    <style:style style:name="P437" style:family="paragraph" style:parent-style-name="Text_20_body">
      <style:text-properties officeooo:rsid="00ea5813" officeooo:paragraph-rsid="0110aeb0"/>
    </style:style>
    <style:style style:name="P438" style:family="paragraph" style:parent-style-name="Text_20_body">
      <style:text-properties officeooo:rsid="00ecd7db" officeooo:paragraph-rsid="00ecd7db"/>
    </style:style>
    <style:style style:name="P439" style:family="paragraph" style:parent-style-name="Standard">
      <style:text-properties officeooo:rsid="00eb3b0d" officeooo:paragraph-rsid="00eb3b0d"/>
    </style:style>
    <style:style style:name="P440" style:family="paragraph" style:parent-style-name="Text_20_body">
      <style:text-properties officeooo:rsid="00eb3b0d" officeooo:paragraph-rsid="00eb3b0d"/>
    </style:style>
    <style:style style:name="P441" style:family="paragraph" style:parent-style-name="Table_20_Contents">
      <style:paragraph-properties fo:text-align="justify" style:justify-single-word="false"/>
      <style:text-properties officeooo:rsid="00eb3b0d" officeooo:paragraph-rsid="00eb3b0d"/>
    </style:style>
    <style:style style:name="P442" style:family="paragraph" style:parent-style-name="Table_20_Contents">
      <style:paragraph-properties fo:text-align="justify" style:justify-single-word="false"/>
      <style:text-properties officeooo:rsid="00eb3b0d" officeooo:paragraph-rsid="00fce66f"/>
    </style:style>
    <style:style style:name="P443" style:family="paragraph" style:parent-style-name="Text_20_body">
      <style:text-properties officeooo:rsid="00eb3b0d" officeooo:paragraph-rsid="00ecd7db"/>
    </style:style>
    <style:style style:name="P444" style:family="paragraph" style:parent-style-name="Table_20_Contents">
      <style:paragraph-properties fo:text-align="justify" style:justify-single-word="false"/>
      <style:text-properties fo:color="#808080" loext:opacity="100%" officeooo:rsid="00ea5813" officeooo:paragraph-rsid="00ea5813"/>
    </style:style>
    <style:style style:name="P445" style:family="paragraph" style:parent-style-name="Table_20_Contents">
      <style:paragraph-properties fo:text-align="start" style:justify-single-word="false"/>
      <style:text-properties fo:color="#808080" loext:opacity="100%" officeooo:rsid="00ea5813" officeooo:paragraph-rsid="00ea5813"/>
    </style:style>
    <style:style style:name="P446" style:family="paragraph" style:parent-style-name="Table_20_Contents">
      <style:paragraph-properties fo:text-align="start" style:justify-single-word="false"/>
      <style:text-properties fo:color="#808080" loext:opacity="100%" officeooo:rsid="00fbde16" officeooo:paragraph-rsid="00fbde16"/>
    </style:style>
    <style:style style:name="P447" style:family="paragraph" style:parent-style-name="Table_20_Contents">
      <style:paragraph-properties fo:text-align="justify" style:justify-single-word="false"/>
      <style:text-properties fo:color="#808080" loext:opacity="100%" style:font-name="Noto Sans1"/>
    </style:style>
    <style:style style:name="P448" style:family="paragraph" style:parent-style-name="Table_20_Contents">
      <style:paragraph-properties fo:text-align="justify" style:justify-single-word="false"/>
      <style:text-properties fo:color="#808080" loext:opacity="100%" style:font-name="Noto Sans1" officeooo:paragraph-rsid="0127dbfe"/>
    </style:style>
    <style:style style:name="P449" style:family="paragraph" style:parent-style-name="Table_20_Contents">
      <style:paragraph-properties fo:text-align="justify" style:justify-single-word="false"/>
      <style:text-properties fo:color="#808080" loext:opacity="100%" style:font-name="Noto Sans1" officeooo:rsid="012f3d88" officeooo:paragraph-rsid="012f3d88"/>
    </style:style>
    <style:style style:name="P450" style:family="paragraph" style:parent-style-name="Table_20_Contents">
      <style:paragraph-properties fo:text-align="justify" style:justify-single-word="false"/>
      <style:text-properties fo:color="#808080" loext:opacity="100%"/>
    </style:style>
    <style:style style:name="P451" style:family="paragraph" style:parent-style-name="Text_20_body">
      <style:paragraph-properties fo:text-align="start" style:justify-single-word="false"/>
      <style:text-properties officeooo:rsid="00ebf730" officeooo:paragraph-rsid="00ebf730"/>
    </style:style>
    <style:style style:name="P452" style:family="paragraph" style:parent-style-name="Text_20_body">
      <style:text-properties officeooo:rsid="00edf1e5" officeooo:paragraph-rsid="00edf1e5"/>
    </style:style>
    <style:style style:name="P453" style:family="paragraph" style:parent-style-name="Text_20_body">
      <style:text-properties officeooo:paragraph-rsid="00f1d8aa"/>
    </style:style>
    <style:style style:name="P454" style:family="paragraph" style:parent-style-name="Text_20_body">
      <style:text-properties fo:font-style="normal" officeooo:rsid="00f3133a" officeooo:paragraph-rsid="00f652ab" style:font-style-asian="normal" style:font-style-complex="normal"/>
    </style:style>
    <style:style style:name="P455" style:family="paragraph" style:parent-style-name="Text_20_body">
      <style:text-properties fo:font-style="normal" officeooo:rsid="00f3133a" officeooo:paragraph-rsid="01057dfe" style:font-style-asian="normal" style:font-style-complex="normal"/>
    </style:style>
    <style:style style:name="P456" style:family="paragraph" style:parent-style-name="Standard">
      <style:paragraph-properties fo:margin-left="0in" fo:margin-right="0in" style:line-height-at-least="0.2083in" fo:text-indent="0in" style:auto-text-indent="false"/>
    </style:style>
    <style:style style:name="P457" style:family="paragraph" style:parent-style-name="Text_20_body">
      <style:text-properties officeooo:rsid="010d52a8" officeooo:paragraph-rsid="010d52a8"/>
    </style:style>
    <style:style style:name="P458" style:family="paragraph" style:parent-style-name="Table_20_Contents">
      <style:paragraph-properties fo:text-align="justify" style:justify-single-word="false"/>
      <style:text-properties officeooo:rsid="010d9cf4" officeooo:paragraph-rsid="010d9cf4"/>
    </style:style>
    <style:style style:name="P459" style:family="paragraph" style:parent-style-name="Table_20_Contents">
      <style:paragraph-properties fo:text-align="justify" style:justify-single-word="false"/>
      <style:text-properties officeooo:rsid="010d9cf4" officeooo:paragraph-rsid="011a5dd0"/>
    </style:style>
    <style:style style:name="P460" style:family="paragraph" style:parent-style-name="Text_20_body">
      <style:text-properties officeooo:rsid="010d9cf4" officeooo:paragraph-rsid="010d9cf4"/>
    </style:style>
    <style:style style:name="P461" style:family="paragraph" style:parent-style-name="Table_20_Contents">
      <style:paragraph-properties fo:text-align="justify" style:justify-single-word="false"/>
      <style:text-properties officeooo:rsid="01123b13" officeooo:paragraph-rsid="01123b13"/>
    </style:style>
    <style:style style:name="P462" style:family="paragraph" style:parent-style-name="Text_20_body">
      <style:text-properties officeooo:rsid="01123b13" officeooo:paragraph-rsid="01123b13"/>
    </style:style>
    <style:style style:name="P463" style:family="paragraph" style:parent-style-name="Text_20_body">
      <style:text-properties officeooo:rsid="0114a7dd" officeooo:paragraph-rsid="0114a7dd"/>
    </style:style>
    <style:style style:name="P464" style:family="paragraph" style:parent-style-name="Text_20_body">
      <style:text-properties officeooo:rsid="011d91f4" officeooo:paragraph-rsid="011d91f4"/>
    </style:style>
    <style:style style:name="P465" style:family="paragraph" style:parent-style-name="Text_20_body">
      <style:text-properties officeooo:rsid="011d91f4" officeooo:paragraph-rsid="012701eb"/>
    </style:style>
    <style:style style:name="P466" style:family="paragraph" style:parent-style-name="Table_20_Contents">
      <style:paragraph-properties fo:text-align="justify" style:justify-single-word="false"/>
      <style:text-properties officeooo:rsid="011fd71a" officeooo:paragraph-rsid="011fd71a"/>
    </style:style>
    <style:style style:name="P467" style:family="paragraph" style:parent-style-name="Text_20_body">
      <style:text-properties officeooo:rsid="011ea067" officeooo:paragraph-rsid="011ea067"/>
    </style:style>
    <style:style style:name="P468" style:family="paragraph" style:parent-style-name="Text_20_body">
      <style:paragraph-properties fo:text-align="start" style:justify-single-word="false" style:writing-mode="lr-tb"/>
      <style:text-properties officeooo:rsid="011ea067" officeooo:paragraph-rsid="011ea067"/>
    </style:style>
    <style:style style:name="P469" style:family="paragraph" style:parent-style-name="Text_20_body">
      <style:paragraph-properties fo:text-align="start" style:justify-single-word="false" style:writing-mode="lr-tb"/>
      <style:text-properties officeooo:rsid="011ea067" officeooo:paragraph-rsid="012701eb"/>
    </style:style>
    <style:style style:name="P470" style:family="paragraph" style:parent-style-name="Text_20_body">
      <style:text-properties officeooo:rsid="0127dbfe" officeooo:paragraph-rsid="0127dbfe"/>
    </style:style>
    <style:style style:name="P471" style:family="paragraph" style:parent-style-name="Text_20_body">
      <style:text-properties fo:font-weight="normal" officeooo:rsid="0127dbfe" officeooo:paragraph-rsid="0127dbfe" style:font-weight-asian="normal" style:font-weight-complex="normal"/>
    </style:style>
    <style:style style:name="P472" style:family="paragraph" style:parent-style-name="Text_20_body">
      <style:text-properties officeooo:rsid="012f3d88" officeooo:paragraph-rsid="012f3d88"/>
    </style:style>
    <style:style style:name="P473" style:family="paragraph" style:parent-style-name="Text_20_body">
      <style:text-properties officeooo:rsid="012f3d88" officeooo:paragraph-rsid="0140f9cf"/>
    </style:style>
    <style:style style:name="P474" style:family="paragraph" style:parent-style-name="Table_20_Contents">
      <style:text-properties officeooo:paragraph-rsid="0140f9cf"/>
    </style:style>
    <style:style style:name="P475" style:family="paragraph" style:parent-style-name="Table_20_Contents">
      <style:text-properties officeooo:paragraph-rsid="0141909a"/>
    </style:style>
    <style:style style:name="P476" style:family="paragraph" style:parent-style-name="Text_20_body">
      <style:text-properties officeooo:rsid="0132f694" officeooo:paragraph-rsid="0132f694"/>
    </style:style>
    <style:style style:name="P477" style:family="paragraph" style:parent-style-name="Text_20_body">
      <style:text-properties officeooo:rsid="01354710" officeooo:paragraph-rsid="01354710"/>
    </style:style>
    <style:style style:name="P478" style:family="paragraph" style:parent-style-name="Text_20_body">
      <style:text-properties officeooo:paragraph-rsid="01405fa2"/>
    </style:style>
    <style:style style:name="P479" style:family="paragraph" style:parent-style-name="Text_20_body">
      <style:text-properties officeooo:rsid="01405fa2" officeooo:paragraph-rsid="01405fa2"/>
    </style:style>
    <style:style style:name="P480" style:family="paragraph" style:parent-style-name="Text_20_body">
      <style:text-properties officeooo:rsid="0141909a" officeooo:paragraph-rsid="0141909a"/>
    </style:style>
    <style:style style:name="P481" style:family="paragraph" style:parent-style-name="Text_20_body">
      <style:text-properties officeooo:paragraph-rsid="014590d9"/>
    </style:style>
    <style:style style:name="P482" style:family="paragraph" style:parent-style-name="Text_20_body">
      <style:text-properties officeooo:rsid="01462f62" officeooo:paragraph-rsid="012f3d88"/>
    </style:style>
    <style:style style:name="P483" style:family="paragraph" style:parent-style-name="Text_20_body">
      <style:text-properties officeooo:rsid="01475b2b" officeooo:paragraph-rsid="01475b2b"/>
    </style:style>
    <style:style style:name="P484" style:family="paragraph" style:parent-style-name="Table_20_Contents">
      <style:text-properties officeooo:paragraph-rsid="0149e023"/>
    </style:style>
    <style:style style:name="P485" style:family="paragraph" style:parent-style-name="Text_20_body">
      <style:text-properties officeooo:rsid="0149e023" officeooo:paragraph-rsid="0149e023"/>
    </style:style>
    <style:style style:name="P486" style:family="paragraph" style:parent-style-name="Text_20_body">
      <style:text-properties officeooo:rsid="014c8b07" officeooo:paragraph-rsid="014c8b07"/>
    </style:style>
    <style:style style:name="P487" style:family="paragraph" style:parent-style-name="Text_20_body">
      <style:paragraph-properties fo:text-align="center" style:justify-single-word="false"/>
      <style:text-properties officeooo:paragraph-rsid="014c8b07"/>
    </style:style>
    <style:style style:name="P488" style:family="paragraph" style:parent-style-name="Text_20_body">
      <style:text-properties officeooo:rsid="014d7b22" officeooo:paragraph-rsid="014d7b22"/>
    </style:style>
    <style:style style:name="P489" style:family="paragraph" style:parent-style-name="Text_20_body">
      <style:text-properties officeooo:rsid="014e56bb" officeooo:paragraph-rsid="014e56bb"/>
    </style:style>
    <style:style style:name="P490" style:family="paragraph" style:parent-style-name="Text_20_body">
      <style:text-properties officeooo:rsid="014e56bb" officeooo:paragraph-rsid="014f991e"/>
    </style:style>
    <style:style style:name="P491" style:family="paragraph" style:parent-style-name="Text_20_body">
      <style:text-properties officeooo:rsid="015177f9" officeooo:paragraph-rsid="015177f9"/>
    </style:style>
    <style:style style:name="P492" style:family="paragraph" style:parent-style-name="Text_20_body">
      <style:text-properties officeooo:rsid="015177f9" officeooo:paragraph-rsid="017b0ece"/>
    </style:style>
    <style:style style:name="P493" style:family="paragraph" style:parent-style-name="Text_20_body">
      <style:text-properties officeooo:rsid="015244f3" officeooo:paragraph-rsid="015244f3"/>
    </style:style>
    <style:style style:name="P494" style:family="paragraph" style:parent-style-name="Text_20_body">
      <style:text-properties officeooo:rsid="015244f3" officeooo:paragraph-rsid="017b0ece"/>
    </style:style>
    <style:style style:name="P495" style:family="paragraph" style:parent-style-name="Text_20_body">
      <style:paragraph-properties fo:break-before="page"/>
      <style:text-properties officeooo:rsid="015244f3" officeooo:paragraph-rsid="017b0ece"/>
    </style:style>
    <style:style style:name="P496" style:family="paragraph" style:parent-style-name="Text_20_body">
      <style:text-properties officeooo:rsid="01574507" officeooo:paragraph-rsid="015796c5"/>
    </style:style>
    <style:style style:name="P497" style:family="paragraph" style:parent-style-name="Text_20_body">
      <style:text-properties officeooo:rsid="01574507" officeooo:paragraph-rsid="015866eb"/>
    </style:style>
    <style:style style:name="P498" style:family="paragraph" style:parent-style-name="Text_20_body">
      <style:text-properties officeooo:paragraph-rsid="015866eb"/>
    </style:style>
    <style:style style:name="P499" style:family="paragraph" style:parent-style-name="Text_20_body">
      <style:text-properties officeooo:paragraph-rsid="015fe30f"/>
    </style:style>
    <style:style style:name="P500" style:family="paragraph" style:parent-style-name="Text_20_body">
      <style:text-properties officeooo:rsid="016aaeae" officeooo:paragraph-rsid="016aaeae"/>
    </style:style>
    <style:style style:name="P501" style:family="paragraph" style:parent-style-name="Text_20_body">
      <style:text-properties officeooo:rsid="016aaeae" officeooo:paragraph-rsid="0180ebb4"/>
    </style:style>
    <style:style style:name="P502" style:family="paragraph" style:parent-style-name="Text_20_body">
      <style:text-properties officeooo:paragraph-rsid="016fded4"/>
    </style:style>
    <style:style style:name="P503" style:family="paragraph" style:parent-style-name="Text_20_body">
      <style:text-properties officeooo:rsid="016fded4" officeooo:paragraph-rsid="016fded4"/>
    </style:style>
    <style:style style:name="P504" style:family="paragraph" style:parent-style-name="Text_20_body">
      <style:text-properties officeooo:paragraph-rsid="017cd916"/>
    </style:style>
    <style:style style:name="P505" style:family="paragraph" style:parent-style-name="Text_20_body">
      <style:text-properties officeooo:rsid="017b0ece" officeooo:paragraph-rsid="017b0ece"/>
    </style:style>
    <style:style style:name="P506" style:family="paragraph" style:parent-style-name="Contents_20_1">
      <style:paragraph-properties>
        <style:tab-stops>
          <style:tab-stop style:position="6.9252in" style:type="right" style:leader-style="dotted" style:leader-text="."/>
        </style:tab-stops>
      </style:paragraph-properties>
    </style:style>
    <style:style style:name="P507" style:family="paragraph" style:parent-style-name="Contents_20_2">
      <style:paragraph-properties>
        <style:tab-stops>
          <style:tab-stop style:position="6.7283in" style:type="right" style:leader-style="dotted" style:leader-text="."/>
        </style:tab-stops>
      </style:paragraph-properties>
    </style:style>
    <style:style style:name="P508" style:family="paragraph" style:parent-style-name="Contents_20_3">
      <style:paragraph-properties>
        <style:tab-stops>
          <style:tab-stop style:position="6.5311in" style:type="right" style:leader-style="dotted" style:leader-text="."/>
        </style:tab-stops>
      </style:paragraph-properties>
    </style:style>
    <style:style style:name="P509" style:family="paragraph" style:parent-style-name="Contents_20_4">
      <style:paragraph-properties>
        <style:tab-stops>
          <style:tab-stop style:position="6.3346in" style:type="right" style:leader-style="dotted" style:leader-text="."/>
        </style:tab-stops>
      </style:paragraph-properties>
    </style:style>
    <style:style style:name="P510" style:family="paragraph" style:parent-style-name="Contents_20_5">
      <style:paragraph-properties>
        <style:tab-stops>
          <style:tab-stop style:position="6.1374in" style:type="right" style:leader-style="dotted" style:leader-text="."/>
        </style:tab-stops>
      </style:paragraph-properties>
    </style:style>
    <style:style style:name="P511" style:family="paragraph" style:parent-style-name="Contents_20_6">
      <style:paragraph-properties>
        <style:tab-stops>
          <style:tab-stop style:position="5.9409in" style:type="right" style:leader-style="dotted" style:leader-text="."/>
        </style:tab-stops>
      </style:paragraph-properties>
    </style:style>
    <style:style style:name="P512" style:family="paragraph" style:parent-style-name="Contents_20_Heading">
      <style:paragraph-properties fo:break-before="page"/>
    </style:style>
    <style:style style:name="P513" style:family="paragraph" style:parent-style-name="Heading_20_1">
      <style:paragraph-properties fo:break-before="page"/>
      <style:text-properties style:font-name="Noto Sans1" officeooo:rsid="00351640" officeooo:paragraph-rsid="00351640"/>
    </style:style>
    <style:style style:name="P514" style:family="paragraph" style:parent-style-name="Heading_20_1">
      <style:paragraph-properties fo:break-before="page"/>
      <style:text-properties style:font-name="Noto Sans1" officeooo:rsid="00b82c88" officeooo:paragraph-rsid="00b82c88"/>
    </style:style>
    <style:style style:name="P515" style:family="paragraph" style:parent-style-name="Heading_20_1">
      <style:paragraph-properties fo:break-before="page"/>
      <style:text-properties style:font-name="Noto Sans1" officeooo:rsid="00ea5813" officeooo:paragraph-rsid="00ea5813"/>
    </style:style>
    <style:style style:name="P516" style:family="paragraph" style:parent-style-name="Heading_20_1">
      <style:text-properties style:font-name="Noto Sans1" officeooo:rsid="01405fa2" officeooo:paragraph-rsid="01405fa2"/>
    </style:style>
    <style:style style:name="P517" style:family="paragraph" style:parent-style-name="Heading_20_1">
      <style:text-properties officeooo:rsid="0044f2cd" officeooo:paragraph-rsid="004fe03c"/>
    </style:style>
    <style:style style:name="P518" style:family="paragraph" style:parent-style-name="Heading_20_2">
      <style:text-properties style:font-name="Noto Sans1" officeooo:rsid="007c7862" officeooo:paragraph-rsid="007c7862"/>
    </style:style>
    <style:style style:name="P519" style:family="paragraph" style:parent-style-name="Heading_20_2">
      <style:text-properties style:font-name="Noto Sans1" officeooo:rsid="00545e06" officeooo:paragraph-rsid="00545e06"/>
    </style:style>
    <style:style style:name="P520" style:family="paragraph" style:parent-style-name="Heading_20_2">
      <style:text-properties style:font-name="Noto Sans1" officeooo:rsid="00545e06" officeooo:paragraph-rsid="010ea6cb"/>
    </style:style>
    <style:style style:name="P521" style:family="paragraph" style:parent-style-name="Heading_20_2">
      <style:paragraph-properties fo:break-before="page"/>
      <style:text-properties style:font-name="Noto Sans1" officeooo:rsid="010d9cf4" officeooo:paragraph-rsid="010d9cf4"/>
    </style:style>
    <style:style style:name="P522" style:family="paragraph" style:parent-style-name="Heading_20_2">
      <style:paragraph-properties fo:break-before="page"/>
      <style:text-properties style:font-name="Noto Sans1" officeooo:rsid="00e534b8" officeooo:paragraph-rsid="00e534b8"/>
    </style:style>
    <style:style style:name="P523" style:family="paragraph" style:parent-style-name="Heading_20_2">
      <style:text-properties style:font-name="Noto Sans1" officeooo:rsid="004fe03c" officeooo:paragraph-rsid="004fe03c"/>
    </style:style>
    <style:style style:name="P524" style:family="paragraph" style:parent-style-name="Heading_20_2">
      <style:text-properties style:font-name="Noto Sans1" officeooo:rsid="004fe03c" officeooo:paragraph-rsid="004ffd8a"/>
    </style:style>
    <style:style style:name="P525" style:family="paragraph" style:parent-style-name="Heading_20_2">
      <style:text-properties style:font-name="Noto Sans1" officeooo:rsid="015fe30f" officeooo:paragraph-rsid="015fe30f"/>
    </style:style>
    <style:style style:name="P526" style:family="paragraph" style:parent-style-name="Heading_20_2">
      <style:text-properties style:font-name="Noto Sans1" officeooo:rsid="004ffd8a" officeooo:paragraph-rsid="004ffd8a"/>
    </style:style>
    <style:style style:name="P527" style:family="paragraph" style:parent-style-name="Heading_20_2">
      <style:text-properties style:font-name="Noto Sans1" officeooo:rsid="004ffd8a" officeooo:paragraph-rsid="00e534b8"/>
    </style:style>
    <style:style style:name="P528" style:family="paragraph" style:parent-style-name="Heading_20_2">
      <style:paragraph-properties fo:break-before="page"/>
      <style:text-properties style:font-name="Noto Sans1" officeooo:rsid="004ffd8a" officeooo:paragraph-rsid="00ea0e9c"/>
    </style:style>
    <style:style style:name="P529" style:family="paragraph" style:parent-style-name="Heading_20_2">
      <style:paragraph-properties fo:break-before="page"/>
      <style:text-properties style:font-name="Noto Sans1" officeooo:paragraph-rsid="00e534b8"/>
    </style:style>
    <style:style style:name="P530" style:family="paragraph" style:parent-style-name="Heading_20_2">
      <style:text-properties style:font-name="Noto Sans1" officeooo:rsid="00ea5813" officeooo:paragraph-rsid="00ea5813"/>
    </style:style>
    <style:style style:name="P531" style:family="paragraph" style:parent-style-name="Heading_20_2">
      <style:paragraph-properties fo:break-before="page"/>
      <style:text-properties style:font-name="Noto Sans1" officeooo:rsid="00ea5813" officeooo:paragraph-rsid="00ea5813"/>
    </style:style>
    <style:style style:name="P532" style:family="paragraph" style:parent-style-name="Heading_20_2">
      <style:text-properties style:font-name="Noto Sans1" officeooo:rsid="003957de" officeooo:paragraph-rsid="003957de"/>
    </style:style>
    <style:style style:name="P533" style:family="paragraph" style:parent-style-name="Heading_20_2">
      <style:text-properties style:font-name="Noto Sans1" officeooo:rsid="00397033" officeooo:paragraph-rsid="00397033"/>
    </style:style>
    <style:style style:name="P534" style:family="paragraph" style:parent-style-name="Heading_20_2">
      <style:paragraph-properties fo:break-before="page"/>
      <style:text-properties style:font-name="Noto Sans1" officeooo:rsid="00397033" officeooo:paragraph-rsid="00397033"/>
    </style:style>
    <style:style style:name="P535" style:family="paragraph" style:parent-style-name="Heading_20_2">
      <style:text-properties style:font-name="Noto Sans1" officeooo:rsid="00397033" officeooo:paragraph-rsid="0039d509"/>
    </style:style>
    <style:style style:name="P536" style:family="paragraph" style:parent-style-name="Heading_20_2">
      <style:paragraph-properties fo:break-before="page"/>
      <style:text-properties style:font-name="Noto Sans1" officeooo:rsid="00c1c193" officeooo:paragraph-rsid="00c5e222"/>
    </style:style>
    <style:style style:name="P537" style:family="paragraph" style:parent-style-name="Heading_20_2">
      <style:text-properties officeooo:rsid="00ea5813" officeooo:paragraph-rsid="00ea5813"/>
    </style:style>
    <style:style style:name="P538" style:family="paragraph" style:parent-style-name="Heading_20_3">
      <style:paragraph-properties fo:break-before="page"/>
      <style:text-properties style:font-name="Noto Sans1" officeooo:paragraph-rsid="0039d509"/>
    </style:style>
    <style:style style:name="P539" style:family="paragraph" style:parent-style-name="Heading_20_3">
      <style:paragraph-properties fo:break-before="page"/>
      <style:text-properties style:font-name="Noto Sans1" officeooo:rsid="00c25269" officeooo:paragraph-rsid="00c5e222"/>
    </style:style>
    <style:style style:name="P540" style:family="paragraph" style:parent-style-name="Heading_20_3">
      <style:text-properties style:font-name="Noto Sans1" officeooo:rsid="00be386a" officeooo:paragraph-rsid="00f1d8aa"/>
    </style:style>
    <style:style style:name="P541" style:family="paragraph" style:parent-style-name="Heading_20_3">
      <style:text-properties style:font-name="Noto Sans1" officeooo:rsid="00397033" officeooo:paragraph-rsid="00f1d8aa"/>
    </style:style>
    <style:style style:name="P542" style:family="paragraph" style:parent-style-name="Heading_20_3">
      <style:paragraph-properties fo:break-before="page"/>
      <style:text-properties style:font-name="Noto Sans1" officeooo:rsid="00f1d8aa" officeooo:paragraph-rsid="00f1d8aa"/>
    </style:style>
    <style:style style:name="P543" style:family="paragraph" style:parent-style-name="Heading_20_3">
      <style:paragraph-properties fo:break-before="page"/>
      <style:text-properties style:font-name="Noto Sans1" officeooo:rsid="00c819c7" officeooo:paragraph-rsid="00c819c7"/>
    </style:style>
    <style:style style:name="P544" style:family="paragraph" style:parent-style-name="Heading_20_3">
      <style:paragraph-properties fo:break-before="page"/>
      <style:text-properties style:font-name="Noto Sans1" officeooo:rsid="003b9e44" officeooo:paragraph-rsid="003b9e44"/>
    </style:style>
    <style:style style:name="P545" style:family="paragraph" style:parent-style-name="Heading_20_3">
      <style:text-properties style:font-name="Noto Sans1" officeooo:rsid="003b9e44" officeooo:paragraph-rsid="003b9e44"/>
    </style:style>
    <style:style style:name="P546" style:family="paragraph" style:parent-style-name="Heading_20_3">
      <style:paragraph-properties fo:break-before="page"/>
      <style:text-properties style:font-name="Noto Sans1" officeooo:rsid="003b9e44" officeooo:paragraph-rsid="0041ed54"/>
    </style:style>
    <style:style style:name="P547" style:family="paragraph" style:parent-style-name="Heading_20_3">
      <style:paragraph-properties fo:break-before="page"/>
      <style:text-properties style:font-name="Noto Sans1" officeooo:rsid="01574507" officeooo:paragraph-rsid="015796c5"/>
    </style:style>
    <style:style style:name="P548" style:family="paragraph" style:parent-style-name="Heading_20_3">
      <style:text-properties style:font-name="Noto Sans1" officeooo:rsid="00ea5813" officeooo:paragraph-rsid="00ea5813"/>
    </style:style>
    <style:style style:name="P549" style:family="paragraph" style:parent-style-name="Heading_20_3">
      <style:paragraph-properties fo:break-before="page"/>
      <style:text-properties style:font-name="Noto Sans1" officeooo:rsid="00ea5813" officeooo:paragraph-rsid="00ea5813"/>
    </style:style>
    <style:style style:name="P550" style:family="paragraph" style:parent-style-name="Heading_20_3">
      <style:paragraph-properties fo:break-before="page"/>
      <style:text-properties officeooo:paragraph-rsid="00c3e45f"/>
    </style:style>
    <style:style style:name="P551" style:family="paragraph" style:parent-style-name="Heading_20_3">
      <style:text-properties officeooo:rsid="00ea5813" officeooo:paragraph-rsid="00ea5813"/>
    </style:style>
    <style:style style:name="P552" style:family="paragraph" style:parent-style-name="Heading_20_4">
      <style:text-properties style:font-name="Noto Sans1" officeooo:rsid="00e534b8" officeooo:paragraph-rsid="00e534b8"/>
    </style:style>
    <style:style style:name="P553" style:family="paragraph" style:parent-style-name="Heading_20_4">
      <style:paragraph-properties fo:break-before="page"/>
      <style:text-properties style:font-name="Noto Sans1" officeooo:rsid="00e534b8" officeooo:paragraph-rsid="00e534b8"/>
    </style:style>
    <style:style style:name="P554" style:family="paragraph" style:parent-style-name="Heading_20_4">
      <style:text-properties style:font-name="Noto Sans1" officeooo:rsid="004f2bdd" officeooo:paragraph-rsid="012f3d88"/>
    </style:style>
    <style:style style:name="P555" style:family="paragraph" style:parent-style-name="Heading_20_4">
      <style:text-properties style:font-name="Noto Sans1" officeooo:rsid="004f2bdd" officeooo:paragraph-rsid="004f2bdd"/>
    </style:style>
    <style:style style:name="P556" style:family="paragraph" style:parent-style-name="Heading_20_4">
      <style:text-properties style:font-name="Noto Sans1" officeooo:rsid="004f2bdd" officeooo:paragraph-rsid="0065f607"/>
    </style:style>
    <style:style style:name="P557" style:family="paragraph" style:parent-style-name="Heading_20_4">
      <style:paragraph-properties fo:break-before="page"/>
      <style:text-properties style:font-name="Noto Sans1" officeooo:rsid="012f3d88" officeooo:paragraph-rsid="012f3d88"/>
    </style:style>
    <style:style style:name="P558" style:family="paragraph" style:parent-style-name="Heading_20_4">
      <style:text-properties style:font-name="Noto Sans1" officeooo:rsid="01123b13" officeooo:paragraph-rsid="01123b13"/>
    </style:style>
    <style:style style:name="P559" style:family="paragraph" style:parent-style-name="Heading_20_4">
      <style:paragraph-properties fo:break-before="page"/>
      <style:text-properties style:font-name="Noto Sans1" officeooo:rsid="01123b13" officeooo:paragraph-rsid="01123b13"/>
    </style:style>
    <style:style style:name="P560" style:family="paragraph" style:parent-style-name="Heading_20_4">
      <style:paragraph-properties fo:break-before="page"/>
      <style:text-properties style:font-name="Noto Sans1" officeooo:rsid="01123b13" officeooo:paragraph-rsid="012f3d88"/>
    </style:style>
    <style:style style:name="P561" style:family="paragraph" style:parent-style-name="Heading_20_4">
      <style:text-properties style:font-name="Noto Sans1" officeooo:rsid="004f2bdd" officeooo:paragraph-rsid="015866eb" fo:background-color="transparent"/>
    </style:style>
    <style:style style:name="P562" style:family="paragraph" style:parent-style-name="Heading_20_4">
      <style:text-properties style:font-name="Noto Sans1" officeooo:rsid="004f2bdd" officeooo:paragraph-rsid="004f2bdd" fo:background-color="transparent"/>
    </style:style>
    <style:style style:name="P563" style:family="paragraph" style:parent-style-name="Heading_20_4">
      <style:text-properties style:font-name="Noto Sans1" officeooo:rsid="004f2bdd" officeooo:paragraph-rsid="008be83b" fo:background-color="transparent"/>
    </style:style>
    <style:style style:name="P564" style:family="paragraph" style:parent-style-name="Heading_20_4">
      <style:text-properties style:font-name="Noto Sans1" officeooo:rsid="00e46ab2" officeooo:paragraph-rsid="00e46ab2"/>
    </style:style>
    <style:style style:name="P565" style:family="paragraph" style:parent-style-name="Heading_20_4">
      <style:paragraph-properties fo:break-before="page"/>
      <style:text-properties style:font-name="Noto Sans1" officeooo:rsid="015177f9" officeooo:paragraph-rsid="015177f9"/>
    </style:style>
    <style:style style:name="P566" style:family="paragraph" style:parent-style-name="Heading_20_4">
      <style:text-properties style:font-name="Noto Sans1" officeooo:rsid="015177f9" officeooo:paragraph-rsid="017b0ece"/>
    </style:style>
    <style:style style:name="P567" style:family="paragraph" style:parent-style-name="Heading_20_4">
      <style:paragraph-properties fo:break-before="page"/>
      <style:text-properties style:font-name="Noto Sans1" officeooo:rsid="0041ed54" officeooo:paragraph-rsid="00570746"/>
    </style:style>
    <style:style style:name="P568" style:family="paragraph" style:parent-style-name="Heading_20_4">
      <style:paragraph-properties fo:break-before="page"/>
      <style:text-properties style:font-name="Noto Sans1" officeooo:rsid="0041ed54" officeooo:paragraph-rsid="0089ef65"/>
    </style:style>
    <style:style style:name="P569" style:family="paragraph" style:parent-style-name="Heading_20_4">
      <style:paragraph-properties fo:break-before="page"/>
      <style:text-properties style:font-name="Noto Sans1" officeooo:rsid="00570746" officeooo:paragraph-rsid="00570746"/>
    </style:style>
    <style:style style:name="P570" style:family="paragraph" style:parent-style-name="Heading_20_4">
      <style:paragraph-properties fo:break-before="page"/>
      <style:text-properties style:font-name="Noto Sans1" officeooo:rsid="00570746" officeooo:paragraph-rsid="007f5893"/>
    </style:style>
    <style:style style:name="P571" style:family="paragraph" style:parent-style-name="Heading_20_4">
      <style:text-properties style:font-name="Noto Sans1" officeooo:rsid="00570746" officeooo:paragraph-rsid="008be83b"/>
    </style:style>
    <style:style style:name="P572" style:family="paragraph" style:parent-style-name="Heading_20_4">
      <style:paragraph-properties fo:break-before="page"/>
      <style:text-properties style:font-name="Noto Sans1" officeooo:rsid="015244f3" officeooo:paragraph-rsid="015244f3"/>
    </style:style>
    <style:style style:name="P573" style:family="paragraph" style:parent-style-name="Heading_20_4">
      <style:paragraph-properties fo:break-before="page"/>
      <style:text-properties style:font-name="Noto Sans1" officeooo:rsid="015244f3" officeooo:paragraph-rsid="017b0ece"/>
    </style:style>
    <style:style style:name="P574" style:family="paragraph" style:parent-style-name="Heading_20_4">
      <style:paragraph-properties fo:break-before="page"/>
      <style:text-properties style:font-name="Noto Sans1" officeooo:paragraph-rsid="00570746"/>
    </style:style>
    <style:style style:name="P575" style:family="paragraph" style:parent-style-name="Heading_20_4">
      <style:paragraph-properties fo:break-before="page"/>
      <style:text-properties style:font-name="Noto Sans1" officeooo:rsid="007f5893" officeooo:paragraph-rsid="007f5893"/>
    </style:style>
    <style:style style:name="P576" style:family="paragraph" style:parent-style-name="Heading_20_4">
      <style:paragraph-properties fo:break-before="page"/>
      <style:text-properties style:font-name="Noto Sans1" officeooo:rsid="0094bddc" officeooo:paragraph-rsid="0094bddc"/>
    </style:style>
    <style:style style:name="P577" style:family="paragraph" style:parent-style-name="Heading_20_4">
      <style:paragraph-properties fo:break-before="page"/>
      <style:text-properties style:font-name="Noto Sans1" officeooo:rsid="008d286e" officeooo:paragraph-rsid="016aaeae"/>
    </style:style>
    <style:style style:name="P578" style:family="paragraph" style:parent-style-name="Heading_20_4">
      <style:paragraph-properties fo:break-before="page"/>
      <style:text-properties style:font-name="Noto Sans1" officeooo:rsid="0180ebb4" officeooo:paragraph-rsid="0180ebb4"/>
    </style:style>
    <style:style style:name="P579" style:family="paragraph" style:parent-style-name="Heading_20_4">
      <style:paragraph-properties fo:break-before="page"/>
      <style:text-properties style:font-name="Noto Sans1" officeooo:rsid="016aaeae" officeooo:paragraph-rsid="016aaeae"/>
    </style:style>
    <style:style style:name="P580" style:family="paragraph" style:parent-style-name="Heading_20_4">
      <style:paragraph-properties fo:break-before="page"/>
      <style:text-properties style:font-name="Noto Sans1" officeooo:rsid="008be83b" officeooo:paragraph-rsid="008be83b"/>
    </style:style>
    <style:style style:name="P581" style:family="paragraph" style:parent-style-name="Heading_20_4">
      <style:text-properties style:font-name="Noto Sans1" officeooo:rsid="008be83b" officeooo:paragraph-rsid="008be83b"/>
    </style:style>
    <style:style style:name="P582" style:family="paragraph" style:parent-style-name="Heading_20_4">
      <style:paragraph-properties fo:break-before="page"/>
      <style:text-properties style:font-name="Noto Sans1" officeooo:rsid="008be83b" officeooo:paragraph-rsid="0189f556"/>
    </style:style>
    <style:style style:name="P583" style:family="paragraph" style:parent-style-name="Heading_20_4">
      <style:paragraph-properties fo:break-before="page"/>
      <style:text-properties style:font-name="Noto Sans1" officeooo:paragraph-rsid="008be83b"/>
    </style:style>
    <style:style style:name="P584" style:family="paragraph" style:parent-style-name="Heading_20_4">
      <style:text-properties style:font-name="Noto Sans1" officeooo:rsid="00f7ecde" officeooo:paragraph-rsid="00f7ecde"/>
    </style:style>
    <style:style style:name="P585" style:family="paragraph" style:parent-style-name="Heading_20_4">
      <style:paragraph-properties fo:break-before="page"/>
      <style:text-properties style:font-name="Noto Sans1" officeooo:rsid="00ea5813" officeooo:paragraph-rsid="00ea5813"/>
    </style:style>
    <style:style style:name="P586" style:family="paragraph" style:parent-style-name="Heading_20_4">
      <style:text-properties style:font-name="Noto Sans1" officeooo:rsid="00ecd7db" officeooo:paragraph-rsid="00ecd7db"/>
    </style:style>
    <style:style style:name="P587" style:family="paragraph" style:parent-style-name="Heading_20_4">
      <style:paragraph-properties fo:break-before="page"/>
      <style:text-properties officeooo:rsid="011d91f4" officeooo:paragraph-rsid="011d91f4"/>
    </style:style>
    <style:style style:name="P588" style:family="paragraph" style:parent-style-name="Heading_20_4">
      <style:paragraph-properties fo:break-before="page"/>
      <style:text-properties officeooo:paragraph-rsid="0086eb5f"/>
    </style:style>
    <style:style style:name="P589" style:family="paragraph" style:parent-style-name="Heading_20_4">
      <style:paragraph-properties fo:break-before="page"/>
      <style:text-properties officeooo:rsid="00570746" officeooo:paragraph-rsid="0187e5ca" fo:background-color="transparent"/>
    </style:style>
    <style:style style:name="P590" style:family="paragraph" style:parent-style-name="Heading_20_5">
      <style:text-properties style:font-name="Noto Sans1" officeooo:rsid="012f3d88" officeooo:paragraph-rsid="0140f9cf"/>
    </style:style>
    <style:style style:name="P591" style:family="paragraph" style:parent-style-name="Heading_20_5">
      <style:paragraph-properties fo:break-before="page"/>
      <style:text-properties style:font-name="Noto Sans1" officeooo:rsid="012f3d88" officeooo:paragraph-rsid="012f3d88"/>
    </style:style>
    <style:style style:name="P592" style:family="paragraph" style:parent-style-name="Heading_20_5">
      <style:text-properties style:font-name="Noto Sans1" officeooo:rsid="012f3d88" officeooo:paragraph-rsid="012f3d88"/>
    </style:style>
    <style:style style:name="P593" style:family="paragraph" style:parent-style-name="Heading_20_5">
      <style:text-properties style:font-name="Noto Sans1" officeooo:rsid="00e46ab2" officeooo:paragraph-rsid="00e534b8"/>
    </style:style>
    <style:style style:name="P594" style:family="paragraph" style:parent-style-name="Heading_20_5">
      <style:text-properties style:font-name="Noto Sans1" officeooo:rsid="00e46ab2" officeooo:paragraph-rsid="00e46ab2"/>
    </style:style>
    <style:style style:name="P595" style:family="paragraph" style:parent-style-name="Heading_20_5">
      <style:paragraph-properties fo:break-before="page"/>
      <style:text-properties style:font-name="Noto Sans1" officeooo:rsid="011ea067" officeooo:paragraph-rsid="011ea067"/>
    </style:style>
    <style:style style:name="P596" style:family="paragraph" style:parent-style-name="Heading_20_5">
      <style:text-properties style:font-name="Noto Sans1" officeooo:rsid="00570746" officeooo:paragraph-rsid="00c9f2c9"/>
    </style:style>
    <style:style style:name="P597" style:family="paragraph" style:parent-style-name="Heading_20_5">
      <style:paragraph-properties fo:break-before="page"/>
      <style:text-properties style:font-name="Noto Sans1" officeooo:rsid="00570746" officeooo:paragraph-rsid="015512f7"/>
    </style:style>
    <style:style style:name="P598" style:family="paragraph" style:parent-style-name="Heading_20_5">
      <style:text-properties style:font-name="Noto Sans1" officeooo:rsid="00570746" officeooo:paragraph-rsid="015512f7"/>
    </style:style>
    <style:style style:name="P599" style:family="paragraph" style:parent-style-name="Heading_20_5">
      <style:text-properties style:font-name="Noto Sans1" officeooo:rsid="00570746" officeooo:paragraph-rsid="017b0ece"/>
    </style:style>
    <style:style style:name="P600" style:family="paragraph" style:parent-style-name="Heading_20_5">
      <style:paragraph-properties fo:break-before="page"/>
      <style:text-properties style:font-name="Noto Sans1" officeooo:rsid="00570746" officeooo:paragraph-rsid="017b0ece"/>
    </style:style>
    <style:style style:name="P601" style:family="paragraph" style:parent-style-name="Heading_20_5">
      <style:text-properties style:font-name="Noto Sans1" officeooo:rsid="00570746" officeooo:paragraph-rsid="00570746"/>
    </style:style>
    <style:style style:name="P602" style:family="paragraph" style:parent-style-name="Heading_20_5">
      <style:paragraph-properties fo:break-before="page"/>
      <style:text-properties style:font-name="Noto Sans1" officeooo:rsid="00570746" officeooo:paragraph-rsid="00570746"/>
    </style:style>
    <style:style style:name="P603" style:family="paragraph" style:parent-style-name="Heading_20_5">
      <style:paragraph-properties fo:break-before="page"/>
      <style:text-properties style:font-name="Noto Sans1" officeooo:rsid="00570746" officeooo:paragraph-rsid="006c884d"/>
    </style:style>
    <style:style style:name="P604" style:family="paragraph" style:parent-style-name="Heading_20_5">
      <style:paragraph-properties fo:break-before="page"/>
      <style:text-properties style:font-name="Noto Sans1" officeooo:rsid="00570746" officeooo:paragraph-rsid="006ba993"/>
    </style:style>
    <style:style style:name="P605" style:family="paragraph" style:parent-style-name="Heading_20_5">
      <style:text-properties style:font-name="Noto Sans1" officeooo:rsid="00570746" officeooo:paragraph-rsid="0187e5ca"/>
    </style:style>
    <style:style style:name="P606" style:family="paragraph" style:parent-style-name="Heading_20_5">
      <style:paragraph-properties fo:break-before="page"/>
      <style:text-properties style:font-name="Noto Sans1" officeooo:rsid="00570746" officeooo:paragraph-rsid="0187e5ca"/>
    </style:style>
    <style:style style:name="P607" style:family="paragraph" style:parent-style-name="Heading_20_5">
      <style:paragraph-properties fo:break-before="page"/>
      <style:text-properties style:font-name="Noto Sans1" officeooo:paragraph-rsid="005db7a7"/>
    </style:style>
    <style:style style:name="P608" style:family="paragraph" style:parent-style-name="Heading_20_5">
      <style:text-properties style:font-name="Noto Sans1" officeooo:rsid="006e729f" officeooo:paragraph-rsid="006e729f"/>
    </style:style>
    <style:style style:name="P609" style:family="paragraph" style:parent-style-name="Heading_20_5">
      <style:text-properties style:font-name="Noto Sans1" officeooo:rsid="014e56bb" officeooo:paragraph-rsid="014e56bb"/>
    </style:style>
    <style:style style:name="P610" style:family="paragraph" style:parent-style-name="Heading_20_5">
      <style:paragraph-properties fo:break-before="page"/>
      <style:text-properties style:font-name="Noto Sans1" officeooo:rsid="014e56bb" officeooo:paragraph-rsid="014f991e"/>
    </style:style>
    <style:style style:name="P611" style:family="paragraph" style:parent-style-name="Heading_20_5">
      <style:text-properties style:font-name="Noto Sans1" officeooo:rsid="006a5a32" officeooo:paragraph-rsid="006a5a32"/>
    </style:style>
    <style:style style:name="P612" style:family="paragraph" style:parent-style-name="Heading_20_5">
      <style:paragraph-properties fo:break-before="page"/>
      <style:text-properties style:font-name="Noto Sans1" officeooo:paragraph-rsid="006a5a32"/>
    </style:style>
    <style:style style:name="P613" style:family="paragraph" style:parent-style-name="Heading_20_5">
      <style:text-properties style:font-name="Noto Sans1" officeooo:paragraph-rsid="006e729f"/>
    </style:style>
    <style:style style:name="P614" style:family="paragraph" style:parent-style-name="Heading_20_5">
      <style:text-properties style:font-name="Noto Sans1" officeooo:rsid="01354710" officeooo:paragraph-rsid="01354710"/>
    </style:style>
    <style:style style:name="P615" style:family="paragraph" style:parent-style-name="Heading_20_5">
      <style:text-properties style:font-name="Noto Sans1" officeooo:rsid="00777f3d" officeooo:paragraph-rsid="00790de0"/>
    </style:style>
    <style:style style:name="P616" style:family="paragraph" style:parent-style-name="Heading_20_5">
      <style:text-properties style:font-name="Noto Sans1" officeooo:rsid="0062d5d3" officeooo:paragraph-rsid="0062d5d3"/>
    </style:style>
    <style:style style:name="P617" style:family="paragraph" style:parent-style-name="Heading_20_5">
      <style:paragraph-properties fo:break-before="page"/>
      <style:text-properties style:font-name="Noto Sans1" officeooo:rsid="0062d5d3" officeooo:paragraph-rsid="0062d5d3"/>
    </style:style>
    <style:style style:name="P618" style:family="paragraph" style:parent-style-name="Heading_20_5">
      <style:paragraph-properties fo:break-before="page"/>
      <style:text-properties style:font-name="Noto Sans1" officeooo:rsid="0062d5d3" officeooo:paragraph-rsid="0083fcf3"/>
    </style:style>
    <style:style style:name="P619" style:family="paragraph" style:parent-style-name="Heading_20_5">
      <style:text-properties style:font-name="Noto Sans1" officeooo:rsid="0062ec6d" officeooo:paragraph-rsid="0062ec6d"/>
    </style:style>
    <style:style style:name="P620" style:family="paragraph" style:parent-style-name="Heading_20_5">
      <style:text-properties style:font-name="Noto Sans1" officeooo:rsid="00634f2b" officeooo:paragraph-rsid="00634f2b"/>
    </style:style>
    <style:style style:name="P621" style:family="paragraph" style:parent-style-name="Heading_20_5">
      <style:paragraph-properties fo:break-before="page"/>
      <style:text-properties style:font-name="Noto Sans1" officeooo:rsid="006923e3" officeooo:paragraph-rsid="006923e3"/>
    </style:style>
    <style:style style:name="P622" style:family="paragraph" style:parent-style-name="Heading_20_5">
      <style:paragraph-properties fo:break-before="page"/>
      <style:text-properties style:font-name="Noto Sans1" officeooo:rsid="00a2d0c3" officeooo:paragraph-rsid="00a2d0c3"/>
    </style:style>
    <style:style style:name="P623" style:family="paragraph" style:parent-style-name="Heading_20_5">
      <style:text-properties style:font-name="Noto Sans1" officeooo:rsid="00a2d0c3" officeooo:paragraph-rsid="00a2d0c3"/>
    </style:style>
    <style:style style:name="P624" style:family="paragraph" style:parent-style-name="Heading_20_5">
      <style:text-properties style:font-name="Noto Sans1" officeooo:rsid="007f5893" officeooo:paragraph-rsid="007f5893"/>
    </style:style>
    <style:style style:name="P625" style:family="paragraph" style:parent-style-name="Heading_20_5">
      <style:paragraph-properties fo:break-before="page"/>
      <style:text-properties style:font-name="Noto Sans1" officeooo:rsid="007f5893" officeooo:paragraph-rsid="007f5893"/>
    </style:style>
    <style:style style:name="P626" style:family="paragraph" style:parent-style-name="Heading_20_5">
      <style:text-properties style:font-name="Noto Sans1" officeooo:rsid="007f5893" officeooo:paragraph-rsid="008216fb"/>
    </style:style>
    <style:style style:name="P627" style:family="paragraph" style:parent-style-name="Heading_20_5">
      <style:text-properties style:font-name="Noto Sans1" officeooo:rsid="007f5893" officeooo:paragraph-rsid="0083fcf3"/>
    </style:style>
    <style:style style:name="P628" style:family="paragraph" style:parent-style-name="Heading_20_5">
      <style:text-properties style:font-name="Noto Sans1" officeooo:paragraph-rsid="007f5893"/>
    </style:style>
    <style:style style:name="P629" style:family="paragraph" style:parent-style-name="Heading_20_5">
      <style:text-properties style:font-name="Noto Sans1" officeooo:rsid="010d52a8" officeooo:paragraph-rsid="010d52a8"/>
    </style:style>
    <style:style style:name="P630" style:family="paragraph" style:parent-style-name="Heading_20_5">
      <style:text-properties style:font-name="Noto Sans1" officeooo:rsid="00a97ab3" officeooo:paragraph-rsid="00a97ab3"/>
    </style:style>
    <style:style style:name="P631" style:family="paragraph" style:parent-style-name="Heading_20_5">
      <style:paragraph-properties fo:break-before="page"/>
      <style:text-properties style:font-name="Noto Sans1" officeooo:rsid="00ad4f9e" officeooo:paragraph-rsid="00ad4f9e"/>
    </style:style>
    <style:style style:name="P632" style:family="paragraph" style:parent-style-name="Heading_20_5">
      <style:text-properties style:font-name="Noto Sans1" officeooo:rsid="014c8b07" officeooo:paragraph-rsid="014c8b07"/>
    </style:style>
    <style:style style:name="P633" style:family="paragraph" style:parent-style-name="Heading_20_5">
      <style:text-properties style:font-name="Noto Sans1" officeooo:rsid="016fded4" officeooo:paragraph-rsid="016fded4"/>
    </style:style>
    <style:style style:name="P634" style:family="paragraph" style:parent-style-name="Heading_20_5">
      <style:text-properties style:font-name="Noto Sans1" officeooo:rsid="00e452c8" officeooo:paragraph-rsid="00e452c8"/>
    </style:style>
    <style:style style:name="P635" style:family="paragraph" style:parent-style-name="Heading_20_5">
      <style:paragraph-properties fo:break-before="page"/>
      <style:text-properties style:font-name="Noto Sans1" officeooo:rsid="00ea5813" officeooo:paragraph-rsid="00ea5813"/>
    </style:style>
    <style:style style:name="P636" style:family="paragraph" style:parent-style-name="Heading_20_5">
      <style:paragraph-properties fo:break-before="page"/>
      <style:text-properties officeooo:rsid="011d91f4" officeooo:paragraph-rsid="011d91f4"/>
    </style:style>
    <style:style style:name="P637" style:family="paragraph" style:parent-style-name="Heading_20_5">
      <style:paragraph-properties fo:break-before="page"/>
      <style:text-properties officeooo:rsid="012701eb" officeooo:paragraph-rsid="012701eb"/>
    </style:style>
    <style:style style:name="P638" style:family="paragraph" style:parent-style-name="Heading_20_5">
      <style:paragraph-properties fo:break-before="page"/>
      <style:text-properties officeooo:paragraph-rsid="012701eb"/>
    </style:style>
    <style:style style:name="P639" style:family="paragraph" style:parent-style-name="Heading_20_5">
      <style:paragraph-properties fo:break-before="page"/>
      <style:text-properties officeooo:rsid="014590d9" officeooo:paragraph-rsid="014590d9"/>
    </style:style>
    <style:style style:name="P640" style:family="paragraph" style:parent-style-name="Heading_20_5">
      <style:paragraph-properties fo:break-before="page"/>
      <style:text-properties officeooo:paragraph-rsid="00787c1c"/>
    </style:style>
    <style:style style:name="P641" style:family="paragraph" style:parent-style-name="Heading_20_5">
      <style:paragraph-properties fo:break-before="page"/>
      <style:text-properties officeooo:paragraph-rsid="006a5a32"/>
    </style:style>
    <style:style style:name="P642" style:family="paragraph" style:parent-style-name="Heading_20_5">
      <style:text-properties officeooo:paragraph-rsid="00dcf008"/>
    </style:style>
    <style:style style:name="P643" style:family="paragraph" style:parent-style-name="Heading_20_5">
      <style:text-properties officeooo:rsid="00f7ecde" officeooo:paragraph-rsid="00f7ecde"/>
    </style:style>
    <style:style style:name="P644" style:family="paragraph" style:parent-style-name="Heading_20_5">
      <style:text-properties officeooo:rsid="00ea5813" officeooo:paragraph-rsid="00ea5813"/>
    </style:style>
    <style:style style:name="P645" style:family="paragraph" style:parent-style-name="Heading_20_5">
      <style:paragraph-properties fo:break-before="page"/>
      <style:text-properties officeooo:rsid="00ea5813" officeooo:paragraph-rsid="00ea5813"/>
    </style:style>
    <style:style style:name="P646" style:family="paragraph" style:parent-style-name="Heading_20_5">
      <style:text-properties officeooo:paragraph-rsid="0187e5ca"/>
    </style:style>
    <style:style style:name="P647" style:family="paragraph" style:parent-style-name="Heading_20_6">
      <style:text-properties style:font-name="Noto Sans1" officeooo:rsid="014590d9" officeooo:paragraph-rsid="014590d9"/>
    </style:style>
    <style:style style:name="P648" style:family="paragraph" style:parent-style-name="Heading_20_6">
      <style:text-properties style:font-name="Noto Sans1" officeooo:rsid="00570746" officeooo:paragraph-rsid="015a561b"/>
    </style:style>
    <style:style style:name="P649" style:family="paragraph" style:parent-style-name="Heading_20_6">
      <style:paragraph-properties fo:break-before="page"/>
      <style:text-properties style:font-name="Noto Sans1" officeooo:rsid="00570746" officeooo:paragraph-rsid="017b0ece"/>
    </style:style>
    <style:style style:name="P650" style:family="paragraph" style:parent-style-name="Heading_20_6">
      <style:text-properties style:font-name="Noto Sans1" officeooo:rsid="00570746" officeooo:paragraph-rsid="00570746"/>
    </style:style>
    <style:style style:name="P651" style:family="paragraph" style:parent-style-name="Heading_20_6">
      <style:paragraph-properties fo:break-before="page"/>
      <style:text-properties style:font-name="Noto Sans1" officeooo:rsid="00570746" officeooo:paragraph-rsid="0062d5d3"/>
    </style:style>
    <style:style style:name="P652" style:family="paragraph" style:parent-style-name="Heading_20_6">
      <style:text-properties style:font-name="Noto Sans1" officeooo:rsid="00570746" officeooo:paragraph-rsid="0187e5ca"/>
    </style:style>
    <style:style style:name="P653" style:family="paragraph" style:parent-style-name="Heading_20_6">
      <style:paragraph-properties fo:break-before="page"/>
      <style:text-properties style:font-name="Noto Sans1" officeooo:rsid="014d7b22" officeooo:paragraph-rsid="014d7b22"/>
    </style:style>
    <style:style style:name="P654" style:family="paragraph" style:parent-style-name="Heading_20_6">
      <style:text-properties style:font-name="Noto Sans1" officeooo:paragraph-rsid="0187e5ca"/>
    </style:style>
    <style:style style:name="P655" style:family="paragraph" style:parent-style-name="Standard" style:list-style-name="L46">
      <style:text-properties officeooo:rsid="0064ff1d" officeooo:paragraph-rsid="0064ff1d"/>
    </style:style>
    <style:style style:name="P656" style:family="paragraph" style:parent-style-name="Standard">
      <style:text-properties officeooo:rsid="00570746" officeooo:paragraph-rsid="0187e5ca"/>
    </style:style>
    <style:style style:name="P657" style:family="paragraph" style:parent-style-name="Standard" style:list-style-name="L73">
      <style:text-properties officeooo:rsid="00570746" officeooo:paragraph-rsid="0187e5ca"/>
    </style:style>
    <style:style style:name="P658" style:family="paragraph" style:parent-style-name="Standard">
      <style:text-properties officeooo:rsid="0187e5ca" officeooo:paragraph-rsid="0187e5ca"/>
    </style:style>
    <style:style style:name="P659" style:family="paragraph" style:parent-style-name="Standard" style:list-style-name="L74">
      <style:text-properties officeooo:rsid="0187e5ca" officeooo:paragraph-rsid="0187e5ca"/>
    </style:style>
    <style:style style:name="P660" style:family="paragraph" style:parent-style-name="Standard">
      <style:text-properties officeooo:rsid="0187e5ca" officeooo:paragraph-rsid="018d44af"/>
    </style:style>
    <style:style style:name="P661" style:family="paragraph" style:parent-style-name="Table_20_Contents">
      <style:paragraph-properties fo:text-align="justify" style:justify-single-word="false"/>
      <style:text-properties style:font-name="Noto Sans1" fo:font-weight="bold" officeooo:rsid="00570746" officeooo:paragraph-rsid="0187e5ca" style:font-weight-asian="bold" style:font-weight-complex="bold"/>
    </style:style>
    <style:style style:name="P662" style:family="paragraph" style:parent-style-name="Table_20_Contents">
      <style:paragraph-properties fo:text-align="justify" style:justify-single-word="false"/>
      <style:text-properties style:font-name="Noto Sans1" fo:font-weight="bold" officeooo:rsid="005c490c" officeooo:paragraph-rsid="0187e5ca" style:font-weight-asian="bold" style:font-weight-complex="bold"/>
    </style:style>
    <style:style style:name="P663" style:family="paragraph" style:parent-style-name="Table_20_Contents">
      <style:paragraph-properties fo:text-align="justify" style:justify-single-word="false"/>
      <style:text-properties fo:color="#00a933" loext:opacity="100%" style:font-name="Noto Sans1" fo:font-weight="bold" officeooo:rsid="00570746" officeooo:paragraph-rsid="0187e5ca" style:font-weight-asian="bold" style:font-weight-complex="bold"/>
    </style:style>
    <style:style style:name="P664" style:family="paragraph" style:parent-style-name="Table_20_Contents">
      <style:paragraph-properties fo:text-align="justify" style:justify-single-word="false"/>
      <style:text-properties fo:color="#00a933" loext:opacity="100%" style:font-name="Noto Sans1" fo:font-weight="bold" officeooo:rsid="0118bece" officeooo:paragraph-rsid="0187e5ca" style:font-weight-asian="bold" style:font-weight-complex="bold"/>
    </style:style>
    <style:style style:name="P665" style:family="paragraph" style:parent-style-name="Table_20_Contents">
      <style:paragraph-properties fo:text-align="justify" style:justify-single-word="false"/>
      <style:text-properties fo:color="#ff8000" loext:opacity="100%" style:font-name="Noto Sans1" fo:font-weight="bold" officeooo:rsid="00c9f2c9" officeooo:paragraph-rsid="0187e5ca" style:font-weight-asian="bold" style:font-weight-complex="bold"/>
    </style:style>
    <style:style style:name="P666" style:family="paragraph" style:parent-style-name="Text_20_body" style:list-style-name="L1">
      <style:text-properties officeooo:rsid="00334ad6" officeooo:paragraph-rsid="00351640"/>
    </style:style>
    <style:style style:name="P667" style:family="paragraph" style:parent-style-name="Text_20_body" style:list-style-name="L1">
      <style:text-properties officeooo:rsid="00351640" officeooo:paragraph-rsid="00351640"/>
    </style:style>
    <style:style style:name="P668" style:family="paragraph" style:parent-style-name="Text_20_body" style:list-style-name="L2">
      <style:text-properties officeooo:rsid="00ea0e9c" officeooo:paragraph-rsid="00ea0e9c"/>
    </style:style>
    <style:style style:name="P669" style:family="paragraph" style:parent-style-name="Text_20_body" style:list-style-name="L2">
      <style:text-properties officeooo:rsid="00f1d8aa" officeooo:paragraph-rsid="00f1d8aa"/>
    </style:style>
    <style:style style:name="P670" style:family="paragraph" style:parent-style-name="Text_20_body" style:list-style-name="L3">
      <style:text-properties style:font-name="Noto Sans1" officeooo:rsid="00397033" officeooo:paragraph-rsid="0039d509"/>
    </style:style>
    <style:style style:name="P671" style:family="paragraph" style:parent-style-name="Text_20_body" style:list-style-name="L4">
      <style:text-properties style:font-name="Noto Sans1" officeooo:rsid="00397033" officeooo:paragraph-rsid="00397033"/>
    </style:style>
    <style:style style:name="P672" style:family="paragraph" style:parent-style-name="Text_20_body" style:list-style-name="L4">
      <style:text-properties style:font-name="Noto Sans1" officeooo:rsid="00397033" officeooo:paragraph-rsid="00e534b8"/>
    </style:style>
    <style:style style:name="P673" style:family="paragraph" style:parent-style-name="Text_20_body" style:list-style-name="L5">
      <style:text-properties style:font-name="Noto Sans1" officeooo:rsid="00397033" officeooo:paragraph-rsid="00f1d8aa"/>
    </style:style>
    <style:style style:name="P674" style:family="paragraph" style:parent-style-name="Text_20_body" style:list-style-name="L9">
      <style:text-properties style:font-name="Noto Sans1" officeooo:rsid="00397033" officeooo:paragraph-rsid="003bdbfa"/>
    </style:style>
    <style:style style:name="P675" style:family="paragraph" style:parent-style-name="Text_20_body" style:list-style-name="L6">
      <style:text-properties style:font-name="Noto Sans1" officeooo:rsid="003b9e44" officeooo:paragraph-rsid="003b9e44"/>
    </style:style>
    <style:style style:name="P676" style:family="paragraph" style:parent-style-name="Text_20_body" style:list-style-name="L7">
      <style:text-properties style:font-name="Noto Sans1" officeooo:rsid="003b9e44" officeooo:paragraph-rsid="003b9e44"/>
    </style:style>
    <style:style style:name="P677" style:family="paragraph" style:parent-style-name="Text_20_body" style:list-style-name="L8">
      <style:text-properties style:font-name="Noto Sans1" fo:font-weight="bold" officeooo:rsid="003b9e44" officeooo:paragraph-rsid="003b9e44" style:font-weight-asian="bold" style:font-weight-complex="bold"/>
    </style:style>
    <style:style style:name="P678" style:family="paragraph" style:parent-style-name="Text_20_body" style:list-style-name="L50">
      <style:paragraph-properties fo:text-align="start" style:justify-single-word="false"/>
      <style:text-properties style:font-name="Noto Sans1" fo:font-weight="bold" officeooo:rsid="0064ff1d" officeooo:paragraph-rsid="007f5893" style:font-weight-asian="bold" style:font-weight-complex="bold"/>
    </style:style>
    <style:style style:name="P679" style:family="paragraph" style:parent-style-name="Text_20_body" style:list-style-name="L9">
      <style:text-properties style:font-name="Noto Sans1" officeooo:paragraph-rsid="003bdbfa"/>
    </style:style>
    <style:style style:name="P680" style:family="paragraph" style:parent-style-name="Text_20_body" style:list-style-name="L10">
      <style:text-properties style:font-name="Noto Sans1" officeooo:paragraph-rsid="00f1d8aa"/>
    </style:style>
    <style:style style:name="P681" style:family="paragraph" style:parent-style-name="Text_20_body" style:list-style-name="L10">
      <style:text-properties style:font-name="Noto Sans1" officeooo:rsid="003bdbfa" officeooo:paragraph-rsid="00f1d8aa"/>
    </style:style>
    <style:style style:name="P682" style:family="paragraph" style:parent-style-name="Text_20_body" style:list-style-name="L10">
      <style:text-properties style:font-name="Noto Sans1" officeooo:rsid="00f1d8aa" officeooo:paragraph-rsid="00f1d8aa"/>
    </style:style>
    <style:style style:name="P683" style:family="paragraph" style:parent-style-name="Text_20_body" style:list-style-name="L11">
      <style:text-properties style:font-name="Noto Sans1" officeooo:rsid="00c819c7" officeooo:paragraph-rsid="012f3d88"/>
    </style:style>
    <style:style style:name="P684" style:family="paragraph" style:parent-style-name="Text_20_body">
      <style:paragraph-properties fo:text-align="center" style:justify-single-word="false"/>
      <style:text-properties style:font-name="Noto Sans1" officeooo:rsid="004f2bdd" officeooo:paragraph-rsid="004f2bdd" fo:background-color="transparent"/>
    </style:style>
    <style:style style:name="P685" style:family="paragraph" style:parent-style-name="Text_20_body" style:list-style-name="L45">
      <style:paragraph-properties fo:text-align="start" style:justify-single-word="false"/>
      <style:text-properties style:font-name="Noto Sans1" officeooo:rsid="00570746" officeooo:paragraph-rsid="00662eda" fo:background-color="transparent"/>
    </style:style>
    <style:style style:name="P686" style:family="paragraph" style:parent-style-name="Text_20_body" style:list-style-name="L17">
      <style:text-properties style:font-name="Noto Sans1" officeooo:rsid="00407aff" officeooo:paragraph-rsid="00407aff"/>
    </style:style>
    <style:style style:name="P687" style:family="paragraph" style:parent-style-name="Text_20_body" style:list-style-name="L18">
      <style:text-properties style:font-name="Noto Sans1" officeooo:rsid="00c8ed6a" officeooo:paragraph-rsid="00c8ed6a"/>
    </style:style>
    <style:style style:name="P688" style:family="paragraph" style:parent-style-name="Text_20_body" style:list-style-name="L20">
      <style:text-properties style:font-name="Noto Sans1" officeooo:rsid="0114a7dd" officeooo:paragraph-rsid="0114a7dd"/>
    </style:style>
    <style:style style:name="P689" style:family="paragraph" style:parent-style-name="Text_20_body" style:list-style-name="L21">
      <style:paragraph-properties fo:text-align="start" style:justify-single-word="false"/>
      <style:text-properties style:font-name="Noto Sans1" officeooo:rsid="0124025a" officeooo:paragraph-rsid="0124025a"/>
    </style:style>
    <style:style style:name="P690" style:family="paragraph" style:parent-style-name="Text_20_body" style:list-style-name="L26">
      <style:text-properties style:font-name="Noto Sans1" officeooo:rsid="0086eb5f" officeooo:paragraph-rsid="0086eb5f"/>
    </style:style>
    <style:style style:name="P691" style:family="paragraph" style:parent-style-name="Text_20_body" style:list-style-name="L27">
      <style:text-properties style:font-name="Noto Sans1" officeooo:rsid="0086eb5f" officeooo:paragraph-rsid="0086eb5f"/>
    </style:style>
    <style:style style:name="P692" style:family="paragraph" style:parent-style-name="Text_20_body" style:list-style-name="L30">
      <style:text-properties style:font-name="Noto Sans1" officeooo:rsid="015244f3" officeooo:paragraph-rsid="015244f3"/>
    </style:style>
    <style:style style:name="P693" style:family="paragraph" style:parent-style-name="Text_20_body" style:list-style-name="L34">
      <style:text-properties style:font-name="Noto Sans1" officeooo:rsid="015244f3" officeooo:paragraph-rsid="017b0ece"/>
    </style:style>
    <style:style style:name="P694" style:family="paragraph" style:parent-style-name="Text_20_body" style:list-style-name="L35">
      <style:text-properties style:font-name="Noto Sans1" officeooo:rsid="015244f3" officeooo:paragraph-rsid="017b0ece"/>
    </style:style>
    <style:style style:name="P695" style:family="paragraph" style:parent-style-name="Text_20_body" style:list-style-name="L32">
      <style:paragraph-properties fo:text-align="start" style:justify-single-word="false"/>
      <style:text-properties style:font-name="Noto Sans1" officeooo:rsid="00570746" officeooo:paragraph-rsid="015a561b"/>
    </style:style>
    <style:style style:name="P696" style:family="paragraph" style:parent-style-name="Text_20_body" style:list-style-name="L32">
      <style:paragraph-properties fo:text-align="start" style:justify-single-word="false"/>
      <style:text-properties style:font-name="Noto Sans1" officeooo:rsid="00570746" officeooo:paragraph-rsid="00570746"/>
    </style:style>
    <style:style style:name="P697" style:family="paragraph" style:parent-style-name="Text_20_body" style:list-style-name="L32">
      <style:paragraph-properties fo:text-align="start" style:justify-single-word="false"/>
      <style:text-properties style:font-name="Noto Sans1" officeooo:rsid="00570746" officeooo:paragraph-rsid="005a9dc6"/>
    </style:style>
    <style:style style:name="P698" style:family="paragraph" style:parent-style-name="Text_20_body">
      <style:paragraph-properties fo:text-align="start" style:justify-single-word="false"/>
      <style:text-properties style:font-name="Noto Sans1" officeooo:rsid="00570746" officeooo:paragraph-rsid="0187e5ca"/>
    </style:style>
    <style:style style:name="P699" style:family="paragraph" style:parent-style-name="Text_20_body">
      <style:text-properties style:font-name="Noto Sans1" officeooo:rsid="00570746" officeooo:paragraph-rsid="0187e5ca"/>
    </style:style>
    <style:style style:name="P700" style:family="paragraph" style:parent-style-name="Text_20_body" style:list-style-name="L33">
      <style:text-properties style:font-name="Noto Sans1" officeooo:rsid="015a561b" officeooo:paragraph-rsid="015a561b"/>
    </style:style>
    <style:style style:name="P701" style:family="paragraph" style:parent-style-name="Text_20_body" style:list-style-name="L36">
      <style:text-properties style:font-name="Noto Sans1" officeooo:rsid="015a561b" officeooo:paragraph-rsid="017cd916"/>
    </style:style>
    <style:style style:name="P702" style:family="paragraph" style:parent-style-name="Text_20_body" style:list-style-name="L38">
      <style:text-properties style:font-name="Noto Sans1" fo:font-style="italic" officeooo:rsid="00570746" officeooo:paragraph-rsid="00570746" style:font-style-asian="italic" style:font-style-complex="italic"/>
    </style:style>
    <style:style style:name="P703" style:family="paragraph" style:parent-style-name="Text_20_body" style:list-style-name="L72">
      <style:text-properties style:font-name="Noto Sans1" fo:font-style="italic" officeooo:rsid="00570746" officeooo:paragraph-rsid="0187e5ca" style:font-style-asian="italic" style:font-style-complex="italic"/>
    </style:style>
    <style:style style:name="P704" style:family="paragraph" style:parent-style-name="Text_20_body" style:list-style-name="L75">
      <style:paragraph-properties fo:text-align="start" style:justify-single-word="false"/>
      <style:text-properties style:font-name="Noto Sans1" fo:font-style="italic" officeooo:rsid="00570746" officeooo:paragraph-rsid="0187e5ca" style:font-style-asian="italic" style:font-style-complex="italic"/>
    </style:style>
    <style:style style:name="P705" style:family="paragraph" style:parent-style-name="Text_20_body" style:list-style-name="L40">
      <style:paragraph-properties fo:text-align="start" style:justify-single-word="false"/>
      <style:text-properties style:font-name="Noto Sans1" fo:font-style="italic" officeooo:rsid="006a5a32" officeooo:paragraph-rsid="006a5a32" style:font-style-asian="italic" style:font-style-complex="italic"/>
    </style:style>
    <style:style style:name="P706" style:family="paragraph" style:parent-style-name="Text_20_body" style:list-style-name="L42">
      <style:paragraph-properties fo:text-align="start" style:justify-single-word="false"/>
      <style:text-properties style:font-name="Noto Sans1" fo:font-style="italic" officeooo:rsid="006a5a32" officeooo:paragraph-rsid="006a5a32" style:font-style-asian="italic" style:font-style-complex="italic"/>
    </style:style>
    <style:style style:name="P707" style:family="paragraph" style:parent-style-name="Text_20_body" style:list-style-name="L42">
      <style:paragraph-properties fo:text-align="start" style:justify-single-word="false"/>
      <style:text-properties style:font-name="Noto Sans1" fo:font-style="italic" fo:font-weight="normal" officeooo:rsid="006a5a32" officeooo:paragraph-rsid="006a5a32" style:font-style-asian="italic" style:font-weight-asian="normal" style:font-style-complex="italic" style:font-weight-complex="normal"/>
    </style:style>
    <style:style style:name="P708" style:family="paragraph" style:parent-style-name="Text_20_body" style:list-style-name="L45">
      <style:paragraph-properties fo:text-align="start" style:justify-single-word="false"/>
      <style:text-properties style:font-name="Noto Sans1" officeooo:rsid="0064ff1d" officeooo:paragraph-rsid="0064ff1d"/>
    </style:style>
    <style:style style:name="P709" style:family="paragraph" style:parent-style-name="Text_20_body" style:list-style-name="L49">
      <style:text-properties style:font-name="Noto Sans1" officeooo:rsid="007f5893" officeooo:paragraph-rsid="0083fcf3"/>
    </style:style>
    <style:style style:name="P710" style:family="paragraph" style:parent-style-name="Text_20_body" style:list-style-name="L49">
      <style:text-properties style:font-name="Noto Sans1" officeooo:rsid="007f5893" officeooo:paragraph-rsid="007f5893"/>
    </style:style>
    <style:style style:name="P711" style:family="paragraph" style:parent-style-name="Text_20_body" style:list-style-name="L53">
      <style:text-properties style:font-name="Noto Sans1" officeooo:rsid="007f5893" officeooo:paragraph-rsid="0083fcf3"/>
    </style:style>
    <style:style style:name="P712" style:family="paragraph" style:parent-style-name="Text_20_body" style:list-style-name="L56">
      <style:text-properties style:font-name="Noto Sans1" officeooo:rsid="007f5893" officeooo:paragraph-rsid="0095ad35"/>
    </style:style>
    <style:style style:name="P713" style:family="paragraph" style:parent-style-name="Text_20_body" style:list-style-name="L49">
      <style:text-properties style:font-name="Noto Sans1" officeooo:rsid="0083fcf3" officeooo:paragraph-rsid="0083fcf3"/>
    </style:style>
    <style:style style:name="P714" style:family="paragraph" style:parent-style-name="Text_20_body" style:list-style-name="L54">
      <style:paragraph-properties fo:text-align="start" style:justify-single-word="false"/>
      <style:text-properties style:font-name="Noto Sans1" officeooo:rsid="0083fcf3" officeooo:paragraph-rsid="0083fcf3"/>
    </style:style>
    <style:style style:name="P715" style:family="paragraph" style:parent-style-name="Text_20_body" style:list-style-name="L56">
      <style:text-properties style:font-name="Noto Sans1" officeooo:rsid="0083fcf3" officeooo:paragraph-rsid="0095ad35"/>
    </style:style>
    <style:style style:name="P716" style:family="paragraph" style:parent-style-name="Text_20_body" style:list-style-name="L50">
      <style:paragraph-properties fo:text-align="start" style:justify-single-word="false"/>
      <style:text-properties style:font-name="Noto Sans1" fo:font-weight="normal" officeooo:rsid="007f5893" officeooo:paragraph-rsid="007f5893" style:font-weight-asian="normal" style:font-weight-complex="normal"/>
    </style:style>
    <style:style style:name="P717" style:family="paragraph" style:parent-style-name="Text_20_body" style:list-style-name="L54">
      <style:paragraph-properties fo:text-align="start" style:justify-single-word="false"/>
      <style:text-properties style:font-name="Noto Sans1" fo:font-weight="normal" officeooo:rsid="007f5893" officeooo:paragraph-rsid="0083fcf3" style:font-weight-asian="normal" style:font-weight-complex="normal"/>
    </style:style>
    <style:style style:name="P718" style:family="paragraph" style:parent-style-name="Text_20_body" style:list-style-name="L50">
      <style:paragraph-properties fo:text-align="start" style:justify-single-word="false"/>
      <style:text-properties style:font-name="Noto Sans1" fo:font-weight="normal" officeooo:rsid="01081f6f" officeooo:paragraph-rsid="01081f6f" style:font-weight-asian="normal" style:font-weight-complex="normal"/>
    </style:style>
    <style:style style:name="P719" style:family="paragraph" style:parent-style-name="Text_20_body" style:list-style-name="L65">
      <style:text-properties style:font-name="Noto Sans1" fo:font-weight="normal" officeooo:rsid="00ecd7db" officeooo:paragraph-rsid="00ecd7db" style:font-weight-asian="normal" style:font-weight-complex="normal"/>
    </style:style>
    <style:style style:name="P720" style:family="paragraph" style:parent-style-name="Text_20_body" style:list-style-name="L65">
      <style:text-properties style:font-name="Noto Sans1" fo:font-weight="normal" officeooo:rsid="00ea5813" officeooo:paragraph-rsid="00ea5813" style:font-weight-asian="normal" style:font-weight-complex="normal"/>
    </style:style>
    <style:style style:name="P721" style:family="paragraph" style:parent-style-name="Text_20_body" style:list-style-name="L65">
      <style:text-properties style:font-name="Noto Sans1" fo:font-weight="normal" officeooo:rsid="00fbde16" officeooo:paragraph-rsid="00fbde16" style:font-weight-asian="normal" style:font-weight-complex="normal"/>
    </style:style>
    <style:style style:name="P722" style:family="paragraph" style:parent-style-name="Text_20_body" style:list-style-name="L65">
      <style:text-properties style:font-name="Noto Sans1" fo:font-weight="normal" officeooo:rsid="0137cd6e" officeooo:paragraph-rsid="0137cd6e" style:font-weight-asian="normal" style:font-weight-complex="normal"/>
    </style:style>
    <style:style style:name="P723" style:family="paragraph" style:parent-style-name="Text_20_body" style:list-style-name="L52">
      <style:text-properties style:font-name="Noto Sans1" fo:font-style="normal" fo:font-weight="normal" officeooo:rsid="00847ea5" officeooo:paragraph-rsid="00847ea5" style:font-style-asian="normal" style:font-weight-asian="normal" style:font-style-complex="normal" style:font-weight-complex="normal"/>
    </style:style>
    <style:style style:name="P724" style:family="paragraph" style:parent-style-name="Text_20_body" style:list-style-name="L52">
      <style:text-properties style:font-name="Noto Sans1" fo:font-style="normal" fo:font-weight="normal" officeooo:rsid="00a70d0f" officeooo:paragraph-rsid="00a70d0f" style:font-style-asian="normal" style:font-weight-asian="normal" style:font-style-complex="normal" style:font-weight-complex="normal"/>
    </style:style>
    <style:style style:name="P725" style:family="paragraph" style:parent-style-name="Text_20_body" style:list-style-name="L58">
      <style:text-properties style:font-name="Noto Sans1" officeooo:rsid="00dcf008" officeooo:paragraph-rsid="00dcf008"/>
    </style:style>
    <style:style style:name="P726" style:family="paragraph" style:parent-style-name="Text_20_body" style:list-style-name="L61">
      <style:text-properties style:font-name="Noto Sans1" officeooo:paragraph-rsid="00a5bb4a"/>
    </style:style>
    <style:style style:name="P727" style:family="paragraph" style:parent-style-name="Text_20_body" style:list-style-name="L62">
      <style:text-properties style:font-name="Noto Sans1" officeooo:rsid="00b2a3c1" officeooo:paragraph-rsid="00b2a3c1"/>
    </style:style>
    <style:style style:name="P728" style:family="paragraph" style:parent-style-name="Text_20_body" style:list-style-name="L64">
      <style:text-properties style:font-name="Noto Sans1" officeooo:rsid="00ea5813" officeooo:paragraph-rsid="00ea5813"/>
    </style:style>
    <style:style style:name="P729" style:family="paragraph" style:parent-style-name="Text_20_body" style:list-style-name="L66">
      <style:text-properties style:font-name="Noto Sans1" officeooo:rsid="00ea5813" officeooo:paragraph-rsid="00ea5813"/>
    </style:style>
    <style:style style:name="P730" style:family="paragraph" style:parent-style-name="Text_20_body" style:list-style-name="L67">
      <style:text-properties style:font-name="Noto Sans1" officeooo:rsid="00ea5813" officeooo:paragraph-rsid="00ea5813"/>
    </style:style>
    <style:style style:name="P731" style:family="paragraph" style:parent-style-name="Text_20_body" style:list-style-name="L69">
      <style:text-properties style:font-name="Noto Sans1" officeooo:rsid="00eb3b0d" officeooo:paragraph-rsid="00eb3b0d"/>
    </style:style>
    <style:style style:name="P732" style:family="paragraph" style:parent-style-name="Text_20_body" style:list-style-name="L70">
      <style:text-properties style:font-name="Noto Sans1" officeooo:rsid="00edf1e5" officeooo:paragraph-rsid="00edf1e5"/>
    </style:style>
    <style:style style:name="P733" style:family="paragraph" style:parent-style-name="Text_20_body" style:list-style-name="L71">
      <style:text-properties style:font-name="Noto Sans1" officeooo:rsid="01405fa2" officeooo:paragraph-rsid="01405fa2"/>
    </style:style>
    <style:style style:name="P734" style:family="paragraph" style:parent-style-name="Text_20_body">
      <style:text-properties style:font-name="Noto Sans1" officeooo:rsid="00777f3d" officeooo:paragraph-rsid="00787c1c"/>
    </style:style>
    <style:style style:name="P735" style:family="paragraph" style:parent-style-name="Text_20_body">
      <style:text-properties style:font-name="Noto Sans1" officeooo:rsid="00cbb0e1" officeooo:paragraph-rsid="0187e5ca"/>
    </style:style>
    <style:style style:name="P736" style:family="paragraph" style:parent-style-name="Text_20_body">
      <style:text-properties style:font-name="Noto Sans1" officeooo:rsid="016ea19d" officeooo:paragraph-rsid="0187e5ca"/>
    </style:style>
    <style:style style:name="P737" style:family="paragraph" style:parent-style-name="Text_20_body">
      <style:text-properties style:font-name="Noto Sans1" officeooo:rsid="014d7b22" officeooo:paragraph-rsid="0187e5ca"/>
    </style:style>
    <style:style style:name="P738" style:family="paragraph" style:parent-style-name="Text_20_body">
      <style:text-properties style:font-name="Noto Sans1" officeooo:paragraph-rsid="0187e5ca"/>
    </style:style>
    <style:style style:name="P739" style:family="paragraph" style:parent-style-name="Text_20_body" style:list-style-name="L5">
      <style:text-properties officeooo:paragraph-rsid="00f1d8aa"/>
    </style:style>
    <style:style style:name="P740" style:family="paragraph" style:parent-style-name="Text_20_body" style:list-style-name="L12">
      <style:text-properties officeooo:paragraph-rsid="00f1d8aa"/>
    </style:style>
    <style:style style:name="P741" style:family="paragraph" style:parent-style-name="Text_20_body" style:list-style-name="L13">
      <style:text-properties officeooo:paragraph-rsid="00f1d8aa"/>
    </style:style>
    <style:style style:name="P742" style:family="paragraph" style:parent-style-name="Text_20_body" style:list-style-name="L14">
      <style:text-properties officeooo:paragraph-rsid="00f1d8aa"/>
    </style:style>
    <style:style style:name="P743" style:family="paragraph" style:parent-style-name="Text_20_body" style:list-style-name="L15">
      <style:text-properties officeooo:paragraph-rsid="00f1d8aa"/>
    </style:style>
    <style:style style:name="P744" style:family="paragraph" style:parent-style-name="Text_20_body" style:list-style-name="L16">
      <style:text-properties officeooo:paragraph-rsid="015866eb"/>
    </style:style>
    <style:style style:name="P745" style:family="paragraph" style:parent-style-name="Text_20_body" style:list-style-name="L19">
      <style:text-properties officeooo:paragraph-rsid="00f1d8aa"/>
    </style:style>
    <style:style style:name="P746" style:family="paragraph" style:parent-style-name="Text_20_body" style:list-style-name="L20">
      <style:text-properties officeooo:rsid="0114a7dd" officeooo:paragraph-rsid="0114a7dd"/>
    </style:style>
    <style:style style:name="P747" style:family="paragraph" style:parent-style-name="Text_20_body" style:list-style-name="L21">
      <style:text-properties officeooo:rsid="011d91f4" officeooo:paragraph-rsid="011d91f4"/>
    </style:style>
    <style:style style:name="P748" style:family="paragraph" style:parent-style-name="Text_20_body" style:list-style-name="L22">
      <style:text-properties officeooo:rsid="011fd71a" officeooo:paragraph-rsid="011fd71a"/>
    </style:style>
    <style:style style:name="P749" style:family="paragraph" style:parent-style-name="Text_20_body" style:list-style-name="L23">
      <style:paragraph-properties style:writing-mode="lr-tb"/>
      <style:text-properties officeooo:rsid="011ea067" officeooo:paragraph-rsid="011ea067"/>
    </style:style>
    <style:style style:name="P750" style:family="paragraph" style:parent-style-name="Text_20_body" style:list-style-name="L24">
      <style:text-properties officeooo:rsid="0127dbfe" officeooo:paragraph-rsid="0127dbfe"/>
    </style:style>
    <style:style style:name="P751" style:family="paragraph" style:parent-style-name="Text_20_body" style:list-style-name="L24">
      <style:text-properties fo:font-style="italic" fo:font-weight="bold" officeooo:rsid="0127dbfe" officeooo:paragraph-rsid="0127dbfe" style:font-style-asian="italic" style:font-weight-asian="bold" style:font-style-complex="italic" style:font-weight-complex="bold"/>
    </style:style>
    <style:style style:name="P752" style:family="paragraph" style:parent-style-name="Text_20_body" style:list-style-name="L24">
      <style:text-properties fo:font-weight="normal" officeooo:rsid="0127dbfe" officeooo:paragraph-rsid="0127dbfe" style:font-weight-asian="normal" style:font-weight-complex="normal"/>
    </style:style>
    <style:style style:name="P753" style:family="paragraph" style:parent-style-name="Text_20_body" style:list-style-name="L25">
      <style:text-properties officeooo:paragraph-rsid="012701eb"/>
    </style:style>
    <style:style style:name="P754" style:family="paragraph" style:parent-style-name="Text_20_body" style:list-style-name="L28">
      <style:text-properties officeooo:paragraph-rsid="00f3133a"/>
    </style:style>
    <style:style style:name="P755" style:family="paragraph" style:parent-style-name="Text_20_body" style:list-style-name="L29">
      <style:text-properties officeooo:rsid="015244f3" officeooo:paragraph-rsid="015244f3"/>
    </style:style>
    <style:style style:name="P756" style:family="paragraph" style:parent-style-name="Text_20_body" style:list-style-name="L30">
      <style:text-properties officeooo:rsid="015244f3" officeooo:paragraph-rsid="015244f3"/>
    </style:style>
    <style:style style:name="P757" style:family="paragraph" style:parent-style-name="Text_20_body" style:list-style-name="L35">
      <style:text-properties officeooo:rsid="015244f3" officeooo:paragraph-rsid="017b0ece"/>
    </style:style>
    <style:style style:name="P758" style:family="paragraph" style:parent-style-name="Text_20_body" style:list-style-name="L31">
      <style:text-properties officeooo:paragraph-rsid="015a561b"/>
    </style:style>
    <style:style style:name="P759" style:family="paragraph" style:parent-style-name="Text_20_body" style:list-style-name="L36">
      <style:text-properties officeooo:paragraph-rsid="017b0ece"/>
    </style:style>
    <style:style style:name="P760" style:family="paragraph" style:parent-style-name="Text_20_body" style:list-style-name="L36">
      <style:text-properties officeooo:paragraph-rsid="017cd916"/>
    </style:style>
    <style:style style:name="P761" style:family="paragraph" style:parent-style-name="Text_20_body" style:list-style-name="L37">
      <style:text-properties officeooo:paragraph-rsid="017cd916"/>
    </style:style>
    <style:style style:name="P762" style:family="paragraph" style:parent-style-name="Text_20_body" style:list-style-name="L37">
      <style:text-properties officeooo:paragraph-rsid="017d9622"/>
    </style:style>
    <style:style style:name="P763" style:family="paragraph" style:parent-style-name="Text_20_body" style:list-style-name="L39">
      <style:text-properties officeooo:rsid="006a5a32" officeooo:paragraph-rsid="006a5a32"/>
    </style:style>
    <style:style style:name="P764" style:family="paragraph" style:parent-style-name="Text_20_body" style:list-style-name="L41">
      <style:text-properties officeooo:paragraph-rsid="00cdde4b"/>
    </style:style>
    <style:style style:name="P765" style:family="paragraph" style:parent-style-name="Text_20_body" style:list-style-name="L43">
      <style:text-properties officeooo:paragraph-rsid="00cdde4b"/>
    </style:style>
    <style:style style:name="P766" style:family="paragraph" style:parent-style-name="Text_20_body" style:list-style-name="L44">
      <style:text-properties officeooo:rsid="0062d5d3" officeooo:paragraph-rsid="0062d5d3"/>
    </style:style>
    <style:style style:name="P767" style:family="paragraph" style:parent-style-name="Text_20_body" style:list-style-name="L47">
      <style:text-properties officeooo:rsid="0062d5d3" officeooo:paragraph-rsid="0062d5d3"/>
    </style:style>
    <style:style style:name="P768" style:family="paragraph" style:parent-style-name="Text_20_body" style:list-style-name="L48">
      <style:text-properties officeooo:rsid="007f5893" officeooo:paragraph-rsid="007f5893"/>
    </style:style>
    <style:style style:name="P769" style:family="paragraph" style:parent-style-name="Text_20_body" style:list-style-name="L51">
      <style:text-properties fo:font-style="normal" fo:font-weight="normal" officeooo:rsid="008216fb" officeooo:paragraph-rsid="008216fb" style:font-style-asian="normal" style:font-weight-asian="normal" style:font-style-complex="normal" style:font-weight-complex="normal"/>
    </style:style>
    <style:style style:name="P770" style:family="paragraph" style:parent-style-name="Text_20_body" style:list-style-name="L53">
      <style:text-properties officeooo:paragraph-rsid="0083fcf3"/>
    </style:style>
    <style:style style:name="P771" style:family="paragraph" style:parent-style-name="Text_20_body" style:list-style-name="L55">
      <style:text-properties officeooo:paragraph-rsid="00f652ab"/>
    </style:style>
    <style:style style:name="P772" style:family="paragraph" style:parent-style-name="Text_20_body" style:list-style-name="L57">
      <style:text-properties officeooo:rsid="016aaeae" officeooo:paragraph-rsid="0180ebb4"/>
    </style:style>
    <style:style style:name="P773" style:family="paragraph" style:parent-style-name="Text_20_body" style:list-style-name="L57">
      <style:text-properties officeooo:rsid="016aaeae" officeooo:paragraph-rsid="016aaeae"/>
    </style:style>
    <style:style style:name="P774" style:family="paragraph" style:parent-style-name="Text_20_body" style:list-style-name="L58">
      <style:text-properties officeooo:paragraph-rsid="00dcf008"/>
    </style:style>
    <style:style style:name="P775" style:family="paragraph" style:parent-style-name="Text_20_body" style:list-style-name="L58">
      <style:text-properties officeooo:rsid="00dcf008" officeooo:paragraph-rsid="00dcf008"/>
    </style:style>
    <style:style style:name="P776" style:family="paragraph" style:parent-style-name="Text_20_body" style:list-style-name="L59">
      <style:text-properties officeooo:rsid="00dcf008" officeooo:paragraph-rsid="00dcf008"/>
    </style:style>
    <style:style style:name="P777" style:family="paragraph" style:parent-style-name="Text_20_body" style:list-style-name="L60">
      <style:text-properties officeooo:rsid="00dcf008" officeooo:paragraph-rsid="00dcf008"/>
    </style:style>
    <style:style style:name="P778" style:family="paragraph" style:parent-style-name="Text_20_body" style:list-style-name="L63">
      <style:paragraph-properties fo:text-align="justify" style:justify-single-word="false"/>
      <style:text-properties officeooo:paragraph-rsid="00f89b7a"/>
    </style:style>
    <style:style style:name="P779" style:family="paragraph" style:parent-style-name="Text_20_body" style:list-style-name="L65">
      <style:text-properties officeooo:paragraph-rsid="00ea5813"/>
    </style:style>
    <style:style style:name="P780" style:family="paragraph" style:parent-style-name="Text_20_body" style:list-style-name="L65">
      <style:text-properties officeooo:rsid="00ecd7db" officeooo:paragraph-rsid="00ecd7db"/>
    </style:style>
    <style:style style:name="P781" style:family="paragraph" style:parent-style-name="Text_20_body" style:list-style-name="L67">
      <style:paragraph-properties fo:text-align="start" style:justify-single-word="false"/>
      <style:text-properties officeooo:rsid="00ea5813" officeooo:paragraph-rsid="00ea5813"/>
    </style:style>
    <style:style style:name="P782" style:family="paragraph" style:parent-style-name="Text_20_body" style:list-style-name="L68">
      <style:text-properties officeooo:rsid="00eb3b0d" officeooo:paragraph-rsid="00eb3b0d"/>
    </style:style>
    <style:style style:name="P783" style:family="paragraph" style:parent-style-name="Text_20_body" style:list-style-name="L71">
      <style:text-properties officeooo:paragraph-rsid="01405fa2"/>
    </style:style>
    <style:style style:name="P784" style:family="paragraph" style:parent-style-name="Text_20_body">
      <style:text-properties officeooo:rsid="014d7b22" officeooo:paragraph-rsid="0187e5ca"/>
    </style:style>
    <style:style style:name="P785" style:family="paragraph" style:parent-style-name="Text_20_body">
      <style:text-properties officeooo:rsid="005db7a7" officeooo:paragraph-rsid="0187e5ca"/>
    </style:style>
    <style:style style:name="P786" style:family="paragraph" style:parent-style-name="Text_20_body">
      <style:text-properties officeooo:paragraph-rsid="0187e5ca"/>
    </style:style>
    <style:style style:name="P787" style:family="paragraph" style:parent-style-name="Text_20_body">
      <style:text-properties officeooo:rsid="0187e5ca" officeooo:paragraph-rsid="0187e5ca"/>
    </style:style>
    <style:style style:name="P788" style:family="paragraph" style:parent-style-name="Text_20_body">
      <style:text-properties officeooo:paragraph-rsid="0189f556"/>
    </style:style>
    <style:style style:name="P789" style:family="paragraph" style:parent-style-name="Text_20_body">
      <style:text-properties officeooo:rsid="0189f556" officeooo:paragraph-rsid="0189f556"/>
    </style:style>
    <style:style style:name="T1" style:family="text">
      <style:text-properties officeooo:rsid="010579d8"/>
    </style:style>
    <style:style style:name="T2" style:family="text">
      <style:text-properties officeooo:rsid="00334ad6"/>
    </style:style>
    <style:style style:name="T3" style:family="text">
      <style:text-properties officeooo:rsid="00351640"/>
    </style:style>
    <style:style style:name="T4" style:family="text">
      <style:text-properties officeooo:rsid="0035f72a"/>
    </style:style>
    <style:style style:name="T5" style:family="text">
      <style:text-properties officeooo:rsid="00389bf7"/>
    </style:style>
    <style:style style:name="T6" style:family="text">
      <style:text-properties officeooo:rsid="003957de"/>
    </style:style>
    <style:style style:name="T7" style:family="text">
      <style:text-properties officeooo:rsid="00397033"/>
    </style:style>
    <style:style style:name="T8" style:family="text">
      <style:text-properties fo:font-weight="bold" style:font-weight-asian="bold" style:font-weight-complex="bold"/>
    </style:style>
    <style:style style:name="T9" style:family="text">
      <style:text-properties fo:font-weight="bold" officeooo:rsid="00397033" style:font-weight-asian="bold" style:font-weight-complex="bold"/>
    </style:style>
    <style:style style:name="T10" style:family="text">
      <style:text-properties fo:font-weight="bold" officeooo:rsid="003b12df" style:font-weight-asian="bold" style:font-weight-complex="bold"/>
    </style:style>
    <style:style style:name="T11" style:family="text">
      <style:text-properties fo:font-weight="bold" officeooo:rsid="0039d509" style:font-weight-asian="bold" style:font-weight-complex="bold"/>
    </style:style>
    <style:style style:name="T12" style:family="text">
      <style:text-properties fo:font-weight="bold" officeooo:rsid="005a9dc6" style:font-weight-asian="bold" style:font-weight-complex="bold"/>
    </style:style>
    <style:style style:name="T13" style:family="text">
      <style:text-properties fo:font-weight="bold" officeooo:rsid="005df87d" style:font-weight-asian="bold" style:font-weight-complex="bold"/>
    </style:style>
    <style:style style:name="T14" style:family="text">
      <style:text-properties fo:font-weight="bold" officeooo:rsid="006ba993" style:font-weight-asian="bold" style:font-weight-complex="bold"/>
    </style:style>
    <style:style style:name="T15" style:family="text">
      <style:text-properties fo:font-weight="bold" officeooo:rsid="005db7a7" style:font-weight-asian="bold" style:font-weight-complex="bold"/>
    </style:style>
    <style:style style:name="T16" style:family="text">
      <style:text-properties fo:font-weight="bold" officeooo:rsid="0089ef65" style:font-weight-asian="bold" style:font-weight-complex="bold"/>
    </style:style>
    <style:style style:name="T17" style:family="text">
      <style:text-properties fo:font-weight="bold" officeooo:rsid="00428897" style:font-weight-asian="bold" style:font-weight-complex="bold"/>
    </style:style>
    <style:style style:name="T18" style:family="text">
      <style:text-properties fo:font-weight="bold" officeooo:rsid="009de0a3" style:font-weight-asian="bold" style:font-weight-complex="bold"/>
    </style:style>
    <style:style style:name="T19" style:family="text">
      <style:text-properties fo:font-weight="bold" officeooo:rsid="003bdbfa" style:font-weight-asian="bold" style:font-weight-complex="bold"/>
    </style:style>
    <style:style style:name="T20" style:family="text">
      <style:text-properties fo:font-weight="bold" officeooo:rsid="0064ff1d" style:font-weight-asian="bold" style:font-weight-complex="bold"/>
    </style:style>
    <style:style style:name="T21" style:family="text">
      <style:text-properties fo:font-weight="bold" officeooo:rsid="00b8e065" style:font-weight-asian="bold" style:font-weight-complex="bold"/>
    </style:style>
    <style:style style:name="T22" style:family="text">
      <style:text-properties fo:font-weight="bold" officeooo:rsid="00bab8ed" style:font-weight-asian="bold" style:font-weight-complex="bold"/>
    </style:style>
    <style:style style:name="T23" style:family="text">
      <style:text-properties fo:font-weight="bold" officeooo:rsid="00bcc079" style:font-weight-asian="bold" style:font-weight-complex="bold"/>
    </style:style>
    <style:style style:name="T24" style:family="text">
      <style:text-properties fo:font-weight="bold" officeooo:rsid="00be386a" style:font-weight-asian="bold" style:font-weight-complex="bold"/>
    </style:style>
    <style:style style:name="T25" style:family="text">
      <style:text-properties fo:font-weight="bold" officeooo:rsid="00c55099" style:font-weight-asian="bold" style:font-weight-complex="bold"/>
    </style:style>
    <style:style style:name="T26" style:family="text">
      <style:text-properties fo:font-weight="bold" officeooo:rsid="00c6aa2f" style:font-weight-asian="bold" style:font-weight-complex="bold"/>
    </style:style>
    <style:style style:name="T27" style:family="text">
      <style:text-properties fo:font-weight="bold" officeooo:rsid="00c819c7" style:font-weight-asian="bold" style:font-weight-complex="bold"/>
    </style:style>
    <style:style style:name="T28" style:family="text">
      <style:text-properties fo:font-weight="bold" officeooo:rsid="00c94cf8" style:font-weight-asian="bold" style:font-weight-complex="bold"/>
    </style:style>
    <style:style style:name="T29" style:family="text">
      <style:text-properties fo:font-weight="bold" officeooo:rsid="006a5a32" style:font-weight-asian="bold" style:font-weight-complex="bold"/>
    </style:style>
    <style:style style:name="T30" style:family="text">
      <style:text-properties fo:font-weight="bold" officeooo:rsid="0062e1e8" style:font-weight-asian="bold" style:font-weight-complex="bold"/>
    </style:style>
    <style:style style:name="T31" style:family="text">
      <style:text-properties fo:font-weight="bold" officeooo:rsid="0062d5d3" style:font-weight-asian="bold" style:font-weight-complex="bold"/>
    </style:style>
    <style:style style:name="T32" style:family="text">
      <style:text-properties fo:font-weight="bold" officeooo:rsid="00cdde4b" style:font-weight-asian="bold" style:font-weight-complex="bold"/>
    </style:style>
    <style:style style:name="T33" style:family="text">
      <style:text-properties fo:font-weight="bold" officeooo:rsid="00cfbc05" style:font-weight-asian="bold" style:font-weight-complex="bold"/>
    </style:style>
    <style:style style:name="T34" style:family="text">
      <style:text-properties fo:font-weight="bold" officeooo:rsid="0065f607" style:font-weight-asian="bold" style:font-weight-complex="bold"/>
    </style:style>
    <style:style style:name="T35" style:family="text">
      <style:text-properties fo:font-weight="bold" officeooo:rsid="00d4e74b" style:font-weight-asian="bold" style:font-weight-complex="bold"/>
    </style:style>
    <style:style style:name="T36" style:family="text">
      <style:text-properties fo:font-weight="bold" officeooo:rsid="007f5893" style:font-weight-asian="bold" style:font-weight-complex="bold"/>
    </style:style>
    <style:style style:name="T37" style:family="text">
      <style:text-properties fo:font-weight="bold" officeooo:rsid="00570746" style:font-weight-asian="bold" style:font-weight-complex="bold"/>
    </style:style>
    <style:style style:name="T38" style:family="text">
      <style:text-properties fo:font-weight="bold" officeooo:rsid="0083fcf3" style:font-weight-asian="bold" style:font-weight-complex="bold"/>
    </style:style>
    <style:style style:name="T39" style:family="text">
      <style:text-properties fo:font-weight="bold" officeooo:rsid="00d8a5c2" style:font-weight-asian="bold" style:font-weight-complex="bold"/>
    </style:style>
    <style:style style:name="T40" style:family="text">
      <style:text-properties fo:font-weight="bold" officeooo:rsid="00e46ab2" style:font-weight-asian="bold" style:font-weight-complex="bold"/>
    </style:style>
    <style:style style:name="T41" style:family="text">
      <style:text-properties fo:font-weight="bold" officeooo:rsid="00e534b8" style:font-weight-asian="bold" style:font-weight-complex="bold"/>
    </style:style>
    <style:style style:name="T42" style:family="text">
      <style:text-properties fo:font-weight="bold" officeooo:rsid="00c2f3dc" style:font-weight-asian="bold" style:font-weight-complex="bold"/>
    </style:style>
    <style:style style:name="T43" style:family="text">
      <style:text-properties fo:font-weight="bold" officeooo:rsid="00f1d8aa" style:font-weight-asian="bold" style:font-weight-complex="bold"/>
    </style:style>
    <style:style style:name="T44" style:family="text">
      <style:text-properties fo:font-weight="bold" officeooo:rsid="00f652ab" style:font-weight-asian="bold" style:font-weight-complex="bold"/>
    </style:style>
    <style:style style:name="T45" style:family="text">
      <style:text-properties fo:font-weight="bold" officeooo:rsid="01081f6f" style:font-weight-asian="bold" style:font-weight-complex="bold"/>
    </style:style>
    <style:style style:name="T46" style:family="text">
      <style:text-properties fo:font-weight="bold" officeooo:rsid="010861c6" style:font-weight-asian="bold" style:font-weight-complex="bold"/>
    </style:style>
    <style:style style:name="T47" style:family="text">
      <style:text-properties fo:font-weight="bold" officeooo:rsid="017f6d9b" style:font-weight-asian="bold" style:font-weight-complex="bold"/>
    </style:style>
    <style:style style:name="T48" style:family="text">
      <style:text-properties fo:font-weight="bold" officeooo:rsid="004b89c8" style:font-weight-asian="bold" style:font-weight-complex="bold"/>
    </style:style>
    <style:style style:name="T49" style:family="text">
      <style:text-properties fo:font-weight="bold" officeooo:rsid="01843d97" style:font-weight-asian="bold" style:font-weight-complex="bold"/>
    </style:style>
    <style:style style:name="T50" style:family="text">
      <style:text-properties fo:font-weight="bold" fo:background-color="transparent" loext:char-shading-value="0" style:font-weight-asian="bold" style:font-weight-complex="bold"/>
    </style:style>
    <style:style style:name="T51" style:family="text">
      <style:text-properties fo:font-weight="bold" officeooo:rsid="0067a868" fo:background-color="transparent" loext:char-shading-value="0" style:font-weight-asian="bold" style:font-weight-complex="bold"/>
    </style:style>
    <style:style style:name="T52" style:family="text">
      <style:text-properties fo:font-weight="bold" officeooo:rsid="00d8a5c2" fo:background-color="transparent" loext:char-shading-value="0"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3b12df" style:font-weight-asian="normal" style:font-weight-complex="normal"/>
    </style:style>
    <style:style style:name="T55" style:family="text">
      <style:text-properties fo:font-weight="normal" officeooo:rsid="0039d509" style:font-weight-asian="normal" style:font-weight-complex="normal"/>
    </style:style>
    <style:style style:name="T56" style:family="text">
      <style:text-properties fo:font-weight="normal" officeooo:rsid="004f2bdd" style:font-weight-asian="normal" style:font-weight-complex="normal"/>
    </style:style>
    <style:style style:name="T57" style:family="text">
      <style:text-properties fo:font-weight="normal" officeooo:rsid="0064ff1d" style:font-weight-asian="normal" style:font-weight-complex="normal"/>
    </style:style>
    <style:style style:name="T58" style:family="text">
      <style:text-properties fo:font-weight="normal" officeooo:rsid="0062e1e8" style:font-weight-asian="normal" style:font-weight-complex="normal"/>
    </style:style>
    <style:style style:name="T59" style:family="text">
      <style:text-properties fo:font-weight="normal" officeooo:rsid="0062d5d3" style:font-weight-asian="normal" style:font-weight-complex="normal"/>
    </style:style>
    <style:style style:name="T60" style:family="text">
      <style:text-properties fo:font-weight="normal" officeooo:rsid="00a97ab3" style:font-weight-asian="normal" style:font-weight-complex="normal"/>
    </style:style>
    <style:style style:name="T61" style:family="text">
      <style:text-properties fo:font-weight="normal" officeooo:rsid="00bab8ed" style:font-weight-asian="normal" style:font-weight-complex="normal"/>
    </style:style>
    <style:style style:name="T62" style:family="text">
      <style:text-properties fo:font-weight="normal" officeooo:rsid="00bc7003" style:font-weight-asian="normal" style:font-weight-complex="normal"/>
    </style:style>
    <style:style style:name="T63" style:family="text">
      <style:text-properties fo:font-weight="normal" officeooo:rsid="00cdde4b" style:font-weight-asian="normal" style:font-weight-complex="normal"/>
    </style:style>
    <style:style style:name="T64" style:family="text">
      <style:text-properties fo:font-weight="normal" officeooo:rsid="006a5a32" style:font-weight-asian="normal" style:font-weight-complex="normal"/>
    </style:style>
    <style:style style:name="T65" style:family="text">
      <style:text-properties fo:font-weight="normal" officeooo:rsid="00e534b8" style:font-weight-asian="normal" style:font-weight-complex="normal"/>
    </style:style>
    <style:style style:name="T66" style:family="text">
      <style:text-properties fo:font-weight="normal" officeooo:rsid="00bb7902" style:font-weight-asian="normal" style:font-weight-complex="normal"/>
    </style:style>
    <style:style style:name="T67" style:family="text">
      <style:text-properties fo:font-weight="normal" officeooo:rsid="01081f6f" style:font-weight-asian="normal" style:font-weight-complex="normal"/>
    </style:style>
    <style:style style:name="T68" style:family="text">
      <style:text-properties fo:font-weight="normal" officeooo:rsid="010861c6" style:font-weight-asian="normal" style:font-weight-complex="normal"/>
    </style:style>
    <style:style style:name="T69" style:family="text">
      <style:text-properties officeooo:rsid="0039d509"/>
    </style:style>
    <style:style style:name="T70" style:family="text">
      <style:text-properties officeooo:rsid="003b9e44"/>
    </style:style>
    <style:style style:name="T71" style:family="text">
      <style:text-properties officeooo:rsid="003bdbfa"/>
    </style:style>
    <style:style style:name="T72" style:family="text">
      <style:text-properties officeooo:rsid="003d387c"/>
    </style:style>
    <style:style style:name="T73" style:family="text">
      <style:text-properties officeooo:rsid="003ec22d"/>
    </style:style>
    <style:style style:name="T74" style:family="text">
      <style:text-properties officeooo:rsid="00407aff"/>
    </style:style>
    <style:style style:name="T75" style:family="text">
      <style:text-properties officeooo:rsid="0041ed54"/>
    </style:style>
    <style:style style:name="T76" style:family="text">
      <style:text-properties officeooo:rsid="00428897"/>
    </style:style>
    <style:style style:name="T77" style:family="text">
      <style:text-properties officeooo:rsid="0044f2cd"/>
    </style:style>
    <style:style style:name="T78" style:family="text">
      <style:text-properties officeooo:rsid="0046fb34"/>
    </style:style>
    <style:style style:name="T79" style:family="text">
      <style:text-properties officeooo:rsid="00482f6e"/>
    </style:style>
    <style:style style:name="T80" style:family="text">
      <style:text-properties fo:font-variant="normal" fo:text-transform="none" fo:color="#1f2328" loext:opacity="100%" style:font-name="Noto Sans1" fo:font-size="9.75pt" fo:letter-spacing="normal" fo:font-style="normal" fo:font-weight="normal" officeooo:rsid="00482f6e" fo:background-color="transparent" loext:char-shading-value="0" loext:padding="0in" loext:border="none"/>
    </style:style>
    <style:style style:name="T81" style:family="text">
      <style:text-properties fo:font-variant="normal" fo:text-transform="none" fo:color="#1f2328" loext:opacity="100%" style:font-name="Noto Sans1" fo:font-size="9.75pt" fo:letter-spacing="normal" fo:font-style="normal" fo:font-weight="normal" fo:background-color="transparent" loext:char-shading-value="0" loext:padding="0in" loext:border="none"/>
    </style:style>
    <style:style style:name="T82" style:family="text">
      <style:text-properties fo:font-variant="normal" fo:text-transform="none" fo:color="#1f2328" loext:opacity="100%" style:font-name="Noto Sans1" fo:font-size="9.75pt" fo:letter-spacing="normal" fo:font-style="normal" fo:font-weight="normal" officeooo:rsid="005df87d" fo:background-color="transparent" loext:char-shading-value="0" loext:padding="0in" loext:border="none"/>
    </style:style>
    <style:style style:name="T83" style:family="text">
      <style:text-properties fo:font-variant="normal" fo:text-transform="none" fo:color="#1f2328" loext:opacity="100%" style:font-name="Noto Sans1" fo:font-size="9.75pt" fo:letter-spacing="normal" fo:font-style="normal" fo:font-weight="normal" officeooo:rsid="0075e6ca" fo:background-color="transparent" loext:char-shading-value="0" loext:padding="0in" loext:border="none"/>
    </style:style>
    <style:style style:name="T84" style:family="text">
      <style:text-properties fo:font-variant="normal" fo:text-transform="none" fo:color="#1f2328" loext:opacity="100%" style:font-name="Noto Sans1" fo:font-size="9.75pt" fo:letter-spacing="normal" fo:font-style="normal" fo:font-weight="normal" officeooo:rsid="00772c5a" fo:background-color="transparent" loext:char-shading-value="0" loext:padding="0in" loext:border="none"/>
    </style:style>
    <style:style style:name="T85" style:family="text">
      <style:text-properties fo:font-variant="normal" fo:text-transform="none" fo:color="#1f2328" loext:opacity="100%" style:font-name="Noto Sans1" fo:font-size="9.75pt" fo:letter-spacing="normal" fo:font-style="normal" fo:font-weight="normal" officeooo:rsid="00b1a92a" fo:background-color="transparent" loext:char-shading-value="0" loext:padding="0in" loext:border="none"/>
    </style:style>
    <style:style style:name="T86" style:family="text">
      <style:text-properties fo:font-variant="normal" fo:text-transform="none" fo:color="#1f2328" loext:opacity="100%" style:font-name="Noto Sans1" fo:font-size="9.75pt" fo:letter-spacing="normal" fo:font-style="normal" fo:font-weight="normal" officeooo:rsid="00bfd988" fo:background-color="transparent" loext:char-shading-value="0" loext:padding="0in" loext:border="none"/>
    </style:style>
    <style:style style:name="T87" style:family="text">
      <style:text-properties fo:font-variant="normal" fo:text-transform="none" fo:color="#1f2328" loext:opacity="100%" style:font-name="Noto Sans1" fo:font-size="9.75pt" fo:letter-spacing="normal" fo:font-style="normal" fo:font-weight="normal" officeooo:rsid="00f1d8aa" fo:background-color="transparent" loext:char-shading-value="0" loext:padding="0in" loext:border="none"/>
    </style:style>
    <style:style style:name="T88" style:family="text">
      <style:text-properties fo:font-variant="normal" fo:text-transform="none" fo:color="#1f2328" loext:opacity="100%" style:font-name="Noto Sans1" fo:font-size="9.75pt" fo:letter-spacing="normal" fo:font-style="normal" fo:font-weight="normal" officeooo:rsid="01171da2" fo:background-color="transparent" loext:char-shading-value="0" loext:padding="0in" loext:border="none"/>
    </style:style>
    <style:style style:name="T89" style:family="text">
      <style:text-properties fo:font-variant="normal" fo:text-transform="none" fo:color="#1f2328" loext:opacity="100%" style:font-name="Noto Sans1" fo:font-size="9.75pt" fo:letter-spacing="normal" fo:font-style="normal" fo:font-weight="normal" officeooo:rsid="014a8677" fo:background-color="transparent" loext:char-shading-value="0" loext:padding="0in" loext:border="none"/>
    </style:style>
    <style:style style:name="T90" style:family="text">
      <style:text-properties fo:font-variant="normal" fo:text-transform="none" fo:color="#1f2328" loext:opacity="100%" style:font-name="Noto Sans1" fo:font-size="9.75pt" fo:letter-spacing="normal" fo:font-style="normal" fo:font-weight="normal" officeooo:rsid="01792af3" fo:background-color="transparent" loext:char-shading-value="0" loext:padding="0in" loext:border="none"/>
    </style:style>
    <style:style style:name="T91" style:family="text">
      <style:text-properties fo:font-variant="normal" fo:text-transform="none" fo:color="#1f2328" loext:opacity="100%" style:font-name="Noto Sans1" fo:font-size="9.75pt" fo:letter-spacing="normal" fo:font-style="italic" fo:font-weight="normal" officeooo:rsid="00482f6e" fo:background-color="transparent" loext:char-shading-value="0" style:font-style-asian="italic" style:font-style-complex="italic" loext:padding="0in" loext:border="none"/>
    </style:style>
    <style:style style:name="T92" style:family="text">
      <style:text-properties fo:font-variant="normal" fo:text-transform="none" fo:color="#1f2328" loext:opacity="100%" style:font-name="Noto Sans1" fo:font-size="9.75pt" fo:letter-spacing="normal" fo:font-style="italic" fo:font-weight="normal" officeooo:rsid="00f1d8aa" fo:background-color="transparent" loext:char-shading-value="0" style:font-style-asian="italic" style:font-style-complex="italic" loext:padding="0in" loext:border="none"/>
    </style:style>
    <style:style style:name="T93" style:family="text">
      <style:text-properties fo:background-color="transparent" loext:char-shading-value="0"/>
    </style:style>
    <style:style style:name="T94" style:family="text">
      <style:text-properties officeooo:rsid="014c8b07" fo:background-color="transparent" loext:char-shading-value="0"/>
    </style:style>
    <style:style style:name="T95" style:family="text">
      <style:text-properties officeooo:rsid="00e46ab2" fo:background-color="transparent" loext:char-shading-value="0"/>
    </style:style>
    <style:style style:name="T96" style:family="text">
      <style:text-properties officeooo:rsid="01765ff8" fo:background-color="transparent" loext:char-shading-value="0"/>
    </style:style>
    <style:style style:name="T97" style:family="text">
      <style:text-properties officeooo:rsid="004b89c8"/>
    </style:style>
    <style:style style:name="T98" style:family="text">
      <style:text-properties officeooo:rsid="004f2bdd"/>
    </style:style>
    <style:style style:name="T99" style:family="text">
      <style:text-properties officeooo:rsid="004fe03c"/>
    </style:style>
    <style:style style:name="T100" style:family="text">
      <style:text-properties officeooo:rsid="004ffd8a"/>
    </style:style>
    <style:style style:name="T101" style:family="text">
      <style:text-properties officeooo:rsid="00522b13"/>
    </style:style>
    <style:style style:name="T102" style:family="text">
      <style:text-properties officeooo:rsid="00545e06"/>
    </style:style>
    <style:style style:name="T103" style:family="text">
      <style:text-properties officeooo:rsid="0055d164"/>
    </style:style>
    <style:style style:name="T104" style:family="text">
      <style:text-properties officeooo:rsid="0058ea92"/>
    </style:style>
    <style:style style:name="T105" style:family="text">
      <style:text-properties officeooo:rsid="005a9dc6"/>
    </style:style>
    <style:style style:name="T106" style:family="text">
      <style:text-properties officeooo:rsid="005c490c"/>
    </style:style>
    <style:style style:name="T107" style:family="text">
      <style:text-properties officeooo:rsid="005db7a7"/>
    </style:style>
    <style:style style:name="T108" style:family="text">
      <style:text-properties officeooo:rsid="005df87d"/>
    </style:style>
    <style:style style:name="T109" style:family="text">
      <style:text-properties officeooo:rsid="005fb904"/>
    </style:style>
    <style:style style:name="T110" style:family="text">
      <style:text-properties officeooo:rsid="0061af3b"/>
    </style:style>
    <style:style style:name="T111" style:family="text">
      <style:text-properties officeooo:rsid="00570746"/>
    </style:style>
    <style:style style:name="T112" style:family="text">
      <style:text-properties officeooo:rsid="0062d5d3"/>
    </style:style>
    <style:style style:name="T113" style:family="text">
      <style:text-properties fo:font-style="italic" fo:font-weight="bold" style:font-style-asian="italic" style:font-weight-asian="bold" style:font-style-complex="italic" style:font-weight-complex="bold"/>
    </style:style>
    <style:style style:name="T114" style:family="text">
      <style:text-properties fo:font-style="italic" fo:font-weight="bold" officeooo:rsid="0062d5d3" style:font-style-asian="italic" style:font-weight-asian="bold" style:font-style-complex="italic" style:font-weight-complex="bold"/>
    </style:style>
    <style:style style:name="T115" style:family="text">
      <style:text-properties fo:font-style="italic" fo:font-weight="bold" officeooo:rsid="0068315e" style:font-style-asian="italic" style:font-weight-asian="bold" style:font-style-complex="italic" style:font-weight-complex="bold"/>
    </style:style>
    <style:style style:name="T116" style:family="text">
      <style:text-properties fo:font-style="italic" fo:font-weight="bold" officeooo:rsid="00cfbc05" style:font-style-asian="italic" style:font-weight-asian="bold" style:font-style-complex="italic" style:font-weight-complex="bold"/>
    </style:style>
    <style:style style:name="T117" style:family="text">
      <style:text-properties fo:font-style="italic" fo:font-weight="bold" officeooo:rsid="00f1d8aa" style:font-style-asian="italic" style:font-weight-asian="bold" style:font-style-complex="italic" style:font-weight-complex="bold"/>
    </style:style>
    <style:style style:name="T118" style:family="text">
      <style:text-properties fo:font-style="italic" fo:font-weight="bold" officeooo:rsid="003bdbfa" style:font-style-asian="italic" style:font-weight-asian="bold" style:font-style-complex="italic" style:font-weight-complex="bold"/>
    </style:style>
    <style:style style:name="T119" style:family="text">
      <style:text-properties fo:font-style="italic" fo:font-weight="normal" style:font-style-asian="italic" style:font-weight-asian="normal" style:font-style-complex="italic" style:font-weight-complex="normal"/>
    </style:style>
    <style:style style:name="T120" style:family="text">
      <style:text-properties fo:font-style="italic" fo:font-weight="normal" officeooo:rsid="006a5a32" style:font-style-asian="italic" style:font-weight-asian="normal" style:font-style-complex="italic" style:font-weight-complex="normal"/>
    </style:style>
    <style:style style:name="T121" style:family="text">
      <style:text-properties fo:font-style="italic" fo:font-weight="normal" officeooo:rsid="0064ff1d" style:font-style-asian="italic" style:font-weight-asian="normal" style:font-style-complex="italic" style:font-weight-complex="normal"/>
    </style:style>
    <style:style style:name="T122" style:family="text">
      <style:text-properties fo:font-style="italic" style:font-style-asian="italic" style:font-style-complex="italic"/>
    </style:style>
    <style:style style:name="T123" style:family="text">
      <style:text-properties fo:font-style="italic" officeooo:rsid="00a97ab3" style:font-style-asian="italic" style:font-style-complex="italic"/>
    </style:style>
    <style:style style:name="T124" style:family="text">
      <style:text-properties fo:font-style="italic" officeooo:rsid="00b2138f" style:font-style-asian="italic" style:font-style-complex="italic"/>
    </style:style>
    <style:style style:name="T125" style:family="text">
      <style:text-properties fo:font-style="italic" officeooo:rsid="0062d5d3" style:font-style-asian="italic" style:font-style-complex="italic"/>
    </style:style>
    <style:style style:name="T126" style:family="text">
      <style:text-properties fo:font-style="italic" officeooo:rsid="007ab452" style:font-style-asian="italic" style:font-style-complex="italic"/>
    </style:style>
    <style:style style:name="T127" style:family="text">
      <style:text-properties fo:font-style="italic" officeooo:rsid="00a5bb4a" style:font-style-asian="italic" style:font-style-complex="italic"/>
    </style:style>
    <style:style style:name="T128" style:family="text">
      <style:text-properties fo:font-style="italic" officeooo:rsid="0083fcf3" style:font-style-asian="italic" style:font-style-complex="italic"/>
    </style:style>
    <style:style style:name="T129" style:family="text">
      <style:text-properties fo:font-style="italic" officeooo:rsid="00482f6e" style:font-style-asian="italic" style:font-style-complex="italic"/>
    </style:style>
    <style:style style:name="T130" style:family="text">
      <style:text-properties fo:font-style="italic" officeooo:rsid="00e534b8" style:font-style-asian="italic" style:font-style-complex="italic"/>
    </style:style>
    <style:style style:name="T131" style:family="text">
      <style:text-properties fo:font-style="italic" officeooo:rsid="003d387c" style:font-style-asian="italic" style:font-style-complex="italic"/>
    </style:style>
    <style:style style:name="T132" style:family="text">
      <style:text-properties fo:font-style="italic" officeooo:rsid="005df87d" style:font-style-asian="italic" style:font-style-complex="italic"/>
    </style:style>
    <style:style style:name="T133" style:family="text">
      <style:text-properties fo:font-style="italic" officeooo:rsid="00787c1c" style:font-style-asian="italic" style:font-style-complex="italic"/>
    </style:style>
    <style:style style:name="T134" style:family="text">
      <style:text-properties fo:font-style="italic" officeooo:rsid="00777f3d" style:font-style-asian="italic" style:font-style-complex="italic"/>
    </style:style>
    <style:style style:name="T135" style:family="text">
      <style:text-properties fo:font-style="italic" officeooo:rsid="006a5a32" style:font-style-asian="italic" style:font-style-complex="italic"/>
    </style:style>
    <style:style style:name="T136" style:family="text">
      <style:text-properties fo:font-style="italic" officeooo:rsid="0064ff1d" style:font-style-asian="italic" style:font-style-complex="italic"/>
    </style:style>
    <style:style style:name="T137" style:family="text">
      <style:text-properties fo:font-style="italic" officeooo:rsid="00f1d8aa" style:font-style-asian="italic" style:font-style-complex="italic"/>
    </style:style>
    <style:style style:name="T138" style:family="text">
      <style:text-properties fo:font-style="italic" officeooo:rsid="003bdbfa" style:font-style-asian="italic" style:font-style-complex="italic"/>
    </style:style>
    <style:style style:name="T139" style:family="text">
      <style:text-properties fo:font-style="italic" officeooo:rsid="00f652ab" style:font-style-asian="italic" style:font-style-complex="italic"/>
    </style:style>
    <style:style style:name="T140" style:family="text">
      <style:text-properties fo:font-style="italic" officeooo:rsid="009de0a3" style:font-style-asian="italic" style:font-style-complex="italic"/>
    </style:style>
    <style:style style:name="T141" style:family="text">
      <style:text-properties fo:font-style="italic" officeooo:rsid="00fce66f" style:font-style-asian="italic" style:font-style-complex="italic"/>
    </style:style>
    <style:style style:name="T142" style:family="text">
      <style:text-properties fo:font-style="italic" officeooo:rsid="00ea5813" style:font-style-asian="italic" style:font-style-complex="italic"/>
    </style:style>
    <style:style style:name="T143" style:family="text">
      <style:text-properties fo:font-style="italic" officeooo:rsid="01081f6f" style:font-style-asian="italic" style:font-style-complex="italic"/>
    </style:style>
    <style:style style:name="T144" style:family="text">
      <style:text-properties fo:font-style="italic" officeooo:rsid="010d52a8" style:font-style-asian="italic" style:font-style-complex="italic"/>
    </style:style>
    <style:style style:name="T145" style:family="text">
      <style:text-properties fo:font-style="italic" officeooo:rsid="0110aeb0" style:font-style-asian="italic" style:font-style-complex="italic"/>
    </style:style>
    <style:style style:name="T146" style:family="text">
      <style:text-properties fo:font-style="italic" officeooo:rsid="0145973a" style:font-style-asian="italic" style:font-style-complex="italic"/>
    </style:style>
    <style:style style:name="T147" style:family="text">
      <style:text-properties fo:font-style="italic" officeooo:rsid="014c8b07" style:font-style-asian="italic" style:font-style-complex="italic"/>
    </style:style>
    <style:style style:name="T148" style:family="text">
      <style:text-properties fo:font-style="italic" officeooo:rsid="014f991e" style:font-style-asian="italic" style:font-style-complex="italic"/>
    </style:style>
    <style:style style:name="T149" style:family="text">
      <style:text-properties fo:font-style="italic" officeooo:rsid="015a561b" style:font-style-asian="italic" style:font-style-complex="italic"/>
    </style:style>
    <style:style style:name="T150" style:family="text">
      <style:text-properties fo:font-style="italic" officeooo:rsid="017cd916" style:font-style-asian="italic" style:font-style-complex="italic"/>
    </style:style>
    <style:style style:name="T151" style:family="text">
      <style:text-properties fo:font-style="italic" officeooo:rsid="017ce37f" style:font-style-asian="italic" style:font-style-complex="italic"/>
    </style:style>
    <style:style style:name="T152" style:family="text">
      <style:text-properties fo:font-style="italic" officeooo:rsid="017f6d9b" style:font-style-asian="italic" style:font-style-complex="italic"/>
    </style:style>
    <style:style style:name="T153" style:family="text">
      <style:text-properties officeooo:rsid="00634f2b"/>
    </style:style>
    <style:style style:name="T154" style:family="text">
      <style:text-properties officeooo:rsid="0064ff1d"/>
    </style:style>
    <style:style style:name="T155" style:family="text">
      <style:text-properties officeooo:rsid="0065f607"/>
    </style:style>
    <style:style style:name="T156" style:family="text">
      <style:text-properties officeooo:rsid="00695c7b"/>
    </style:style>
    <style:style style:name="T157" style:family="text">
      <style:text-properties officeooo:rsid="006a5a32"/>
    </style:style>
    <style:style style:name="T158" style:family="text">
      <style:text-properties officeooo:rsid="006ba993"/>
    </style:style>
    <style:style style:name="T159" style:family="text">
      <style:text-properties officeooo:rsid="006e729f"/>
    </style:style>
    <style:style style:name="T160" style:family="text">
      <style:text-properties officeooo:rsid="00772c5a"/>
    </style:style>
    <style:style style:name="T161" style:family="text">
      <style:text-properties officeooo:rsid="00787c1c"/>
    </style:style>
    <style:style style:name="T162" style:family="text">
      <style:text-properties officeooo:rsid="007ab452"/>
    </style:style>
    <style:style style:name="T163" style:family="text">
      <style:text-properties officeooo:rsid="007f5893"/>
    </style:style>
    <style:style style:name="T164" style:family="text">
      <style:text-properties officeooo:rsid="00809ea1"/>
    </style:style>
    <style:style style:name="T165" style:family="text">
      <style:text-properties officeooo:rsid="008216fb"/>
    </style:style>
    <style:style style:name="T166" style:family="text">
      <style:text-properties officeooo:rsid="0083fcf3"/>
    </style:style>
    <style:style style:name="T167" style:family="text">
      <style:text-properties officeooo:rsid="0089ef65"/>
    </style:style>
    <style:style style:name="T168" style:family="text">
      <style:text-properties officeooo:rsid="008be83b"/>
    </style:style>
    <style:style style:name="T169" style:family="text">
      <style:text-properties officeooo:rsid="008dd3fb"/>
    </style:style>
    <style:style style:name="T170" style:family="text">
      <style:text-properties officeooo:rsid="0090453f"/>
    </style:style>
    <style:style style:name="T171" style:family="text">
      <style:text-properties officeooo:rsid="0094bddc"/>
    </style:style>
    <style:style style:name="T172" style:family="text">
      <style:text-properties officeooo:rsid="0095ad35"/>
    </style:style>
    <style:style style:name="T173" style:family="text">
      <style:text-properties officeooo:rsid="009de0a3"/>
    </style:style>
    <style:style style:name="T174" style:family="text">
      <style:text-properties officeooo:rsid="00a2d0c3"/>
    </style:style>
    <style:style style:name="T175" style:family="text">
      <style:text-properties officeooo:rsid="00a46676"/>
    </style:style>
    <style:style style:name="T176" style:family="text">
      <style:text-properties officeooo:rsid="00a5bb4a"/>
    </style:style>
    <style:style style:name="T177" style:family="text">
      <style:text-properties fo:font-style="normal" fo:font-weight="normal" style:font-style-asian="normal" style:font-weight-asian="normal" style:font-style-complex="normal" style:font-weight-complex="normal"/>
    </style:style>
    <style:style style:name="T178" style:family="text">
      <style:text-properties fo:font-style="normal" fo:font-weight="normal" officeooo:rsid="00f1d8aa" style:font-style-asian="normal" style:font-weight-asian="normal" style:font-style-complex="normal" style:font-weight-complex="normal"/>
    </style:style>
    <style:style style:name="T179" style:family="text">
      <style:text-properties fo:font-style="normal" fo:font-weight="normal" officeooo:rsid="003bdbfa" style:font-style-asian="normal" style:font-weight-asian="normal" style:font-style-complex="normal" style:font-weight-complex="normal"/>
    </style:style>
    <style:style style:name="T180" style:family="text">
      <style:text-properties fo:font-style="normal" fo:font-weight="bold" style:font-style-asian="normal" style:font-weight-asian="bold" style:font-style-complex="normal" style:font-weight-complex="bold"/>
    </style:style>
    <style:style style:name="T181" style:family="text">
      <style:text-properties fo:font-style="normal" fo:font-weight="bold" officeooo:rsid="00d7d225" style:font-style-asian="normal" style:font-weight-asian="bold" style:font-style-complex="normal" style:font-weight-complex="bold"/>
    </style:style>
    <style:style style:name="T182" style:family="text">
      <style:text-properties fo:font-style="normal" fo:font-weight="bold" officeooo:rsid="0083fcf3" style:font-style-asian="normal" style:font-weight-asian="bold" style:font-style-complex="normal" style:font-weight-complex="bold"/>
    </style:style>
    <style:style style:name="T183" style:family="text">
      <style:text-properties fo:font-style="normal" fo:font-weight="bold" officeooo:rsid="003bdbfa" style:font-style-asian="normal" style:font-weight-asian="bold" style:font-style-complex="normal" style:font-weight-complex="bold"/>
    </style:style>
    <style:style style:name="T184" style:family="text">
      <style:text-properties fo:font-style="normal" style:font-style-asian="normal" style:font-style-complex="normal"/>
    </style:style>
    <style:style style:name="T185" style:family="text">
      <style:text-properties fo:font-style="normal" officeooo:rsid="017cd916" style:font-style-asian="normal" style:font-style-complex="normal"/>
    </style:style>
    <style:style style:name="T186" style:family="text">
      <style:text-properties fo:font-style="normal" officeooo:rsid="017d9622" style:font-style-asian="normal" style:font-style-complex="normal"/>
    </style:style>
    <style:style style:name="T187" style:family="text">
      <style:text-properties style:font-name="Noto Sans1"/>
    </style:style>
    <style:style style:name="T188" style:family="text">
      <style:text-properties style:font-name="Noto Sans1" officeooo:rsid="00351640"/>
    </style:style>
    <style:style style:name="T189" style:family="text">
      <style:text-properties style:font-name="Noto Sans1" officeooo:rsid="00397033"/>
    </style:style>
    <style:style style:name="T190" style:family="text">
      <style:text-properties style:font-name="Noto Sans1" officeooo:rsid="00545e06"/>
    </style:style>
    <style:style style:name="T191" style:family="text">
      <style:text-properties style:font-name="Noto Sans1" officeooo:rsid="00482f6e"/>
    </style:style>
    <style:style style:name="T192" style:family="text">
      <style:text-properties style:font-name="Noto Sans1" officeooo:rsid="003eabd7"/>
    </style:style>
    <style:style style:name="T193" style:family="text">
      <style:text-properties style:font-name="Noto Sans1" officeooo:rsid="005c490c"/>
    </style:style>
    <style:style style:name="T194" style:family="text">
      <style:text-properties style:font-name="Noto Sans1" officeooo:rsid="006a5a32"/>
    </style:style>
    <style:style style:name="T195" style:family="text">
      <style:text-properties style:font-name="Noto Sans1" fo:font-weight="bold" style:font-weight-asian="bold" style:font-weight-complex="bold"/>
    </style:style>
    <style:style style:name="T196" style:family="text">
      <style:text-properties style:font-name="Noto Sans1" fo:font-weight="bold" officeooo:rsid="0062e1e8" style:font-weight-asian="bold" style:font-weight-complex="bold"/>
    </style:style>
    <style:style style:name="T197" style:family="text">
      <style:text-properties style:font-name="Noto Sans1" fo:font-weight="bold" officeooo:rsid="0062ec6d" style:font-weight-asian="bold" style:font-weight-complex="bold"/>
    </style:style>
    <style:style style:name="T198" style:family="text">
      <style:text-properties style:font-name="Noto Sans1" fo:font-weight="bold" officeooo:rsid="00482f6e" style:font-weight-asian="bold" style:font-weight-complex="bold"/>
    </style:style>
    <style:style style:name="T199" style:family="text">
      <style:text-properties style:font-name="Noto Sans1" fo:font-weight="bold" officeooo:rsid="003b9e44" style:font-weight-asian="bold" style:font-weight-complex="bold"/>
    </style:style>
    <style:style style:name="T200" style:family="text">
      <style:text-properties style:font-name="Noto Sans1" fo:font-weight="bold" officeooo:rsid="0083fcf3" style:font-weight-asian="bold" style:font-weight-complex="bold"/>
    </style:style>
    <style:style style:name="T201" style:family="text">
      <style:text-properties style:font-name="Noto Sans1" fo:font-weight="bold" officeooo:rsid="00def868" style:font-weight-asian="bold" style:font-weight-complex="bold"/>
    </style:style>
    <style:style style:name="T202" style:family="text">
      <style:text-properties style:font-name="Noto Sans1" fo:font-weight="bold" officeooo:rsid="00c3dcb3" style:font-weight-asian="bold" style:font-weight-complex="bold"/>
    </style:style>
    <style:style style:name="T203" style:family="text">
      <style:text-properties style:font-name="Noto Sans1" fo:font-weight="bold" officeooo:rsid="00ecd7db" style:font-weight-asian="bold" style:font-weight-complex="bold"/>
    </style:style>
    <style:style style:name="T204" style:family="text">
      <style:text-properties style:font-name="Noto Sans1" fo:font-weight="bold" officeooo:rsid="00ea5813" style:font-weight-asian="bold" style:font-weight-complex="bold"/>
    </style:style>
    <style:style style:name="T205" style:family="text">
      <style:text-properties style:font-name="Noto Sans1" fo:font-weight="bold" officeooo:rsid="00f1d8aa" style:font-weight-asian="bold" style:font-weight-complex="bold"/>
    </style:style>
    <style:style style:name="T206" style:family="text">
      <style:text-properties style:font-name="Noto Sans1" fo:font-weight="bold" officeooo:rsid="00f652ab" style:font-weight-asian="bold" style:font-weight-complex="bold"/>
    </style:style>
    <style:style style:name="T207" style:family="text">
      <style:text-properties style:font-name="Noto Sans1" fo:font-weight="bold" officeooo:rsid="00fbde16" style:font-weight-asian="bold" style:font-weight-complex="bold"/>
    </style:style>
    <style:style style:name="T208" style:family="text">
      <style:text-properties style:font-name="Noto Sans1" fo:font-weight="bold" officeooo:rsid="00fce66f" style:font-weight-asian="bold" style:font-weight-complex="bold"/>
    </style:style>
    <style:style style:name="T209" style:family="text">
      <style:text-properties style:font-name="Noto Sans1" fo:font-weight="bold" officeooo:rsid="013c7aa2" style:font-weight-asian="bold" style:font-weight-complex="bold"/>
    </style:style>
    <style:style style:name="T210" style:family="text">
      <style:text-properties style:font-name="Noto Sans1" fo:font-weight="bold" officeooo:rsid="013dab39" style:font-weight-asian="bold" style:font-weight-complex="bold"/>
    </style:style>
    <style:style style:name="T211" style:family="text">
      <style:text-properties style:font-name="Noto Sans1" fo:font-weight="bold" officeooo:rsid="01405fa2" style:font-weight-asian="bold" style:font-weight-complex="bold"/>
    </style:style>
    <style:style style:name="T212" style:family="text">
      <style:text-properties style:font-name="Noto Sans1" fo:font-weight="bold" officeooo:rsid="015796c5" style:font-weight-asian="bold" style:font-weight-complex="bold"/>
    </style:style>
    <style:style style:name="T213" style:family="text">
      <style:text-properties style:font-name="Noto Sans1" fo:font-weight="bold" officeooo:rsid="0180ebb4" style:font-weight-asian="bold" style:font-weight-complex="bold"/>
    </style:style>
    <style:style style:name="T214" style:family="text">
      <style:text-properties style:font-name="Noto Sans1" fo:font-weight="bold" officeooo:rsid="01820dd0" style:font-weight-asian="bold" style:font-weight-complex="bold"/>
    </style:style>
    <style:style style:name="T215" style:family="text">
      <style:text-properties style:font-name="Noto Sans1" fo:font-weight="bold" officeooo:rsid="0062ec6d" fo:background-color="transparent" loext:char-shading-value="0" style:font-weight-asian="bold" style:font-weight-complex="bold"/>
    </style:style>
    <style:style style:name="T216" style:family="text">
      <style:text-properties style:font-name="Noto Sans1" fo:font-weight="bold" officeooo:rsid="0062e1e8" fo:background-color="transparent" loext:char-shading-value="0" style:font-weight-asian="bold" style:font-weight-complex="bold"/>
    </style:style>
    <style:style style:name="T217" style:family="text">
      <style:text-properties style:font-name="Noto Sans1" officeooo:rsid="0062e1e8"/>
    </style:style>
    <style:style style:name="T218" style:family="text">
      <style:text-properties style:font-name="Noto Sans1" officeooo:rsid="0065f607"/>
    </style:style>
    <style:style style:name="T219" style:family="text">
      <style:text-properties style:font-name="Noto Sans1" officeooo:rsid="009de0a3"/>
    </style:style>
    <style:style style:name="T220" style:family="text">
      <style:text-properties style:font-name="Noto Sans1" officeooo:rsid="00a124dc"/>
    </style:style>
    <style:style style:name="T221" style:family="text">
      <style:text-properties style:font-name="Noto Sans1" officeooo:rsid="0083fcf3"/>
    </style:style>
    <style:style style:name="T222" style:family="text">
      <style:text-properties style:font-name="Noto Sans1" fo:font-style="italic" style:font-style-asian="italic" style:font-style-complex="italic"/>
    </style:style>
    <style:style style:name="T223" style:family="text">
      <style:text-properties style:font-name="Noto Sans1" fo:font-style="italic" officeooo:rsid="0065f607" style:font-style-asian="italic" style:font-style-complex="italic"/>
    </style:style>
    <style:style style:name="T224" style:family="text">
      <style:text-properties style:font-name="Noto Sans1" fo:font-style="italic" officeooo:rsid="00dcf008" style:font-style-asian="italic" style:font-style-complex="italic"/>
    </style:style>
    <style:style style:name="T225" style:family="text">
      <style:text-properties style:font-name="Noto Sans1" fo:font-style="italic" officeooo:rsid="00f1d8aa" style:font-style-asian="italic" style:font-style-complex="italic"/>
    </style:style>
    <style:style style:name="T226" style:family="text">
      <style:text-properties style:font-name="Noto Sans1" fo:font-style="italic" officeooo:rsid="00f652ab" style:font-style-asian="italic" style:font-style-complex="italic"/>
    </style:style>
    <style:style style:name="T227" style:family="text">
      <style:text-properties style:font-name="Noto Sans1" fo:font-style="italic" officeooo:rsid="009de0a3" style:font-style-asian="italic" style:font-style-complex="italic"/>
    </style:style>
    <style:style style:name="T228" style:family="text">
      <style:text-properties style:font-name="Noto Sans1" fo:font-style="italic" officeooo:rsid="00f89b7a" style:font-style-asian="italic" style:font-style-complex="italic"/>
    </style:style>
    <style:style style:name="T229" style:family="text">
      <style:text-properties style:font-name="Noto Sans1" fo:font-style="italic" officeooo:rsid="00fa6154" style:font-style-asian="italic" style:font-style-complex="italic"/>
    </style:style>
    <style:style style:name="T230" style:family="text">
      <style:text-properties style:font-name="Noto Sans1" fo:font-style="italic" officeooo:rsid="01057dfe" style:font-style-asian="italic" style:font-style-complex="italic"/>
    </style:style>
    <style:style style:name="T231" style:family="text">
      <style:text-properties style:font-name="Noto Sans1" fo:font-style="italic" officeooo:rsid="011fd71a" style:font-style-asian="italic" style:font-style-complex="italic"/>
    </style:style>
    <style:style style:name="T232" style:family="text">
      <style:text-properties style:font-name="Noto Sans1" fo:font-style="italic" officeooo:rsid="013a86d3" style:font-style-asian="italic" style:font-style-complex="italic"/>
    </style:style>
    <style:style style:name="T233" style:family="text">
      <style:text-properties style:font-name="Noto Sans1" fo:font-style="italic" officeooo:rsid="01405fa2" style:font-style-asian="italic" style:font-style-complex="italic"/>
    </style:style>
    <style:style style:name="T234" style:family="text">
      <style:text-properties style:font-name="Noto Sans1" fo:font-style="italic" officeooo:rsid="014590d9" style:font-style-asian="italic" style:font-style-complex="italic"/>
    </style:style>
    <style:style style:name="T235" style:family="text">
      <style:text-properties style:font-name="Noto Sans1" fo:font-style="italic" officeooo:rsid="01462f62" style:font-style-asian="italic" style:font-style-complex="italic"/>
    </style:style>
    <style:style style:name="T236" style:family="text">
      <style:text-properties style:font-name="Noto Sans1" fo:font-style="italic" officeooo:rsid="014f991e" style:font-style-asian="italic" style:font-style-complex="italic"/>
    </style:style>
    <style:style style:name="T237" style:family="text">
      <style:text-properties style:font-name="Noto Sans1" fo:font-style="italic" officeooo:rsid="01543aa3" style:font-style-asian="italic" style:font-style-complex="italic"/>
    </style:style>
    <style:style style:name="T238" style:family="text">
      <style:text-properties style:font-name="Noto Sans1" fo:font-style="italic" officeooo:rsid="015a561b" style:font-style-asian="italic" style:font-style-complex="italic"/>
    </style:style>
    <style:style style:name="T239" style:family="text">
      <style:text-properties style:font-name="Noto Sans1" fo:font-style="italic" officeooo:rsid="004ffd8a" style:font-style-asian="italic" style:font-style-complex="italic"/>
    </style:style>
    <style:style style:name="T240" style:family="text">
      <style:text-properties style:font-name="Noto Sans1" fo:font-style="italic" officeooo:rsid="015fe30f" style:font-style-asian="italic" style:font-style-complex="italic"/>
    </style:style>
    <style:style style:name="T241" style:family="text">
      <style:text-properties style:font-name="Noto Sans1" fo:font-style="italic" officeooo:rsid="017b0ece" style:font-style-asian="italic" style:font-style-complex="italic"/>
    </style:style>
    <style:style style:name="T242" style:family="text">
      <style:text-properties style:font-name="Noto Sans1" fo:font-style="italic" officeooo:rsid="017cd916" style:font-style-asian="italic" style:font-style-complex="italic"/>
    </style:style>
    <style:style style:name="T243" style:family="text">
      <style:text-properties style:font-name="Noto Sans1" fo:font-style="italic" officeooo:rsid="017d92b8" style:font-style-asian="italic" style:font-style-complex="italic"/>
    </style:style>
    <style:style style:name="T244" style:family="text">
      <style:text-properties style:font-name="Noto Sans1" fo:font-style="italic" officeooo:rsid="0180ebb4" style:font-style-asian="italic" style:font-style-complex="italic"/>
    </style:style>
    <style:style style:name="T245" style:family="text">
      <style:text-properties style:font-name="Noto Sans1" fo:font-style="italic" officeooo:rsid="01574507" style:font-style-asian="italic" style:font-style-complex="italic"/>
    </style:style>
    <style:style style:name="T246" style:family="text">
      <style:text-properties style:font-name="Noto Sans1" fo:font-style="italic" officeooo:rsid="0185d255" style:font-style-asian="italic" style:font-style-complex="italic"/>
    </style:style>
    <style:style style:name="T247" style:family="text">
      <style:text-properties style:font-name="Noto Sans1" fo:font-style="italic" officeooo:rsid="0187e5ca" style:font-style-asian="italic" style:font-style-complex="italic"/>
    </style:style>
    <style:style style:name="T248" style:family="text">
      <style:text-properties style:font-name="Noto Sans1" fo:font-style="italic" officeooo:rsid="018d44af" style:font-style-asian="italic" style:font-style-complex="italic"/>
    </style:style>
    <style:style style:name="T249" style:family="text">
      <style:text-properties style:font-name="Noto Sans1" fo:font-style="italic" officeooo:rsid="00570746" style:font-style-asian="italic" style:font-style-complex="italic"/>
    </style:style>
    <style:style style:name="T250" style:family="text">
      <style:text-properties style:font-name="Noto Sans1" fo:font-style="italic" style:text-underline-style="none" style:font-style-asian="italic" style:font-style-complex="italic"/>
    </style:style>
    <style:style style:name="T251" style:family="text">
      <style:text-properties style:font-name="Noto Sans1" fo:font-style="italic" fo:background-color="transparent" loext:char-shading-value="0" style:font-style-asian="italic" style:font-style-complex="italic"/>
    </style:style>
    <style:style style:name="T252" style:family="text">
      <style:text-properties style:font-name="Noto Sans1" fo:font-style="italic" fo:font-weight="normal" style:font-style-asian="italic" style:font-weight-asian="normal" style:font-style-complex="italic" style:font-weight-complex="normal"/>
    </style:style>
    <style:style style:name="T253" style:family="text">
      <style:text-properties style:font-name="Noto Sans1" fo:font-style="italic" fo:font-weight="normal" officeooo:rsid="00ea5813" style:font-style-asian="italic" style:font-weight-asian="normal" style:font-style-complex="italic" style:font-weight-complex="normal"/>
    </style:style>
    <style:style style:name="T254" style:family="text">
      <style:text-properties style:font-name="Noto Sans1" fo:font-style="italic" fo:font-weight="normal" officeooo:rsid="0170fe1e" style:font-style-asian="italic" style:font-weight-asian="normal" style:font-style-complex="italic" style:font-weight-complex="normal"/>
    </style:style>
    <style:style style:name="T255" style:family="text">
      <style:text-properties style:font-name="Noto Sans1" fo:font-style="italic" fo:font-weight="bold" style:font-style-asian="italic" style:font-weight-asian="bold" style:font-style-complex="italic" style:font-weight-complex="bold"/>
    </style:style>
    <style:style style:name="T256" style:family="text">
      <style:text-properties style:font-name="Noto Sans1" fo:font-style="italic" fo:font-weight="bold" officeooo:rsid="015796c5" style:font-style-asian="italic" style:font-weight-asian="bold" style:font-style-complex="italic" style:font-weight-complex="bold"/>
    </style:style>
    <style:style style:name="T257" style:family="text">
      <style:text-properties style:font-name="Noto Sans1" fo:font-style="italic" fo:font-weight="bold" officeooo:rsid="01631678" style:font-style-asian="italic" style:font-weight-asian="bold" style:font-style-complex="italic" style:font-weight-complex="bold"/>
    </style:style>
    <style:style style:name="T258" style:family="text">
      <style:text-properties style:font-name="Noto Sans1" fo:font-style="italic" fo:font-weight="bold" fo:background-color="transparent" loext:char-shading-value="0" style:font-style-asian="italic" style:font-weight-asian="bold" style:font-style-complex="italic" style:font-weight-complex="bold"/>
    </style:style>
    <style:style style:name="T259" style:family="text">
      <style:text-properties style:font-name="Noto Sans1" fo:font-style="italic" fo:font-weight="bold" officeooo:rsid="0062e1e8" fo:background-color="transparent" loext:char-shading-value="0" style:font-style-asian="italic" style:font-weight-asian="bold" style:font-style-complex="italic" style:font-weight-complex="bold"/>
    </style:style>
    <style:style style:name="T260" style:family="text">
      <style:text-properties style:font-name="Noto Sans1" officeooo:rsid="00b53236"/>
    </style:style>
    <style:style style:name="T261" style:family="text">
      <style:text-properties style:font-name="Noto Sans1" officeooo:rsid="004b89c8"/>
    </style:style>
    <style:style style:name="T262" style:family="text">
      <style:text-properties style:font-name="Noto Sans1" officeooo:rsid="00c1c193"/>
    </style:style>
    <style:style style:name="T263" style:family="text">
      <style:text-properties style:font-name="Noto Sans1" officeooo:rsid="00c25269"/>
    </style:style>
    <style:style style:name="T264" style:family="text">
      <style:text-properties style:font-name="Noto Sans1" officeooo:rsid="00c3e45f"/>
    </style:style>
    <style:style style:name="T265" style:family="text">
      <style:text-properties style:font-name="Noto Sans1" officeooo:rsid="003b9e44"/>
    </style:style>
    <style:style style:name="T266" style:family="text">
      <style:text-properties style:font-name="Noto Sans1" officeooo:rsid="00c5e222"/>
    </style:style>
    <style:style style:name="T267" style:family="text">
      <style:text-properties style:font-name="Noto Sans1" officeooo:rsid="00570746"/>
    </style:style>
    <style:style style:name="T268" style:family="text">
      <style:text-properties style:font-name="Noto Sans1" officeooo:rsid="00734276"/>
    </style:style>
    <style:style style:name="T269" style:family="text">
      <style:text-properties style:font-name="Noto Sans1" officeooo:rsid="00dcf008"/>
    </style:style>
    <style:style style:name="T270" style:family="text">
      <style:text-properties style:font-name="Noto Sans1" officeooo:rsid="008be83b"/>
    </style:style>
    <style:style style:name="T271" style:family="text">
      <style:text-properties style:font-name="Noto Sans1" officeooo:rsid="00def868"/>
    </style:style>
    <style:style style:name="T272" style:family="text">
      <style:text-properties style:font-name="Noto Sans1" officeooo:rsid="004f2bdd"/>
    </style:style>
    <style:style style:name="T273" style:family="text">
      <style:text-properties style:font-name="Noto Sans1" fo:font-weight="normal" style:font-weight-asian="normal" style:font-weight-complex="normal"/>
    </style:style>
    <style:style style:name="T274" style:family="text">
      <style:text-properties style:font-name="Noto Sans1" fo:font-weight="normal" officeooo:rsid="00ea5813" style:font-weight-asian="normal" style:font-weight-complex="normal"/>
    </style:style>
    <style:style style:name="T275" style:family="text">
      <style:text-properties style:font-name="Noto Sans1" fo:background-color="transparent" loext:char-shading-value="0"/>
    </style:style>
    <style:style style:name="T276" style:family="text">
      <style:text-properties style:font-name="Noto Sans1" officeooo:rsid="014c8b07" fo:background-color="transparent" loext:char-shading-value="0"/>
    </style:style>
    <style:style style:name="T277" style:family="text">
      <style:text-properties style:font-name="Noto Sans1" officeooo:rsid="0096a150" fo:background-color="transparent" loext:char-shading-value="0"/>
    </style:style>
    <style:style style:name="T278" style:family="text">
      <style:text-properties style:font-name="Noto Sans1" officeooo:rsid="00ea5813"/>
    </style:style>
    <style:style style:name="T279" style:family="text">
      <style:text-properties style:font-name="Noto Sans1" fo:font-style="normal" style:font-style-asian="normal" style:font-style-complex="normal"/>
    </style:style>
    <style:style style:name="T280" style:family="text">
      <style:text-properties style:font-name="Noto Sans1" fo:font-style="normal" officeooo:rsid="017b0ece" style:font-style-asian="normal" style:font-style-complex="normal"/>
    </style:style>
    <style:style style:name="T281" style:family="text">
      <style:text-properties style:font-name="Noto Sans1" fo:font-style="normal" officeooo:rsid="015a561b" style:font-style-asian="normal" style:font-style-complex="normal"/>
    </style:style>
    <style:style style:name="T282" style:family="text">
      <style:text-properties style:font-name="Noto Sans1" fo:font-style="normal" officeooo:rsid="017cd916" style:font-style-asian="normal" style:font-style-complex="normal"/>
    </style:style>
    <style:style style:name="T283" style:family="text">
      <style:text-properties style:font-name="Noto Sans1" fo:font-style="normal" officeooo:rsid="017d9622" style:font-style-asian="normal" style:font-style-complex="normal"/>
    </style:style>
    <style:style style:name="T284" style:family="text">
      <style:text-properties style:font-name="Noto Sans1" fo:font-style="normal" officeooo:rsid="01574507" style:font-style-asian="normal" style:font-style-complex="normal"/>
    </style:style>
    <style:style style:name="T285" style:family="text">
      <style:text-properties style:font-name="Noto Sans1" fo:font-style="normal" officeooo:rsid="0185d255" style:font-style-asian="normal" style:font-style-complex="normal"/>
    </style:style>
    <style:style style:name="T286" style:family="text">
      <style:text-properties style:font-name="Noto Sans1" fo:font-style="normal" fo:font-weight="bold" style:font-style-asian="normal" style:font-weight-asian="bold" style:font-style-complex="normal" style:font-weight-complex="bold"/>
    </style:style>
    <style:style style:name="T287" style:family="text">
      <style:text-properties style:font-name="Noto Sans1" fo:font-style="normal" fo:font-weight="normal" style:font-style-asian="normal" style:font-weight-asian="normal" style:font-style-complex="normal" style:font-weight-complex="normal"/>
    </style:style>
    <style:style style:name="T288" style:family="text">
      <style:text-properties style:font-name="Noto Sans1" officeooo:rsid="00eb3b0d"/>
    </style:style>
    <style:style style:name="T289" style:family="text">
      <style:text-properties style:font-name="Noto Sans1" officeooo:rsid="00ecd7db"/>
    </style:style>
    <style:style style:name="T290" style:family="text">
      <style:text-properties style:font-name="Noto Sans1" officeooo:rsid="00edf1e5"/>
    </style:style>
    <style:style style:name="T291" style:family="text">
      <style:text-properties style:font-name="Noto Sans1" officeooo:rsid="00eecbec"/>
    </style:style>
    <style:style style:name="T292" style:family="text">
      <style:text-properties style:font-name="Noto Sans1" officeooo:rsid="00eed702"/>
    </style:style>
    <style:style style:name="T293" style:family="text">
      <style:text-properties style:font-name="Noto Sans1" officeooo:rsid="00f1d8aa"/>
    </style:style>
    <style:style style:name="T294" style:family="text">
      <style:text-properties style:font-name="Noto Sans1" officeooo:rsid="00f3133a"/>
    </style:style>
    <style:style style:name="T295" style:family="text">
      <style:text-properties style:font-name="Noto Sans1" officeooo:rsid="00fa6154"/>
    </style:style>
    <style:style style:name="T296" style:family="text">
      <style:text-properties style:font-name="Noto Sans1" officeooo:rsid="00fbde16"/>
    </style:style>
    <style:style style:name="T297" style:family="text">
      <style:text-properties style:font-name="Noto Sans1" officeooo:rsid="00fce66f"/>
    </style:style>
    <style:style style:name="T298" style:family="text">
      <style:text-properties style:font-name="Noto Sans1" officeooo:rsid="01081f6f"/>
    </style:style>
    <style:style style:name="T299" style:family="text">
      <style:text-properties style:font-name="Noto Sans1" officeooo:rsid="01123b13"/>
    </style:style>
    <style:style style:name="T300" style:family="text">
      <style:text-properties style:font-name="Noto Sans1" officeooo:rsid="0086eb5f"/>
    </style:style>
    <style:style style:name="T301" style:family="text">
      <style:text-properties style:font-name="Noto Sans1" officeooo:rsid="00c8ed6a"/>
    </style:style>
    <style:style style:name="T302" style:family="text">
      <style:text-properties style:font-name="Noto Sans1" officeooo:rsid="011d91f4"/>
    </style:style>
    <style:style style:name="T303" style:family="text">
      <style:text-properties style:font-name="Noto Sans1" officeooo:rsid="011ea067"/>
    </style:style>
    <style:style style:name="T304" style:family="text">
      <style:text-properties style:font-name="Noto Sans1" officeooo:rsid="011fd71a"/>
    </style:style>
    <style:style style:name="T305" style:family="text">
      <style:text-properties style:font-name="Noto Sans1" officeooo:rsid="0120c7b5"/>
    </style:style>
    <style:style style:name="T306" style:family="text">
      <style:text-properties style:font-name="Noto Sans1" officeooo:rsid="012701eb"/>
    </style:style>
    <style:style style:name="T307" style:family="text">
      <style:text-properties style:font-name="Noto Sans1" officeooo:rsid="012f3d88"/>
    </style:style>
    <style:style style:name="T308" style:family="text">
      <style:text-properties style:font-name="Noto Sans1" officeooo:rsid="0137c1ee"/>
    </style:style>
    <style:style style:name="T309" style:family="text">
      <style:text-properties style:font-name="Noto Sans1" officeooo:rsid="01390aa2"/>
    </style:style>
    <style:style style:name="T310" style:family="text">
      <style:text-properties style:font-name="Noto Sans1" officeooo:rsid="01405fa2"/>
    </style:style>
    <style:style style:name="T311" style:family="text">
      <style:text-properties style:font-name="Noto Sans1" officeooo:rsid="014590d9"/>
    </style:style>
    <style:style style:name="T312" style:family="text">
      <style:text-properties style:font-name="Noto Sans1" officeooo:rsid="01462f62"/>
    </style:style>
    <style:style style:name="T313" style:family="text">
      <style:text-properties style:font-name="Noto Sans1" officeooo:rsid="014c8b07"/>
    </style:style>
    <style:style style:name="T314" style:family="text">
      <style:text-properties style:font-name="Noto Sans1" officeooo:rsid="00777f3d"/>
    </style:style>
    <style:style style:name="T315" style:family="text">
      <style:text-properties style:font-name="Noto Sans1" officeooo:rsid="00787c1c"/>
    </style:style>
    <style:style style:name="T316" style:family="text">
      <style:text-properties style:font-name="Noto Sans1" officeooo:rsid="014f991e"/>
    </style:style>
    <style:style style:name="T317" style:family="text">
      <style:text-properties style:font-name="Noto Sans1" officeooo:rsid="015177f9"/>
    </style:style>
    <style:style style:name="T318" style:family="text">
      <style:text-properties style:font-name="Noto Sans1" officeooo:rsid="01543aa3"/>
    </style:style>
    <style:style style:name="T319" style:family="text">
      <style:text-properties style:font-name="Noto Sans1" officeooo:rsid="01574507"/>
    </style:style>
    <style:style style:name="T320" style:family="text">
      <style:text-properties style:font-name="Noto Sans1" officeooo:rsid="015796c5"/>
    </style:style>
    <style:style style:name="T321" style:family="text">
      <style:text-properties style:font-name="Noto Sans1" officeooo:rsid="015866eb"/>
    </style:style>
    <style:style style:name="T322" style:family="text">
      <style:text-properties style:font-name="Noto Sans1" officeooo:rsid="015512f7"/>
    </style:style>
    <style:style style:name="T323" style:family="text">
      <style:text-properties style:font-name="Noto Sans1" officeooo:rsid="015a561b"/>
    </style:style>
    <style:style style:name="T324" style:family="text">
      <style:text-properties style:font-name="Noto Sans1" officeooo:rsid="015fe30f"/>
    </style:style>
    <style:style style:name="T325" style:family="text">
      <style:text-properties style:font-name="Noto Sans1" officeooo:rsid="004ffd8a"/>
    </style:style>
    <style:style style:name="T326" style:family="text">
      <style:text-properties style:font-name="Noto Sans1" officeooo:rsid="01631678"/>
    </style:style>
    <style:style style:name="T327" style:family="text">
      <style:text-properties style:font-name="Noto Sans1" officeooo:rsid="0167b7fd"/>
    </style:style>
    <style:style style:name="T328" style:family="text">
      <style:text-properties style:font-name="Noto Sans1" officeooo:rsid="016fded4"/>
    </style:style>
    <style:style style:name="T329" style:family="text">
      <style:text-properties style:font-name="Noto Sans1" officeooo:rsid="0170fe1e"/>
    </style:style>
    <style:style style:name="T330" style:family="text">
      <style:text-properties style:font-name="Noto Sans1" officeooo:rsid="017b0ece"/>
    </style:style>
    <style:style style:name="T331" style:family="text">
      <style:text-properties style:font-name="Noto Sans1" officeooo:rsid="015244f3"/>
    </style:style>
    <style:style style:name="T332" style:family="text">
      <style:text-properties style:font-name="Noto Sans1" officeooo:rsid="017cd916"/>
    </style:style>
    <style:style style:name="T333" style:family="text">
      <style:text-properties style:font-name="Noto Sans1" officeooo:rsid="017d92b8"/>
    </style:style>
    <style:style style:name="T334" style:family="text">
      <style:text-properties style:font-name="Noto Sans1" officeooo:rsid="0180ebb4"/>
    </style:style>
    <style:style style:name="T335" style:family="text">
      <style:text-properties style:font-name="Noto Sans1" officeooo:rsid="0185d255"/>
    </style:style>
    <style:style style:name="T336" style:family="text">
      <style:text-properties style:font-name="Noto Sans1" officeooo:rsid="0185f77e"/>
    </style:style>
    <style:style style:name="T337" style:family="text">
      <style:text-properties style:font-name="Noto Sans1" officeooo:rsid="0187e5ca"/>
    </style:style>
    <style:style style:name="T338" style:family="text">
      <style:text-properties style:font-name="Noto Sans1" officeooo:rsid="018d44af"/>
    </style:style>
    <style:style style:name="T339" style:family="text">
      <style:text-properties officeooo:rsid="00a70d0f"/>
    </style:style>
    <style:style style:name="T340" style:family="text">
      <style:text-properties officeooo:rsid="00a8967c"/>
    </style:style>
    <style:style style:name="T341" style:family="text">
      <style:text-properties officeooo:rsid="00a97ab3"/>
    </style:style>
    <style:style style:name="T342" style:family="text">
      <style:text-properties officeooo:rsid="00ad4f9e"/>
    </style:style>
    <style:style style:name="T343" style:family="text">
      <style:text-properties officeooo:rsid="00b2138f"/>
    </style:style>
    <style:style style:name="T344" style:family="text">
      <style:text-properties officeooo:rsid="00b2a3c1"/>
    </style:style>
    <style:style style:name="T345" style:family="text">
      <style:text-properties officeooo:rsid="00b4e829"/>
    </style:style>
    <style:style style:name="T346" style:family="text">
      <style:text-properties officeooo:rsid="00b53236"/>
    </style:style>
    <style:style style:name="T347" style:family="text">
      <style:text-properties officeooo:rsid="002d955d"/>
    </style:style>
    <style:style style:name="T348" style:family="text">
      <style:text-properties officeooo:rsid="002b10b6"/>
    </style:style>
    <style:style style:name="T349" style:family="text">
      <style:text-properties officeooo:rsid="0031e740"/>
    </style:style>
    <style:style style:name="T350" style:family="text">
      <style:text-properties officeooo:rsid="00b8b42c"/>
    </style:style>
    <style:style style:name="T351" style:family="text">
      <style:text-properties officeooo:rsid="00b8e065"/>
    </style:style>
    <style:style style:name="T352" style:family="text">
      <style:text-properties officeooo:rsid="00bab8ed"/>
    </style:style>
    <style:style style:name="T353" style:family="text">
      <style:text-properties officeooo:rsid="00be386a"/>
    </style:style>
    <style:style style:name="T354" style:family="text">
      <style:text-properties officeooo:rsid="00bfd988"/>
    </style:style>
    <style:style style:name="T355" style:family="text">
      <style:text-properties officeooo:rsid="00c2d590"/>
    </style:style>
    <style:style style:name="T356" style:family="text">
      <style:text-properties officeooo:rsid="00c55099"/>
    </style:style>
    <style:style style:name="T357" style:family="text">
      <style:text-properties officeooo:rsid="00c6aa2f"/>
    </style:style>
    <style:style style:name="T358" style:family="text">
      <style:text-properties officeooo:rsid="00c6c31b"/>
    </style:style>
    <style:style style:name="T359" style:family="text">
      <style:text-properties officeooo:rsid="00c819c7"/>
    </style:style>
    <style:style style:name="T360" style:family="text">
      <style:text-properties officeooo:rsid="00c8a8b6"/>
    </style:style>
    <style:style style:name="T361" style:family="text">
      <style:text-properties officeooo:rsid="00c8ed6a"/>
    </style:style>
    <style:style style:name="T362" style:family="text">
      <style:text-properties officeooo:rsid="00c94cf8"/>
    </style:style>
    <style:style style:name="T363" style:family="text">
      <style:text-properties officeooo:rsid="00cbb0e1"/>
    </style:style>
    <style:style style:name="T364" style:family="text">
      <style:text-properties officeooo:rsid="00cc11e5"/>
    </style:style>
    <style:style style:name="T365" style:family="text">
      <style:text-properties officeooo:rsid="00d7464a"/>
    </style:style>
    <style:style style:name="T366" style:family="text">
      <style:text-properties officeooo:rsid="00d7d225"/>
    </style:style>
    <style:style style:name="T367" style:family="text">
      <style:text-properties officeooo:rsid="00dd5a63"/>
    </style:style>
    <style:style style:name="T368" style:family="text">
      <style:text-properties officeooo:rsid="00e46ab2"/>
    </style:style>
    <style:style style:name="T369" style:family="text">
      <style:text-properties officeooo:rsid="00e534b8"/>
    </style:style>
    <style:style style:name="T370" style:family="text">
      <style:text-properties fo:color="#ff0000" loext:opacity="100%" fo:font-weight="bold" style:font-weight-asian="bold" style:font-weight-complex="bold"/>
    </style:style>
    <style:style style:name="T371" style:family="text">
      <style:text-properties fo:color="#ff0000" loext:opacity="100%" fo:font-weight="bold" officeooo:rsid="00fbde16" style:font-weight-asian="bold" style:font-weight-complex="bold"/>
    </style:style>
    <style:style style:name="T372" style:family="text">
      <style:text-properties fo:color="#ff0000" loext:opacity="100%" style:font-name="Noto Sans1" fo:font-weight="bold" style:font-weight-asian="bold" style:font-weight-complex="bold"/>
    </style:style>
    <style:style style:name="T373" style:family="text">
      <style:text-properties fo:color="#ff0000" loext:opacity="100%" officeooo:rsid="0149e023"/>
    </style:style>
    <style:style style:name="T374" style:family="text">
      <style:text-properties officeooo:rsid="00980e03"/>
    </style:style>
    <style:style style:name="T375" style:family="text">
      <style:text-properties officeooo:rsid="00ea0e9c"/>
    </style:style>
    <style:style style:name="T376" style:family="text">
      <style:text-properties officeooo:rsid="00ecd7db"/>
    </style:style>
    <style:style style:name="T377" style:family="text">
      <style:text-properties officeooo:rsid="00f1d8aa"/>
    </style:style>
    <style:style style:name="T378" style:family="text">
      <style:text-properties officeooo:rsid="00f3133a"/>
    </style:style>
    <style:style style:name="T379" style:family="text">
      <style:text-properties officeooo:rsid="00f46456"/>
    </style:style>
    <style:style style:name="T380" style:family="text">
      <style:text-properties officeooo:rsid="00f652ab"/>
    </style:style>
    <style:style style:name="T381" style:family="text">
      <style:text-properties officeooo:rsid="00fbde16"/>
    </style:style>
    <style:style style:name="T382" style:family="text">
      <style:text-properties officeooo:rsid="00fce66f"/>
    </style:style>
    <style:style style:name="T383" style:family="text">
      <style:text-properties officeooo:rsid="01081f6f"/>
    </style:style>
    <style:style style:name="T384" style:family="text">
      <style:text-properties officeooo:rsid="010861c6"/>
    </style:style>
    <style:style style:name="T385" style:family="text">
      <style:text-properties officeooo:rsid="010c8c07"/>
    </style:style>
    <style:style style:name="T386" style:family="text">
      <style:text-properties officeooo:rsid="010d52a8"/>
    </style:style>
    <style:style style:name="T387" style:family="text">
      <style:text-properties fo:color="#00a933" loext:opacity="100%" fo:font-weight="bold" style:font-weight-asian="bold" style:font-weight-complex="bold"/>
    </style:style>
    <style:style style:name="T388" style:family="text">
      <style:text-properties officeooo:rsid="010ea6cb"/>
    </style:style>
    <style:style style:name="T389" style:family="text">
      <style:text-properties officeooo:rsid="0110aeb0"/>
    </style:style>
    <style:style style:name="T390" style:family="text">
      <style:text-properties officeooo:rsid="01123b13"/>
    </style:style>
    <style:style style:name="T391" style:family="text">
      <style:text-properties officeooo:rsid="0114a7dd"/>
    </style:style>
    <style:style style:name="T392" style:family="text">
      <style:text-properties officeooo:rsid="011571bb"/>
    </style:style>
    <style:style style:name="T393" style:family="text">
      <style:text-properties officeooo:rsid="011a5dd0"/>
    </style:style>
    <style:style style:name="T394" style:family="text">
      <style:text-properties officeooo:rsid="012701eb"/>
    </style:style>
    <style:style style:name="T395" style:family="text">
      <style:text-properties officeooo:rsid="0127dbfe"/>
    </style:style>
    <style:style style:name="T396" style:family="text">
      <style:text-properties fo:color="#808080" loext:opacity="100%"/>
    </style:style>
    <style:style style:name="T397" style:family="text">
      <style:text-properties fo:color="#808080" loext:opacity="100%" officeooo:rsid="012f3d88"/>
    </style:style>
    <style:style style:name="T398" style:family="text">
      <style:text-properties fo:color="#808080" loext:opacity="100%" style:font-name="Noto Sans1" officeooo:rsid="012f3d88"/>
    </style:style>
    <style:style style:name="T399" style:family="text">
      <style:text-properties fo:color="#808080" loext:opacity="100%" officeooo:rsid="0149e023"/>
    </style:style>
    <style:style style:name="T400" style:family="text">
      <style:text-properties officeooo:rsid="01282679"/>
    </style:style>
    <style:style style:name="T401" style:family="text">
      <style:text-properties officeooo:rsid="012a1a36"/>
    </style:style>
    <style:style style:name="T402" style:family="text">
      <style:text-properties officeooo:rsid="012da6d9"/>
    </style:style>
    <style:style style:name="T403" style:family="text">
      <style:text-properties officeooo:rsid="012f3d88"/>
    </style:style>
    <style:style style:name="T404" style:family="text">
      <style:text-properties fo:color="#000000" loext:opacity="100%" style:font-name="Noto Sans1" officeooo:rsid="012f3d88"/>
    </style:style>
    <style:style style:name="T405" style:family="text">
      <style:text-properties officeooo:rsid="0132f694"/>
    </style:style>
    <style:style style:name="T406" style:family="text">
      <style:text-properties officeooo:rsid="01343d87"/>
    </style:style>
    <style:style style:name="T407" style:family="text">
      <style:text-properties officeooo:rsid="01354710"/>
    </style:style>
    <style:style style:name="T408" style:family="text">
      <style:text-properties officeooo:rsid="0141909a"/>
    </style:style>
    <style:style style:name="T409" style:family="text">
      <style:text-properties officeooo:rsid="0142a94b"/>
    </style:style>
    <style:style style:name="T410" style:family="text">
      <style:text-properties officeooo:rsid="0145973a"/>
    </style:style>
    <style:style style:name="T411" style:family="text">
      <style:text-properties officeooo:rsid="0148296e"/>
    </style:style>
    <style:style style:name="T412" style:family="text">
      <style:text-properties officeooo:rsid="0149e023"/>
    </style:style>
    <style:style style:name="T413" style:family="text">
      <style:text-properties style:use-window-font-color="true" loext:opacity="0%"/>
    </style:style>
    <style:style style:name="T414" style:family="text">
      <style:text-properties style:use-window-font-color="true" loext:opacity="0%" officeooo:rsid="0149e023"/>
    </style:style>
    <style:style style:name="T415" style:family="text">
      <style:text-properties officeooo:rsid="014c8b07"/>
    </style:style>
    <style:style style:name="T416" style:family="text">
      <style:text-properties officeooo:rsid="014f991e"/>
    </style:style>
    <style:style style:name="T417" style:family="text">
      <style:text-properties officeooo:rsid="015512f7"/>
    </style:style>
    <style:style style:name="T418" style:family="text">
      <style:text-properties officeooo:rsid="015866eb"/>
    </style:style>
    <style:style style:name="T419" style:family="text">
      <style:text-properties officeooo:rsid="015a561b"/>
    </style:style>
    <style:style style:name="T420" style:family="text">
      <style:text-properties officeooo:rsid="015b8563"/>
    </style:style>
    <style:style style:name="T421" style:family="text">
      <style:text-properties officeooo:rsid="015fe30f"/>
    </style:style>
    <style:style style:name="T422" style:family="text">
      <style:text-properties officeooo:rsid="01616025"/>
    </style:style>
    <style:style style:name="T423" style:family="text">
      <style:text-properties officeooo:rsid="0178a9e7"/>
    </style:style>
    <style:style style:name="T424" style:family="text">
      <style:text-properties officeooo:rsid="017b0ece"/>
    </style:style>
    <style:style style:name="T425" style:family="text">
      <style:text-properties officeooo:rsid="017cd916"/>
    </style:style>
    <style:style style:name="T426" style:family="text">
      <style:text-properties officeooo:rsid="017ce37f"/>
    </style:style>
    <style:style style:name="T427" style:family="text">
      <style:text-properties officeooo:rsid="017f6d9b"/>
    </style:style>
    <style:style style:name="T428" style:family="text">
      <style:text-properties officeooo:rsid="0180ebb4"/>
    </style:style>
    <style:style style:name="T429" style:family="text">
      <style:text-properties officeooo:rsid="00ea5813"/>
    </style:style>
    <style:style style:name="T430" style:family="text">
      <style:text-properties officeooo:rsid="01843d97"/>
    </style:style>
    <style:style style:name="T431" style:family="text">
      <style:text-properties officeooo:rsid="0185d255"/>
    </style:style>
    <style:style style:name="T432" style:family="text">
      <style:text-properties officeooo:rsid="0185f77e"/>
    </style:style>
    <style:style style:name="T433" style:family="text">
      <style:text-properties officeooo:rsid="0187e5ca"/>
    </style:style>
    <style:style style:name="T434" style:family="text">
      <style:text-properties officeooo:rsid="014d7b22"/>
    </style:style>
    <style:style style:name="T435" style:family="text">
      <style:text-properties officeooo:rsid="0189f556"/>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0.5398in" fo:text-indent="-0.25in" fo:margin-left="0.53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898in" fo:text-indent="-0.25in" fo:margin-left="0.78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398in" fo:text-indent="-0.25in" fo:margin-left="1.03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898in" fo:text-indent="-0.25in" fo:margin-left="1.28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398in" fo:text-indent="-0.25in" fo:margin-left="1.53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898in" fo:text-indent="-0.25in" fo:margin-left="1.78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398in" fo:text-indent="-0.25in" fo:margin-left="2.03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898in" fo:text-indent="-0.25in" fo:margin-left="2.28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398in" fo:text-indent="-0.25in" fo:margin-left="2.53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898in" fo:text-indent="-0.25in" fo:margin-left="2.7898in"/>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P413">Automata Engineering Specification</text:p>
      <text:p text:style-name="P409">Version <text:span text:style-name="T2">1.</text:span><text:span text:style-name="T386">5.</text:span><text:span text:style-name="T392">0</text:span><text:span text:style-name="T2"> International </text:span><text:span text:style-name="T4">English (en)</text:span>, <text:span text:style-name="T385">September</text:span> <text:span text:style-name="T2">2023</text:span></text:p>
      <text:p text:style-name="P228"/>
      <table:table table:name="Table31" table:style-name="Table31">
        <table:table-column table:style-name="Table31.A"/>
        <table:table-row>
          <table:table-cell table:style-name="Table31.A1" office:value-type="string">
            <text:p text:style-name="P410"><text:span text:style-name="T347">Apache 2.0 </text:span>Software License</text:p>
            <text:p text:style-name="P410">Copyright 202<text:span text:style-name="T348">3</text:span> <text:span text:style-name="T349">(Holloway) Chew, Kean Ho</text:span> &lt;<text:a xlink:type="simple" xlink:href="mailto:hollowaykeanho@gmail.com" text:style-name="Internet_20_link" text:visited-style-name="Visited_20_Internet_20_Link"><text:span text:style-name="T349">hollowaykeanho@gmail.com</text:span></text:a>&gt;</text:p>
            <text:p text:style-name="P410"/>
            <text:p text:style-name="P410">Licensed under the Apache License, Version 2.0 (the "License"); you may not use this file except in compliance with the License. You may obtain a copy of the License at <text:a xlink:type="simple" xlink:href="http://www.apache.org/licenses/LICENSE-2.0" text:style-name="Internet_20_link" text:visited-style-name="Visited_20_Internet_20_Link">http://www.apache.org/licenses/LICENSE-2.0</text:a>.</text:p>
            <text:p text:style-name="P410"/>
            <text:p text:style-name="P410">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row>
      </table:table>
      <text:p text:style-name="P14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12">Table of Contents</text:p>
          </text:index-title>
          <text:p text:style-name="P506"><text:a xlink:type="simple" xlink:href="#__RefHeading___Toc526_557546903" text:style-name="Index_20_Link" text:visited-style-name="Index_20_Link"><text:s/>1 . Prologue<text:tab/>7</text:a></text:p>
          <text:p text:style-name="P506"><text:a xlink:type="simple" xlink:href="#__RefHeading___Toc370_1924128512%20Copy%202" text:style-name="Index_20_Link" text:visited-style-name="Index_20_Link"><text:s/>2 . Customers’ Quick-Start<text:tab/>7</text:a></text:p>
          <text:p text:style-name="P507"><text:a xlink:type="simple" xlink:href="#__RefHeading___Toc3514_172738996" text:style-name="Index_20_Link" text:visited-style-name="Index_20_Link"><text:s/>2.1 . Git Clone the Repository<text:tab/>7</text:a></text:p>
          <text:p text:style-name="P507"><text:a xlink:type="simple" xlink:href="#__RefHeading___Toc755_1924128512" text:style-name="Index_20_Link" text:visited-style-name="Index_20_Link"><text:s/>2.2 . CONFIG.toml defines The Repository Filesystem<text:tab/>7</text:a></text:p>
          <text:p text:style-name="P507"><text:a xlink:type="simple" xlink:href="#__RefHeading___Toc8046_4013764471" text:style-name="Index_20_Link" text:visited-style-name="Index_20_Link"><text:s/>2.3 . [OPTIONAL] Set Control Environment Variables<text:tab/>8</text:a></text:p>
          <text:p text:style-name="P507"><text:a xlink:type="simple" xlink:href="#__RefHeading___Toc755_1924128512%20Copy%201" text:style-name="Index_20_Link" text:visited-style-name="Index_20_Link"><text:s/>2.4 . [OPTIONAL] Insert SECRETS.toml<text:tab/>8</text:a></text:p>
          <text:p text:style-name="P507"><text:a xlink:type="simple" xlink:href="#__RefHeading___Toc5827_1023985340" text:style-name="Index_20_Link" text:visited-style-name="Index_20_Link"><text:s/>2.5 . To Check and Setup Host Machine Environment<text:tab/>9</text:a></text:p>
          <text:p text:style-name="P507"><text:a xlink:type="simple" xlink:href="#__RefHeading___Toc370_1924128512" text:style-name="Index_20_Link" text:visited-style-name="Index_20_Link"><text:s/>2.6 . To Setup The Repository for Development<text:tab/>9</text:a></text:p>
          <text:p text:style-name="P507"><text:a xlink:type="simple" xlink:href="#__RefHeading___Toc605_1924128512" text:style-name="Index_20_Link" text:visited-style-name="Index_20_Link"><text:s/>2.7 . To Start A Development<text:tab/>9</text:a></text:p>
          <text:p text:style-name="P507"><text:a xlink:type="simple" xlink:href="#__RefHeading___Toc607_1924128512" text:style-name="Index_20_Link" text:visited-style-name="Index_20_Link"><text:s/>2.8 . To Execute The Test Cycle<text:tab/>9</text:a></text:p>
          <text:p text:style-name="P507"><text:a xlink:type="simple" xlink:href="#__RefHeading___Toc9910_2244120906" text:style-name="Index_20_Link" text:visited-style-name="Index_20_Link"><text:s/>2.9 . To Materialize for Host Machine Local Usage<text:tab/>9</text:a></text:p>
          <text:p text:style-name="P507"><text:a xlink:type="simple" xlink:href="#__RefHeading___Toc609_1924128512" text:style-name="Index_20_Link" text:visited-style-name="Index_20_Link"><text:s/>2.10 . To Build The Products<text:tab/>10</text:a></text:p>
          <text:p text:style-name="P507"><text:a xlink:type="simple" xlink:href="#__RefHeading___Toc611_1924128512%20Copy%201" text:style-name="Index_20_Link" text:visited-style-name="Index_20_Link"><text:s/>2.11 . To Package Products<text:tab/>10</text:a></text:p>
          <text:p text:style-name="P507"><text:a xlink:type="simple" xlink:href="#__RefHeading___Toc611_1924128512%20Copy%202" text:style-name="Index_20_Link" text:visited-style-name="Index_20_Link"><text:s/>2.12 . To Release The Packages<text:tab/>10</text:a></text:p>
          <text:p text:style-name="P507"><text:a xlink:type="simple" xlink:href="#__RefHeading___Toc611_1924128512%20Copy%202%20Copy%201" text:style-name="Index_20_Link" text:visited-style-name="Index_20_Link"><text:s/>2.13 . To Clean The Repo<text:tab/>10</text:a></text:p>
          <text:p text:style-name="P507"><text:a xlink:type="simple" xlink:href="#__RefHeading___Toc611_1924128512%20Copy%202%20Copy%202" text:style-name="Index_20_Link" text:visited-style-name="Index_20_Link"><text:s/>2.14 . To Purge The Repo<text:tab/>11</text:a></text:p>
          <text:p text:style-name="P507"><text:a xlink:type="simple" xlink:href="#__RefHeading___Toc5954_896531646" text:style-name="Index_20_Link" text:visited-style-name="Index_20_Link"><text:s/>2.15 . To Customize CI Jobs<text:tab/>11</text:a></text:p>
          <text:p text:style-name="P507"><text:a xlink:type="simple" xlink:href="#__RefHeading___Toc611_1924128512%20Copy%202%20Copy%202%20Copy%201" text:style-name="Index_20_Link" text:visited-style-name="Index_20_Link"><text:s/>2.16 . To Upgrade AutomataCI<text:tab/>12</text:a></text:p>
          <text:p text:style-name="P506"><text:a xlink:type="simple" xlink:href="#__RefHeading___Toc366_1924128512" text:style-name="Index_20_Link" text:visited-style-name="Index_20_Link"><text:s/>3 . Engineering Specification<text:tab/>13</text:a></text:p>
          <text:p text:style-name="P507"><text:a xlink:type="simple" xlink:href="#__RefHeading___Toc154_1924128512" text:style-name="Index_20_Link" text:visited-style-name="Index_20_Link"><text:s/>3.1 . Why Another Continuous Integration Solution<text:tab/>13</text:a></text:p>
          <text:p text:style-name="P507"><text:a xlink:type="simple" xlink:href="#__RefHeading___Toc156_1924128512" text:style-name="Index_20_Link" text:visited-style-name="Index_20_Link"><text:s/>3.2 . The AutomataCI Mantra<text:tab/>13</text:a></text:p>
          <text:p text:style-name="P507"><text:a xlink:type="simple" xlink:href="#__RefHeading___Toc158_1924128512%20Copy%201" text:style-name="Index_20_Link" text:visited-style-name="Index_20_Link"><text:s/>3.3 . Technological Requirements<text:tab/>14</text:a></text:p>
          <text:p text:style-name="P508"><text:a xlink:type="simple" xlink:href="#__RefHeading___Toc158_1924128512" text:style-name="Index_20_Link" text:visited-style-name="Index_20_Link"><text:s/>3.3.1 . Isolating External Infrastructure Services<text:tab/>15</text:a></text:p>
          <text:p text:style-name="P507"><text:a xlink:type="simple" xlink:href="#__RefHeading___Toc5085_1700655799" text:style-name="Index_20_Link" text:visited-style-name="Index_20_Link"><text:s/>3.4 . System Naming Convention<text:tab/>16</text:a></text:p>
          <text:p text:style-name="P508"><text:a xlink:type="simple" xlink:href="#__RefHeading___Toc5087_1700655799" text:style-name="Index_20_Link" text:visited-style-name="Index_20_Link"><text:s/>3.4.1 . Specific Redefinition<text:tab/>17</text:a></text:p>
          <text:p text:style-name="P507"><text:a xlink:type="simple" xlink:href="#__RefHeading___Toc160_1924128512" text:style-name="Index_20_Link" text:visited-style-name="Index_20_Link"><text:s/>3.5 . Filesystem<text:tab/>18</text:a></text:p>
          <text:p text:style-name="P508"><text:a xlink:type="simple" xlink:href="#__RefHeading___Toc5089_1700655799" text:style-name="Index_20_Link" text:visited-style-name="Index_20_Link"><text:s/>3.5.1 . Secrets Parameters Configuration File<text:tab/>18</text:a></text:p>
          <text:p text:style-name="P508"><text:a xlink:type="simple" xlink:href="#__RefHeading___Toc163_1924128512" text:style-name="Index_20_Link" text:visited-style-name="Index_20_Link"><text:s/>3.5.2 . File Extensions<text:tab/>18</text:a></text:p>
          <text:p text:style-name="P508"><text:a xlink:type="simple" xlink:href="#__RefHeading___Toc163_1924128512%20Copy%202" text:style-name="Index_20_Link" text:visited-style-name="Index_20_Link"><text:s/>3.5.3 . Repository File Structures<text:tab/>19</text:a></text:p>
          <text:p text:style-name="P508"><text:a xlink:type="simple" xlink:href="#__RefHeading___Toc163_1924128512%20Copy%201" text:style-name="Index_20_Link" text:visited-style-name="Index_20_Link"><text:s/>3.5.4 . Filename Naming Convention<text:tab/>20</text:a></text:p>
          <text:p text:style-name="P507"><text:a xlink:type="simple" xlink:href="#__RefHeading___Toc165_1924128512" text:style-name="Index_20_Link" text:visited-style-name="Index_20_Link"><text:s/>3.6 . CI Jobs<text:tab/>21</text:a></text:p>
          <text:p text:style-name="P508"><text:a xlink:type="simple" xlink:href="#__RefHeading___Toc5334_1700655799" text:style-name="Index_20_Link" text:visited-style-name="Index_20_Link"><text:s/>3.6.1 . Environment<text:tab/>22</text:a></text:p>
          <text:p text:style-name="P509"><text:a xlink:type="simple" xlink:href="#__RefHeading___Toc5892_1023985340" text:style-name="Index_20_Link" text:visited-style-name="Index_20_Link"><text:s/>3.6.1.1 . Only Fundamental Technologies<text:tab/>22</text:a></text:p>
          <text:p text:style-name="P509"><text:a xlink:type="simple" xlink:href="#__RefHeading___Toc507_1924128512%20Copy%201" text:style-name="Index_20_Link" text:visited-style-name="Index_20_Link"><text:s/>3.6.1.2 . Operating Parameters<text:tab/>22</text:a></text:p>
          <text:p text:style-name="P509"><text:a xlink:type="simple" xlink:href="#__RefHeading___Toc8895_1462781972" text:style-name="Index_20_Link" text:visited-style-name="Index_20_Link"><text:s/>3.6.1.3 . C Programming Language<text:tab/>23</text:a></text:p>
          <text:p text:style-name="P510"><text:a xlink:type="simple" xlink:href="#__RefHeading___Toc8899_1462781972" text:style-name="Index_20_Link" text:visited-style-name="Index_20_Link"><text:s/>3.6.1.3.1 . From LINUX-AMD64 for AVR Microcontrollers<text:tab/>23</text:a></text:p>
          <text:p text:style-name="P510"><text:a xlink:type="simple" xlink:href="#__RefHeading___Toc8901_1462781972" text:style-name="Index_20_Link" text:visited-style-name="Index_20_Link"><text:soft-page-break/><text:s/>3.6.1.3.2 . From DARWIN-AMD64/ARM64 for AVR Microcontrollers<text:tab/>23</text:a></text:p>
          <text:p text:style-name="P510"><text:a xlink:type="simple" xlink:href="#__RefHeading___Toc8897_1462781972" text:style-name="Index_20_Link" text:visited-style-name="Index_20_Link"><text:s/>3.6.1.3.3 . From LINUX-AMD64 for Known Microprocessors<text:tab/>24</text:a></text:p>
          <text:p text:style-name="P508"><text:a xlink:type="simple" xlink:href="#__RefHeading___Toc520_557546903" text:style-name="Index_20_Link" text:visited-style-name="Index_20_Link"><text:s/>3.6.2 . Setup<text:tab/>26</text:a></text:p>
          <text:p text:style-name="P509"><text:a xlink:type="simple" xlink:href="#__RefHeading___Toc507_1924128512" text:style-name="Index_20_Link" text:visited-style-name="Index_20_Link"><text:s/>3.6.2.1 . Operating Parameters<text:tab/>26</text:a></text:p>
          <text:p text:style-name="P508"><text:a xlink:type="simple" xlink:href="#__RefHeading___Toc211_1924128512" text:style-name="Index_20_Link" text:visited-style-name="Index_20_Link"><text:s/>3.6.3 . Start<text:tab/>27</text:a></text:p>
          <text:p text:style-name="P509"><text:a xlink:type="simple" xlink:href="#__RefHeading___Toc509_1924128512" text:style-name="Index_20_Link" text:visited-style-name="Index_20_Link"><text:s/>3.6.3.1 . Operating Parameters<text:tab/>27</text:a></text:p>
          <text:p text:style-name="P508"><text:a xlink:type="simple" xlink:href="#__RefHeading___Toc213_1924128512" text:style-name="Index_20_Link" text:visited-style-name="Index_20_Link"><text:s/>3.6.4 . Prepare<text:tab/>28</text:a></text:p>
          <text:p text:style-name="P509"><text:a xlink:type="simple" xlink:href="#__RefHeading___Toc511_1924128512" text:style-name="Index_20_Link" text:visited-style-name="Index_20_Link"><text:s/>3.6.4.1 . Operating Parameters<text:tab/>28</text:a></text:p>
          <text:p text:style-name="P509"><text:a xlink:type="simple" xlink:href="#__RefHeading___Toc8174_1688625293" text:style-name="Index_20_Link" text:visited-style-name="Index_20_Link"><text:s/>3.6.4.2 . Go Programming Language<text:tab/>28</text:a></text:p>
          <text:p text:style-name="P509"><text:a xlink:type="simple" xlink:href="#__RefHeading___Toc513_1924128512%20Copy%201%20Copy%201" text:style-name="Index_20_Link" text:visited-style-name="Index_20_Link"><text:s/>3.6.4.3 . Python Programming Language<text:tab/>28</text:a></text:p>
          <text:p text:style-name="P508"><text:a xlink:type="simple" xlink:href="#__RefHeading___Toc215_1924128512" text:style-name="Index_20_Link" text:visited-style-name="Index_20_Link"><text:s/>3.6.5 . Test<text:tab/>29</text:a></text:p>
          <text:p text:style-name="P509"><text:a xlink:type="simple" xlink:href="#__RefHeading___Toc513_1924128512" text:style-name="Index_20_Link" text:visited-style-name="Index_20_Link"><text:s/>3.6.5.1 . Operating Parameters<text:tab/>29</text:a></text:p>
          <text:p text:style-name="P509"><text:a xlink:type="simple" xlink:href="#__RefHeading___Toc8176_1688625293" text:style-name="Index_20_Link" text:visited-style-name="Index_20_Link"><text:s/>3.6.5.2 . Go Programming Language<text:tab/>30</text:a></text:p>
          <text:p text:style-name="P509"><text:a xlink:type="simple" xlink:href="#__RefHeading___Toc8176_1688625293%20Copy%201" text:style-name="Index_20_Link" text:visited-style-name="Index_20_Link"><text:s/>3.6.5.3 . C Programming Language<text:tab/>31</text:a></text:p>
          <text:p text:style-name="P510"><text:a xlink:type="simple" xlink:href="#__RefHeading___Toc8176_1688625293%20Copy%201%20Copy%201" text:style-name="Index_20_Link" text:visited-style-name="Index_20_Link"><text:s/>3.6.5.3.1 . Self-Contained Statically Compiled Executable<text:tab/>31</text:a></text:p>
          <text:p text:style-name="P509"><text:a xlink:type="simple" xlink:href="#__RefHeading___Toc513_1924128512%20Copy%201" text:style-name="Index_20_Link" text:visited-style-name="Index_20_Link"><text:s/>3.6.5.4 . Python Programming Language<text:tab/>32</text:a></text:p>
          <text:p text:style-name="P510"><text:a xlink:type="simple" xlink:href="#__RefHeading___Toc515_1924128512%20Copy%201%20Copy%201%20Copy%201%20Copy%201" text:style-name="Index_20_Link" text:visited-style-name="Index_20_Link"><text:s/>3.6.5.4.1 . Dependencies Installations<text:tab/>32</text:a></text:p>
          <text:p text:style-name="P508"><text:a xlink:type="simple" xlink:href="#__RefHeading___Toc9802_2244120906" text:style-name="Index_20_Link" text:visited-style-name="Index_20_Link"><text:s/>3.6.6 . Materialize<text:tab/>33</text:a></text:p>
          <text:p text:style-name="P509"><text:a xlink:type="simple" xlink:href="#__RefHeading___Toc515_1924128512%20Copy%202" text:style-name="Index_20_Link" text:visited-style-name="Index_20_Link"><text:s/>3.6.6.1 . Operating Parameters<text:tab/>33</text:a></text:p>
          <text:p text:style-name="P508"><text:a xlink:type="simple" xlink:href="#__RefHeading___Toc217_1924128512" text:style-name="Index_20_Link" text:visited-style-name="Index_20_Link"><text:s/>3.6.7 . Build<text:tab/>34</text:a></text:p>
          <text:p text:style-name="P509"><text:a xlink:type="simple" xlink:href="#__RefHeading___Toc5806_1023985340" text:style-name="Index_20_Link" text:visited-style-name="Index_20_Link"><text:s/>3.6.7.1 . Job Recipe Customization<text:tab/>35</text:a></text:p>
          <text:p text:style-name="P509"><text:a xlink:type="simple" xlink:href="#__RefHeading___Toc515_1924128512" text:style-name="Index_20_Link" text:visited-style-name="Index_20_Link"><text:s/>3.6.7.2 . Operating Parameters<text:tab/>35</text:a></text:p>
          <text:p text:style-name="P509"><text:a xlink:type="simple" xlink:href="#__RefHeading___Toc9778_2244120906" text:style-name="Index_20_Link" text:visited-style-name="Index_20_Link"><text:s/>3.6.7.3 . Homebrew Ecosystem<text:tab/>36</text:a></text:p>
          <text:p text:style-name="P509"><text:a xlink:type="simple" xlink:href="#__RefHeading___Toc9778_2244120906%20Copy%201" text:style-name="Index_20_Link" text:visited-style-name="Index_20_Link"><text:s/>3.6.7.4 . Chocolatey Ecosystem<text:tab/>36</text:a></text:p>
          <text:p text:style-name="P509"><text:a xlink:type="simple" xlink:href="#__RefHeading___Toc8178_1688625293" text:style-name="Index_20_Link" text:visited-style-name="Index_20_Link"><text:s/>3.6.7.5 . Go Programming Language<text:tab/>37</text:a></text:p>
          <text:p text:style-name="P509"><text:a xlink:type="simple" xlink:href="#__RefHeading___Toc8728_3192223606" text:style-name="Index_20_Link" text:visited-style-name="Index_20_Link"><text:s/>3.6.7.6 . C Programming Language<text:tab/>38</text:a></text:p>
          <text:p text:style-name="P510"><text:a xlink:type="simple" xlink:href="#__RefHeading___Toc8730_3192223606" text:style-name="Index_20_Link" text:visited-style-name="Index_20_Link"><text:s/>3.6.7.6.1 . File Structure Organization<text:tab/>39</text:a></text:p>
          <text:p text:style-name="P510"><text:a xlink:type="simple" xlink:href="#__RefHeading___Toc8732_3192223606" text:style-name="Index_20_Link" text:visited-style-name="Index_20_Link"><text:s/>3.6.7.6.2 . The Build List Text File<text:tab/>40</text:a></text:p>
          <text:p text:style-name="P510"><text:a xlink:type="simple" xlink:href="#__RefHeading___Toc8734_3192223606" text:style-name="Index_20_Link" text:visited-style-name="Index_20_Link"><text:s/>3.6.7.6.3 . Build Sequences<text:tab/>41</text:a></text:p>
          <text:p text:style-name="P510"><text:a xlink:type="simple" xlink:href="#__RefHeading___Toc8736_3192223606" text:style-name="Index_20_Link" text:visited-style-name="Index_20_Link"><text:s/>3.6.7.6.4 . Libraries Management<text:tab/>42</text:a></text:p>
          <text:p text:style-name="P510"><text:a xlink:type="simple" xlink:href="#__RefHeading___Toc8730_3192223606%20Copy%201" text:style-name="Index_20_Link" text:visited-style-name="Index_20_Link"><text:s/>3.6.7.6.5 . Cross-Compilation<text:tab/>43</text:a></text:p>
          <text:p text:style-name="P511"><text:a xlink:type="simple" xlink:href="#__RefHeading___Toc9114_1462781972" text:style-name="Index_20_Link" text:visited-style-name="Index_20_Link"><text:s/>3.6.7.6.5.1 . Linux (Debian-based)<text:tab/>43</text:a></text:p>
          <text:p text:style-name="P511"><text:a xlink:type="simple" xlink:href="#__RefHeading___Toc9116_1462781972" text:style-name="Index_20_Link" text:visited-style-name="Index_20_Link"><text:s/>3.6.7.6.5.2 . Apple OSes (OSX and iOS)<text:tab/>43</text:a></text:p>
          <text:p text:style-name="P511"><text:a xlink:type="simple" xlink:href="#__RefHeading___Toc9118_1462781972" text:style-name="Index_20_Link" text:visited-style-name="Index_20_Link"><text:s/>3.6.7.6.5.3 . Windows<text:tab/>43</text:a></text:p>
          <text:p text:style-name="P509"><text:a xlink:type="simple" xlink:href="#__RefHeading___Toc515_1924128512%20Copy%201" text:style-name="Index_20_Link" text:visited-style-name="Index_20_Link"><text:s/>3.6.7.7 . Python Programming Language<text:tab/>44</text:a></text:p>
          <text:p text:style-name="P510"><text:a xlink:type="simple" xlink:href="#__RefHeading___Toc515_1924128512%20Copy%201%20Copy%201" text:style-name="Index_20_Link" text:visited-style-name="Index_20_Link"><text:s/>3.6.7.7.1 . Documentations<text:tab/>44</text:a></text:p>
          <text:p text:style-name="P510"><text:a xlink:type="simple" xlink:href="#__RefHeading___Toc515_1924128512%20Copy%201%20Copy%201%20Copy%201" text:style-name="Index_20_Link" text:visited-style-name="Index_20_Link"><text:s/>3.6.7.7.2 . Dependencies Installations<text:tab/>44</text:a></text:p>
          <text:p text:style-name="P508"><text:a xlink:type="simple" xlink:href="#__RefHeading___Toc219_1924128512" text:style-name="Index_20_Link" text:visited-style-name="Index_20_Link"><text:s/>3.6.8 . Package<text:tab/>45</text:a></text:p>
          <text:p text:style-name="P509"><text:a xlink:type="simple" xlink:href="#__RefHeading___Toc353_1924128512" text:style-name="Index_20_Link" text:visited-style-name="Index_20_Link"><text:soft-page-break/><text:s/>3.6.8.1 . Cryptography Requirements<text:tab/>46</text:a></text:p>
          <text:p text:style-name="P509"><text:a xlink:type="simple" xlink:href="#__RefHeading___Toc582_1924128512" text:style-name="Index_20_Link" text:visited-style-name="Index_20_Link"><text:s/>3.6.8.2 . Operating Parameters<text:tab/>46</text:a></text:p>
          <text:p text:style-name="P509"><text:a xlink:type="simple" xlink:href="#__RefHeading___Toc763_1924128512" text:style-name="Index_20_Link" text:visited-style-name="Index_20_Link"><text:s/>3.6.8.3 . Archive Packages (.tar.xz|.zip)<text:tab/>47</text:a></text:p>
          <text:p text:style-name="P510"><text:a xlink:type="simple" xlink:href="#__RefHeading___Toc1127_1924128512%20Copy%201" text:style-name="Index_20_Link" text:visited-style-name="Index_20_Link"><text:s/>3.6.8.3.1 . Supported Platform<text:tab/>47</text:a></text:p>
          <text:p text:style-name="P509"><text:a xlink:type="simple" xlink:href="#__RefHeading___Toc9780_2244120906" text:style-name="Index_20_Link" text:visited-style-name="Index_20_Link"><text:s/>3.6.8.4 . Homebrew Ecosystem<text:tab/>48</text:a></text:p>
          <text:p text:style-name="P510"><text:a xlink:type="simple" xlink:href="#__RefHeading___Toc1127_1924128512%20Copy%201%20Copy%201" text:style-name="Index_20_Link" text:visited-style-name="Index_20_Link"><text:s/>3.6.8.4.1 . Supported Platform<text:tab/>49</text:a></text:p>
          <text:p text:style-name="P510"><text:a xlink:type="simple" xlink:href="#__RefHeading___Toc1129_1924128512%20Copy%201" text:style-name="Index_20_Link" text:visited-style-name="Index_20_Link"><text:s/>3.6.8.4.2 . Content Assembling Function<text:tab/>49</text:a></text:p>
          <text:p text:style-name="P511"><text:a xlink:type="simple" xlink:href="#__RefHeading___Toc1131_1924128512%20Copy%202" text:style-name="Index_20_Link" text:visited-style-name="Index_20_Link"><text:s/>3.6.8.4.2.1 . Required Files<text:tab/>50</text:a></text:p>
          <text:p text:style-name="P509"><text:a xlink:type="simple" xlink:href="#__RefHeading___Toc9780_2244120906%20Copy%201" text:style-name="Index_20_Link" text:visited-style-name="Index_20_Link"><text:s/>3.6.8.5 . Chocolatey Ecosystem<text:tab/>51</text:a></text:p>
          <text:p text:style-name="P510"><text:a xlink:type="simple" xlink:href="#__RefHeading___Toc1127_1924128512%20Copy%201%20Copy%201%20Copy%201" text:style-name="Index_20_Link" text:visited-style-name="Index_20_Link"><text:s/>3.6.8.5.1 . Supported Platform<text:tab/>52</text:a></text:p>
          <text:p text:style-name="P510"><text:a xlink:type="simple" xlink:href="#__RefHeading___Toc1129_1924128512%20Copy%201%20Copy%201" text:style-name="Index_20_Link" text:visited-style-name="Index_20_Link"><text:s/>3.6.8.5.2 . Content Assembling Function<text:tab/>53</text:a></text:p>
          <text:p text:style-name="P511"><text:a xlink:type="simple" xlink:href="#__RefHeading___Toc1131_1924128512%20Copy%202%20Copy%201" text:style-name="Index_20_Link" text:visited-style-name="Index_20_Link"><text:s/>3.6.8.5.2.1 . Required Files<text:tab/>54</text:a></text:p>
          <text:p text:style-name="P509"><text:a xlink:type="simple" xlink:href="#__RefHeading___Toc765_1924128512" text:style-name="Index_20_Link" text:visited-style-name="Index_20_Link"><text:s/>3.6.8.6 . Debian Package (.deb)<text:tab/>55</text:a></text:p>
          <text:p text:style-name="P510"><text:a xlink:type="simple" xlink:href="#__RefHeading___Toc1127_1924128512" text:style-name="Index_20_Link" text:visited-style-name="Index_20_Link"><text:s/>3.6.8.6.1 . Supported Platform<text:tab/>55</text:a></text:p>
          <text:p text:style-name="P510"><text:a xlink:type="simple" xlink:href="#__RefHeading___Toc1129_1924128512" text:style-name="Index_20_Link" text:visited-style-name="Index_20_Link"><text:s/>3.6.8.6.2 . Content Assembling Function<text:tab/>56</text:a></text:p>
          <text:p text:style-name="P511"><text:a xlink:type="simple" xlink:href="#__RefHeading___Toc1131_1924128512" text:style-name="Index_20_Link" text:visited-style-name="Index_20_Link"><text:s/>3.6.8.6.2.1 . Required Files<text:tab/>57</text:a></text:p>
          <text:p text:style-name="P511"><text:a xlink:type="simple" xlink:href="#__RefHeading___Toc9562_238079064" text:style-name="Index_20_Link" text:visited-style-name="Index_20_Link"><text:s/>3.6.8.6.2.2 . Control File<text:tab/>58</text:a></text:p>
          <text:p text:style-name="P511"><text:a xlink:type="simple" xlink:href="#__RefHeading___Toc1133_1924128512" text:style-name="Index_20_Link" text:visited-style-name="Index_20_Link"><text:s/>3.6.8.6.2.3 . Maintainers’ Scripts<text:tab/>58</text:a></text:p>
          <text:p text:style-name="P510"><text:a xlink:type="simple" xlink:href="#__RefHeading___Toc2199_4028376694" text:style-name="Index_20_Link" text:visited-style-name="Index_20_Link"><text:s/>3.6.8.6.3 . Collaborating With Automation – the copyright.gz file<text:tab/>59</text:a></text:p>
          <text:p text:style-name="P510"><text:a xlink:type="simple" xlink:href="#__RefHeading___Toc1177_1924128512%20Copy%201" text:style-name="Index_20_Link" text:visited-style-name="Index_20_Link"><text:s/>3.6.8.6.4 . Distributed Source Code Package<text:tab/>60</text:a></text:p>
          <text:p text:style-name="P510"><text:a xlink:type="simple" xlink:href="#__RefHeading___Toc2918_1886253761" text:style-name="Index_20_Link" text:visited-style-name="Index_20_Link"><text:s/>3.6.8.6.5 . Collaborating With Automation – Project Description Data<text:tab/>60</text:a></text:p>
          <text:p text:style-name="P510"><text:a xlink:type="simple" xlink:href="#__RefHeading___Toc9621_1920688170" text:style-name="Index_20_Link" text:visited-style-name="Index_20_Link"><text:s/>3.6.8.6.6 . Closing the Debian’s Apt Source.List Distribution Loop<text:tab/>60</text:a></text:p>
          <text:p text:style-name="P510"><text:a xlink:type="simple" xlink:href="#__RefHeading___Toc2570_434360195%20Copy%203%20Copy%201%20Copy%201" text:style-name="Index_20_Link" text:visited-style-name="Index_20_Link"><text:s/>3.6.8.6.7 . Testing Packaged DEB’s Health<text:tab/>61</text:a></text:p>
          <text:p text:style-name="P509"><text:a xlink:type="simple" xlink:href="#__RefHeading___Toc765_1924128512%20Copy%201" text:style-name="Index_20_Link" text:visited-style-name="Index_20_Link"><text:s/>3.6.8.7 . Open-Source Package (.ipk OR .opk)<text:tab/>62</text:a></text:p>
          <text:p text:style-name="P510"><text:a xlink:type="simple" xlink:href="#__RefHeading___Toc1127_1924128512%20Copy%204" text:style-name="Index_20_Link" text:visited-style-name="Index_20_Link"><text:s/>3.6.8.7.1 . Supported Platform<text:tab/>62</text:a></text:p>
          <text:p text:style-name="P510"><text:a xlink:type="simple" xlink:href="#__RefHeading___Toc1129_1924128512%20Copy%204" text:style-name="Index_20_Link" text:visited-style-name="Index_20_Link"><text:s/>3.6.8.7.2 . Content Assembling Function<text:tab/>63</text:a></text:p>
          <text:p text:style-name="P511"><text:a xlink:type="simple" xlink:href="#__RefHeading___Toc1131_1924128512%20Copy%205" text:style-name="Index_20_Link" text:visited-style-name="Index_20_Link"><text:s/>3.6.8.7.2.1 . Required Files<text:tab/>64</text:a></text:p>
          <text:p text:style-name="P511"><text:a xlink:type="simple" xlink:href="#__RefHeading___Toc9562_238079064%20Copy%203" text:style-name="Index_20_Link" text:visited-style-name="Index_20_Link"><text:s/>3.6.8.7.2.2 . Control File<text:tab/>64</text:a></text:p>
          <text:p text:style-name="P511"><text:a xlink:type="simple" xlink:href="#__RefHeading___Toc1133_1924128512%20Copy%203" text:style-name="Index_20_Link" text:visited-style-name="Index_20_Link"><text:s/>3.6.8.7.2.3 . Maintainers’ Scripts<text:tab/>64</text:a></text:p>
          <text:p text:style-name="P510"><text:a xlink:type="simple" xlink:href="#__RefHeading___Toc2570_434360195%20Copy%203%20Copy%201%20Copy%201%20Copy%203" text:style-name="Index_20_Link" text:visited-style-name="Index_20_Link"><text:s/>3.6.8.7.3 . Testing Packaged DEB’s Health<text:tab/>65</text:a></text:p>
          <text:p text:style-name="P509"><text:a xlink:type="simple" xlink:href="#__RefHeading___Toc767_1924128512" text:style-name="Index_20_Link" text:visited-style-name="Index_20_Link"><text:s/>3.6.8.8 . Red Hat Package (.rpm)<text:tab/>66</text:a></text:p>
          <text:p text:style-name="P510"><text:a xlink:type="simple" xlink:href="#__RefHeading___Toc2864_1886253761" text:style-name="Index_20_Link" text:visited-style-name="Index_20_Link"><text:s/>3.6.8.8.1 . Supported Platform<text:tab/>66</text:a></text:p>
          <text:p text:style-name="P510"><text:a xlink:type="simple" xlink:href="#__RefHeading___Toc2866_1886253761" text:style-name="Index_20_Link" text:visited-style-name="Index_20_Link"><text:s/>3.6.8.8.2 . Content Assembly Function<text:tab/>67</text:a></text:p>
          <text:p text:style-name="P510"><text:a xlink:type="simple" xlink:href="#__RefHeading___Toc2868_1886253761" text:style-name="Index_20_Link" text:visited-style-name="Index_20_Link"><text:s/>3.6.8.8.3 . Required Files<text:tab/>68</text:a></text:p>
          <text:p text:style-name="P510"><text:a xlink:type="simple" xlink:href="#__RefHeading___Toc2870_1886253761" text:style-name="Index_20_Link" text:visited-style-name="Index_20_Link"><text:s/>3.6.8.8.4 . Collaborating with Automation – Optional Spec Fragment Files<text:tab/>70</text:a></text:p>
          <text:p text:style-name="P510"><text:a xlink:type="simple" xlink:href="#__RefHeading___Toc2872_1886253761" text:style-name="Index_20_Link" text:visited-style-name="Index_20_Link"><text:s/>3.6.8.8.5 . Overriding The Entire Spec File<text:tab/>71</text:a></text:p>
          <text:p text:style-name="P510"><text:a xlink:type="simple" xlink:href="#__RefHeading___Toc2920_1886253761" text:style-name="Index_20_Link" text:visited-style-name="Index_20_Link"><text:s/>3.6.8.8.6 . Collaborating With Automation – License SDPX Data<text:tab/>71</text:a></text:p>
          <text:p text:style-name="P510"><text:a xlink:type="simple" xlink:href="#__RefHeading___Toc2922_1886253761" text:style-name="Index_20_Link" text:visited-style-name="Index_20_Link"><text:s/>3.6.8.8.7 . Collaborating With Automation – Project Description Data<text:tab/>71</text:a></text:p>
          <text:p text:style-name="P510"><text:a xlink:type="simple" xlink:href="#__RefHeading___Toc1177_1924128512%20Copy%201%20Copy%201" text:style-name="Index_20_Link" text:visited-style-name="Index_20_Link"><text:soft-page-break/><text:s/>3.6.8.8.8 . Distributed Source Code Package<text:tab/>72</text:a></text:p>
          <text:p text:style-name="P510"><text:a xlink:type="simple" xlink:href="#__RefHeading___Toc9120_1462781972" text:style-name="Index_20_Link" text:visited-style-name="Index_20_Link"><text:s/>3.6.8.8.9 . Built-In Definitions<text:tab/>72</text:a></text:p>
          <text:p text:style-name="P510"><text:a xlink:type="simple" xlink:href="#__RefHeading___Toc9623_1920688170" text:style-name="Index_20_Link" text:visited-style-name="Index_20_Link"><text:s/>3.6.8.8.10 . Closing the Red Hat’s YUM Source.Repo Distribution Loop<text:tab/>73</text:a></text:p>
          <text:p text:style-name="P510"><text:a xlink:type="simple" xlink:href="#__RefHeading___Toc2570_434360195%20Copy%203%20Copy%201" text:style-name="Index_20_Link" text:visited-style-name="Index_20_Link"><text:s/>3.6.8.8.11 . Testing Packaged RPM’s Health<text:tab/>73</text:a></text:p>
          <text:p text:style-name="P509"><text:a xlink:type="simple" xlink:href="#__RefHeading___Toc769_1924128512" text:style-name="Index_20_Link" text:visited-style-name="Index_20_Link"><text:s/>3.6.8.9 . Red Hat Flatpak (Flatpak)<text:tab/>74</text:a></text:p>
          <text:p text:style-name="P510"><text:a xlink:type="simple" xlink:href="#__RefHeading___Toc2465_434360195" text:style-name="Index_20_Link" text:visited-style-name="Index_20_Link"><text:s/>3.6.8.9.1 . Supported Platform<text:tab/>74</text:a></text:p>
          <text:p text:style-name="P510"><text:a xlink:type="simple" xlink:href="#__RefHeading___Toc2467_434360195" text:style-name="Index_20_Link" text:visited-style-name="Index_20_Link"><text:s/>3.6.8.9.2 . Content Assembly Function<text:tab/>75</text:a></text:p>
          <text:p text:style-name="P511"><text:a xlink:type="simple" xlink:href="#__RefHeading___Toc1131_1924128512%20Copy%201" text:style-name="Index_20_Link" text:visited-style-name="Index_20_Link"><text:s/>3.6.8.9.2.1 . Required Files<text:tab/>76</text:a></text:p>
          <text:p text:style-name="P510"><text:a xlink:type="simple" xlink:href="#__RefHeading___Toc2469_434360195" text:style-name="Index_20_Link" text:visited-style-name="Index_20_Link"><text:s/>3.6.8.9.3 . Branch Management<text:tab/>76</text:a></text:p>
          <text:p text:style-name="P510"><text:a xlink:type="simple" xlink:href="#__RefHeading___Toc2471_434360195" text:style-name="Index_20_Link" text:visited-style-name="Index_20_Link"><text:s/>3.6.8.9.4 . Sandbox Permission<text:tab/>77</text:a></text:p>
          <text:p text:style-name="P510"><text:a xlink:type="simple" xlink:href="#__RefHeading___Toc2568_434360195" text:style-name="Index_20_Link" text:visited-style-name="Index_20_Link"><text:s/>3.6.8.9.5 . Directory-based Output<text:tab/>77</text:a></text:p>
          <text:p text:style-name="P510"><text:a xlink:type="simple" xlink:href="#__RefHeading___Toc2570_434360195" text:style-name="Index_20_Link" text:visited-style-name="Index_20_Link"><text:s/>3.6.8.9.6 . Screenshots<text:tab/>77</text:a></text:p>
          <text:p text:style-name="P510"><text:a xlink:type="simple" xlink:href="#__RefHeading___Toc2570_434360195%20Copy%203" text:style-name="Index_20_Link" text:visited-style-name="Index_20_Link"><text:s/>3.6.8.9.7 . Adding Custom Files<text:tab/>78</text:a></text:p>
          <text:p text:style-name="P510"><text:a xlink:type="simple" xlink:href="#__RefHeading___Toc4432_1678459771" text:style-name="Index_20_Link" text:visited-style-name="Index_20_Link"><text:s/>3.6.8.9.8 . Release to Repository<text:tab/>79</text:a></text:p>
          <text:p text:style-name="P510"><text:a xlink:type="simple" xlink:href="#__RefHeading___Toc4434_1678459771" text:style-name="Index_20_Link" text:visited-style-name="Index_20_Link"><text:s/>3.6.8.9.9 . Single Bundle Export<text:tab/>79</text:a></text:p>
          <text:p text:style-name="P509"><text:a xlink:type="simple" xlink:href="#__RefHeading___Toc771_1924128512%20Copy%201" text:style-name="Index_20_Link" text:visited-style-name="Index_20_Link"><text:s/>3.6.8.10 . PyPi Library Module (Python)<text:tab/>80</text:a></text:p>
          <text:p text:style-name="P510"><text:a xlink:type="simple" xlink:href="#__RefHeading___Toc3481_1747462957" text:style-name="Index_20_Link" text:visited-style-name="Index_20_Link"><text:s/>3.6.8.10.1 . Supported Platform<text:tab/>80</text:a></text:p>
          <text:p text:style-name="P510"><text:a xlink:type="simple" xlink:href="#__RefHeading___Toc2467_434360195%20Copy%201" text:style-name="Index_20_Link" text:visited-style-name="Index_20_Link"><text:s/>3.6.8.10.2 . Content Assembly Function<text:tab/>81</text:a></text:p>
          <text:p text:style-name="P510"><text:a xlink:type="simple" xlink:href="#__RefHeading___Toc3483_1747462957" text:style-name="Index_20_Link" text:visited-style-name="Index_20_Link"><text:s/>3.6.8.10.3 . Required Files<text:tab/>82</text:a></text:p>
          <text:p text:style-name="P510"><text:a xlink:type="simple" xlink:href="#__RefHeading___Toc3483_1747462957%20Copy%202" text:style-name="Index_20_Link" text:visited-style-name="Index_20_Link"><text:s/>3.6.8.10.4 . Testing Package<text:tab/>82</text:a></text:p>
          <text:p text:style-name="P509"><text:a xlink:type="simple" xlink:href="#__RefHeading___Toc771_1924128512" text:style-name="Index_20_Link" text:visited-style-name="Index_20_Link"><text:s/>3.6.8.11 . Docker<text:tab/>83</text:a></text:p>
          <text:p text:style-name="P510"><text:a xlink:type="simple" xlink:href="#__RefHeading___Toc3481_1747462957%20Copy%201" text:style-name="Index_20_Link" text:visited-style-name="Index_20_Link"><text:s/>3.6.8.11.1 . Supported Platform<text:tab/>84</text:a></text:p>
          <text:p text:style-name="P510"><text:a xlink:type="simple" xlink:href="#__RefHeading___Toc3481_1747462957%20Copy%201%20Copy%201" text:style-name="Index_20_Link" text:visited-style-name="Index_20_Link"><text:s/>3.6.8.11.2 . Open Container Initiative (OCI) Compatibility<text:tab/>84</text:a></text:p>
          <text:p text:style-name="P510"><text:a xlink:type="simple" xlink:href="#__RefHeading___Toc2467_434360195%20Copy%201%20Copy%201" text:style-name="Index_20_Link" text:visited-style-name="Index_20_Link"><text:s/>3.6.8.11.3 . Content Assembly Function<text:tab/>85</text:a></text:p>
          <text:p text:style-name="P510"><text:a xlink:type="simple" xlink:href="#__RefHeading___Toc3483_1747462957%20Copy%201" text:style-name="Index_20_Link" text:visited-style-name="Index_20_Link"><text:s/>3.6.8.11.4 . Required Files<text:tab/>86</text:a></text:p>
          <text:p text:style-name="P510"><text:a xlink:type="simple" xlink:href="#__RefHeading___Toc5027_1098380245" text:style-name="Index_20_Link" text:visited-style-name="Index_20_Link"><text:s/>3.6.8.11.5 . Required Configurations<text:tab/>88</text:a></text:p>
          <text:p text:style-name="P508"><text:a xlink:type="simple" xlink:href="#__RefHeading___Toc221_1924128512" text:style-name="Index_20_Link" text:visited-style-name="Index_20_Link"><text:s/>3.6.9 . Release<text:tab/>89</text:a></text:p>
          <text:p text:style-name="P509"><text:a xlink:type="simple" xlink:href="#__RefHeading___Toc353_1924128512%20Copy%201" text:style-name="Index_20_Link" text:visited-style-name="Index_20_Link"><text:s/>3.6.9.1 . Cryptography Requirements<text:tab/>90</text:a></text:p>
          <text:p text:style-name="P509"><text:a xlink:type="simple" xlink:href="#__RefHeading___Toc761_1924128512%20Copy%201" text:style-name="Index_20_Link" text:visited-style-name="Index_20_Link"><text:s/>3.6.9.2 . Special Custom Implementations<text:tab/>90</text:a></text:p>
          <text:p text:style-name="P509"><text:a xlink:type="simple" xlink:href="#__RefHeading___Toc4318_3921457663" text:style-name="Index_20_Link" text:visited-style-name="Index_20_Link"><text:s/>3.6.9.3 . Local Static Hosting Repository<text:tab/>91</text:a></text:p>
          <text:p text:style-name="P509"><text:a xlink:type="simple" xlink:href="#__RefHeading___Toc584_1924128512" text:style-name="Index_20_Link" text:visited-style-name="Index_20_Link"><text:s/>3.6.9.4 . Operating Parameters<text:tab/>91</text:a></text:p>
          <text:p text:style-name="P509"><text:a xlink:type="simple" xlink:href="#__RefHeading___Toc4188_3921457663" text:style-name="Index_20_Link" text:visited-style-name="Index_20_Link"><text:s/>3.6.9.5 . Archive (.tar.xz | .zip)<text:tab/>92</text:a></text:p>
          <text:p text:style-name="P509"><text:a xlink:type="simple" xlink:href="#__RefHeading___Toc10940_934248768" text:style-name="Index_20_Link" text:visited-style-name="Index_20_Link"><text:s/>3.6.9.6 . Chocolatey<text:tab/>93</text:a></text:p>
          <text:p text:style-name="P509"><text:a xlink:type="simple" xlink:href="#__RefHeading___Toc10021_2244120906" text:style-name="Index_20_Link" text:visited-style-name="Index_20_Link"><text:s/>3.6.9.7 . Homebrew<text:tab/>94</text:a></text:p>
          <text:p text:style-name="P509"><text:a xlink:type="simple" xlink:href="#__RefHeading___Toc4190_3921457663" text:style-name="Index_20_Link" text:visited-style-name="Index_20_Link"><text:s/>3.6.9.8 . Debian Package (.deb)<text:tab/>95</text:a></text:p>
          <text:p text:style-name="P510"><text:a xlink:type="simple" xlink:href="#__RefHeading___Toc9516_914168818" text:style-name="Index_20_Link" text:visited-style-name="Index_20_Link"><text:s/>3.6.9.8.1 . Reprepro Distribution Configuration File<text:tab/>95</text:a></text:p>
          <text:p text:style-name="P510"><text:a xlink:type="simple" xlink:href="#__RefHeading___Toc4190_3921457663%20Copy%201%20Copy%201" text:style-name="Index_20_Link" text:visited-style-name="Index_20_Link"><text:s/>3.6.9.8.2 . Supported Architectures<text:tab/>95</text:a></text:p>
          <text:p text:style-name="P510"><text:a xlink:type="simple" xlink:href="#__RefHeading___Toc4190_3921457663%20Copy%201" text:style-name="Index_20_Link" text:visited-style-name="Index_20_Link"><text:s/>3.6.9.8.3 . Reprepro Database<text:tab/>96</text:a></text:p>
          <text:p text:style-name="P509"><text:a xlink:type="simple" xlink:href="#__RefHeading___Toc4190_3921457663%20Copy%202" text:style-name="Index_20_Link" text:visited-style-name="Index_20_Link"><text:soft-page-break/><text:s/>3.6.9.9 . Open-Source Package (.ipk OR .opk)<text:tab/>97</text:a></text:p>
          <text:p text:style-name="P509"><text:a xlink:type="simple" xlink:href="#__RefHeading___Toc4192_3921457663" text:style-name="Index_20_Link" text:visited-style-name="Index_20_Link"><text:s/>3.6.9.10 . Red Hat Package (.rpm)<text:tab/>97</text:a></text:p>
          <text:p text:style-name="P509"><text:a xlink:type="simple" xlink:href="#__RefHeading___Toc4194_3921457663" text:style-name="Index_20_Link" text:visited-style-name="Index_20_Link"><text:s/>3.6.9.11 . Red Hat Flatpak (Flatpak)<text:tab/>97</text:a></text:p>
          <text:p text:style-name="P509"><text:a xlink:type="simple" xlink:href="#__RefHeading___Toc4196_3921457663" text:style-name="Index_20_Link" text:visited-style-name="Index_20_Link"><text:s/>3.6.9.12 . PyPi Library Module (Python)<text:tab/>98</text:a></text:p>
          <text:p text:style-name="P510"><text:a xlink:type="simple" xlink:href="#__RefHeading___Toc4196_3921457663%20Copy%201" text:style-name="Index_20_Link" text:visited-style-name="Index_20_Link"><text:s/>3.6.9.12.1 . PyPi Registry Account<text:tab/>98</text:a></text:p>
          <text:p text:style-name="P510"><text:a xlink:type="simple" xlink:href="#__RefHeading___Toc4196_3921457663%20Copy%201%20Copy%201" text:style-name="Index_20_Link" text:visited-style-name="Index_20_Link"><text:s/>3.6.9.12.2 . PyPi Registry URL<text:tab/>98</text:a></text:p>
          <text:p text:style-name="P510"><text:a xlink:type="simple" xlink:href="#__RefHeading___Toc4196_3921457663%20Copy%201%20Copy%201%20Copy%201" text:style-name="Index_20_Link" text:visited-style-name="Index_20_Link"><text:s/>3.6.9.12.3 . Existing Package Failure Notice<text:tab/>98</text:a></text:p>
          <text:p text:style-name="P509"><text:a xlink:type="simple" xlink:href="#__RefHeading___Toc4198_3921457663" text:style-name="Index_20_Link" text:visited-style-name="Index_20_Link"><text:s/>3.6.9.13 . Docker<text:tab/>99</text:a></text:p>
          <text:p text:style-name="P509"><text:a xlink:type="simple" xlink:href="#__RefHeading___Toc4198_3921457663%20Copy%201" text:style-name="Index_20_Link" text:visited-style-name="Index_20_Link"><text:s/>3.6.9.14 . Changelog<text:tab/>99</text:a></text:p>
          <text:p text:style-name="P508"><text:a xlink:type="simple" xlink:href="#__RefHeading___Toc227_1924128512" text:style-name="Index_20_Link" text:visited-style-name="Index_20_Link"><text:s/>3.6.10 . Clean<text:tab/>100</text:a></text:p>
          <text:p text:style-name="P508"><text:a xlink:type="simple" xlink:href="#__RefHeading___Toc229_1924128512" text:style-name="Index_20_Link" text:visited-style-name="Index_20_Link"><text:s/>3.6.11 . Purge<text:tab/>100</text:a></text:p>
          <text:p text:style-name="P506"><text:a xlink:type="simple" xlink:href="#__RefHeading___Toc5956_896531646" text:style-name="Index_20_Link" text:visited-style-name="Index_20_Link"><text:s/>4 . Contribute to AutomataCI<text:tab/>101</text:a></text:p>
          <text:p text:style-name="P507"><text:a xlink:type="simple" xlink:href="#__RefHeading___Toc5958_896531646" text:style-name="Index_20_Link" text:visited-style-name="Index_20_Link"><text:s/>4.1 . Tech Requirements<text:tab/>101</text:a></text:p>
          <text:p text:style-name="P508"><text:a xlink:type="simple" xlink:href="#__RefHeading___Toc5960_896531646" text:style-name="Index_20_Link" text:visited-style-name="Index_20_Link"><text:s/>4.1.1 . POSIX Shell<text:tab/>101</text:a></text:p>
          <text:p text:style-name="P508"><text:a xlink:type="simple" xlink:href="#__RefHeading___Toc5962_896531646" text:style-name="Index_20_Link" text:visited-style-name="Index_20_Link"><text:s/>4.1.2 . PowerShell<text:tab/>101</text:a></text:p>
          <text:p text:style-name="P507"><text:a xlink:type="simple" xlink:href="#__RefHeading___Toc5964_896531646" text:style-name="Index_20_Link" text:visited-style-name="Index_20_Link"><text:s/>4.2 . Coding Styles<text:tab/>102</text:a></text:p>
          <text:p text:style-name="P508"><text:a xlink:type="simple" xlink:href="#__RefHeading___Toc5966_896531646" text:style-name="Index_20_Link" text:visited-style-name="Index_20_Link"><text:s/>4.2.1 . The Shelling Nightmare<text:tab/>102</text:a></text:p>
          <text:p text:style-name="P508"><text:a xlink:type="simple" xlink:href="#__RefHeading___Toc5968_896531646" text:style-name="Index_20_Link" text:visited-style-name="Index_20_Link"><text:s/>4.2.2 . Testing Strategies and Countermeasures<text:tab/>104</text:a></text:p>
          <text:p text:style-name="P509"><text:a xlink:type="simple" xlink:href="#__RefHeading___Toc6029_896531646" text:style-name="Index_20_Link" text:visited-style-name="Index_20_Link"><text:s/>4.2.2.1 . Functionalize All Executions<text:tab/>105</text:a></text:p>
          <text:p text:style-name="P510"><text:a xlink:type="simple" xlink:href="#__RefHeading___Toc6031_896531646" text:style-name="Index_20_Link" text:visited-style-name="Index_20_Link"><text:s/>4.2.2.1.1 . Output Data Processing Function<text:tab/>107</text:a></text:p>
          <text:p text:style-name="P510"><text:a xlink:type="simple" xlink:href="#__RefHeading___Toc6033_896531646" text:style-name="Index_20_Link" text:visited-style-name="Index_20_Link"><text:s/>4.2.2.1.2 . Simplifying POSIX Shell’s Function Parameters<text:tab/>108</text:a></text:p>
          <text:p text:style-name="P509"><text:a xlink:type="simple" xlink:href="#__RefHeading___Toc6035_896531646" text:style-name="Index_20_Link" text:visited-style-name="Index_20_Link"><text:s/>4.2.2.2 . Naming Conventions<text:tab/>109</text:a></text:p>
          <text:p text:style-name="P509"><text:a xlink:type="simple" xlink:href="#__RefHeading___Toc5970_896531646" text:style-name="Index_20_Link" text:visited-style-name="Index_20_Link"><text:s/>4.2.2.3 . Organization<text:tab/>110</text:a></text:p>
          <text:p text:style-name="P510"><text:a xlink:type="simple" xlink:href="#__RefHeading___Toc6037_896531646" text:style-name="Index_20_Link" text:visited-style-name="Index_20_Link"><text:s/>4.2.2.3.1 . Re-Importable Level 3 Libraries<text:tab/>111</text:a></text:p>
          <text:p text:style-name="P510"><text:a xlink:type="simple" xlink:href="#__RefHeading___Toc5974_896531646" text:style-name="Index_20_Link" text:visited-style-name="Index_20_Link"><text:s/>4.2.2.3.2 . The Primitive Level 4 IO libraries<text:tab/>114</text:a></text:p>
          <text:p text:style-name="P509"><text:a xlink:type="simple" xlink:href="#__RefHeading___Toc6108_896531646" text:style-name="Index_20_Link" text:visited-style-name="Index_20_Link"><text:s/>4.2.2.4 . Keep Everything in AutomataCI Directory<text:tab/>114</text:a></text:p>
          <text:p text:style-name="P507"><text:a xlink:type="simple" xlink:href="#__RefHeading___Toc5976_896531646" text:style-name="Index_20_Link" text:visited-style-name="Index_20_Link"><text:s/>4.3 . Upstream Process<text:tab/>115</text:a></text:p>
          <text:p text:style-name="P508"><text:a xlink:type="simple" xlink:href="#__RefHeading___Toc5978_896531646" text:style-name="Index_20_Link" text:visited-style-name="Index_20_Link"><text:s/>4.3.1 . Raise an Issue Ticket in Forum<text:tab/>115</text:a></text:p>
          <text:p text:style-name="P508"><text:a xlink:type="simple" xlink:href="#__RefHeading___Toc5980_896531646" text:style-name="Index_20_Link" text:visited-style-name="Index_20_Link"><text:s/>4.3.2 . Clone the AutomataCI repository and Perform Development<text:tab/>115</text:a></text:p>
          <text:p text:style-name="P508"><text:a xlink:type="simple" xlink:href="#__RefHeading___Toc5984_896531646" text:style-name="Index_20_Link" text:visited-style-name="Index_20_Link"><text:s/>4.3.3 . Set Patches / Pull Request, Code Review<text:tab/>115</text:a></text:p>
          <text:p text:style-name="P508"><text:a xlink:type="simple" xlink:href="#__RefHeading___Toc5988_896531646" text:style-name="Index_20_Link" text:visited-style-name="Index_20_Link"><text:s/>4.3.4 . Acceptance<text:tab/>115</text:a></text:p>
          <text:p text:style-name="P506"><text:a xlink:type="simple" xlink:href="#__RefHeading___Toc9122_1462781972" text:style-name="Index_20_Link" text:visited-style-name="Index_20_Link"><text:s/>5 . Release Strategy<text:tab/>116</text:a></text:p>
          <text:p text:style-name="P506"><text:a xlink:type="simple" xlink:href="#__RefHeading___Toc261_3933114832" text:style-name="Index_20_Link" text:visited-style-name="Index_20_Link"><text:s/>6 . Epilogue<text:tab/>117</text:a></text:p>
        </text:index-body>
      </text:table-of-content>
      <text:p text:style-name="P141"/>
      <text:h text:style-name="P513" text:outline-level="1"><text:bookmark-start text:name="__RefHeading___Toc526_557546903"/>Prologue<text:bookmark-end text:name="__RefHeading___Toc526_557546903"/></text:h>
      <text:p text:style-name="P155"><text:span text:style-name="T6">First of all, t</text:span>hank you for selecting <text:span text:style-name="T3">and using </text:span><text:span text:style-name="T5">my </text:span><text:span text:style-name="T6">AutomataCI </text:span><text:span text:style-name="T345">solution</text:span><text:span text:style-name="T3">. This document is </text:span><text:span text:style-name="T6">a developer-specific </text:span><text:span text:style-name="T345">specification</text:span><text:span text:style-name="T6"> </text:span><text:span text:style-name="T3">for </text:span><text:span text:style-name="T345">deploying and maintaining</text:span><text:span text:style-name="T6"> AutomataCI </text:span><text:span text:style-name="T345">in your source codes repository</text:span><text:span text:style-name="T6">.</text:span><text:span text:style-name="T3"> In case of any inquiry, please feel free to contact us at:</text:span></text:p>
      <text:list text:style-name="L1">
        <text:list-item>
          <text:p text:style-name="P666"><text:a xlink:type="simple" xlink:href="mailto:hollowaykeanho@gmail.com" text:style-name="Internet_20_link" text:visited-style-name="Visited_20_Internet_20_Link"><text:span text:style-name="T188">hollowaykeanho@gmail.com</text:span></text:a><text:span text:style-name="T188"> </text:span><text:span text:style-name="T189">OR </text:span><text:a xlink:type="simple" xlink:href="mailto:hello@hollowaykeanho.com" text:style-name="Internet_20_link" text:visited-style-name="Visited_20_Internet_20_Link"><text:span text:style-name="T188">hello@hollowaykeanho.com</text:span></text:a></text:p>
        </text:list-item>
        <text:list-item>
          <text:p text:style-name="P667"><text:a xlink:type="simple" xlink:href="https://github.com/orgs/ChewKeanHo/discussions" text:style-name="Internet_20_link" text:visited-style-name="Visited_20_Internet_20_Link"><text:span text:style-name="T187">https://github.com/orgs/ChewKeanHo/discussions</text:span></text:a></text:p>
        </text:list-item>
      </text:list>
      <text:p text:style-name="P31"/>
      <text:h text:style-name="P517" text:outline-level="1"><text:bookmark-start text:name="__RefHeading___Toc370_1924128512 Copy 2"/><text:span text:style-name="T260">Customers’</text:span><text:span text:style-name="T261"> </text:span><text:span text:style-name="T187">Quick-Start</text:span><text:bookmark-end text:name="__RefHeading___Toc370_1924128512 Copy 2"/></text:h>
      <text:p text:style-name="P156"><text:span text:style-name="T99">This section covers a quick re-cap for </text:span><text:span text:style-name="T100">the </text:span><text:span text:style-name="T99">experienced </text:span><text:span text:style-name="T346">customers deploying</text:span><text:span text:style-name="T99"> </text:span><text:span text:style-name="T346">AutomataCI</text:span><text:span text:style-name="T99"> without </text:span><text:span text:style-name="T346">requiring</text:span><text:span text:style-name="T99"> to go through the entire specification.</text:span></text:p>
      <text:p text:style-name="P156"/>
      <text:p text:style-name="P156"><text:span text:style-name="T100">F</text:span><text:span text:style-name="T99">or new</text:span><text:span text:style-name="T346">comers</text:span><text:span text:style-name="T99">, please do go through the specifications </text:span><text:span text:style-name="T346">at least once</text:span><text:span text:style-name="T99"> in order to understand how </text:span><text:span text:style-name="T346">AutomataCI</text:span><text:span text:style-name="T99"> </text:span><text:span text:style-name="T100">operates and manages </text:span><text:span text:style-name="T346">the project’s repository.</text:span></text:p>
      <text:p text:style-name="P156"/>
      <text:p text:style-name="P34">The steps are prepared in sequences.</text:p>
      <text:p text:style-name="P34"/>
      <text:h text:style-name="P518" text:outline-level="2"><text:bookmark-start text:name="__RefHeading___Toc3514_172738996"/>Git Clone the Repository<text:bookmark-end text:name="__RefHeading___Toc3514_172738996"/></text:h>
      <text:p text:style-name="P33">To obtain a local copy, simply use git to clone the repo:</text:p>
      <table:table table:name="Table13" table:style-name="Table13">
        <table:table-column table:style-name="Table13.A"/>
        <table:table-row table:style-name="Table13.1">
          <table:table-cell table:style-name="Table13.A1" office:value-type="string">
            <text:p text:style-name="P118">$ git clone &lt;project_url&gt;</text:p>
            <text:p text:style-name="P118">$ cd &lt;project&gt;</text:p>
          </table:table-cell>
        </table:table-row>
      </table:table>
      <text:p text:style-name="Text_20_body"/>
      <text:p text:style-name="Text_20_body"/>
      <text:h text:style-name="P519" text:outline-level="2"><text:bookmark-start text:name="__RefHeading___Toc755_1924128512"/>CONFIG.toml defines The Repository Filesystem<text:bookmark-end text:name="__RefHeading___Toc755_1924128512"/></text:h>
      <text:p text:style-name="P34">Please at least read through the <text:span text:style-name="T122">CONFIG.toml</text:span> configuration file to have a fresh re-cap what directories are used for what purposes.</text:p>
      <text:h text:style-name="P521" text:outline-level="2"><text:bookmark-start text:name="__RefHeading___Toc8046_4013764471"/>[OPTIONAL] Set Control Environment Variables<text:bookmark-end text:name="__RefHeading___Toc8046_4013764471"/></text:h>
      <text:p text:style-name="P460"><text:span text:style-name="T187">Depending on whether you have access to your static release repository, you may need to initiate the following environment variables for your project based on needs. These can also be set in </text:span><text:span text:style-name="T222">SECRETS.toml</text:span><text:span text:style-name="T187"> file.</text:span></text:p>
      <text:p text:style-name="P298"/>
      <table:table table:name="Table58" table:style-name="Table58">
        <table:table-column table:style-name="Table58.A"/>
        <table:table-column table:style-name="Table58.B"/>
        <table:table-column table:style-name="Table58.C"/>
        <table:table-row>
          <table:table-cell table:style-name="Table58.A1" office:value-type="string">
            <text:p text:style-name="P395">Variables</text:p>
          </table:table-cell>
          <table:table-cell table:style-name="Table58.A1" office:value-type="string">
            <text:p text:style-name="P395">Descriptions</text:p>
          </table:table-cell>
          <table:table-cell table:style-name="Table58.C1" office:value-type="string">
            <text:p text:style-name="P395">Example Value</text:p>
          </table:table-cell>
        </table:table-row>
        <table:table-row>
          <table:table-cell table:style-name="Table58.A2" office:value-type="string">
            <text:p text:style-name="P424">TERM</text:p>
          </table:table-cell>
          <table:table-cell table:style-name="Table58.A2" office:value-type="string">
            <text:p text:style-name="P458">Configure terminal output settings</text:p>
          </table:table-cell>
          <table:table-cell table:style-name="Table58.C2" office:value-type="string">
            <text:p text:style-name="P12">xterm-256color</text:p>
          </table:table-cell>
        </table:table-row>
        <table:table-row>
          <table:table-cell table:style-name="Table58.A2" office:value-type="string">
            <text:p text:style-name="P425"><text:span text:style-name="T393">CONTAINER</text:span>_USERNAME</text:p>
          </table:table-cell>
          <table:table-cell table:style-name="Table58.A2" office:value-type="string">
            <text:p text:style-name="P458">Your <text:span text:style-name="T393">container registry</text:span> username</text:p>
          </table:table-cell>
          <table:table-cell table:style-name="Table58.C2" office:value-type="string">
            <text:p text:style-name="P458">myName_in_string</text:p>
          </table:table-cell>
        </table:table-row>
        <table:table-row>
          <table:table-cell table:style-name="Table58.A2" office:value-type="string">
            <text:p text:style-name="P424"><text:span text:style-name="T393">CONTAINER</text:span>_PASSWORD</text:p>
          </table:table-cell>
          <table:table-cell table:style-name="Table58.A2" office:value-type="string">
            <text:p text:style-name="P459">Your <text:span text:style-name="T393">container registry</text:span> password</text:p>
          </table:table-cell>
          <table:table-cell table:style-name="Table58.C2" office:value-type="string">
            <text:p text:style-name="P458">password_in_string</text:p>
          </table:table-cell>
        </table:table-row>
        <table:table-row>
          <table:table-cell table:style-name="Table58.A2" office:value-type="string">
            <text:p text:style-name="P424">PROJECT_SIMULATE_RELEASE_REPO</text:p>
          </table:table-cell>
          <table:table-cell table:style-name="Table58.A2" office:value-type="string">
            <text:p text:style-name="P458">Set AutomataCI to simulate release repository instead of sourcing directly. Leave this unset or empty if you want to interact directly with release repo.</text:p>
          </table:table-cell>
          <table:table-cell table:style-name="Table58.C2" office:value-type="string">
            <text:p text:style-name="P458">true</text:p>
          </table:table-cell>
        </table:table-row>
        <table:table-row>
          <table:table-cell table:style-name="Table58.A2" office:value-type="string">
            <text:p text:style-name="P424">TWINE_USERNAME</text:p>
          </table:table-cell>
          <table:table-cell table:style-name="Table58.A2" office:value-type="string">
            <text:p text:style-name="P458">Your Python PyPi Account username provided by the package server. If API token is used, your username is likely a “<text:span text:style-name="T122">__token__</text:span>” string.</text:p>
          </table:table-cell>
          <table:table-cell table:style-name="Table58.C2" office:value-type="string">
            <text:p text:style-name="P458">Username</text:p>
            <text:p text:style-name="P458"/>
            <text:p text:style-name="P458">OR</text:p>
            <text:p text:style-name="P458"/>
            <text:p text:style-name="P458">“__token__”</text:p>
          </table:table-cell>
        </table:table-row>
        <table:table-row>
          <table:table-cell table:style-name="Table58.A2" office:value-type="string">
            <text:p text:style-name="P424">TWINE_PASSWORD</text:p>
          </table:table-cell>
          <table:table-cell table:style-name="Table58.A2" office:value-type="string">
            <text:p text:style-name="P458">Your <text:s/>Python PyPi Account’s password or API token.</text:p>
          </table:table-cell>
          <table:table-cell table:style-name="Table58.C2" office:value-type="string">
            <text:p text:style-name="P458">secret_in_string</text:p>
          </table:table-cell>
        </table:table-row>
      </table:table>
      <text:p text:style-name="Text_20_body"/>
      <text:h text:style-name="P520" text:outline-level="2"><text:bookmark-start text:name="__RefHeading___Toc755_1924128512 Copy 1"/><text:span text:style-name="T388">[OPTIONAL] </text:span><text:span text:style-name="T346">Insert SECRETS</text:span>.toml<text:bookmark-end text:name="__RefHeading___Toc755_1924128512 Copy 1"/></text:h>
      <text:p text:style-name="P296">Please request for the <text:span text:style-name="T122">SECRETS.toml</text:span> containing secret-related data required for certain CI job. This file is gitignored by default for security reason. <text:span text:style-name="T388">Environment variables stated previously can be initiated inside this file.</text:span></text:p>
      <text:p text:style-name="P296"/>
      <text:p text:style-name="P297"><text:span text:style-name="T8">REMINDER</text:span>: The TOML can only and strictly accept “<text:span text:style-name="T113">key = ‘value’</text:span>” format ONLY. Don’t get too fancy with other TOML formats.</text:p>
      <text:h text:style-name="P522" text:outline-level="2"><text:bookmark-start text:name="__RefHeading___Toc5827_1023985340"/>To Check and Setup Host Machine Environment<text:bookmark-end text:name="__RefHeading___Toc5827_1023985340"/></text:h>
      <text:p text:style-name="P36">To quickly <text:span text:style-name="T369">configure the host machine for specific tech requirements, simply:</text:span></text:p>
      <table:table table:name="Table40" table:style-name="Table40">
        <table:table-column table:style-name="Table40.A"/>
        <table:table-row table:style-name="Table40.1">
          <table:table-cell table:style-name="Table40.A1" office:value-type="string">
            <text:p text:style-name="P120">$ ./ci.cmd <text:span text:style-name="T369">env</text:span></text:p>
          </table:table-cell>
        </table:table-row>
      </table:table>
      <text:p text:style-name="P231">Upon completion, your host machine should be ready for the setup CI job.</text:p>
      <text:p text:style-name="P231"/>
      <text:h text:style-name="P523" text:outline-level="2"><text:bookmark-start text:name="__RefHeading___Toc370_1924128512"/>To Setup The Repository for Development<text:bookmark-end text:name="__RefHeading___Toc370_1924128512"/></text:h>
      <text:p text:style-name="P35">To quickly setup the project repository simply:</text:p>
      <table:table table:name="Table2" table:style-name="Table2">
        <table:table-column table:style-name="Table2.A"/>
        <table:table-row table:style-name="Table2.1">
          <table:table-cell table:style-name="Table2.A1" office:value-type="string">
            <text:p text:style-name="P118">$ ./ci.cmd setup</text:p>
          </table:table-cell>
        </table:table-row>
      </table:table>
      <text:p text:style-name="P37">Upon completion, your repository is ready for development.</text:p>
      <text:p text:style-name="P37"/>
      <text:h text:style-name="P523" text:outline-level="2"><text:bookmark-start text:name="__RefHeading___Toc605_1924128512"/>To Start A Development<text:bookmark-end text:name="__RefHeading___Toc605_1924128512"/></text:h>
      <text:p text:style-name="P35">To start the development after setting up, simply:</text:p>
      <table:table table:name="Table3" table:style-name="Table3">
        <table:table-column table:style-name="Table3.A"/>
        <table:table-row table:style-name="Table3.1">
          <table:table-cell table:style-name="Table3.A1" office:value-type="string">
            <text:p text:style-name="P119">$ ./ci.cmd start</text:p>
          </table:table-cell>
        </table:table-row>
      </table:table>
      <text:p text:style-name="P37">Upon completion, your terminal should be ready for development.</text:p>
      <text:p text:style-name="P37"/>
      <text:h text:style-name="P523" text:outline-level="2"><text:bookmark-start text:name="__RefHeading___Toc607_1924128512"/>To Execute The Test Cycle<text:bookmark-end text:name="__RefHeading___Toc607_1924128512"/></text:h>
      <text:p text:style-name="P35">To run a test cycle, simply:</text:p>
      <table:table table:name="Table5" table:style-name="Table5">
        <table:table-column table:style-name="Table5.A"/>
        <table:table-row table:style-name="Table5.1">
          <table:table-cell table:style-name="Table5.A1" office:value-type="string">
            <text:p text:style-name="P119">$ ./ci.cmd test</text:p>
          </table:table-cell>
        </table:table-row>
      </table:table>
      <text:p text:style-name="P35">Upon completion, please check your <text:span text:style-name="T122">{PROJECT_PATH_ROOT}/{PROJECT_PATH_LOG}</text:span> for the test report and coverage heatmap if available.</text:p>
      <text:p text:style-name="P35"/>
      <text:h text:style-name="P525" text:outline-level="2"><text:bookmark-start text:name="__RefHeading___Toc9910_2244120906"/>To Materialize for Host Machine Local <text:span text:style-name="T422">Usage</text:span><text:bookmark-end text:name="__RefHeading___Toc9910_2244120906"/></text:h>
      <text:p text:style-name="P338">To materialize the product just for the host machine usage, simply:</text:p>
      <table:table table:name="Table73" table:style-name="Table73">
        <table:table-column table:style-name="Table73.A"/>
        <table:table-row table:style-name="Table73.1">
          <table:table-cell table:style-name="Table73.A1" office:value-type="string">
            <text:p text:style-name="P121">$ ./ci.cmd <text:span text:style-name="T421">materialize</text:span></text:p>
          </table:table-cell>
        </table:table-row>
      </table:table>
      <text:p text:style-name="P499"><text:span text:style-name="T325">Upon completion, please check your </text:span><text:span text:style-name="T239">{PROJECT_PATH_ROOT}/{PROJECT_PATH_</text:span><text:span text:style-name="T240">BIN</text:span><text:span text:style-name="T239">}</text:span><text:span text:style-name="T325"> for the </text:span><text:span text:style-name="T324">executable and </text:span><text:span text:style-name="T239">{PROJECT_PATH_ROOT}/{PROJECT_PATH_</text:span><text:span text:style-name="T240">LIB</text:span><text:span text:style-name="T239">}</text:span><text:span text:style-name="T324"> for any library</text:span><text:span text:style-name="T325">.</text:span></text:p>
      <text:h text:style-name="P523" text:outline-level="2"><text:bookmark-start text:name="__RefHeading___Toc609_1924128512"/><text:soft-page-break/>To Build The Products<text:bookmark-end text:name="__RefHeading___Toc609_1924128512"/></text:h>
      <text:p text:style-name="P35">To build the production-ready product, simply:</text:p>
      <table:table table:name="Table6" table:style-name="Table6">
        <table:table-column table:style-name="Table6.A"/>
        <table:table-row table:style-name="Table6.1">
          <table:table-cell table:style-name="Table6.A1" office:value-type="string">
            <text:p text:style-name="P119">$ ./ci.cmd build</text:p>
          </table:table-cell>
        </table:table-row>
      </table:table>
      <text:p text:style-name="P35">Upon completion, please check your <text:span text:style-name="T122">{PROJECT_PATH_ROOT}/{PROJECT_PATH_BUILD}</text:span> for the built files.</text:p>
      <text:p text:style-name="P35"/>
      <text:h text:style-name="P524" text:outline-level="2"><text:bookmark-start text:name="__RefHeading___Toc611_1924128512 Copy 1"/>To Package Products<text:bookmark-end text:name="__RefHeading___Toc611_1924128512 Copy 1"/></text:h>
      <text:p text:style-name="P35">To package the product, simply execute the following locally (in case secret keys and cert<text:span text:style-name="T101">s</text:span> are involved):</text:p>
      <table:table table:name="Table7" table:style-name="Table7">
        <table:table-column table:style-name="Table7.A"/>
        <table:table-row table:style-name="Table7.1">
          <table:table-cell table:style-name="Table7.A1" office:value-type="string">
            <text:p text:style-name="P119">$ ./ci.cmd package</text:p>
          </table:table-cell>
        </table:table-row>
      </table:table>
      <text:p text:style-name="P35">Upon completion, please check your <text:span text:style-name="T122">{PROJECT_PATH_ROOT}/{PROJECT_PATH_PKG}</text:span> for all successfully packed packages.</text:p>
      <text:p text:style-name="P35"/>
      <text:h text:style-name="P526" text:outline-level="2"><text:bookmark-start text:name="__RefHeading___Toc611_1924128512 Copy 2"/>To Release The Packages<text:bookmark-end text:name="__RefHeading___Toc611_1924128512 Copy 2"/></text:h>
      <text:p text:style-name="P35">To release the product, simply execute the following locally:</text:p>
      <table:table table:name="Table8" table:style-name="Table8">
        <table:table-column table:style-name="Table8.A"/>
        <table:table-row table:style-name="Table8.1">
          <table:table-cell table:style-name="Table8.A1" office:value-type="string">
            <text:p text:style-name="P119">$ ./ci.cmd release</text:p>
          </table:table-cell>
        </table:table-row>
      </table:table>
      <text:p text:style-name="P35">Upon completion, you may check the published updates in the publishers’ store.</text:p>
      <text:p text:style-name="P35"/>
      <text:h text:style-name="P527" text:outline-level="2"><text:bookmark-start text:name="__RefHeading___Toc611_1924128512 Copy 2 Copy 1"/>To <text:span text:style-name="T369">Clean The Repo</text:span><text:bookmark-end text:name="__RefHeading___Toc611_1924128512 Copy 2 Copy 1"/></text:h>
      <text:p text:style-name="P36">To <text:span text:style-name="T369">clean</text:span> the <text:span text:style-name="T369">job cycles</text:span>, simply execute the following locally:</text:p>
      <table:table table:name="Table9" table:style-name="Table9">
        <table:table-column table:style-name="Table9.A"/>
        <table:table-row table:style-name="Table9.1">
          <table:table-cell table:style-name="Table9.A1" office:value-type="string">
            <text:p text:style-name="P120">$ ./ci.cmd <text:span text:style-name="T369">clean</text:span></text:p>
          </table:table-cell>
        </table:table-row>
      </table:table>
      <text:p text:style-name="P273"><text:bookmark-start text:name="__RefHeading___Toc370_1924128512 Copy 1"/><text:span text:style-name="T100">Upon completion, you </text:span><text:span text:style-name="T369">can be rest assured the repository is cleansed as per you specifications</text:span><text:span text:style-name="T100">.</text:span><text:bookmark-end text:name="__RefHeading___Toc370_1924128512 Copy 1"/></text:p>
      <text:p text:style-name="P273"/>
      <text:h text:style-name="P529" text:outline-level="2"><text:bookmark-start text:name="__RefHeading___Toc611_1924128512 Copy 2 Copy 2"/><text:span text:style-name="T100">To </text:span><text:span text:style-name="T369">Purge The Repo</text:span><text:bookmark-end text:name="__RefHeading___Toc611_1924128512 Copy 2 Copy 2"/></text:h>
      <text:p text:style-name="P36">To <text:span text:style-name="T369">purge the repo entirely to its initial state</text:span>, simply execute the following locally:</text:p>
      <table:table table:name="Table10" table:style-name="Table10">
        <table:table-column table:style-name="Table10.A"/>
        <table:table-row table:style-name="Table10.1">
          <table:table-cell table:style-name="Table10.A1" office:value-type="string">
            <text:p text:style-name="P120">$ ./ci.cmd <text:span text:style-name="T369">purge</text:span></text:p>
          </table:table-cell>
        </table:table-row>
      </table:table>
      <text:p text:style-name="P36">Upon completion, you<text:span text:style-name="T369">r repo is back to its original state where you need to setup your tooling and everything from scratch again.</text:span></text:p>
      <text:p text:style-name="P36"/>
      <text:h text:style-name="P530" text:outline-level="2"><text:bookmark-start text:name="__RefHeading___Toc5954_896531646"/>To Customize CI Jobs<text:bookmark-end text:name="__RefHeading___Toc5954_896531646"/></text:h>
      <text:p text:style-name="P276">Only alters the tech-specific CI job script. Example:</text:p>
      <text:p text:style-name="P276"/>
      <text:p text:style-name="P356">Baseline <text:span text:style-name="T429">–</text:span> <text:span text:style-name="T142">${PROJECT_PATH_ROOT}/${PROJECT_</text:span><text:span text:style-name="T122">PATH_SOURCE</text:span><text:span text:style-name="T142">}/.ci/[job]-unix-any.sh</text:span></text:p>
      <text:p text:style-name="P433"><text:span text:style-name="T187">Python </text:span><text:bookmark-start text:name="__DdeLink__10951_934248768"/><text:span text:style-name="T187">–</text:span><text:bookmark-end text:name="__DdeLink__10951_934248768"/><text:span text:style-name="T187"> </text:span><text:span text:style-name="T222">${PROJECT_PATH_ROOT}/${PROJECT_PYTHON}/.ci/[job]-unix-any.sh</text:span></text:p>
      <text:p text:style-name="P437"><text:span text:style-name="T389">Go</text:span> – <text:span text:style-name="T122">${PROJECT_PATH_ROOT}/${PROJECT_</text:span><text:span text:style-name="T145">GO</text:span><text:span text:style-name="T122">}/.ci/[job]-unix-any.sh</text:span></text:p>
      <text:p text:style-name="P276"/>
      <text:p text:style-name="P433"><text:span text:style-name="T195">REMINDER</text:span><text:span text:style-name="T187">: </text:span><text:span text:style-name="T195">DO NOT edit anything inside </text:span><text:span text:style-name="T255">automataCI/</text:span><text:span text:style-name="T195"> directory</text:span><text:span text:style-name="T187">. All changes in that directory shall be overridden during AutomataCI upgrade (see below).</text:span></text:p>
      <text:h text:style-name="P528" text:outline-level="2"><text:bookmark-start text:name="__RefHeading___Toc611_1924128512 Copy 2 Copy 2 Copy 1"/>To <text:span text:style-name="T375">Upgrade AutomataCI</text:span><text:bookmark-end text:name="__RefHeading___Toc611_1924128512 Copy 2 Copy 2 Copy 1"/></text:h>
      <text:p text:style-name="P282">This is a multi-steps checklist to make sure the AutomataCI is safely upgraded:</text:p>
      <text:list text:style-name="L2">
        <text:list-item>
          <text:p text:style-name="P668"><text:span text:style-name="T195">Determine the business need</text:span><text:span text:style-name="T187"> – check the release notes and make sure there is something you need in the latest version. Otherwise, you don’t have to upgrade towards latest and greatest at all.</text:span></text:p>
        </text:list-item>
        <text:list-item>
          <text:p text:style-name="P668"><text:span text:style-name="T195">Overwrite the </text:span><text:span text:style-name="T255">automataCI/</text:span><text:span text:style-name="T195"> directory</text:span><text:span text:style-name="T187"> – Download the later version of AutomataCI and only overwrites </text:span><text:span text:style-name="T291">the local</text:span><text:span text:style-name="T187"> </text:span><text:span text:style-name="T222">automataCI/</text:span><text:span text:style-name="T187"> directory.</text:span></text:p>
        </text:list-item>
        <text:list-item>
          <text:p text:style-name="P668"><text:span text:style-name="T195">Cross-check </text:span><text:span text:style-name="T255">CONFIG.toml</text:span><text:span text:style-name="T187"> – Cross-check the later version’s changes and patch it into your project.</text:span></text:p>
        </text:list-item>
        <text:list-item>
          <text:p text:style-name="P668"><text:span text:style-name="T195">Apply additional changes if instructed</text:span><text:span text:style-name="T187"> – Should the release note instructs additional changes, please cross-check and apply them.</text:span></text:p>
        </text:list-item>
        <text:list-item>
          <text:p text:style-name="P669"><text:span text:style-name="T195">Update the common source’s CI job recipes</text:span><text:span text:style-name="T273"> – First update the common source (e.g. </text:span><text:span text:style-name="T252">src/</text:span><text:span text:style-name="T287"> directory</text:span><text:span text:style-name="T273">)’s CI job recipe to match the latest version’s features and changes.</text:span></text:p>
        </text:list-item>
        <text:list-item>
          <text:p text:style-name="P668"><text:span text:style-name="T195">Update the project’s tech-specific CI job recipes</text:span><text:span text:style-name="T187"> – Update all the project’s tech specific CI job recipes based on the later version’s features and changes if needed.</text:span></text:p>
        </text:list-item>
        <text:list-item>
          <text:p text:style-name="P668"><text:span text:style-name="T195">Test and re-run</text:span><text:span text:style-name="T187"> – Test and re-run. Repeat previous step if needed.</text:span></text:p>
        </text:list-item>
        <text:list-item>
          <text:p text:style-name="P668"><text:span text:style-name="T195">Commit the changes</text:span><text:span text:style-name="T187"> – Should the pipeline is working fine. You can commit and AutomataCI is updated.</text:span></text:p>
        </text:list-item>
      </text:list>
      <text:h text:style-name="P514" text:outline-level="1"><text:bookmark-start text:name="__RefHeading___Toc366_1924128512"/>Engineering Specification<text:bookmark-end text:name="__RefHeading___Toc366_1924128512"/></text:h>
      <text:p text:style-name="P32">This section is about the specification of the AutomataCI stewarding the <text:span text:style-name="T369">source codes</text:span> repository semi-automatically <text:span text:style-name="T98">for </text:span><text:span text:style-name="T369">fulfilling the </text:span><text:span text:style-name="T98">long-term sustainable maintenance </text:span><text:span text:style-name="T369">and development roles.</text:span></text:p>
      <text:h text:style-name="P532" text:outline-level="2"><text:bookmark-start text:name="__RefHeading___Toc154_1924128512"/>Why Another <text:span text:style-name="T350">Continuous Integration Solution</text:span><text:bookmark-end text:name="__RefHeading___Toc154_1924128512"/></text:h>
      <text:p text:style-name="P8"><text:span text:style-name="T187">AutomataCI was specifically built to counter supply-chain threat encountered since Year 2022 across the Internet service providers. A white paper is available for detailing of the incident and for case study education purposes is available here: </text:span><text:a xlink:type="simple" xlink:href="https://doi.org/10.5281/zenodo.6815013" text:style-name="Internet_20_link" text:visited-style-name="Visited_20_Internet_20_Link"><text:span text:style-name="T187">https://doi.org/10.5281/zenodo.6815013</text:span></text:a><text:span text:style-name="T187">.</text:span></text:p>
      <text:p text:style-name="P38"/>
      <text:p text:style-name="P8"><text:span text:style-name="T187">Ever-since the post Covid-19 pandemic, a lot of CI service providers are drastically changing their business offering to the extent of extorting their customers </text:span><text:span text:style-name="T190">to</text:span><text:span text:style-name="T187"> either pay a </text:span><text:span text:style-name="T191">very</text:span><text:span text:style-name="T187"> high price or close </text:span><text:span text:style-name="T192">the entire project </text:span><text:span text:style-name="T191">operation</text:span><text:span text:style-name="T187"> down. </text:span><text:span text:style-name="T191">In response to such threat, </text:span><text:span text:style-name="T187">ZORALab’s Monteur (</text:span><text:a xlink:type="simple" xlink:href="https://github.com/zoralab/monteur" text:style-name="Internet_20_link" text:visited-style-name="Visited_20_Internet_20_Link"><text:span text:style-name="T187">https://github.com/zoralab/monteur</text:span></text:a><text:span text:style-name="T187">) was first creat</text:span><text:span text:style-name="T292">d</text:span><text:span text:style-name="T187">ed to remove such a threat but it has its own flaws </text:span><text:span text:style-name="T192">dealing with </text:span><text:span text:style-name="T191">various </text:span><text:span text:style-name="T192">OS</text:span><text:span text:style-name="T191">es</text:span><text:span text:style-name="T192"> native functions.</text:span></text:p>
      <text:p text:style-name="P38"/>
      <text:p text:style-name="P39">Hence, AutomataCI was <text:span text:style-name="T98">iteratively </text:span>created<text:span text:style-name="T98"> to resolve</text:span> ZORALab’s Monteur <text:span text:style-name="T98">weakness,</text:span> allowing a project repository to operate without depending entirely on ZORALab’s Monteur’<text:span text:style-name="T98">s executable.</text:span></text:p>
      <text:p text:style-name="P38"/>
      <text:h text:style-name="P533" text:outline-level="2"><text:bookmark-start text:name="__RefHeading___Toc156_1924128512"/>The AutomataCI Mantra<text:bookmark-end text:name="__RefHeading___Toc156_1924128512"/></text:h>
      <text:p text:style-name="P40">The sole reason for deploying a CI from the get-go is to make sure the project life-cycle can be carried out consistently anywhere and <text:span text:style-name="T369">anytime.</text:span> <text:span text:style-name="T369">T</text:span>he project <text:span text:style-name="T369">is designed</text:span> for <text:span text:style-name="T369">both</text:span> <text:span text:style-name="T79">remote </text:span><text:span text:style-name="T369">executions</text:span><text:span text:style-name="T79"> </text:span><text:span text:style-name="T369">in the</text:span><text:span text:style-name="T79"> cloud or </text:span><text:span text:style-name="T369">even</text:span><text:span text:style-name="T79"> locally</text:span>. It facilitates heavi<text:span text:style-name="T369">er</text:span> resistances and resilience to market changes without hampering the product development and production <text:span text:style-name="T369">progress</text:span>.</text:p>
      <text:p text:style-name="P40"/>
      <text:p text:style-name="P40">Unlike other CI models, <text:span text:style-name="T8">AutomataCI favors </text:span><text:span text:style-name="T21">the </text:span><text:span text:style-name="T8">“semi-automatic” approach</text:span> where the automation <text:span text:style-name="T8">can also be manually </text:span><text:span text:style-name="T21">executed</text:span><text:span text:style-name="T8"> stage-by-stage </text:span><text:span text:style-name="T21">or</text:span><text:span text:style-name="T8"> full</text:span><text:span text:style-name="T21">y</text:span><text:span text:style-name="T8"> automat</text:span><text:span text:style-name="T21">ed</text:span>. <text:span text:style-name="T351">This provides decent protection against ill-intent</text:span> vendor<text:span text:style-name="T351">s from legally extorting or ransoming you via vendor</text:span> locked-in and <text:span text:style-name="T351">after-the-fact business changes</text:span>. If a CI service provider turns <text:span text:style-name="T369">the relationship </text:span>sour, one can easily switch to another. <text:span text:style-name="T351">Another good reason is the decoupling effect done to the CI, allowing developers to specifically test a pipeline job manually and locally.</text:span></text:p>
      <text:h text:style-name="P535" text:outline-level="2"><text:bookmark-start text:name="__RefHeading___Toc158_1924128512 Copy 1"/><text:soft-page-break/>Technological Requirements<text:bookmark-end text:name="__RefHeading___Toc158_1924128512 Copy 1"/></text:h>
      <text:p text:style-name="P9"><text:span text:style-name="T187">To be </text:span><text:span text:style-name="T191">seamlessly compatible with the OS </text:span><text:span text:style-name="T187">natively, </text:span><text:span text:style-name="T195">the entire AutomataCI is created using only POSIX compliant shell </text:span><text:span text:style-name="T198">(not BASH)</text:span><text:span text:style-name="T195"> </text:span><text:span text:style-name="T198">scripts</text:span><text:span text:style-name="T195"> and Windows’ PowerShell </text:span><text:span text:style-name="T198">scripts</text:span><text:span text:style-name="T187">. At its root, to make the interfaces unified, the Polygot Script (</text:span><text:a xlink:type="simple" xlink:href="https://github.com/ChewKeanHo/PolygotScript" text:style-name="Internet_20_link" text:visited-style-name="Visited_20_Internet_20_Link"><text:span text:style-name="T187">https://github.com/ChewKeanHo/PolygotScript</text:span></text:a><text:span text:style-name="T187">) is used where the POSIX shell and Batch script are unified into a single file called `</text:span><text:span text:style-name="T222">ci.cmd</text:span><text:span text:style-name="T187">`.</text:span></text:p>
      <text:p text:style-name="P41"/>
      <text:p text:style-name="P41">Generally speaking, you only need the following <text:span text:style-name="T352">knowledge</text:span>:</text:p>
      <text:list text:style-name="L3">
        <text:list-item>
          <text:p text:style-name="P670"><text:span text:style-name="T8">POSIX Shell Scripting (not BASH) </text:span>– for all UNIX OSes including Apple Mac<text:span text:style-name="T79">OS; AND</text:span></text:p>
        </text:list-item>
        <text:list-item>
          <text:p text:style-name="P670"><text:span text:style-name="T8">Windows PowerShell</text:span> – for Windows OS.</text:p>
        </text:list-item>
      </text:list>
      <text:p text:style-name="P41"/>
      <text:p text:style-name="P157"><text:span text:style-name="T98">Keep in mind that, a</text:span><text:span text:style-name="T79">lthough the </text:span><text:span text:style-name="T129">ci.cmd</text:span><text:span text:style-name="T79"> is using Batch scripting,</text:span> you do not need <text:span text:style-name="T79">B</text:span>atch script <text:span text:style-name="T352">beyond that scope</text:span>. If you’re <text:span text:style-name="T79">still </text:span>using one, you’re doing things the wrong way at least in the AutomataCI perceptive. (<text:span text:style-name="T352">Besides,</text:span> it <text:span text:style-name="T79">is</text:span> way too arcane for CI responsibilities <text:span text:style-name="T352">anyway.</text:span>)</text:p>
      <text:p text:style-name="P41"/>
      <text:p text:style-name="P157"><text:span text:style-name="T98">Both of these technologies are inherently known to any developer as they’re </text:span><text:span text:style-name="T102">just</text:span><text:span text:style-name="T98"> the </text:span><text:span text:style-name="T102">same</text:span><text:span text:style-name="T98"> commands typed into the terminal. The difference is </text:span><text:span text:style-name="T102">that </text:span><text:span text:style-name="T98">AutomataCI captures them in a script and turn them into reusable tools. Therefore, it has less learning curves.</text:span></text:p>
      <text:p text:style-name="P157"/>
      <text:p text:style-name="P273"><text:span text:style-name="T66">AutomataCI employs HomeBrew (</text:span><text:a xlink:type="simple" xlink:href="https://brew.sh/" text:style-name="Internet_20_link" text:visited-style-name="Visited_20_Internet_20_Link"><text:span text:style-name="T66">https://brew.sh/</text:span></text:a><text:span text:style-name="T66">) and </text:span><text:span text:style-name="T62">Chocolatey</text:span><text:span text:style-name="T66"> </text:span><text:span text:style-name="T62">(</text:span><text:a xlink:type="simple" xlink:href="https://chocolatey.org/" text:style-name="Internet_20_link" text:visited-style-name="Visited_20_Internet_20_Link"><text:span text:style-name="T62">https://chocolatey.org/</text:span></text:a><text:span text:style-name="T62">) to manage and supplement most of the foundational software supplies across various OSes (MacOS and Linux using Homebrew; Windows using Chocolatey). These managers provides a copy of the procured software locally so in case of any unfortunate Geo-political induced embargo happens to you, your business will not be completely </text:span><text:span text:style-name="T65">stopped and </text:span><text:span text:style-name="T62">halted.</text:span></text:p>
      <text:h text:style-name="P538" text:outline-level="3"><text:bookmark-start text:name="__RefHeading___Toc158_1924128512"/><text:span text:style-name="T352">Isolating </text:span><text:span text:style-name="T69">External </text:span><text:span text:style-name="T352">Infrastructure</text:span><text:span text:style-name="T69"> Services</text:span><text:bookmark-end text:name="__RefHeading___Toc158_1924128512"/></text:h>
      <text:p text:style-name="P273"><text:span text:style-name="T69">To counter the external CI service providers’ </text:span><text:span text:style-name="T352">threatening changes</text:span><text:span text:style-name="T69">, </text:span><text:span text:style-name="T11">their </text:span><text:span text:style-name="T41">service</text:span><text:span text:style-name="T22">’</text:span><text:span text:style-name="T11"> interfac</text:span><text:span text:style-name="T22">es </text:span><text:span text:style-name="T41">is strictly ONLY to call AutomataCI job executions just like a regular developer does in the local machine</text:span><text:span text:style-name="T55">. </text:span><text:span text:style-name="T65">Therefore</text:span><text:span text:style-name="T61">, most of the time, you will be using AutomataCI’s service libraries in both of your POSIX shell and PowerShell scripting </text:span><text:span text:style-name="T65">instead</text:span><text:span text:style-name="T61">. By deploying adapter approach, it’s easier to maintain and isolate all 3rd-party service providers without hampering the customers’ project or AutomataCI maintenance teams.</text:span></text:p>
      <text:p text:style-name="P166"/>
      <text:p text:style-name="P273"><text:span text:style-name="T55">Due to the fact that </text:span><text:span text:style-name="T54">CI is an important life-support system for </text:span><text:span text:style-name="T61">your</text:span><text:span text:style-name="T54"> project, </text:span><text:span text:style-name="T10">you’re strongly advised not to use any vendor-specific API or functionalities. Anything AutomataCI can’t do locally </text:span><text:span text:style-name="T23">signaling that</text:span><text:span text:style-name="T10"> it is vendor locked-in </text:span><text:span text:style-name="T23">solution</text:span><text:span text:style-name="T54">. The more such you use, the more entangled you are; </text:span><text:span text:style-name="T56">which also means</text:span><text:span text:style-name="T54"> the more painful for you to do </text:span><text:span text:style-name="T56">immediate </text:span><text:span text:style-name="T54">migration when threat suddenly appear.</text:span></text:p>
      <text:h text:style-name="P536" text:outline-level="2"><text:bookmark-start text:name="__RefHeading___Toc5085_1700655799"/>System Naming Convention<text:bookmark-end text:name="__RefHeading___Toc5085_1700655799"/></text:h>
      <text:p text:style-name="P401"><text:span text:style-name="T187">AutomataCI uses the </text:span><text:span text:style-name="T264">lowercase-ed </text:span><text:span text:style-name="T187">uname list (see: </text:span><text:a xlink:type="simple" xlink:href="https://en.wikipedia.org/wiki/Uname#Examples" text:style-name="Internet_20_link" text:visited-style-name="Visited_20_Internet_20_Link"><text:span text:style-name="T187">https://en.wikipedia.org/wiki/Uname#Examples</text:span></text:a><text:span text:style-name="T187">) </text:span><text:span text:style-name="T263">as its source</text:span><text:span text:style-name="T187"> complying to the following format </text:span><text:span text:style-name="T263">where they can be interpreted interchangeably:</text:span></text:p>
      <text:p text:style-name="P430"><text:span text:style-name="T202">{</text:span><text:span text:style-name="T195">PLATFORM</text:span><text:span text:style-name="T202">}</text:span><text:span text:style-name="T187"> = </text:span><text:span text:style-name="T199">{OS}-{ARCH}</text:span></text:p>
      <text:p text:style-name="P227"/>
      <text:p text:style-name="P408"><text:span text:style-name="T262">E</text:span><text:span text:style-name="T187">xample, for identifying the Host platform system, the environment variables </text:span><text:span text:style-name="T222">PROJECT_PLATFORM</text:span><text:span text:style-name="T187">, </text:span><text:span text:style-name="T222">PROJECT_OS</text:span><text:span text:style-name="T187">, and </text:span><text:span text:style-name="T222">PROJECT_ARCH</text:span><text:span text:style-name="T187"> are defined before executing any CI job.</text:span></text:p>
      <text:p text:style-name="P227"/>
      <text:p text:style-name="P403"><text:span text:style-name="T262">A </text:span><text:span text:style-name="T187">special value ‘</text:span><text:span text:style-name="T195">any</text:span><text:span text:style-name="T187">’ is allowed for both OS and ARCH fields denoting that the context is can operate independent of operating system or cpu architecture respectively. Here are some examples:</text:span></text:p>
      <text:p text:style-name="P217"/>
      <table:table table:name="Table33" table:style-name="Table33">
        <table:table-column table:style-name="Table33.A"/>
        <table:table-column table:style-name="Table33.B"/>
        <table:table-column table:style-name="Table33.C"/>
        <table:table-row>
          <table:table-cell table:style-name="Table33.A1" office:value-type="string">
            <text:p text:style-name="P393">Platform</text:p>
          </table:table-cell>
          <table:table-cell table:style-name="Table33.A1" office:value-type="string">
            <text:p text:style-name="P393">Description</text:p>
          </table:table-cell>
          <table:table-cell table:style-name="Table33.C1" office:value-type="string">
            <text:p text:style-name="P393">Examples Use Cases</text:p>
          </table:table-cell>
        </table:table-row>
        <table:table-row>
          <table:table-cell table:style-name="Table33.A2" office:value-type="string">
            <text:p text:style-name="P402">linux-amd64</text:p>
          </table:table-cell>
          <table:table-cell table:style-name="Table33.A2" office:value-type="string">
            <text:p text:style-name="P402">Linux OS + AMD64 CPU only</text:p>
          </table:table-cell>
          <table:table-cell table:style-name="Table33.C2" office:value-type="string">
            <text:p text:style-name="P402">Kernel <text:span text:style-name="T356">binary, .</text:span><text:span text:style-name="T369">o, .d, etc.</text:span></text:p>
          </table:table-cell>
        </table:table-row>
        <table:table-row>
          <table:table-cell table:style-name="Table33.A2" office:value-type="string">
            <text:p text:style-name="P402">linux-any</text:p>
          </table:table-cell>
          <table:table-cell table:style-name="Table33.A2" office:value-type="string">
            <text:p text:style-name="P402">Linus OS only</text:p>
          </table:table-cell>
          <table:table-cell table:style-name="Table33.C2" office:value-type="string">
            <text:p text:style-name="P402">Bash script</text:p>
          </table:table-cell>
        </table:table-row>
        <table:table-row>
          <table:table-cell table:style-name="Table33.A2" office:value-type="string">
            <text:p text:style-name="P402">any-any</text:p>
          </table:table-cell>
          <table:table-cell table:style-name="Table33.A2" office:value-type="string">
            <text:p text:style-name="P402">Any OS &amp; Any CPU</text:p>
          </table:table-cell>
          <table:table-cell table:style-name="Table33.C2" office:value-type="string">
            <text:p text:style-name="P402">Polygot script</text:p>
          </table:table-cell>
        </table:table-row>
        <table:table-row>
          <table:table-cell table:style-name="Table33.A2" office:value-type="string">
            <text:p text:style-name="P402">darwin-amd64</text:p>
          </table:table-cell>
          <table:table-cell table:style-name="Table33.A2" office:value-type="string">
            <text:p text:style-name="P402">Mac OSX + Intel CPU</text:p>
          </table:table-cell>
          <table:table-cell table:style-name="Table33.C2" office:value-type="string">
            <text:p text:style-name="P402">App binary</text:p>
          </table:table-cell>
        </table:table-row>
        <table:table-row>
          <table:table-cell table:style-name="Table33.A2" office:value-type="string">
            <text:p text:style-name="P406">darwin-arm64</text:p>
          </table:table-cell>
          <table:table-cell table:style-name="Table33.A2" office:value-type="string">
            <text:p text:style-name="P406">Mac OSX + M-Series CPU</text:p>
          </table:table-cell>
          <table:table-cell table:style-name="Table33.C2" office:value-type="string">
            <text:p text:style-name="P406">App binary</text:p>
          </table:table-cell>
        </table:table-row>
        <table:table-row>
          <table:table-cell table:style-name="Table33.A2" office:value-type="string">
            <text:p text:style-name="P402">windows-amd64</text:p>
          </table:table-cell>
          <table:table-cell table:style-name="Table33.A2" office:value-type="string">
            <text:p text:style-name="P402">Windows + AMD64 CPU only</text:p>
          </table:table-cell>
          <table:table-cell table:style-name="Table33.C2" office:value-type="string">
            <text:p text:style-name="P402">Program.exe binary</text:p>
          </table:table-cell>
        </table:table-row>
      </table:table>
      <text:p text:style-name="P217"/>
      <text:h text:style-name="P539" text:outline-level="3"><text:bookmark-start text:name="__RefHeading___Toc5087_1700655799"/>Specific Redefinition<text:bookmark-end text:name="__RefHeading___Toc5087_1700655799"/></text:h>
      <text:p text:style-name="P401"><text:span text:style-name="T187">It’s duly noted that AutomataCI employs these custom values that is being used widely across the </text:span><text:span text:style-name="T263">software</text:span><text:span text:style-name="T187"> industries:</text:span></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418">ARCH</text:p>
          </table:table-cell>
          <table:table-cell table:style-name="Table32.A1" office:value-type="string">
            <text:p text:style-name="P417">Description</text:p>
          </table:table-cell>
          <table:table-cell table:style-name="Table32.C1" office:value-type="string">
            <text:p text:style-name="P417">Denoted As</text:p>
          </table:table-cell>
        </table:table-row>
        <table:table-row table:style-name="Table32.1">
          <table:table-cell table:style-name="Table32.A2" office:value-type="string">
            <text:p text:style-name="P401">i686-64</text:p>
          </table:table-cell>
          <table:table-cell table:style-name="Table32.A2" office:value-type="string">
            <text:p text:style-name="P399">Intel Itanium <text:span text:style-name="T355">CPU</text:span></text:p>
          </table:table-cell>
          <table:table-cell table:style-name="Table32.C2" office:value-type="string">
            <text:p text:style-name="P399">ia64</text:p>
          </table:table-cell>
        </table:table-row>
        <table:table-row table:style-name="Table32.1">
          <table:table-cell table:style-name="Table32.A2" office:value-type="string">
            <text:p text:style-name="P401">i386, i486, i586, i686</text:p>
          </table:table-cell>
          <table:table-cell table:style-name="Table32.A2" office:value-type="string">
            <text:p text:style-name="P399">Intel X86 32-bit CPU</text:p>
          </table:table-cell>
          <table:table-cell table:style-name="Table32.C2" office:value-type="string">
            <text:p text:style-name="P399">i386</text:p>
          </table:table-cell>
        </table:table-row>
        <table:table-row table:style-name="Table32.1">
          <table:table-cell table:style-name="Table32.A2" office:value-type="string">
            <text:p text:style-name="P401">x86_64</text:p>
          </table:table-cell>
          <table:table-cell table:style-name="Table32.A2" office:value-type="string">
            <text:p text:style-name="P399">Intel/AMD X86 64-bit CPU</text:p>
          </table:table-cell>
          <table:table-cell table:style-name="Table32.C2" office:value-type="string">
            <text:p text:style-name="P399">amd64</text:p>
          </table:table-cell>
        </table:table-row>
        <table:table-row table:style-name="Table32.1">
          <table:table-cell table:style-name="Table32.A2" office:value-type="string">
            <text:p text:style-name="P401">sun4u</text:p>
          </table:table-cell>
          <table:table-cell table:style-name="Table32.A2" office:value-type="string">
            <text:p text:style-name="P399">TI Ultrasparc</text:p>
          </table:table-cell>
          <table:table-cell table:style-name="Table32.C2" office:value-type="string">
            <text:p text:style-name="P399">sparc</text:p>
          </table:table-cell>
        </table:table-row>
        <table:table-row table:style-name="Table32.1">
          <table:table-cell table:style-name="Table32.A2" office:value-type="string">
            <text:p text:style-name="P401">power macintosh</text:p>
          </table:table-cell>
          <table:table-cell table:style-name="Table32.A2" office:value-type="string">
            <text:p text:style-name="P399">IBM PowerPC</text:p>
          </table:table-cell>
          <table:table-cell table:style-name="Table32.C2" office:value-type="string">
            <text:p text:style-name="P399">powerpc</text:p>
          </table:table-cell>
        </table:table-row>
        <table:table-row table:style-name="Table32.1">
          <table:table-cell table:style-name="Table32.A2" office:value-type="string">
            <text:p text:style-name="P401">ip*</text:p>
          </table:table-cell>
          <table:table-cell table:style-name="Table32.A2" office:value-type="string">
            <text:p text:style-name="P399">MIPS CPU</text:p>
          </table:table-cell>
          <table:table-cell table:style-name="Table32.C2" office:value-type="string">
            <text:p text:style-name="P399">mips</text:p>
          </table:table-cell>
        </table:table-row>
      </table:table>
      <text:p text:style-name="P397"/>
      <text:p text:style-name="P397"/>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418">OS</text:p>
          </table:table-cell>
          <table:table-cell table:style-name="Table34.A1" office:value-type="string">
            <text:p text:style-name="P417">Description</text:p>
          </table:table-cell>
          <table:table-cell table:style-name="Table34.C1" office:value-type="string">
            <text:p text:style-name="P417">Denoted As</text:p>
          </table:table-cell>
        </table:table-row>
        <table:table-row table:style-name="Table34.1">
          <table:table-cell table:style-name="Table34.A2" office:value-type="string">
            <text:p text:style-name="P405">windows*, ms-dos*</text:p>
          </table:table-cell>
          <table:table-cell table:style-name="Table34.A2" office:value-type="string">
            <text:p text:style-name="P404">Microsoft Windows OSes</text:p>
          </table:table-cell>
          <table:table-cell table:style-name="Table34.C2" office:value-type="string">
            <text:p text:style-name="P404">windows</text:p>
          </table:table-cell>
        </table:table-row>
        <table:table-row table:style-name="Table34.1">
          <table:table-cell table:style-name="Table34.A2" office:value-type="string">
            <text:p text:style-name="P400">cygwin*, mingw*, mingw32*, msys*</text:p>
          </table:table-cell>
          <table:table-cell table:style-name="Table34.A2" office:value-type="string">
            <text:p text:style-name="P404">Linux Emulator in Windows OSes</text:p>
          </table:table-cell>
          <table:table-cell table:style-name="Table34.C2" office:value-type="string">
            <text:p text:style-name="P404">windows</text:p>
          </table:table-cell>
        </table:table-row>
        <table:table-row table:style-name="Table34.1">
          <table:table-cell table:style-name="Table34.A2" office:value-type="string">
            <text:p text:style-name="P405">*freebsd</text:p>
          </table:table-cell>
          <table:table-cell table:style-name="Table34.A2" office:value-type="string">
            <text:p text:style-name="P404">FreeBSD OSes</text:p>
          </table:table-cell>
          <table:table-cell table:style-name="Table34.C2" office:value-type="string">
            <text:p text:style-name="P404">freebsd</text:p>
          </table:table-cell>
        </table:table-row>
        <table:table-row table:style-name="Table34.1">
          <table:table-cell table:style-name="Table34.A2" office:value-type="string">
            <text:p text:style-name="P405">dragonfly*</text:p>
          </table:table-cell>
          <table:table-cell table:style-name="Table34.A2" office:value-type="string">
            <text:p text:style-name="P404">Dragonfly OSes</text:p>
          </table:table-cell>
          <table:table-cell table:style-name="Table34.C2" office:value-type="string">
            <text:p text:style-name="P404">dragonfly</text:p>
          </table:table-cell>
        </table:table-row>
      </table:table>
      <text:p text:style-name="P397"/>
      <text:h text:style-name="P534" text:outline-level="2"><text:bookmark-start text:name="__RefHeading___Toc160_1924128512"/>Filesystem<text:bookmark-end text:name="__RefHeading___Toc160_1924128512"/></text:h>
      <text:p text:style-name="P40">The AutomataCI requires at least <text:span text:style-name="T353">the following</text:span> <text:span text:style-name="T98">important elements</text:span> to operate properly:</text:p>
      <text:list text:style-name="L4">
        <text:list-item>
          <text:p text:style-name="P671"><text:span text:style-name="T8">ci.cmd</text:span> – The <text:span text:style-name="T79">P</text:span>olygot script <text:span text:style-name="T369">unifying</text:span> all OSes start point meant for you to trigger a CI job.</text:p>
        </text:list-item>
        <text:list-item>
          <text:p text:style-name="P671"><text:span text:style-name="T8">automataCI</text:span> <text:span text:style-name="T8">libraries</text:span> – A directory housing all the AutomataCI job recipes and function services.</text:p>
        </text:list-item>
        <text:list-item>
          <text:p text:style-name="P672"><text:span text:style-name="T8">CONFIG.toml</text:span> – A simple TOML formatted <text:span text:style-name="T369">configuration</text:span> file that provides the repository’s critical parameters for AutomataCI to operate and manage with. <text:span text:style-name="T369">It <text:s/></text:span><text:span text:style-name="T354">specifies the critical directories of the filesystem alongside their respective explanations. </text:span><text:span text:style-name="T369">Y</text:span><text:span text:style-name="T70">ou should go through </text:span><text:span text:style-name="T369">over there for avoiding duplication here.</text:span></text:p>
        </text:list-item>
      </text:list>
      <text:p text:style-name="P168"/>
      <text:h text:style-name="P540" text:outline-level="3"><text:bookmark-start text:name="__RefHeading___Toc5089_1700655799"/>Secrets Parameters Configuration File<text:bookmark-end text:name="__RefHeading___Toc5089_1700655799"/></text:h>
      <text:p text:style-name="P288"><text:span text:style-name="T353">The </text:span><text:span text:style-name="T24">SECRETS.toml</text:span><text:span text:style-name="T353"> repo config file </text:span><text:span text:style-name="T356">is a especially prepared optional file that behaves similarly as </text:span><text:span text:style-name="T25">CONFIG.toml file but set to be .gitignored</text:span><text:span text:style-name="T356"> by default.</text:span><text:span text:style-name="T353"> </text:span><text:span text:style-name="T356">This special config file is meant for supplying environmental parameters that </text:span><text:span text:style-name="T390">has high</text:span><text:span text:style-name="T356"> confidentiality.</text:span></text:p>
      <text:p text:style-name="P288"/>
      <text:p text:style-name="P287"><text:span text:style-name="T390">You’re</text:span> free to provide those secret parameters either through this file or define those environment variables directly on your own.</text:p>
      <text:p text:style-name="P279"/>
      <text:h text:style-name="P541" text:outline-level="3"><text:bookmark-start text:name="__RefHeading___Toc163_1924128512"/>File Extensions<text:bookmark-end text:name="__RefHeading___Toc163_1924128512"/></text:h>
      <text:p text:style-name="P44">AutomataCI uses the default file extensions without any new invention. Basically they are:</text:p>
      <text:list text:style-name="L5">
        <text:list-item>
          <text:p text:style-name="P673"><text:span text:style-name="T8">.cmd</text:span> – for batch and POSIX shell polygot script only.</text:p>
        </text:list-item>
        <text:list-item>
          <text:p text:style-name="P673"><text:span text:style-name="T8">.sh</text:span> – for all POSIX shell scripts only.</text:p>
        </text:list-item>
        <text:list-item>
          <text:p text:style-name="P673"><text:span text:style-name="T8">.ps1</text:span> – for all PowerShell scripts only.</text:p>
        </text:list-item>
        <text:list-item>
          <text:p text:style-name="P739"><text:span text:style-name="T9">.toml</text:span><text:span text:style-name="T7"> – for CONFIG.toml file only.</text:span></text:p>
        </text:list-item>
      </text:list>
      <text:h text:style-name="P542" text:outline-level="3"><text:bookmark-start text:name="__RefHeading___Toc163_1924128512 Copy 2"/>Repository File Structures<text:bookmark-end text:name="__RefHeading___Toc163_1924128512 Copy 2"/></text:h>
      <text:p text:style-name="P293">By default, the following file structures are defined:</text:p>
      <table:table table:name="Table1" table:style-name="Table1">
        <table:table-column table:style-name="Table1.A"/>
        <table:table-row table:style-name="Table1.1">
          <table:table-cell table:style-name="Table1.A1" office:value-type="string">
            <text:p text:style-name="P13"><text:span text:style-name="Source_20_Text"><text:span text:style-name="T80">a</text:span></text:span><text:span text:style-name="Source_20_Text"><text:span text:style-name="T81">utomataCI/<text:tab/><text:tab/><text:tab/>🠚 house the projects' CI automation scripts.</text:span></text:span></text:p>
            <text:p text:style-name="P14"><text:span text:style-name="Source_20_Text"><text:span text:style-name="T80">a</text:span></text:span><text:span text:style-name="Source_20_Text"><text:span text:style-name="T81">utomataCI/</text:span></text:span><text:span text:style-name="Source_20_Text"><text:span text:style-name="T87">ci.sh</text:span></text:span><text:span text:style-name="Source_20_Text"><text:span text:style-name="T81"><text:tab/><text:tab/>🠚 </text:span></text:span><text:span text:style-name="Source_20_Text"><text:span text:style-name="T87">execute AutomataCI in UNIX OS.</text:span></text:span></text:p>
            <text:p text:style-name="P14"><text:span text:style-name="Source_20_Text"><text:span text:style-name="T80">a</text:span></text:span><text:span text:style-name="Source_20_Text"><text:span text:style-name="T87">utomataCI/ci.ps1<text:tab/><text:tab/>🠚 execute AutomataCI in Windows OS.</text:span></text:span></text:p>
            <text:p text:style-name="P13"><text:span text:style-name="Source_20_Text"><text:span text:style-name="T81">automataCI/services<text:tab/><text:tab/>🠚 house tested and pre-built CI automation functions.</text:span></text:span></text:p>
            <text:p text:style-name="P22"><text:span text:style-name="Source_20_Text"><text:span text:style-name="T90">bin</text:span></text:span><text:span text:style-name="Source_20_Text"><text:span text:style-name="T81">/<text:tab/><text:tab/><text:tab/><text:tab/>🠚 default </text:span></text:span><text:span text:style-name="Source_20_Text"><text:span text:style-name="T90">materialized</text:span></text:span><text:span text:style-name="Source_20_Text"><text:span text:style-name="T81"> output directory </text:span></text:span><text:span text:style-name="Source_20_Text"><text:span text:style-name="T90">for host’s executable files.</text:span></text:span></text:p>
            <text:p text:style-name="P13"><text:span text:style-name="Source_20_Text"><text:span text:style-name="T86">build</text:span></text:span><text:span text:style-name="Source_20_Text"><text:span text:style-name="T81">/<text:tab/><text:tab/><text:tab/><text:tab/>🠚 default build output directory.</text:span></text:span></text:p>
            <text:p text:style-name="P22"><text:span text:style-name="Source_20_Text"><text:span text:style-name="T90">lib</text:span></text:span><text:span text:style-name="Source_20_Text"><text:span text:style-name="T81">/<text:tab/><text:tab/><text:tab/><text:tab/>🠚 default </text:span></text:span><text:span text:style-name="Source_20_Text"><text:span text:style-name="T90">materialized</text:span></text:span><text:span text:style-name="Source_20_Text"><text:span text:style-name="T81"> output directory </text:span></text:span><text:span text:style-name="Source_20_Text"><text:span text:style-name="T90">for host’s library files.</text:span></text:span></text:p>
            <text:p text:style-name="P13"><text:span text:style-name="Source_20_Text"><text:span text:style-name="T80">p</text:span></text:span><text:span text:style-name="Source_20_Text"><text:span text:style-name="T81">kg/<text:tab/><text:tab/><text:tab/><text:tab/>🠚 default package output directory.</text:span></text:span></text:p>
            <text:p text:style-name="P13"><text:span text:style-name="Source_20_Text"><text:span text:style-name="T80">s</text:span></text:span><text:span text:style-name="Source_20_Text"><text:span text:style-name="T81">rc/<text:tab/><text:tab/><text:tab/><text:tab/>🠚 house </text:span></text:span><text:span text:style-name="Source_20_Text"><text:span text:style-name="T87">common </text:span></text:span><text:span text:style-name="Source_20_Text"><text:span text:style-name="T89">assets and materials</text:span></text:span><text:span text:style-name="Source_20_Text"><text:span text:style-name="T81"> (base</text:span></text:span><text:span text:style-name="Source_20_Text"><text:span text:style-name="T88">line</text:span></text:span><text:span text:style-name="Source_20_Text"><text:span text:style-name="T81"> directory).</text:span></text:span></text:p>
            <text:p text:style-name="P21"><text:span text:style-name="Source_20_Text"><text:span text:style-name="T89">src</text:span></text:span><text:span text:style-name="Source_20_Text"><text:span text:style-name="T81">/</text:span></text:span><text:span text:style-name="Source_20_Text"><text:span text:style-name="T82">packages</text:span></text:span><text:span text:style-name="Source_20_Text"><text:span text:style-name="T81"><text:tab/><text:tab/><text:tab/>🠚 housing all </text:span></text:span><text:span text:style-name="Source_20_Text"><text:span text:style-name="T82">packages control template files.</text:span></text:span></text:p>
            <text:p text:style-name="P21"><text:span text:style-name="Source_20_Text"><text:span text:style-name="T89">src</text:span></text:span><text:span text:style-name="Source_20_Text"><text:span text:style-name="T80">/</text:span></text:span><text:span text:style-name="Source_20_Text"><text:span text:style-name="T83">icons</text:span></text:span><text:span text:style-name="Source_20_Text"><text:span text:style-name="T80"><text:tab/><text:tab/><text:tab/>🠚 housing all </text:span></text:span><text:span text:style-name="Source_20_Text"><text:span text:style-name="T83">graphics and icon files.</text:span></text:span></text:p>
            <text:p text:style-name="P21"><text:span text:style-name="Source_20_Text"><text:span text:style-name="T89">src</text:span></text:span><text:span text:style-name="Source_20_Text"><text:span text:style-name="T82">/licenses<text:tab/><text:tab/><text:tab/>🠚 housing all project licensing generative documents.</text:span></text:span></text:p>
            <text:p text:style-name="P21"><text:span text:style-name="Source_20_Text"><text:span text:style-name="T89">src</text:span></text:span><text:span text:style-name="Source_20_Text"><text:span text:style-name="T82">/</text:span></text:span><text:span text:style-name="Source_20_Text"><text:span text:style-name="T83">docs</text:span></text:span><text:span text:style-name="Source_20_Text"><text:span text:style-name="T82"><text:tab/><text:tab/><text:tab/>🠚 housing all project’</text:span></text:span><text:span text:style-name="Source_20_Text"><text:span text:style-name="T83">s</text:span></text:span><text:span text:style-name="Source_20_Text"><text:span text:style-name="T82"> </text:span></text:span><text:span text:style-name="Source_20_Text"><text:span text:style-name="T83">d</text:span></text:span><text:span text:style-name="Source_20_Text"><text:span text:style-name="T82">ocument </text:span></text:span><text:span text:style-name="Source_20_Text"><text:span text:style-name="T83">generators</text:span></text:span><text:span text:style-name="Source_20_Text"><text:span text:style-name="T82">.</text:span></text:span></text:p>
            <text:p text:style-name="P21"><text:span text:style-name="Source_20_Text"><text:span text:style-name="T89">src</text:span></text:span><text:span text:style-name="Source_20_Text"><text:span text:style-name="T82">/changelog<text:tab/><text:tab/><text:tab/>🠚 housing all project’s changelog entries data.</text:span></text:span></text:p>
            <text:p text:style-name="P13"><text:span text:style-name="Source_20_Text"><text:span text:style-name="T81">src/.ci/<text:tab/><text:tab/><text:tab/><text:tab/>🠚 house </text:span></text:span><text:span text:style-name="Source_20_Text"><text:span text:style-name="T87">common</text:span></text:span><text:span text:style-name="Source_20_Text"><text:span text:style-name="T81"> CI job </text:span></text:span><text:span text:style-name="Source_20_Text"><text:span text:style-name="T80">recipes </text:span></text:span><text:span text:style-name="Source_20_Text"><text:span text:style-name="T87">(applies to all </text:span></text:span><text:span text:style-name="Source_20_Text"><text:span text:style-name="T89">tech</text:span></text:span><text:span text:style-name="Source_20_Text"><text:span text:style-name="T87">)</text:span></text:span><text:span text:style-name="Source_20_Text"><text:span text:style-name="T81">.</text:span></text:span></text:p>
            <text:p text:style-name="P14"><text:span text:style-name="Source_20_Text"><text:span text:style-name="T80">s</text:span></text:span><text:span text:style-name="Source_20_Text"><text:span text:style-name="T81">rc</text:span></text:span><text:span text:style-name="Source_20_Text"><text:span text:style-name="T87">[TECH]</text:span></text:span><text:span text:style-name="Source_20_Text"><text:span text:style-name="T81">/<text:tab/><text:tab/><text:tab/>🠚 house </text:span></text:span><text:span text:style-name="Source_20_Text"><text:span text:style-name="T87">tech-specific source codes</text:span></text:span><text:span text:style-name="Source_20_Text"><text:span text:style-name="T81"> (</text:span></text:span><text:span text:style-name="Source_20_Text"><text:span text:style-name="T88">tech-specific</text:span></text:span><text:span text:style-name="Source_20_Text"><text:span text:style-name="T81"> directory).</text:span></text:span></text:p>
            <text:p text:style-name="P14"><text:span text:style-name="Source_20_Text"><text:span text:style-name="T81">src</text:span></text:span><text:span text:style-name="Source_20_Text"><text:span text:style-name="T87">[TECH]</text:span></text:span><text:span text:style-name="Source_20_Text"><text:span text:style-name="T81">/.ci/<text:tab/><text:tab/><text:tab/>🠚 house </text:span></text:span><text:span text:style-name="Source_20_Text"><text:span text:style-name="T87">tech-specific </text:span></text:span><text:span text:style-name="Source_20_Text"><text:span text:style-name="T81">source codes CI job </text:span></text:span><text:span text:style-name="Source_20_Text"><text:span text:style-name="T80">recipes </text:span></text:span><text:span text:style-name="Source_20_Text"><text:span text:style-name="T88">(applies to selected tech)</text:span></text:span><text:span text:style-name="Source_20_Text"><text:span text:style-name="T81">.</text:span></text:span></text:p>
            <text:p text:style-name="P13"><text:span text:style-name="Source_20_Text"><text:span text:style-name="T80">t</text:span></text:span><text:span text:style-name="Source_20_Text"><text:span text:style-name="T81">ools/<text:tab/><text:tab/><text:tab/><text:tab/>🠚 default tooling (e.g. prog</text:span></text:span><text:span text:style-name="Source_20_Text"><text:span text:style-name="T80">ramming</text:span></text:span><text:span text:style-name="Source_20_Text"><text:span text:style-name="T81"> language’</text:span></text:span><text:span text:style-name="Source_20_Text"><text:span text:style-name="T80">s</text:span></text:span><text:span text:style-name="Source_20_Text"><text:span text:style-name="T81"> bin/</text:span></text:span><text:span text:style-name="Source_20_Text"><text:span text:style-name="T80">*</text:span></text:span><text:span text:style-name="Source_20_Text"><text:span text:style-name="T81">) </text:span></text:span><text:span text:style-name="Source_20_Text"><text:span text:style-name="T86">directory</text:span></text:span><text:span text:style-name="Source_20_Text"><text:span text:style-name="T81">.</text:span></text:span></text:p>
            <text:p text:style-name="P13"><text:span text:style-name="Source_20_Text"><text:span text:style-name="T80">t</text:span></text:span><text:span text:style-name="Source_20_Text"><text:span text:style-name="T81">mp/<text:tab/><text:tab/><text:tab/><text:tab/>🠚 default temporary workspace </text:span></text:span><text:span text:style-name="Source_20_Text"><text:span text:style-name="T86">directory</text:span></text:span><text:span text:style-name="Source_20_Text"><text:span text:style-name="T81">.</text:span></text:span></text:p>
            <text:p text:style-name="P13"><text:span text:style-name="Source_20_Text"><text:span text:style-name="T81">CONFIG.toml<text:tab/><text:tab/><text:tab/>🠚 configure project's settings data for </text:span></text:span><text:span text:style-name="Source_20_Text"><text:span text:style-name="T80">Automata</text:span></text:span><text:span text:style-name="Source_20_Text"><text:span text:style-name="T81">CI.</text:span></text:span></text:p>
            <text:p text:style-name="P15"><text:span text:style-name="Source_20_Text"><text:span text:style-name="T85">SECRETS.toml<text:tab/><text:tab/><text:tab/>🠚 provides secrets related data (ignored by .gitignore).</text:span></text:span></text:p>
            <text:p text:style-name="P14"><text:span text:style-name="Source_20_Text"><text:span text:style-name="T81">ci.cmd<text:tab/><text:tab/><text:tab/><text:tab/>🠚 CI start point </text:span></text:span><text:span text:style-name="Source_20_Text"><text:span text:style-name="T87">calling </text:span></text:span><text:span text:style-name="Source_20_Text"><text:span text:style-name="T91">a</text:span></text:span><text:span text:style-name="Source_20_Text"><text:span text:style-name="T92">utomataCI/ci.sh</text:span></text:span><text:span text:style-name="Source_20_Text"><text:span text:style-name="T87"> or </text:span></text:span><text:span text:style-name="Source_20_Text"><text:span text:style-name="T91">a</text:span></text:span><text:span text:style-name="Source_20_Text"><text:span text:style-name="T92">utomataCI/ci.ps1</text:span></text:span><text:span text:style-name="Source_20_Text"><text:span text:style-name="T87">.</text:span></text:span></text:p>
            <text:p text:style-name="P16"><text:span text:style-name="Source_20_Text"><text:span text:style-name="T81">.</text:span></text:span><text:span text:style-name="Source_20_Text"><text:span text:style-name="T84">git<text:tab/><text:tab/><text:tab/><text:tab/>🠚 Git version control configuration directory.</text:span></text:span></text:p>
          </table:table-cell>
        </table:table-row>
      </table:table>
      <text:p text:style-name="Text_20_body"/>
      <text:h text:style-name="P550" text:outline-level="3"><text:bookmark-start text:name="__RefHeading___Toc163_1924128512 Copy 1"/><text:span text:style-name="T189">File</text:span><text:span text:style-name="T265">name </text:span><text:span text:style-name="T266">Naming </text:span><text:span text:style-name="T265">Convention</text:span><text:bookmark-end text:name="__RefHeading___Toc163_1924128512 Copy 1"/></text:h>
      <text:p text:style-name="P45">AutomataCI uses:</text:p>
      <text:list text:style-name="L6">
        <text:list-item>
          <text:p text:style-name="P675">underscore (_) for context switching; AND</text:p>
        </text:list-item>
        <text:list-item>
          <text:p text:style-name="P675">dash (-) for same context but different aspect separations; AND</text:p>
        </text:list-item>
        <text:list-item>
          <text:p text:style-name="P675">No space is allowed.</text:p>
        </text:list-item>
      </text:list>
      <text:p text:style-name="P172"/>
      <text:p text:style-name="P45">Each job and service script are accompanied by a system specific naming convention complying to this pattern:</text:p>
      <text:p text:style-name="P243"><text:span text:style-name="T8">{PURPOSE}_{</text:span><text:span text:style-name="T42">SYSTEM</text:span><text:span text:style-name="T8">}.{EXTENSION}</text:span></text:p>
      <text:p text:style-name="P244">OR</text:p>
      <text:p text:style-name="P146">{PURPOSE}_{OS}-{ARCH}.{EXTENSION}</text:p>
      <text:p text:style-name="P172"/>
      <text:p text:style-name="P45">For example, for a setup job recipe, the filename can be any of the following:</text:p>
      <text:list text:style-name="L7">
        <text:list-item>
          <text:p text:style-name="P676"><text:span text:style-name="T8">setup_windows-amd64.ps1</text:span> – <text:span text:style-name="T102">P</text:span>ower<text:span text:style-name="T102">S</text:span>hell script for Windows OS, with amd64 CPU only.</text:p>
        </text:list-item>
        <text:list-item>
          <text:p text:style-name="P676"><text:span text:style-name="T8">setup_windows-any.ps1</text:span> – <text:span text:style-name="T102">P</text:span>ower<text:span text:style-name="T102">S</text:span>hell script for Windows OS with any CPU types.</text:p>
        </text:list-item>
        <text:list-item>
          <text:p text:style-name="P676"><text:span text:style-name="T8">setup_unix-amd64.sh</text:span> – POSIX shell script for UNIX OS (Linux, Hurd, and Apple MacOS) with amd64 CPU only.</text:p>
        </text:list-item>
        <text:list-item>
          <text:p text:style-name="P676"><text:span text:style-name="T8">setup_unix-any.sh</text:span> – POSIX shell script for UNIX OS with any CPU types.</text:p>
        </text:list-item>
        <text:list-item>
          <text:p text:style-name="P676"><text:span text:style-name="T8">setup_darwin-any.sh</text:span> – POSIX shell script for Apple MacOS <text:s/>only with any CPU types.</text:p>
        </text:list-item>
      </text:list>
      <text:p text:style-name="P40"/>
      <text:p text:style-name="P45">In any cases, if you know the content of the script does not rely on specific CPU, you generally just name it as:</text:p>
      <text:list text:style-name="L8">
        <text:list-item>
          <text:p text:style-name="P677">{purpose}_unix-any.sh</text:p>
        </text:list-item>
        <text:list-item>
          <text:p text:style-name="P677">{purpose}_windows-any.ps1</text:p>
        </text:list-item>
      </text:list>
      <text:p text:style-name="P45"/>
      <text:p text:style-name="P45">and place them next to each other will do.</text:p>
      <text:h text:style-name="P534" text:outline-level="2"><text:bookmark-start text:name="__RefHeading___Toc165_1924128512"/>CI Jobs<text:bookmark-end text:name="__RefHeading___Toc165_1924128512"/></text:h>
      <text:p text:style-name="P43">This section covers all <text:span text:style-name="T70">the CI jobs’ </text:span><text:span text:style-name="T357">specification</text:span><text:span text:style-name="T70">. AutomataCI employs a linear story-line style of job executions. In each job, the developer can deploy concurrent or parallel executions as </text:span><text:span text:style-name="T357">long as the host platform</text:span><text:span text:style-name="T70"> permits and as long as it makes sense. </text:span><text:span text:style-name="T357">The story-line itself is serially executed for high</text:span><text:span text:style-name="T70"> clarity and accuracy </text:span><text:span text:style-name="T357">over speed</text:span><text:span text:style-name="T70">.</text:span></text:p>
      <text:p text:style-name="P40"/>
      <text:p text:style-name="P174">The CI jobs can be customized without modifying the <text:span text:style-name="T369">main</text:span> recipe files <text:span text:style-name="T369">via the</text:span><text:span text:style-name="T357"> enabled technolog</text:span><text:span text:style-name="T369">ies</text:span><text:span text:style-name="T357">’</text:span> <text:span text:style-name="T8">.ci/{purpose}_{OS}-any.{EXTENSION}</text:span> job recipe file. <text:span text:style-name="T377">For e</text:span><text:span text:style-name="T357">xample: when </text:span><text:span text:style-name="T26">{PROJECT_PYTHON}</text:span><text:span text:style-name="T357"> is defined (means the project </text:span><text:span text:style-name="T377">is </text:span><text:span text:style-name="T357">deploy</text:span><text:span text:style-name="T377">ing</text:span><text:span text:style-name="T357"> Python technology), AutomataCI </text:span><text:span text:style-name="T377">do </text:span><text:span text:style-name="T357">seek out the CI job recipe files and execute accordingly in: <text:s/></text:span><text:span text:style-name="T8">{PROJECT_PATH_ROOT}/{PROJECT_</text:span><text:span text:style-name="T26">PYTHON</text:span><text:span text:style-name="T8">}/.ci/{purpose}_{OS}-any.{EXTENSION} </text:span></text:p>
      <text:p text:style-name="P174"/>
      <text:p text:style-name="P42"><text:span text:style-name="T358">T</text:span>he <text:span text:style-name="T358">overall </text:span>execution <text:span text:style-name="T358">flow and </text:span>sequences are as follow:</text:p>
      <text:list text:style-name="L9">
        <text:list-item>
          <text:p text:style-name="P679"><text:span text:style-name="T7">user only triggers the CI jobs via </text:span><text:span text:style-name="T358">the</text:span><text:span text:style-name="T7"> </text:span><text:span text:style-name="T9">ci.cmd</text:span><text:span text:style-name="T7"> </text:span><text:span text:style-name="T369">P</text:span><text:span text:style-name="T358">olygot script;</text:span><text:span text:style-name="T7"> AND</text:span></text:p>
        </text:list-item>
        <text:list-item>
          <text:p text:style-name="P679"><text:span text:style-name="T7">Then the </text:span><text:span text:style-name="T9">ci.cmd</text:span><text:span text:style-name="T7"> sorts out the platform specific data and shall calls </text:span><text:span text:style-name="T369">by source (“</text:span><text:span text:style-name="T130">$ . file</text:span><text:span text:style-name="T369">”)</text:span><text:span text:style-name="T7">the CI job recipes housed in the level-</text:span><text:span text:style-name="T358">1</text:span><text:span text:style-name="T7"> of </text:span><text:span text:style-name="T9">automataCI</text:span><text:span text:style-name="T7"> directory; AND</text:span></text:p>
        </text:list-item>
        <text:list-item>
          <text:p text:style-name="P674"><text:span text:style-name="T358">The corresponding </text:span>CI job recipes detect <text:span text:style-name="T377">both baselines and </text:span>customized job recipe and execute <text:span text:style-name="T377">accordingly unless otherwise specified.</text:span></text:p>
        </text:list-item>
      </text:list>
      <text:p text:style-name="P42"/>
      <text:p text:style-name="P173">Example, say there is a <text:span text:style-name="T119">setup_windows-any.ps1</text:span> job recipe in <text:span text:style-name="T377">both</text:span> <text:span text:style-name="T122">src/.ci/</text:span> directory <text:span text:style-name="T377">and </text:span><text:span text:style-name="T137">srcPYTHON/.ci/</text:span><text:span text:style-name="T377"> directory</text:span>, assuming <text:span text:style-name="T122">PROJECT_PATH_SOURCE</text:span> is set to “<text:span text:style-name="T184">src</text:span>” directory <text:span text:style-name="T377">and </text:span><text:span text:style-name="T137">PROJECT_PYTHON</text:span><text:span text:style-name="T377"> is set to “srcPYTHON”</text:span> in the <text:span text:style-name="T122">CONFIG.toml</text:span> file, <text:span text:style-name="T72">the execution sequence shall be:</text:span></text:p>
      <text:list text:style-name="L10">
        <text:list-item>
          <text:p text:style-name="P680"><text:span text:style-name="T71">User </text:span><text:span text:style-name="T73">executed </text:span><text:span text:style-name="T71">“</text:span><text:span text:style-name="T19">./ci.cmd setup</text:span><text:span text:style-name="T71">” command in </text:span><text:span text:style-name="T138">Windows</text:span><text:span text:style-name="T71"> OS with </text:span><text:span text:style-name="T138">amd64</text:span><text:span text:style-name="T71"> CPU, </text:span><text:span text:style-name="T377">which then executes <text:s/></text:span><text:span text:style-name="T117">automataCI/ci.ps1</text:span><text:span text:style-name="T377"> file</text:span><text:span text:style-name="T71">.</text:span></text:p>
        </text:list-item>
        <text:list-item>
          <text:p text:style-name="P681"><text:span text:style-name="T117">automataCI/ci.ps1</text:span> <text:span text:style-name="T377">executes</text:span> <text:span text:style-name="T8">automataCI/</text:span><text:span text:style-name="T43">common</text:span><text:span text:style-name="T8">_windows-any.ps1</text:span> <text:span text:style-name="T377">file</text:span>.</text:p>
        </text:list-item>
        <text:list-item>
          <text:p text:style-name="P681"><text:span text:style-name="T8">automataCI/</text:span><text:span text:style-name="T43">common</text:span><text:span text:style-name="T8">_windows-any.ps1 </text:span>detected <text:span text:style-name="T113">src/.ci/setup_windows-any.ps1</text:span><text:span text:style-name="T119"> </text:span><text:span text:style-name="T178">baseline job and </text:span><text:span text:style-name="T113">src</text:span><text:span text:style-name="T117">PYTHON</text:span><text:span text:style-name="T113">/.ci/setup_windows-any.ps1</text:span><text:span text:style-name="T178"> </text:span><text:span text:style-name="T177">custom job</text:span><text:span text:style-name="T178">.</text:span></text:p>
        </text:list-item>
        <text:list-item>
          <text:p text:style-name="P682"><text:span text:style-name="T183">automataCI/</text:span><text:span text:style-name="T180">common</text:span><text:span text:style-name="T183">_windows-any.ps1</text:span><text:span text:style-name="T179"> </text:span><text:span text:style-name="T177"><text:s/>execute the </text:span><text:span text:style-name="T113">s</text:span><text:span text:style-name="T118">rc</text:span><text:span text:style-name="T113">PYTHON</text:span><text:span text:style-name="T118">/.ci/setup_windows-any.ps1</text:span><text:span text:style-name="T177"> tech-specific job first.</text:span></text:p>
        </text:list-item>
        <text:list-item>
          <text:p text:style-name="P682"><text:span text:style-name="T183">automataCI/</text:span><text:span text:style-name="T180">common</text:span><text:span text:style-name="T183">_windows-any.ps1</text:span><text:span text:style-name="T179"> </text:span><text:span text:style-name="T177">then execute the </text:span><text:span text:style-name="T118">src/.ci/setup_windows-any.ps1</text:span><text:span text:style-name="T177"> baseline job last.</text:span></text:p>
        </text:list-item>
      </text:list>
      <text:h text:style-name="P543" text:outline-level="3"><text:bookmark-start text:name="__RefHeading___Toc5334_1700655799"/>Environment<text:bookmark-end text:name="__RefHeading___Toc5334_1700655799"/></text:h>
      <text:p text:style-name="P214">Environment operates by setting up the host platform OS to facilitate fundamental technologies like programming languages, packagers, OS-related configurations, and etc uniformly using compatible 3rd-party software like HomeBrew and Chocolatey.</text:p>
      <text:p text:style-name="P214"/>
      <text:p text:style-name="P411"><text:span text:style-name="T187">This is entirely done based on the technologies set in the </text:span><text:span text:style-name="T222">CONFIG.toml</text:span><text:span text:style-name="T187"> configuration file. Example, should </text:span><text:span text:style-name="T195">{PROJECT_PYTHON}</text:span><text:span text:style-name="T187"> is defined, <text:s/>HomeBrew and Chocolatey shall install the Python programming language in the host machine accordingly without utilizing root/admin privilege.</text:span></text:p>
      <text:p text:style-name="P214"/>
      <text:p text:style-name="P289">The job does not have any customization CI job recipe to deal with. It reads all its configurations via AutomataCI’s runtime definitions.</text:p>
      <text:p text:style-name="P214"/>
      <text:p text:style-name="P214"/>
      <text:h text:style-name="P552" text:outline-level="4"><text:bookmark-start text:name="__RefHeading___Toc5892_1023985340"/>Only Fundamental Technologies<text:bookmark-end text:name="__RefHeading___Toc5892_1023985340"/></text:h>
      <text:p text:style-name="P428"><text:span text:style-name="T187">Although CI job customization are available, it is important to keep it under the technologies’ software package manager (e.g. </text:span><text:span text:style-name="T222">pip</text:span><text:span text:style-name="T187"> for Python; </text:span><text:span text:style-name="T222">go get</text:span><text:span text:style-name="T187"> for Go) job to do so.</text:span></text:p>
      <text:p text:style-name="P231"/>
      <text:p text:style-name="P231">Different host machine approaches setup differently. Hence, you only use this job when it’s absolute necessary.</text:p>
      <text:p text:style-name="P231"/>
      <text:p text:style-name="P231"/>
      <text:h text:style-name="P554" text:outline-level="4"><text:bookmark-start text:name="__RefHeading___Toc507_1924128512 Copy 1"/>Operating Parameters<text:bookmark-end text:name="__RefHeading___Toc507_1924128512 Copy 1"/></text:h>
      <text:p text:style-name="P215">Depending on OS, this job shall output its installations as defined by HomeBrew and Chocolatey specifications listed below:</text:p>
      <text:list text:style-name="L11">
        <text:list-item>
          <text:p text:style-name="P683"><text:span text:style-name="T8">Home</text:span><text:span text:style-name="T49">b</text:span><text:span text:style-name="T8">rew</text:span> – <text:a xlink:type="simple" xlink:href="https://docs.brew.sh/Installation" text:style-name="Internet_20_link" text:visited-style-name="Visited_20_Internet_20_Link">https://docs.brew.sh/Installation</text:a></text:p>
        </text:list-item>
        <text:list-item>
          <text:p text:style-name="P683"><text:span text:style-name="T8">Chocolatey</text:span> – <text:a xlink:type="simple" xlink:href="https://docs.chocolatey.org/en-us/default-chocolatey-install-reasoning" text:style-name="Internet_20_link" text:visited-style-name="Visited_20_Internet_20_Link">https://docs.chocolatey.org/en-us/default-chocolatey-install-reasoning</text:a></text:p>
        </text:list-item>
      </text:list>
      <text:h text:style-name="P557" text:outline-level="4"><text:bookmark-start text:name="__RefHeading___Toc8895_1462781972"/>C Programming Language<text:bookmark-end text:name="__RefHeading___Toc8895_1462781972"/></text:h>
      <text:p text:style-name="P315">Setting up a legacy C Programming Language environment can be <text:span text:style-name="T411">very</text:span> complicated depending on your target device, your host machine’s operating system and <text:span text:style-name="T411">your host machine’s </text:span>CPU architecture.</text:p>
      <text:p text:style-name="P315"/>
      <text:p text:style-name="P315">While AutomataCI attempts to cover as much build possibilities as possible but it cannot cover 100% of all edge cases. What AutomataCI covers would be the known common microprocessor products (e.g. laptop, PC, server, etc) like MacBook, Linux OS, and Windows’ PC + Server uses only.</text:p>
      <text:p text:style-name="P315"/>
      <text:p text:style-name="P315">For embedded use (edge case), AutomataCI is designed to facilitate one but it is the customer’s duty to setup the compiler in the host machine. Known edge cases setup are documented in the following sub-sections.</text:p>
      <text:p text:style-name="P315"/>
      <text:h text:style-name="P590" text:outline-level="5"><text:bookmark-start text:name="__RefHeading___Toc8899_1462781972"/>From LINUX-AMD64 for AVR Microcontrollers<text:bookmark-end text:name="__RefHeading___Toc8899_1462781972"/></text:h>
      <text:p text:style-name="P316">On <text:span text:style-name="T122">linux-amd64</text:span> host building for <text:span text:style-name="T122">avr</text:span> Microchip’s (<text:span text:style-name="T430">ATMEGA</text:span> series) microcontrollers, you need to setup the avr toolkit accordingly. Example on Debian-based OS:</text:p>
      <table:table table:name="Table61" table:style-name="Table61">
        <table:table-column table:style-name="Table61.A"/>
        <table:table-row table:style-name="Table61.1">
          <table:table-cell table:style-name="Table61.A1" office:value-type="string">
            <text:p text:style-name="P317"><text:span text:style-name="T396">$ apt install</text:span> avr-libc avrdude binutils-avr gcc-avr srecord <text:span text:style-name="T396">-y</text:span></text:p>
            <text:p text:style-name="P20"><text:span text:style-name="T398">$ apt install</text:span><text:span text:style-name="T307"> </text:span>gdb-avr simulavr <text:span text:style-name="T396">-</text:span><text:span text:style-name="T397">y</text:span></text:p>
          </table:table-cell>
        </table:table-row>
      </table:table>
      <text:p text:style-name="P316"/>
      <text:h text:style-name="P590" text:outline-level="5"><text:bookmark-start text:name="__RefHeading___Toc8901_1462781972"/>From DARWIN-AMD64/ARM64 for AVR Microcontrollers<text:bookmark-end text:name="__RefHeading___Toc8901_1462781972"/></text:h>
      <text:p text:style-name="P316">On MacOS (amd64 CPU or arm64 “M Series”), you may want to install external cross-compilers such but not limited to:</text:p>
      <table:table table:name="Table65" table:style-name="Table65">
        <table:table-column table:style-name="Table65.A"/>
        <table:table-row>
          <table:table-cell table:style-name="Table65.A1" office:value-type="string">
            <text:p text:style-name="P474"><text:span text:style-name="T396">$</text:span> brew tap osx-cross/avr</text:p>
            <text:p text:style-name="P474"><text:span text:style-name="T396">$</text:span> brew install avr-gcc</text:p>
          </table:table-cell>
        </table:table-row>
      </table:table>
      <text:p text:style-name="P316"/>
      <text:p text:style-name="P473">Reference: <text:a xlink:type="simple" xlink:href="https://github.com/osx-cross/homebrew-avr#installing-homebrew-avr-formulae" text:style-name="Internet_20_link" text:visited-style-name="Visited_20_Internet_20_Link">https://github.com/osx-cross/homebrew-avr#installing-homebrew-avr-formulae</text:a></text:p>
      <text:h text:style-name="P591" text:outline-level="5"><text:bookmark-start text:name="__RefHeading___Toc8897_1462781972"/>From LINUX-AMD64 for Known Microprocessors<text:bookmark-end text:name="__RefHeading___Toc8897_1462781972"/></text:h>
      <text:p text:style-name="P315">On <text:span text:style-name="T122">linux-amd64</text:span> host building for other supported microprocessor systems, you need to setup the cross-compilers accordingly. Example on Debian-based OS:</text:p>
      <table:table table:name="Table66" table:style-name="Table66">
        <table:table-column table:style-name="Table66.A"/>
        <table:table-row table:style-name="Table66.1">
          <table:table-cell table:style-name="Table66.A1" office:value-type="string">
            <text:p text:style-name="P18"><text:span text:style-name="T398">$ apt install</text:span><text:span text:style-name="T307"> build-essential crossbuild-essential-amd64</text:span><text:span text:style-name="T398"> \</text:span></text:p>
            <text:p text:style-name="P18"><text:span text:style-name="T398"><text:tab/></text:span><text:span text:style-name="T404">crossbuild-essential-arm64</text:span><text:span text:style-name="T398"> \</text:span></text:p>
            <text:p text:style-name="P18"><text:span text:style-name="T398"><text:tab/></text:span><text:span text:style-name="T404">crossbuild-essential-armel</text:span><text:span text:style-name="T398"> \</text:span></text:p>
            <text:p text:style-name="P18"><text:span text:style-name="T398"><text:tab/></text:span><text:span text:style-name="T404">crossbuild-essential-armhf</text:span><text:span text:style-name="T398"> \</text:span></text:p>
            <text:p text:style-name="P18"><text:span text:style-name="T398"><text:tab/></text:span><text:span text:style-name="T404">crossbuild-essential-i386</text:span><text:span text:style-name="T398"> \</text:span></text:p>
            <text:p text:style-name="P18"><text:span text:style-name="T398"><text:tab/></text:span><text:span text:style-name="T404">crossbuild-essential-mips</text:span><text:span text:style-name="T398"> \</text:span></text:p>
            <text:p text:style-name="P18"><text:span text:style-name="T398"><text:tab/></text:span><text:span text:style-name="T404">crossbuild-essential-mips64</text:span><text:span text:style-name="T398"> \</text:span></text:p>
            <text:p text:style-name="P18"><text:span text:style-name="T398"><text:tab/></text:span><text:span text:style-name="T404">crossbuild-essential-mips64el</text:span><text:span text:style-name="T398"> \</text:span></text:p>
            <text:p text:style-name="P18"><text:span text:style-name="T398"><text:tab/></text:span><text:span text:style-name="T404">crossbuild-essential-mips64r6</text:span><text:span text:style-name="T398"> \</text:span></text:p>
            <text:p text:style-name="P18"><text:span text:style-name="T398"><text:tab/></text:span><text:span text:style-name="T404">crossbuild-essential-mips64r6el</text:span><text:span text:style-name="T398"> \</text:span></text:p>
            <text:p text:style-name="P18"><text:span text:style-name="T398"><text:tab/></text:span><text:span text:style-name="T404">crossbuild-essential-mipsel</text:span><text:span text:style-name="T398"> \</text:span></text:p>
            <text:p text:style-name="P18"><text:span text:style-name="T398"><text:tab/></text:span><text:span text:style-name="T404">crossbuild-essential-mipsr6</text:span><text:span text:style-name="T398"> \</text:span></text:p>
            <text:p text:style-name="P18"><text:span text:style-name="T398"><text:tab/></text:span><text:span text:style-name="T404">crossbuild-essential-mipsr6el</text:span><text:span text:style-name="T398"> \</text:span></text:p>
            <text:p text:style-name="P18"><text:span text:style-name="T398"><text:tab/></text:span><text:span text:style-name="T404">crossbuild-essential-powerpc</text:span><text:span text:style-name="T398"> \</text:span></text:p>
            <text:p text:style-name="P18"><text:span text:style-name="T398"><text:tab/></text:span><text:span text:style-name="T404">crossbuild-essential-ppc64el</text:span><text:span text:style-name="T398"> \</text:span></text:p>
            <text:p text:style-name="P18"><text:span text:style-name="T398"><text:tab/></text:span><text:span text:style-name="T404">crossbuild-essential-s390x</text:span><text:span text:style-name="T398"> \</text:span></text:p>
            <text:p text:style-name="P449"><text:tab/>-y</text:p>
          </table:table-cell>
        </table:table-row>
      </table:table>
      <text:p text:style-name="Text_20_body"/>
      <text:p text:style-name="P480">Should root access for setting up development environment is unavailable, brew installing the following cross-compilers work as <text:span text:style-name="T409">a redundancy</text:span> (NOTE: already facilitated by AutomataCI’s ENV job) should any of the required native (cross-)compilers is unavailable):</text:p>
      <table:table table:name="Table68" table:style-name="Table68">
        <table:table-column table:style-name="Table68.A"/>
        <table:table-row>
          <table:table-cell table:style-name="Table68.A1" office:value-type="string">
            <text:p text:style-name="P475"><text:span text:style-name="T396">$</text:span> brew install <text:span text:style-name="T408">\</text:span></text:p>
            <text:p text:style-name="P475"><text:tab/>aarch64-elf-gcc <text:span text:style-name="T408">\</text:span></text:p>
            <text:p text:style-name="P475"><text:tab/>arm-none-eabi-gcc <text:span text:style-name="T408">\</text:span></text:p>
            <text:p text:style-name="P475"><text:tab/>riscv64-elf-gcc <text:span text:style-name="T408">\</text:span></text:p>
            <text:p text:style-name="P475"><text:tab/>x86_64-elf-gcc <text:span text:style-name="T408">\</text:span></text:p>
            <text:p text:style-name="P475"><text:tab/>i686-elf-gcc <text:span text:style-name="T408">\</text:span></text:p>
            <text:p text:style-name="P475"><text:tab/>mingw-w64 <text:span text:style-name="T408">\</text:span></text:p>
            <text:p text:style-name="P475"><text:tab/>llvm <text:span text:style-name="T408">\</text:span></text:p>
            <text:p text:style-name="P475"><text:tab/>emscripten <text:span text:style-name="T412">\</text:span></text:p>
            <text:p text:style-name="P475"><text:tab/>gcc</text:p>
          </table:table-cell>
        </table:table-row>
      </table:table>
      <text:p text:style-name="P319"/>
      <text:p text:style-name="P485"><text:soft-page-break/><text:span text:style-name="T187">On Windows host machine, when Chocolatey (</text:span><text:a xlink:type="simple" xlink:href="https://community.chocolatey.org/" text:style-name="Internet_20_link" text:visited-style-name="Visited_20_Internet_20_Link"><text:span text:style-name="T187">https://community.chocolatey.org/)</text:span></text:a><text:span text:style-name="T187"> is used, the following packages are advised to be setup in the host machine (NOTE: not all packages can be installed automatically by AutomataCI’s ENV job):</text:span></text:p>
      <table:table table:name="Table69" table:style-name="Table69">
        <table:table-column table:style-name="Table69.A"/>
        <table:table-row>
          <table:table-cell table:style-name="Table69.A1" office:value-type="string">
            <text:p text:style-name="P484"><text:span text:style-name="T396">$ </text:span><text:span text:style-name="T414">choco</text:span><text:span text:style-name="T413"> install gcc-arm-embedded -</text:span><text:span text:style-name="T414">y</text:span></text:p>
            <text:p text:style-name="P484"><text:span text:style-name="T399">$ </text:span><text:span text:style-name="T414">choco install mingw -y</text:span></text:p>
            <text:p text:style-name="P484"><text:span text:style-name="T396">$</text:span> <text:span text:style-name="T412">choco</text:span> install emscripten -<text:span text:style-name="T412">y <text:s/></text:span><text:span text:style-name="T373"># NOTE: this has bug causing automation to fail.</text:span></text:p>
          </table:table-cell>
        </table:table-row>
      </table:table>
      <text:p text:style-name="P318"/>
      <text:p text:style-name="P324">For C Programming Language on Windows, due to the extreme complexity in Windows OS, AutomataCI does not support C/C++ cross-compilation capable development on Windows’ host machine. It’s better to setup a Linux VM and develop in there. Also, AutomataCI does not support proprietary C/C++ development (e.g. C# and VS related products). They are likely comes with their own IDE system and AutomataCI encourages you to use them instead.</text:p>
      <text:h text:style-name="P544" text:outline-level="3"><text:bookmark-start text:name="__RefHeading___Toc520_557546903"/>Setup<text:bookmark-end text:name="__RefHeading___Toc520_557546903"/></text:h>
      <text:p text:style-name="P45">Setup job recipe is responsible for setting up the required tooling (e.g. build tools, test tools, <text:span text:style-name="T71">test coverage heat-map tools,</text:span> and etc) either <text:span text:style-name="T369">by</text:span> downloading from the Internet or <text:span text:style-name="T369">by sourcing via </text:span>the Intranet safely.</text:p>
      <text:p text:style-name="P45"/>
      <text:p text:style-name="P45">Example, for <text:span text:style-name="T359">Python</text:span> programming language, <text:span text:style-name="T359">it setups </text:span><text:span text:style-name="T377">a</text:span><text:span text:style-name="T359"> Python Virtual Environment (venv) directory usually located in</text:span> the <text:span text:style-name="T43">$</text:span><text:span text:style-name="T27">{</text:span><text:span text:style-name="T8">PROJECT_PATH_TOOLS</text:span><text:span text:style-name="T27">}</text:span><text:span text:style-name="T8">/</text:span><text:span text:style-name="T27">python</text:span><text:span text:style-name="T8">-engine</text:span> directory.</text:p>
      <text:p text:style-name="P45"/>
      <text:p text:style-name="P289">This job executes its job executions recipes as follows, in sequences:</text:p>
      <text:list text:style-name="L12">
        <text:list-item>
          <text:p text:style-name="P740"><text:span text:style-name="T293">tech-specific job recipe (e.g. </text:span><text:span text:style-name="T225">srcPYTHON/.ci/setup_unix-any.sh</text:span><text:span text:style-name="T293"> via </text:span><text:span text:style-name="T225">PROJECT_PYTHON</text:span><text:span text:style-name="T293">); AND THEN</text:span></text:p>
        </text:list-item>
        <text:list-item>
          <text:p text:style-name="P740"><text:span text:style-name="T293">baseline job recipe (e.g. </text:span><text:span text:style-name="T225">src/.ci/setup_unix-any.sh</text:span><text:span text:style-name="T293"> via </text:span><text:span text:style-name="T225">PROJECT_PATH_SOURCE</text:span><text:span text:style-name="T293">)</text:span></text:p>
        </text:list-item>
      </text:list>
      <text:p text:style-name="P289"/>
      <text:h text:style-name="P555" text:outline-level="4"><text:bookmark-start text:name="__RefHeading___Toc507_1924128512"/>Operating Parameters<text:bookmark-end text:name="__RefHeading___Toc507_1924128512"/></text:h>
      <text:p text:style-name="P47">This job place it output at the following path:<text:span text:style-name="T93"/></text:p>
      <text:p text:style-name="P235">{PROJECT_PATH_ROOT}/{PROJECT_PATH_TOOLS}/{brand}[-engine]</text:p>
      <text:h text:style-name="P544" text:outline-level="3"><text:bookmark-start text:name="__RefHeading___Toc211_1924128512"/>Start<text:bookmark-end text:name="__RefHeading___Toc211_1924128512"/></text:h>
      <text:p text:style-name="P45">Start job recipe is responsible for setting up the development environment in the terminal for actual development.</text:p>
      <text:p text:style-name="P45"/>
      <text:p text:style-name="P214">Example, for Python programming language, it provides the instruction where to activate the Python Virtual Environment (venv).</text:p>
      <text:p text:style-name="P46"/>
      <text:p text:style-name="P289">This job executes its job executions recipes as follows, in sequences:</text:p>
      <text:list text:style-name="L13">
        <text:list-item>
          <text:p text:style-name="P741"><text:span text:style-name="T293">tech-specific job recipe (e.g. </text:span><text:span text:style-name="T225">srcPYTHON/.ci/start_unix-any.sh</text:span><text:span text:style-name="T293"> via </text:span><text:span text:style-name="T225">PROJECT_PYTHON)</text:span><text:span text:style-name="T293">; AND THEN</text:span></text:p>
        </text:list-item>
        <text:list-item>
          <text:p text:style-name="P741"><text:span text:style-name="T377">baseline job recipe (e.g. </text:span><text:span text:style-name="T137">src/.ci/start_unix-any.sh</text:span><text:span text:style-name="T377"> via </text:span><text:span text:style-name="T137">PROJECT_PATH_SOURCE</text:span><text:span text:style-name="T377">)</text:span></text:p>
        </text:list-item>
      </text:list>
      <text:p text:style-name="P214"/>
      <text:h text:style-name="P555" text:outline-level="4"><text:bookmark-start text:name="__RefHeading___Toc509_1924128512"/>Operating Parameters<text:bookmark-end text:name="__RefHeading___Toc509_1924128512"/></text:h>
      <text:p text:style-name="P47">This job takes <text:span text:style-name="T103">its no special input path.</text:span></text:p>
      <text:p text:style-name="P47"/>
      <text:p text:style-name="P175">It generates output files and directories in the following path:<text:span text:style-name="T93"/></text:p>
      <text:p text:style-name="P236">{PROJECT_PATH_ROOT}/{PROJECT_PATH_TOOLS}/{brand}[-engine]</text:p>
      <text:h text:style-name="P544" text:outline-level="3"><text:bookmark-start text:name="__RefHeading___Toc213_1924128512"/>Prepare<text:bookmark-end text:name="__RefHeading___Toc213_1924128512"/></text:h>
      <text:p text:style-name="P45">Prepare job is responsible to prepare the repository up to a designated version and configurations. This includes managing your project dependencies and generating the required version files.</text:p>
      <text:p text:style-name="P46"/>
      <text:p text:style-name="P289">This job executes its job executions recipes as follows, in sequences:</text:p>
      <text:list text:style-name="L14">
        <text:list-item>
          <text:p text:style-name="P742"><text:span text:style-name="T293">tech-specific job recipe (e.g. </text:span><text:span text:style-name="T225">srcPYTHON/.ci/prepare_unix-any.sh</text:span><text:span text:style-name="T293"> via </text:span><text:span text:style-name="T225">PROJECT_PYTHON)</text:span><text:span text:style-name="T293">; AND THEN</text:span></text:p>
        </text:list-item>
        <text:list-item>
          <text:p text:style-name="P742"><text:span text:style-name="T377">baseline job recipe (e.g. </text:span><text:span text:style-name="T137">src/.ci/prepare_unix-any.sh</text:span><text:span text:style-name="T377"> via </text:span><text:span text:style-name="T137">PROJECT_PATH_SOURCE</text:span><text:span text:style-name="T377">)</text:span></text:p>
        </text:list-item>
      </text:list>
      <text:p text:style-name="P45"/>
      <text:h text:style-name="P555" text:outline-level="4"><text:bookmark-start text:name="__RefHeading___Toc511_1924128512"/>Operating Parameters<text:bookmark-end text:name="__RefHeading___Toc511_1924128512"/></text:h>
      <text:p text:style-name="P47">This job takes the following as its <text:span text:style-name="T160">output</text:span>:</text:p>
      <text:p text:style-name="P235">{PROJECT_PATH_ROOT}/{PROJECT_PATH_TOOLS}/</text:p>
      <text:p text:style-name="P235">{PROJECT_PATH_ROOT}/{PROJECT_PATH_TEMP}/</text:p>
      <text:p text:style-name="P48"/>
      <text:h text:style-name="P558" text:outline-level="4"><text:bookmark-start text:name="__RefHeading___Toc8174_1688625293"/>Go Programming Language<text:bookmark-end text:name="__RefHeading___Toc8174_1688625293"/></text:h>
      <text:p text:style-name="P462"><text:span text:style-name="T187">For Go programming language, when using the provided </text:span><text:span text:style-name="T222">srcGO/</text:span><text:span text:style-name="T187"> directory, it’s executing the “</text:span><text:span text:style-name="T222">go get</text:span><text:span text:style-name="T187">” command and source all the dependencies listed in the </text:span><text:span text:style-name="T222">go.mod</text:span><text:span text:style-name="T187"> file. The similar manual command is as follows:</text:span></text:p>
      <table:table table:name="Table59" table:style-name="Table59">
        <table:table-column table:style-name="Table59.A"/>
        <table:table-row>
          <table:table-cell table:style-name="Table59.A1" office:value-type="string">
            <text:p text:style-name="P461">$ cd srcGO &amp;&amp; go get . &amp;&amp; <text:s/>cd ..</text:p>
          </table:table-cell>
        </table:table-row>
      </table:table>
      <text:p text:style-name="P299"/>
      <text:h text:style-name="P552" text:outline-level="4"><text:bookmark-start text:name="__RefHeading___Toc513_1924128512 Copy 1 Copy 1"/>Python Programming Language<text:bookmark-end text:name="__RefHeading___Toc513_1924128512 Copy 1 Copy 1"/></text:h>
      <text:p text:style-name="P429"><text:span text:style-name="T359">For Python programming language, </text:span><text:span text:style-name="T369">when using the provided </text:span><text:span text:style-name="T130">srcPYTHON/</text:span><text:span text:style-name="T369"> directory, </text:span><text:span text:style-name="T359">it’s </text:span><text:span text:style-name="T70">executing <text:s/>the </text:span><text:span text:style-name="T369">pip packages installation command</text:span><text:span text:style-name="T70"> </text:span><text:span text:style-name="T359">in your </text:span><text:span text:style-name="T27">{PYTHON_PATH_ROOT}/{PROJECT_PYTHON}</text:span><text:span text:style-name="T359"> directory</text:span><text:span text:style-name="T369">:</text:span></text:p>
      <table:table table:name="Table41" table:style-name="Table41">
        <table:table-column table:style-name="Table41.A"/>
        <table:table-row>
          <table:table-cell table:style-name="Table41.A1" office:value-type="string">
            <text:p text:style-name="P429"><text:span text:style-name="T369">$</text:span><text:span text:style-name="T70"> pip install -r requirements.txt </text:span></text:p>
          </table:table-cell>
        </table:table-row>
      </table:table>
      <text:p text:style-name="P429"/>
      <text:h text:style-name="P544" text:outline-level="3"><text:bookmark-start text:name="__RefHeading___Toc215_1924128512"/>Test<text:bookmark-end text:name="__RefHeading___Toc215_1924128512"/></text:h>
      <text:p text:style-name="P176">Test job is responsible <text:span text:style-name="T73">for</text:span> initiat<text:span text:style-name="T73">ing</text:span> the project test cycle and execution such as but not limited to unit tests, integration test, and etc alongside test coverage heat-mapping. </text:p>
      <text:p text:style-name="P176"/>
      <text:p text:style-name="P289">This job executes its job executions recipes as follows, in sequences:</text:p>
      <text:list text:style-name="L15">
        <text:list-item>
          <text:p text:style-name="P743"><text:span text:style-name="T293">tech-specific job recipe (e.g. </text:span><text:span text:style-name="T225">srcPYTHON/.ci/test_unix-any.sh</text:span><text:span text:style-name="T293"> via </text:span><text:span text:style-name="T225">PROJECT_PYTHON)</text:span><text:span text:style-name="T293">; AND THEN</text:span></text:p>
        </text:list-item>
        <text:list-item>
          <text:p text:style-name="P743"><text:span text:style-name="T377">baseline job recipe (e.g. </text:span><text:span text:style-name="T137">src/.ci/test_unix-any.sh</text:span><text:span text:style-name="T377"> via </text:span><text:span text:style-name="T137">PROJECT_PATH_SOURCE</text:span><text:span text:style-name="T377">)</text:span></text:p>
        </text:list-item>
      </text:list>
      <text:p text:style-name="P176"/>
      <text:h text:style-name="P555" text:outline-level="4"><text:bookmark-start text:name="__RefHeading___Toc513_1924128512"/>Operating Parameters<text:bookmark-end text:name="__RefHeading___Toc513_1924128512"/></text:h>
      <text:p text:style-name="P47">This job takes the following as its inputs:</text:p>
      <text:p text:style-name="P235">{PROJECT_PATH_ROOT}/{PROJECT_PATH_SOURCE}/</text:p>
      <text:p text:style-name="P245"/>
      <text:p text:style-name="P234">This job generate files to the following as outputs:</text:p>
      <text:p text:style-name="P235">{PROJECT_PATH_ROOT}/{PROJECT_PATH_LOG}/</text:p>
      <text:h text:style-name="P559" text:outline-level="4"><text:bookmark-start text:name="__RefHeading___Toc8176_1688625293"/>Go Programming Language<text:bookmark-end text:name="__RefHeading___Toc8176_1688625293"/></text:h>
      <text:p text:style-name="P299">The provided srcGO CI job uses its go test and go tool features to execute all visible test suites and its test cases, profile the test coverage scope, and lastly generates a test coverage heatmap HTML file for pinpoint testing.</text:p>
      <text:p text:style-name="P232"/>
      <text:p text:style-name="P299">The generated report is located in:</text:p>
      <text:p text:style-name="P300">${PROJECT_PATH_ROOT}/${PROJECT_PATH_LOG}/go-test-report/</text:p>
      <text:h text:style-name="P560" text:outline-level="4"><text:bookmark-start text:name="__RefHeading___Toc8176_1688625293 Copy 1"/><text:span text:style-name="T403">C</text:span> Programming Language<text:bookmark-end text:name="__RefHeading___Toc8176_1688625293 Copy 1"/></text:h>
      <text:p text:style-name="P472"><text:span text:style-name="T299">A</text:span><text:span text:style-name="T187">utomataCI offers its very own unit-testing facility for C Programming Language where it </text:span><text:span text:style-name="T312">is missing from its native compilation ecosystem</text:span><text:span text:style-name="T187">. AutomataCI challenges the fundamental of unit testing paradigm where each tech suite are statically compiled executable and execute separately. This is done for the provided </text:span><text:span text:style-name="T222">srcC/</text:span><text:span text:style-name="T187"> sample library, where the </text:span><text:span text:style-name="T222">greeter_any-any.c</text:span><text:span text:style-name="T187"> library function is being tested with its own unit test codes (</text:span><text:span text:style-name="T222">greeter_any-any_test.c</text:span><text:span text:style-name="T187">).</text:span></text:p>
      <text:p text:style-name="P315"/>
      <text:h text:style-name="P592" text:outline-level="5"><text:bookmark-start text:name="__RefHeading___Toc8176_1688625293 Copy 1 Copy 1"/>Self-Contained Statically Compiled Executable<text:bookmark-end text:name="__RefHeading___Toc8176_1688625293 Copy 1 Copy 1"/></text:h>
      <text:p text:style-name="P482"><text:span text:style-name="T307">Au</text:span><text:span text:style-name="T187">tomataCI scans for all </text:span><text:span text:style-name="T222">_test.c</text:span><text:span text:style-name="T187"> suffix source codes across the </text:span><text:span text:style-name="T222">${PROJECT_PATH_ROOT}/${PROJECT_C}</text:span><text:span text:style-name="T187"> directory recursively. </text:span><text:span text:style-name="T195">Each of these test file are self-contained main file</text:span><text:span text:style-name="T187"> which then be compiled into its own executable based on the host machine.</text:span></text:p>
      <text:p text:style-name="P322"/>
      <text:p text:style-name="P323">Once the compilation stage is completed, AutomataCI then execute each of these executable. Should any of them fails, the test shall be concluded as failing entirely.</text:p>
      <text:p text:style-name="P323"/>
      <text:p text:style-name="P483"><text:span text:style-name="T187">The build directory can be manually verified and analyzed in the </text:span><text:span text:style-name="T235">${PROJECT_PATH_ROOT}/${PROJECT_</text:span><text:span text:style-name="T222">PATH_TEMP</text:span><text:span text:style-name="T235">}/</text:span><text:span text:style-name="T222">ctest_*</text:span><text:span text:style-name="T279"> directory.</text:span></text:p>
      <text:p text:style-name="P204"/>
      <text:p text:style-name="P204">Note that due to the way AutomataCI is designed, you should avoid testing cross-compilation build sequences in this Test CI job. Instead, develop the Build CI job properly and let Build CI reports those errors instead. The focus is on testing your C codes.</text:p>
      <text:h text:style-name="P553" text:outline-level="4"><text:bookmark-start text:name="__RefHeading___Toc513_1924128512 Copy 1"/>Python Programming Language<text:bookmark-end text:name="__RefHeading___Toc513_1924128512 Copy 1"/></text:h>
      <text:p text:style-name="P231">The provided srcPYTHON CI job uses its <text:span text:style-name="T131">unittest</text:span><text:span text:style-name="T72"> </text:span>pip package <text:span text:style-name="T72">alongside </text:span><text:span text:style-name="T131">coverage</text:span><text:span text:style-name="T72"> </text:span>pip package <text:span text:style-name="T360">for </text:span><text:span text:style-name="T72">generating the source code test coverage heatmap </text:span><text:span text:style-name="T390">HTML file.</text:span></text:p>
      <text:p text:style-name="P231"/>
      <text:p text:style-name="P299">The generated report is located in:</text:p>
      <text:p text:style-name="P300">${PROJECT_PATH_ROOT}/${PROJECT_PATH_LOG}/go-python-report/</text:p>
      <text:p text:style-name="P231"/>
      <text:h text:style-name="P593" text:outline-level="5"><text:bookmark-start text:name="__RefHeading___Toc515_1924128512 Copy 1 Copy 1 Copy 1 Copy 1"/>Dependencies Installations<text:bookmark-end text:name="__RefHeading___Toc515_1924128512 Copy 1 Copy 1 Copy 1 Copy 1"/></text:h>
      <text:p text:style-name="P53">These dependencies can be automatically installed using pip command, as such in the <text:span text:style-name="T122">requirements.txt</text:span> file:</text:p>
      <table:table table:name="Table42" table:style-name="Table42">
        <table:table-column table:style-name="Table42.A"/>
        <table:table-row>
          <table:table-cell table:style-name="Table42.A1" office:value-type="string">
            <text:p text:style-name="P363"># Please add your dependencies here</text:p>
            <text:p text:style-name="P363"/>
            <text:p text:style-name="P363"/>
            <text:p text:style-name="P363"/>
            <text:p text:style-name="P363"/>
            <text:p text:style-name="P363"># CI required libraries. Please DO NOT remove. TQ!</text:p>
            <text:p text:style-name="P364">pdoc3</text:p>
            <text:p text:style-name="P416">coverage </text:p>
            <text:p text:style-name="P363">pyinstaller</text:p>
            <text:p text:style-name="P363">wheel</text:p>
            <text:p text:style-name="P363">twine</text:p>
          </table:table-cell>
        </table:table-row>
      </table:table>
      <text:p text:style-name="Text_20_body"/>
      <text:h text:style-name="P547" text:outline-level="3"><text:bookmark-start text:name="__RefHeading___Toc9802_2244120906"/>Materialize<text:bookmark-end text:name="__RefHeading___Toc9802_2244120906"/></text:h>
      <text:p text:style-name="P496"><text:span text:style-name="T195">Materialize job is the same as Build Job </text:span><text:span text:style-name="T212">(see later section)</text:span><text:span text:style-name="T195"> with only 1 difference: </text:span><text:span text:style-name="T255">it only builds for the host machine to utilize </text:span><text:span text:style-name="T256">the product </text:span><text:span text:style-name="T257">locally</text:span><text:span text:style-name="T187">. Materialize job compiles to the following directory instead (which is different from Build job):</text:span></text:p>
      <text:p text:style-name="P339"/>
      <text:p text:style-name="P340">${PROJECT_PATH_ROOT}/${PROJECT_PATH_BIN}</text:p>
      <text:p text:style-name="P339"/>
      <text:p text:style-name="P497"><text:span text:style-name="T321">This</text:span><text:span text:style-name="T187"> job is created to facilitate efficient and easy to build for</text:span></text:p>
      <text:list text:style-name="L16">
        <text:list-item>
          <text:p text:style-name="P744"><text:span text:style-name="T321">S</text:span><text:span text:style-name="T319">ource-based distribution where cross-compilation is not required such as but not limited to </text:span><text:span text:style-name="T245">Homebrew</text:span><text:span text:style-name="T284"> </text:span><text:span text:style-name="T285">and </text:span><text:span text:style-name="T246">Chocolatey</text:span><text:span text:style-name="T319"> ecosystems; </text:span><text:span text:style-name="T321">OR</text:span></text:p>
        </text:list-item>
        <text:list-item>
          <text:p text:style-name="P744"><text:span text:style-name="T321">M</text:span><text:span text:style-name="T319">anual git </text:span><text:span text:style-name="T320">setup</text:span><text:span text:style-name="T319"> </text:span><text:span text:style-name="T321">and unpack </text:span><text:span text:style-name="T335">implementations.</text:span></text:p>
        </text:list-item>
      </text:list>
      <text:p text:style-name="P341"/>
      <text:p text:style-name="P498"><text:span text:style-name="T319">Depending on project technologies (e.g. C </text:span><text:span text:style-name="T335">Programming Language</text:span><text:span text:style-name="T319">), this </text:span><text:span text:style-name="T321">job ensures</text:span><text:span text:style-name="T319"> the </text:span><text:span text:style-name="T321">end-</text:span><text:span text:style-name="T319">user </text:span><text:span text:style-name="T321">can</text:span><text:span text:style-name="T319"> utilize the AutomataCI built-in tools and services without needing to develop a workaround. It’s duly noted that every build specifications and differences shall be the same as Build job </text:span><text:span text:style-name="T320">(see later section).</text:span></text:p>
      <text:p text:style-name="P349"/>
      <text:h text:style-name="P561" text:outline-level="4"><text:bookmark-start text:name="__RefHeading___Toc515_1924128512 Copy 2"/>Operating Parameters<text:bookmark-end text:name="__RefHeading___Toc515_1924128512 Copy 2"/></text:h>
      <text:p text:style-name="P242">This job takes the following as its inputs:</text:p>
      <text:p text:style-name="P240">{PROJECT_PATH_ROOT}/{PROJECT_PATH_SOURCE}/</text:p>
      <text:p text:style-name="P240">{PROJECT_PATH_ROOT}/{PROJECT_PATH_TOOLS}/</text:p>
      <text:p text:style-name="P271"/>
      <text:p text:style-name="P242">This job generate files to the following as outputs:</text:p>
      <text:p text:style-name="P240">{PROJECT_PATH_ROOT}/{PROJECT_PATH_B<text:span text:style-name="T418">IN</text:span>}/</text:p>
      <text:p text:style-name="P240">{PROJECT_PATH_ROOT}/{PROJECT_PATH_<text:span text:style-name="T368">DOCS</text:span>}/</text:p>
      <text:h text:style-name="P544" text:outline-level="3"><text:bookmark-start text:name="__RefHeading___Toc217_1924128512"/>Build<text:bookmark-end text:name="__RefHeading___Toc217_1924128512"/></text:h>
      <text:p text:style-name="P177">Build job is responsible for building the project production-ready output such as but not limited to building the <text:span text:style-name="T74">executable binary without any debugging symbols, </text:span><text:span text:style-name="T368">latest changelog entries, and compose documentations.</text:span></text:p>
      <text:p text:style-name="P177"/>
      <text:p text:style-name="P178">As the distribution ecosystem are moving towards server containerization and ease-of-use cases, <text:span text:style-name="T8">it’s always advisable to produce a single binary executable and refrain from requesting your customers to sort out your </text:span><text:span text:style-name="T40">product’s </text:span><text:span text:style-name="T8">dependencies</text:span>. <text:span text:style-name="T75">It’s your job, not theirs.</text:span></text:p>
      <text:p text:style-name="P178"/>
      <text:p text:style-name="P57">To speed up the process, developers can deploy concurrent or parallel executions facilitated by AutomataCI existing services OS library.</text:p>
      <text:p text:style-name="P178"/>
      <text:p text:style-name="P178">Also, please do note that the output of the executable file shall always comply to the following naming conven<text:span text:style-name="T93">tion to make sure the Package job default tasks executions are fully compatible:</text:span></text:p>
      <text:p text:style-name="P253">{PROJECT_SKU}<text:span text:style-name="T361">[-*]</text:span>_{OS}-{ARCH}[<text:span text:style-name="T361">{EXTENSION}</text:span>]</text:p>
      <text:p text:style-name="P178"/>
      <text:p text:style-name="P178">Example: for Go programming language, say the PROJECT_SKU is <text:s/>“myproc” and is built against dragonfly, linux, openbsd, and windows OSes for amd64, arm64 CPUs, the list of output executable shall be:</text:p>
      <text:list text:style-name="L17">
        <text:list-item>
          <text:p text:style-name="P686">myproc_dragonfly-amd64</text:p>
        </text:list-item>
        <text:list-item>
          <text:p text:style-name="P686">myproc_dragonfly-arm64</text:p>
        </text:list-item>
        <text:list-item>
          <text:p text:style-name="P686">myproc_linux-amd64</text:p>
        </text:list-item>
        <text:list-item>
          <text:p text:style-name="P686">myproc_linux-arm64</text:p>
        </text:list-item>
        <text:list-item>
          <text:p text:style-name="P686">myproc_openbsd-amd64</text:p>
        </text:list-item>
        <text:list-item>
          <text:p text:style-name="P686">myproc_openbsd-arm64</text:p>
        </text:list-item>
        <text:list-item>
          <text:p text:style-name="P686">myproc_windows-amd64.exe</text:p>
        </text:list-item>
        <text:list-item>
          <text:p text:style-name="P686">myproc_windows-arm64.exe</text:p>
        </text:list-item>
      </text:list>
      <text:p text:style-name="P60"/>
      <text:p text:style-name="P219">To generate a source package for supporting linux-amd64 development, a placeholder file is created (either by touching):</text:p>
      <text:list text:style-name="L18">
        <text:list-item>
          <text:p text:style-name="P687">myproc-src_linux-amd64</text:p>
        </text:list-item>
      </text:list>
      <text:p text:style-name="P218"/>
      <text:p text:style-name="P289">This job executes its job executions recipes as follows, in sequences:</text:p>
      <text:list text:style-name="L19">
        <text:list-item>
          <text:p text:style-name="P745"><text:span text:style-name="T293">tech-specific job recipe (e.g. </text:span><text:span text:style-name="T225">srcPYTHON/.ci/build_unix-any.sh</text:span><text:span text:style-name="T293"> via </text:span><text:span text:style-name="T225">PROJECT_PYTHON)</text:span><text:span text:style-name="T293">; AND THEN</text:span></text:p>
        </text:list-item>
        <text:list-item>
          <text:p text:style-name="P745"><text:span text:style-name="T377">baseline job recipe (e.g. </text:span><text:span text:style-name="T137">src/.ci/build_unix-any.sh</text:span><text:span text:style-name="T377"> via </text:span><text:span text:style-name="T137">PROJECT_PATH_SOURCE</text:span><text:span text:style-name="T377">)</text:span></text:p>
        </text:list-item>
      </text:list>
      <text:p text:style-name="P453"/>
      <text:p text:style-name="P453"/>
      <text:h text:style-name="P564" text:outline-level="4"><text:bookmark-start text:name="__RefHeading___Toc5806_1023985340"/>Job Recipe Customization<text:bookmark-end text:name="__RefHeading___Toc5806_1023985340"/></text:h>
      <text:p text:style-name="P233">To customize the job, the modifications shall be done to the tech-specific Build CI job recipe. Example:</text:p>
      <text:p text:style-name="P233"/>
      <text:p text:style-name="P257">For Python, they are:</text:p>
      <text:p text:style-name="P431"><text:span text:style-name="T272">{PROJECT_PATH_ROOT}/{PROJECT_P</text:span><text:span text:style-name="T187">YTHON</text:span><text:span text:style-name="T272">}/</text:span><text:span text:style-name="T187">{PROJECT_PATH_CI}/build_unix-any.sh</text:span></text:p>
      <text:p text:style-name="P431"><text:span text:style-name="T272">{PROJECT_PATH_ROOT}/{PROJECT_P</text:span><text:span text:style-name="T187">YTHON</text:span><text:span text:style-name="T272">}/</text:span><text:span text:style-name="T187">{PROJECT_PATH_CI}/build_windows-any.ps1</text:span></text:p>
      <text:p text:style-name="P257"/>
      <text:p text:style-name="P257"/>
      <text:h text:style-name="P562" text:outline-level="4"><text:bookmark-start text:name="__RefHeading___Toc515_1924128512"/>Operating Parameters<text:bookmark-end text:name="__RefHeading___Toc515_1924128512"/></text:h>
      <text:p text:style-name="P234">This job takes the following as its inputs:</text:p>
      <text:p text:style-name="P235">{PROJECT_PATH_ROOT}/{PROJECT_PATH_SOURCE}/</text:p>
      <text:p text:style-name="P235">{PROJECT_PATH_ROOT}/{PROJECT_PATH_TOOLS}/</text:p>
      <text:p text:style-name="P245"/>
      <text:p text:style-name="P234">This job generate files to the following as outputs:</text:p>
      <text:p text:style-name="P235">{PROJECT_PATH_ROOT}/{PROJECT_PATH_BUILD}/</text:p>
      <text:p text:style-name="P50"><text:span text:style-name="T93">{PROJECT_PATH_ROOT}/{PROJECT_PATH_</text:span><text:span text:style-name="T95">DOCS</text:span><text:span text:style-name="T93">}/</text:span></text:p>
      <text:h text:style-name="P565" text:outline-level="4"><text:bookmark-start text:name="__RefHeading___Toc9778_2244120906"/>Homebrew Ecosystem<text:bookmark-end text:name="__RefHeading___Toc9778_2244120906"/></text:h>
      <text:p text:style-name="P491"><text:span text:style-name="T187">Homebrew (</text:span><text:a xlink:type="simple" xlink:href="https://docs.brew.sh/" text:style-name="Internet_20_link" text:visited-style-name="Visited_20_Internet_20_Link"><text:span text:style-name="T187">https://docs.brew.sh/</text:span></text:a><text:span text:style-name="T187">) ecosystem is a rather complex that looks deceivingly simple ecosystem. While it offers a lot of ways to assemble the product for its customers including git cloning the entire repository, after careful analysis with all its developer’s use cases permutations, the only sensible and sustainable way to proceed is packing its own archive package (in </text:span><text:span text:style-name="T222">tar.xz</text:span><text:span text:style-name="T187"> format) containing a specific version’s source code to build and let Homebrew to build it.</text:span></text:p>
      <text:p text:style-name="P343"/>
      <text:p text:style-name="P491"><text:span text:style-name="T187">Hence, in order to support </text:span><text:span text:style-name="T326">and enable</text:span><text:span text:style-name="T187"> Homebrew packaging, </text:span><text:span text:style-name="T301">a placeholder file </text:span><text:span text:style-name="T326">shall be</text:span><text:span text:style-name="T301"> created (either by touching </text:span><text:span text:style-name="T335">or write an empty file</text:span><text:span text:style-name="T301">) </text:span><text:span text:style-name="T187">for Package Job to pick up the task </text:span><text:span text:style-name="T326">later</text:span><text:span text:style-name="T301">:</text:span></text:p>
      <text:p text:style-name="P423"><text:span text:style-name="T301">myproc-</text:span><text:span text:style-name="T317">homebrew</text:span><text:span text:style-name="T301">_</text:span><text:span text:style-name="T317">any</text:span><text:span text:style-name="T301">-</text:span><text:span text:style-name="T317">any</text:span></text:p>
      <text:p text:style-name="Text_20_body"/>
      <text:h text:style-name="P566" text:outline-level="4"><text:bookmark-start text:name="__RefHeading___Toc9778_2244120906 Copy 1"/><text:span text:style-name="T431">Chocolatey</text:span> Ecosystem<text:bookmark-end text:name="__RefHeading___Toc9778_2244120906 Copy 1"/></text:h>
      <text:p text:style-name="P492"><text:span text:style-name="T330">Chocolatey</text:span><text:span text:style-name="T187"> (</text:span><text:a xlink:type="simple" xlink:href="https://docs.chocolatey.org/" text:style-name="Internet_20_link" text:visited-style-name="Visited_20_Internet_20_Link"><text:span text:style-name="T187">https://docs.chocolatey.org/</text:span></text:a><text:span text:style-name="T187">) ecosystem is a simple ecosystem </text:span><text:span text:style-name="T330">(some metadata included </text:span><text:span text:style-name="T335">in a</text:span><text:span text:style-name="T330"> zip file)</text:span><text:span text:style-name="T187">. </text:span><text:span text:style-name="T330">A</text:span><text:span text:style-name="T187">fter careful analysis with all its developer’s use cases permutations, the only sensible and sustainable way to proceed is packing its own archive package (in </text:span><text:span text:style-name="T241">.zip</text:span><text:span text:style-name="T187"> format) containing </text:span><text:span text:style-name="T330">the required files for it.</text:span></text:p>
      <text:p text:style-name="P344"/>
      <text:p text:style-name="P492"><text:span text:style-name="T187">Hence, in order to support </text:span><text:span text:style-name="T326">and enable</text:span><text:span text:style-name="T187"> </text:span><text:span text:style-name="T330">Chocolatey</text:span><text:span text:style-name="T187"> packaging, </text:span><text:span text:style-name="T301">a placeholder file </text:span><text:span text:style-name="T326">shall be</text:span><text:span text:style-name="T301"> created (either by touching </text:span><text:span text:style-name="T335">or write an empty file</text:span><text:span text:style-name="T301">) </text:span><text:span text:style-name="T187">for Package Job to pick up the task </text:span><text:span text:style-name="T326">later</text:span><text:span text:style-name="T301">:</text:span></text:p>
      <text:p text:style-name="P422"><text:span text:style-name="T301">myproc-</text:span><text:span text:style-name="T330">chocolatey</text:span><text:span text:style-name="T301">_</text:span><text:span text:style-name="T317">any</text:span><text:span text:style-name="T301">-</text:span><text:span text:style-name="T317">any</text:span></text:p>
      <text:p text:style-name="P345"/>
      <text:h text:style-name="P559" text:outline-level="4"><text:bookmark-start text:name="__RefHeading___Toc8178_1688625293"/>Go Programming Language<text:bookmark-end text:name="__RefHeading___Toc8178_1688625293"/></text:h>
      <text:p text:style-name="P463"><text:span text:style-name="T299">W</text:span><text:span text:style-name="T187">hen using the provided </text:span><text:span text:style-name="T222">srcGO/</text:span><text:span text:style-name="T187"> directory, AutomataCI deploys a pure static Go binary compilation by:</text:span></text:p>
      <text:p text:style-name="P301"/>
      <text:list text:style-name="L20">
        <text:list-item>
          <text:p text:style-name="P746"><text:span text:style-name="T187">Disabling CGo (</text:span><text:span text:style-name="T222">CGO_ENABLED=0</text:span><text:span text:style-name="T187">).</text:span></text:p>
        </text:list-item>
        <text:list-item>
          <text:p text:style-name="P688">Stripped all debugging symbols and trimpath.</text:p>
        </text:list-item>
        <text:list-item>
          <text:p text:style-name="P746"><text:span text:style-name="T187">PIE build mode if available (</text:span><text:span text:style-name="T222">-buildmode=pie</text:span><text:span text:style-name="T187">).</text:span></text:p>
        </text:list-item>
      </text:list>
      <text:p text:style-name="P301"/>
      <text:p text:style-name="P301">These output binary are fully static which can be operated even in an empty container (scratch).</text:p>
      <text:p text:style-name="P301"/>
      <text:p text:style-name="P302">However, this also comes at a cost: while AutomataCI loops through all the distribution list (<text:span text:style-name="T122">$ go tool dist list</text:span>), not all the target can be built without CGO. The list is available in the build_[SYSTEM] CI job script inside the <text:span text:style-name="T122">srcGO/</text:span> directory. This list shall be updated from time-to-time aligning to Go upstream updates.</text:p>
      <text:h text:style-name="P587" text:outline-level="4"><text:bookmark-start text:name="__RefHeading___Toc8728_3192223606"/><text:span text:style-name="T300">C </text:span><text:span text:style-name="T187">Programming Language</text:span><text:bookmark-end text:name="__RefHeading___Toc8728_3192223606"/></text:h>
      <text:p text:style-name="P464"><text:span text:style-name="T187">For building a product using C Programming Language, AutomataCI is packed with all the built </text:span><text:span text:style-name="T306">infrastructure</text:span><text:span text:style-name="T187"> natively without requiring </text:span><text:span text:style-name="T306">additional</text:span><text:span text:style-name="T187"> </text:span><text:span text:style-name="T306">build</text:span><text:span text:style-name="T187"> tools </text:span><text:span text:style-name="T306">installation</text:span><text:span text:style-name="T187"> </text:span><text:span text:style-name="T306">that can add</text:span><text:span text:style-name="T187"> additional knowledge </text:span><text:span text:style-name="T306">taxes </text:span><text:span text:style-name="T187">like </text:span><text:span text:style-name="T306">learning</text:span><text:span text:style-name="T187"> </text:span><text:span text:style-name="T222">Makefile,</text:span><text:span text:style-name="T187"> </text:span><text:span text:style-name="T231">make</text:span><text:span text:style-name="T304">, </text:span><text:span text:style-name="T231">cmake</text:span><text:span text:style-name="T304">, ...</text:span><text:span text:style-name="T187"> etc. AutomataCI supports building the C executable</text:span><text:span text:style-name="T306">s</text:span><text:span text:style-name="T187"> and </text:span><text:span text:style-name="T335">importable libraries</text:span><text:span text:style-name="T187"> with cross-platform </text:span><text:span text:style-name="T306">capabilities by default</text:span><text:span text:style-name="T187">. These implementations are designed based on the following specifications:</text:span></text:p>
      <text:list text:style-name="L21">
        <text:list-item>
          <text:p text:style-name="P747"><text:a xlink:type="simple" xlink:href="https://gcc.gnu.org/onlinedocs/gcc/Option-Summary.html" text:style-name="Internet_20_link" text:visited-style-name="Visited_20_Internet_20_Link"><text:span text:style-name="T187">https://gcc.gnu.org/onlinedocs/gcc/Option-Summary.html</text:span></text:a></text:p>
        </text:list-item>
        <text:list-item>
          <text:p text:style-name="P747"><text:a xlink:type="simple" xlink:href="https://wiki.debian.org/Hardening" text:style-name="Internet_20_link" text:visited-style-name="Visited_20_Internet_20_Link"><text:span text:style-name="T187">https://wiki.debian.org/Hardening</text:span></text:a></text:p>
        </text:list-item>
        <text:list-item>
          <text:p text:style-name="P747"><text:a xlink:type="simple" xlink:href="https://ntrs.nasa.gov/api/citations/19950022400/downloads/19950022400.pdf" text:style-name="Internet_20_link" text:visited-style-name="Visited_20_Internet_20_Link"><text:span text:style-name="T187">https://ntrs.nasa.gov/api/citations/19950022400/downloads/19950022400.pdf</text:span></text:a></text:p>
        </text:list-item>
        <text:list-item>
          <text:p text:style-name="P747"><text:a xlink:type="simple" xlink:href="https://www.kernel.org/doc/html/v4.10/process/coding-style.html" text:style-name="Internet_20_link" text:visited-style-name="Visited_20_Internet_20_Link"><text:span text:style-name="T187">https://www.kernel.org/doc/html/v4.10/process/coding-style.html</text:span></text:a></text:p>
        </text:list-item>
        <text:list-item>
          <text:p text:style-name="P747"><text:a xlink:type="simple" xlink:href="https://www.kernel.org/doc/html/v4.10/admin-guide/index.html" text:style-name="Internet_20_link" text:visited-style-name="Visited_20_Internet_20_Link"><text:span text:style-name="T187">https://www.kernel.org/doc/html/v4.10/admin-guide/index.html</text:span></text:a></text:p>
        </text:list-item>
        <text:list-item>
          <text:p text:style-name="P689">A book “Advanced Linux Programming” by Mark Mitchell, Jeffrey Oldham, Alex Samuel</text:p>
        </text:list-item>
      </text:list>
      <text:p text:style-name="P307"/>
      <text:p text:style-name="P467"><text:span text:style-name="T187">AutomataCI supplies a </text:span><text:span text:style-name="T222">BUILD::compile</text:span><text:span text:style-name="T187"> (or in Windows: </text:span><text:span text:style-name="T222">BUILD-Compile</text:span><text:span text:style-name="T187">) function to replace the existing </text:span><text:span text:style-name="T306">3rd-party dependencies’</text:span><text:span text:style-name="T187"> </text:span><text:span text:style-name="T222">make</text:span><text:span text:style-name="T187"> and </text:span><text:span text:style-name="T222">Makefile</text:span><text:span text:style-name="T187"> implementations. </text:span><text:span text:style-name="T304">This function is defined as follows:</text:span></text:p>
      <table:table table:name="Table63" table:style-name="Table63">
        <table:table-column table:style-name="Table63.A"/>
        <table:table-row>
          <table:table-cell table:style-name="Table63.A1" office:value-type="string">
            <text:p text:style-name="P466">BUILD::compile \</text:p>
            <text:p text:style-name="P466"><text:tab/>“binary” <text:s/>\<text:tab/><text:tab/># Param 1 – define the output type (‘binary’ or ‘library’)</text:p>
            <text:p text:style-name="P466"><text:tab/>“linux” \<text:tab/><text:tab/># Param 2 – define the target OS.</text:p>
            <text:p text:style-name="P466"><text:tab/>“amd64” \<text:tab/><text:tab/># Param 3 – define the target ARCH.</text:p>
            <text:p text:style-name="P466"><text:tab/>“main-bin.txt”<text:tab/> \<text:tab/># Param 4 – define the relative path to the build list text file.</text:p>
            <text:p text:style-name="P466"><text:s/><text:tab/>“-Wall -Wextra …” \<text:tab/># Param 5 – compiler arguments / settings.</text:p>
            <text:p text:style-name="P466"><text:tab/>“gcc”<text:tab/><text:tab/><text:tab/># Param 6 – select compiler. Leaving it empty for automatic select.</text:p>
          </table:table-cell>
        </table:table-row>
      </table:table>
      <text:p text:style-name="P310"/>
      <text:p text:style-name="P311">Please keep in mind that this function shall process the print_status output and return the following exit codes:</text:p>
      <text:list text:style-name="L22">
        <text:list-item>
          <text:p text:style-name="P748"><text:span text:style-name="T195">0</text:span><text:span text:style-name="T187"> – Successful. No error.</text:span></text:p>
        </text:list-item>
        <text:list-item>
          <text:p text:style-name="P748"><text:span text:style-name="T195">10</text:span><text:span text:style-name="T187"> – not available. Recommended to skip or behave accordingly.</text:span></text:p>
        </text:list-item>
        <text:list-item>
          <text:p text:style-name="P748"><text:span text:style-name="T195">Non-zero</text:span><text:span text:style-name="T187"> – error occurred.</text:span></text:p>
        </text:list-item>
      </text:list>
      <text:p text:style-name="P311"/>
      <text:p text:style-name="P311">AutomataCI <text:span text:style-name="T394">runs</text:span> <text:span text:style-name="T394">its</text:span> built <text:span text:style-name="T394">sequences</text:span> <text:span text:style-name="T401">in </text:span>parallel based on the hardware availability <text:span text:style-name="T394">to speed things up</text:span>. Hence, you only need to focus on what to compile and where to source your files.</text:p>
      <text:h text:style-name="P636" text:outline-level="5"><text:bookmark-start text:name="__RefHeading___Toc8730_3192223606"/><text:span text:style-name="T300">F</text:span><text:span text:style-name="T187">ile Structure Organization</text:span><text:bookmark-end text:name="__RefHeading___Toc8730_3192223606"/></text:h>
      <text:p text:style-name="P464"><text:span text:style-name="T187">AutomataCI designed the C file structure organization in a way similar to other modern Programming languages where the header files (</text:span><text:span text:style-name="T222">.h</text:span><text:span text:style-name="T187">), external object files (</text:span><text:span text:style-name="T222">.o</text:span><text:span text:style-name="T187">), external library files (</text:span><text:span text:style-name="T222">.a</text:span><text:span text:style-name="T187">) for a single module is </text:span><text:span text:style-name="T306">can be</text:span><text:span text:style-name="T187"> packed under a single directory. Each header files represents a package in the module and shall be made importable by the </text:span><text:span text:style-name="T222">main.c</text:span><text:span text:style-name="T187"> file.</text:span></text:p>
      <text:p text:style-name="P307"/>
      <text:p text:style-name="P464"><text:span text:style-name="T187">Should any of the source file i</text:span><text:span text:style-name="T305">s</text:span><text:span text:style-name="T187"> </text:span><text:span text:style-name="T305">a</text:span><text:span text:style-name="T187"> compiled object or compiled library format, AutomataCI shall copy </text:span><text:span text:style-name="T304">the compiled file </text:span><text:span text:style-name="T187">over to the workspace during compilation </text:span><text:span text:style-name="T304">phase</text:span><text:span text:style-name="T187"> for linking purposes.</text:span></text:p>
      <text:p text:style-name="P307"/>
      <text:p text:style-name="P307">For reference, this is the example:</text:p>
      <table:table table:name="Table60" table:style-name="Table60">
        <table:table-column table:style-name="Table60.A"/>
        <table:table-row>
          <table:table-cell table:style-name="Table60.A1" office:value-type="string">
            <text:p text:style-name="P12">srcC/</text:p>
            <text:p text:style-name="P12">├── headers</text:p>
            <text:p text:style-name="P12">├── libs</text:p>
            <text:p text:style-name="P12">│ <text:s text:c="4"/>└── sample</text:p>
            <text:p text:style-name="P17">│ <text:s text:c="11"/>├── <text:span text:style-name="T394">automataCI.txt</text:span></text:p>
            <text:p text:style-name="P12">│ <text:s text:c="11"/>├── entity_any-any.h</text:p>
            <text:p text:style-name="P12">│ <text:s text:c="11"/>├── greeter_any-any.c</text:p>
            <text:p text:style-name="P12">│ <text:s text:c="11"/>├── greeter_any-any.h</text:p>
            <text:p text:style-name="P12">│ <text:s text:c="11"/>└── location_any-any.h</text:p>
            <text:p text:style-name="P12">├── main-bin.txt</text:p>
            <text:p text:style-name="P17">└── main.c</text:p>
          </table:table-cell>
        </table:table-row>
      </table:table>
      <text:p text:style-name="Text_20_body"/>
      <text:h text:style-name="P595" text:outline-level="5"><text:bookmark-start text:name="__RefHeading___Toc8732_3192223606"/>The Build List Text File<text:bookmark-end text:name="__RefHeading___Toc8732_3192223606"/></text:h>
      <text:p text:style-name="P467"><text:span text:style-name="T187">AutomataCI relies on a build list text file (replacing </text:span><text:span text:style-name="T222">Makefile</text:span><text:span text:style-name="T187">) that lists all the required files for the compilation and linking </text:span><text:span text:style-name="T306">processes for your product</text:span><text:span text:style-name="T187">. This built list shall be validated for producing a parallel control file and an linking list file to produce the final output. You’re free to name th</text:span><text:span text:style-name="T306">is text file</text:span><text:span text:style-name="T187"> as long as it is being </text:span><text:span text:style-name="T306">specified</text:span><text:span text:style-name="T187"> correctly in the </text:span><text:span text:style-name="T222">BUILD::compile</text:span><text:span text:style-name="T187"> </text:span><text:span text:style-name="T306">parameter</text:span><text:span text:style-name="T187">.</text:span></text:p>
      <text:p text:style-name="P307"/>
      <text:p text:style-name="P467"><text:span text:style-name="T302">E</text:span><text:span text:style-name="T187">ach line (separated by newline (</text:span><text:span text:style-name="T222">\n</text:span><text:span text:style-name="T187">)) represents a source file either with:</text:span></text:p>
      <text:list text:style-name="L23">
        <text:list-item>
          <text:p text:style-name="P749"><text:span text:style-name="T255">.c</text:span><text:span text:style-name="T187"> extension – C source code requiring compilation to </text:span><text:span text:style-name="T222">.o</text:span><text:span text:style-name="T187"> object file</text:span></text:p>
        </text:list-item>
        <text:list-item>
          <text:p text:style-name="P749"><text:span text:style-name="T255">.o</text:span><text:span text:style-name="T187"> extension – compiled object source file to be copied over</text:span></text:p>
        </text:list-item>
      </text:list>
      <text:p text:style-name="P304">They are written in the following format:</text:p>
      <text:p text:style-name="P304"/>
      <text:p text:style-name="P144">[TARGET_OS]-[TARGET_ARCH] [SETTING1] … [SETTINGN] [RELATIVE_PATH]</text:p>
      <text:p text:style-name="P304"/>
      <text:p text:style-name="P304">The simplest form is:</text:p>
      <text:p text:style-name="P144">[TARGET_OS]-[TARGET_ARCH] [RELATIVE_PATH]</text:p>
      <text:p text:style-name="P304"/>
      <text:p text:style-name="P468"><text:span text:style-name="T187">To support cross-platform in a single build, you’re free to specify which source file should only be imported for the designated target os or target architecture. The value ‘</text:span><text:span text:style-name="T255">any</text:span><text:span text:style-name="T187">’ signal AutomataCI that this source code shall always be imported regardless of the target system.</text:span></text:p>
      <text:p text:style-name="P305"/>
      <text:p text:style-name="P469"><text:span text:style-name="T187">To facilitate better communications, comments are allowed and shall be led with the hash symbol (</text:span><text:span text:style-name="T222">#</text:span><text:span text:style-name="T187">).</text:span></text:p>
      <text:p text:style-name="P306"/>
      <text:p text:style-name="P306">Example <text:span text:style-name="T402">file:</text:span></text:p>
      <table:table table:name="Table62" table:style-name="Table62">
        <table:table-column table:style-name="Table62.A"/>
        <table:table-row>
          <table:table-cell table:style-name="Table62.A1" office:value-type="string">
            <text:p text:style-name="P305"># DEPENDENCIES</text:p>
            <text:p text:style-name="P305">any-any libs/sample/greeter_any-any.c</text:p>
            <text:p text:style-name="P305"/>
            <text:p text:style-name="P305"># CORE</text:p>
            <text:p text:style-name="P305">any-any main.c</text:p>
          </table:table-cell>
        </table:table-row>
      </table:table>
      <text:p text:style-name="P309"/>
      <text:h text:style-name="P637" text:outline-level="5"><text:bookmark-start text:name="__RefHeading___Toc8734_3192223606"/>Build Sequences<text:bookmark-end text:name="__RefHeading___Toc8734_3192223606"/></text:h>
      <text:p text:style-name="P470">AutomataCI uses the <text:span text:style-name="T8">$PROJECT_PATH_ROOT/$PROJECT_PATH_TEMP</text:span> directory to setup and build the workspace. The build sequence is as follows:</text:p>
      <text:list text:style-name="L24">
        <text:list-item>
          <text:p text:style-name="P750">Parse the build list text file</text:p>
          <text:list>
            <text:list-item>
              <text:p text:style-name="P750">Validate source file existence</text:p>
            </text:list-item>
            <text:list-item>
              <text:p text:style-name="P750">Check the source file’s compatibility (<text:span text:style-name="T122">.c</text:span> and <text:span text:style-name="T122">.o</text:span> file extensions only)</text:p>
            </text:list-item>
            <text:list-item>
              <text:p text:style-name="P750">Register the source file to:</text:p>
              <text:list>
                <text:list-item>
                  <text:p text:style-name="P751">$PROJECT_PATH_ROOT/$PROJECT_PATH_TEMP/o-list.txt</text:p>
                </text:list-item>
                <text:list-item>
                  <text:p text:style-name="P751">$PROJECT_PATH_ROOT/$PROJECT_PATH_TEMP/sync.txt</text:p>
                </text:list-item>
              </text:list>
            </text:list-item>
            <text:list-item>
              <text:p text:style-name="P752">Run its parallel build based on <text:span text:style-name="T113">$PROJECT_PATH_ROOT/$PROJECT_PATH_TEMP/sync.txt</text:span> list.</text:p>
            </text:list-item>
            <text:list-item>
              <text:p text:style-name="P752">Link all object files based on <text:span text:style-name="T113">$PROJECT_PATH_ROOT/$PROJECT_PATH_TEMP/o-list.txt</text:span> and export the final <text:span text:style-name="T405">executable and linkable format (ELF) </text:span>output <text:span text:style-name="T410">or generate an </text:span><text:span text:style-name="T146">ar</text:span><text:span text:style-name="T410"> type archived library file (</text:span><text:span text:style-name="T146">.a</text:span><text:span text:style-name="T410">).</text:span></text:p>
            </text:list-item>
          </text:list>
        </text:list-item>
      </text:list>
      <text:p text:style-name="P471"/>
      <text:p text:style-name="P471">The constructed command that permits library linking and integration is based on the following pattern:</text:p>
      <text:p text:style-name="P419">${compiler} -o ${output.o} -c ${source.c} ${arguments}</text:p>
      <text:p text:style-name="P470">Example:</text:p>
      <text:p text:style-name="P421">x86_64-linux-gnu-gcc -o {...}/lib/greeter_any-any.o -c {...}/libs/sample/greeter_any-any.c -Wall -Wextra -std=gnu<text:span text:style-name="T405">9</text:span>9 -pedantic -Wstrict-prototypes -Wold-style-definition -Wundef -Wno-trigraphs -fno-strict-aliasing -fno-common -fshort-wchar -fstack-protector-all -Werror-implicit-function-declaration -Wno-format-security -pie -fPIE -Oz -static</text:p>
      <text:p text:style-name="P470"/>
      <text:p text:style-name="P470">This command can be verified in the <text:span text:style-name="T113">$PROJECT_PATH_ROOT/$PROJECT_PATH_TEMP/sync.txt</text:span> file for each build execution.</text:p>
      <text:p text:style-name="P470"/>
      <text:p text:style-name="P470">The arguments are intentional <text:span text:style-name="T400">inserted</text:span> last in case there is a need for specifying library (<text:span text:style-name="T122">.a</text:span>) files directory and linking <text:span text:style-name="T400">a list of </text:span>library files <text:span text:style-name="T400">(see later section).</text:span></text:p>
      <text:p text:style-name="P470"/>
      <text:p text:style-name="P476">Any <text:span text:style-name="T406">custom </text:span>post-processing execution (e.g. AVR hex dump from the ELF file) task shall be executed in the custom .CI script after the compile function.</text:p>
      <text:h text:style-name="P638" text:outline-level="5"><text:bookmark-start text:name="__RefHeading___Toc8736_3192223606"/><text:span text:style-name="T394">Libraries </text:span><text:span text:style-name="T395">Management</text:span><text:bookmark-end text:name="__RefHeading___Toc8736_3192223606"/></text:h>
      <text:p text:style-name="P465"><text:span text:style-name="T187">For those who are interested to build a dynamically linked executable against an internal library, it’s highly recommended </text:span><text:span text:style-name="T303">to:</text:span></text:p>
      <text:list text:style-name="L25">
        <text:list-item>
          <text:p text:style-name="P753"><text:span text:style-name="T302">build the library as an external product first; </text:span><text:span text:style-name="T303">AND THEN</text:span></text:p>
        </text:list-item>
        <text:list-item>
          <text:p text:style-name="P753"><text:span text:style-name="T303">T</text:span><text:span text:style-name="T302">he main executable to import it in as a source file; </text:span><text:span text:style-name="T303">AND THEN</text:span></text:p>
        </text:list-item>
        <text:list-item>
          <text:p text:style-name="P753"><text:span text:style-name="T303">T</text:span><text:span text:style-name="T302">he main executable is then built </text:span><text:span text:style-name="T303">with the library file.</text:span></text:p>
        </text:list-item>
      </text:list>
      <text:p text:style-name="P308"/>
      <text:p text:style-name="P308">Otherwise, it is strongly advised to build the main executable from all available source codes and statically link them up together.</text:p>
      <text:p text:style-name="P312"/>
      <text:p text:style-name="P314"><text:span text:style-name="T8">AutomataCI shall and always build the library file (</text:span><text:span text:style-name="T113">.a</text:span><text:span text:style-name="T8">) matching the AutomataCI build naming convention</text:span>. It’s the Packaging CI job duty to export into the library file to a compliant name like <text:span text:style-name="T122">lib*</text:span> prefix requirement in Linux OS system.</text:p>
      <text:p text:style-name="P308"/>
      <text:p text:style-name="P313">As AutomataCI facilitates compilers’ option customization, you can construct your arguments in your build CI script with <text:span text:style-name="T122">-L</text:span> and <text:span text:style-name="T122">-l</text:span> option placing as last items among the list. Example:</text:p>
      <table:table table:name="Table64" table:style-name="Table64">
        <table:table-column table:style-name="Table64.A"/>
        <table:table-row>
          <table:table-cell table:style-name="Table64.A1" office:value-type="string">
            <text:p text:style-name="P448">…</text:p>
            <text:p text:style-name="P150"/>
            <text:p text:style-name="P149">SETTINGS_BIN="\</text:p>
            <text:p text:style-name="P447">-Wall \</text:p>
            <text:p text:style-name="P447">-Wextra \</text:p>
            <text:p text:style-name="P447">...</text:p>
            <text:p text:style-name="P447">-Oz \</text:p>
            <text:p text:style-name="P447">-static \</text:p>
            <text:p text:style-name="P149">-<text:span text:style-name="T395">L/path/to/your/custom/libs \</text:span></text:p>
            <text:p text:style-name="P149">-<text:span text:style-name="T395">llibCustomA \</text:span></text:p>
            <text:p text:style-name="P149">-<text:span text:style-name="T395">llibCustomB</text:span></text:p>
            <text:p text:style-name="P447">"</text:p>
            <text:p text:style-name="P447"/>
            <text:p text:style-name="P447">…</text:p>
            <text:p text:style-name="P447"/>
            <text:p text:style-name="P149"><text:span text:style-name="T396">BUILD::compile "binary" "linux" "amd64" "main-bin.txt"</text:span> "$SETTINGS_BIN" <text:span text:style-name="T396">"$COMPILER"</text:span></text:p>
            <text:p text:style-name="P447">if [ $? -ne 0 -a $? -ne 10 ]; then</text:p>
            <text:p text:style-name="P447"><text:s text:c="8"/>EXIT_CODE=1</text:p>
            <text:p text:style-name="P447">fi</text:p>
          </table:table-cell>
        </table:table-row>
      </table:table>
      <text:h text:style-name="P639" text:outline-level="5"><text:bookmark-start text:name="__RefHeading___Toc8730_3192223606 Copy 1"/><text:span text:style-name="T300">C</text:span><text:span text:style-name="T187">ross-Compilation</text:span><text:bookmark-end text:name="__RefHeading___Toc8730_3192223606 Copy 1"/></text:h>
      <text:p text:style-name="P321">While AutomataCI attempts to facilitate as much cross-compilation feature as possible in a simple approach for C programming language, there are limitations based on the availability in the host machine and the restrictions from the target system.</text:p>
      <text:p text:style-name="P321"/>
      <text:h text:style-name="P647" text:outline-level="6"><text:bookmark-start text:name="__RefHeading___Toc9114_1462781972"/>Linux (Debian-based)<text:bookmark-end text:name="__RefHeading___Toc9114_1462781972"/></text:h>
      <text:p text:style-name="P321">In summary, Linux Debian cross compilation facilities enhanced by brew installer choice is among the best among all known development host system.</text:p>
      <text:p text:style-name="P321"/>
      <text:h text:style-name="P647" text:outline-level="6"><text:bookmark-start text:name="__RefHeading___Toc9116_1462781972"/>Apple OSes (OSX and iOS)<text:bookmark-end text:name="__RefHeading___Toc9116_1462781972"/></text:h>
      <text:p text:style-name="P321">Although the POSIX side of stuffs (e.g. libraries, ABI, etc) are similar, Apple’s SDK and C libraries are notoriously complicated to be made available in the non-Apple operating system. The Clang compilation is supported but they are missing the Apple’s SDK which then caused their cross-compilation to fail. Moreover, the binary notary security requirement further complicates the build process itself.</text:p>
      <text:p text:style-name="P321"/>
      <text:p text:style-name="P321">Therefore, like all Apple products, to build for Apple system, use a Mac OSX and its Xcode instead.</text:p>
      <text:p text:style-name="P321"/>
      <text:p text:style-name="P481"><text:span text:style-name="T311">Supports for Apple OSX to cross-compile for other OSes are limited compared to the Linux Debian counterparts (where it supports rare CPUs like </text:span><text:span text:style-name="T234">mips</text:span><text:span text:style-name="T311"> and etc).</text:span></text:p>
      <text:p text:style-name="P321"/>
      <text:h text:style-name="P647" text:outline-level="6"><text:bookmark-start text:name="__RefHeading___Toc9118_1462781972"/>Windows<text:bookmark-end text:name="__RefHeading___Toc9118_1462781972"/></text:h>
      <text:p text:style-name="P321">C in Windows only allows MingW compiler to compile for its own kind. There are no records of any successful cross-compilation to other OSes.</text:p>
      <text:p text:style-name="P321"/>
      <text:p text:style-name="P321">To avoid complications, AutomataCI only facilitates MingW compilation for Windows using MingW only.</text:p>
      <text:p text:style-name="P54"/>
      <text:h text:style-name="P588" text:outline-level="4"><text:bookmark-start text:name="__RefHeading___Toc515_1924128512 Copy 1"/><text:span text:style-name="T300">Python </text:span><text:span text:style-name="T301">Programming Language</text:span><text:bookmark-end text:name="__RefHeading___Toc515_1924128512 Copy 1"/></text:h>
      <text:p text:style-name="P51">For building the binary that are coded using Python Programming Language, <text:span text:style-name="T361">1</text:span> Python related dependenc<text:span text:style-name="T361">y</text:span> <text:span text:style-name="T361">is</text:span> required to compile the product into a single <text:span text:style-name="T361">semi-</text:span>statically linked binary:</text:p>
      <text:list text:style-name="L26">
        <text:list-item>
          <text:p text:style-name="P690">pyinstaller</text:p>
        </text:list-item>
      </text:list>
      <text:p text:style-name="P51"/>
      <text:p text:style-name="P51">The build process is as follows:</text:p>
      <text:list text:style-name="L27">
        <text:list-item>
          <text:p text:style-name="P691">Product created from <text:span text:style-name="T8">main.py</text:span>.</text:p>
        </text:list-item>
        <text:list-item>
          <text:p text:style-name="P691">Compile into single binary (partially static-linked) using <text:span text:style-name="T8">pyinstaller</text:span> with <text:span text:style-name="T122">--onefile</text:span> argument.</text:p>
        </text:list-item>
      </text:list>
      <text:p text:style-name="P51"/>
      <text:h text:style-name="P594" text:outline-level="5"><text:bookmark-start text:name="__RefHeading___Toc515_1924128512 Copy 1 Copy 1"/>Documentations<text:bookmark-end text:name="__RefHeading___Toc515_1924128512 Copy 1 Copy 1"/></text:h>
      <text:p text:style-name="P427"><text:span text:style-name="T187">For composing the source codes’ documentations, </text:span><text:span text:style-name="T250">pdoc3</text:span><text:span text:style-name="T187"> pip package is used to generate the required HTML files. They can be published directly to the static site services like GitHub Pages.</text:span></text:p>
      <text:p text:style-name="P233"/>
      <text:h text:style-name="P594" text:outline-level="5"><text:bookmark-start text:name="__RefHeading___Toc515_1924128512 Copy 1 Copy 1 Copy 1"/>Dependencies Installations<text:bookmark-end text:name="__RefHeading___Toc515_1924128512 Copy 1 Copy 1 Copy 1"/></text:h>
      <text:p text:style-name="P52">These dependencies can be automatically installed using pip command, as such in the <text:span text:style-name="T122">requirements.txt</text:span> file:</text:p>
      <table:table table:name="Table28" table:style-name="Table28">
        <table:table-column table:style-name="Table28.A"/>
        <table:table-row>
          <table:table-cell table:style-name="Table28.A1" office:value-type="string">
            <text:p text:style-name="P362"># Please add your dependencies here</text:p>
            <text:p text:style-name="P362"/>
            <text:p text:style-name="P362"/>
            <text:p text:style-name="P362"/>
            <text:p text:style-name="P362"/>
            <text:p text:style-name="P362"># CI required libraries. Please DO NOT remove. TQ!</text:p>
            <text:p text:style-name="P415">pdoc3</text:p>
            <text:p text:style-name="P362">coverage </text:p>
            <text:p text:style-name="P148">pyinstaller</text:p>
            <text:p text:style-name="P362">wheel</text:p>
            <text:p text:style-name="P362">twine</text:p>
          </table:table-cell>
        </table:table-row>
      </table:table>
      <text:p text:style-name="P342"/>
      <text:h text:style-name="P546" text:outline-level="3"><text:bookmark-start text:name="__RefHeading___Toc219_1924128512"/>Package<text:bookmark-end text:name="__RefHeading___Toc219_1924128512"/></text:h>
      <text:p text:style-name="P57">Package job is responsible for packaging the built binaries into the industrial known distribution channels such as but not limited to Windows Store, Debian APT .deb ecosystem, Red Hat’s DEF .rpm ecosystem, Red Hat’s Flatpak ecosystem, Apple’s Brew ecosystem, CI friendly tar.xz or .zip archives ecosystem, etc that has default security protocols and with verifiable integrity.</text:p>
      <text:p text:style-name="P57"/>
      <text:p text:style-name="P61">This is a special job where instead of being override by a custom ci job recipe, the custom ci job recipe supplies the required content assembly functions instead.</text:p>
      <text:p text:style-name="P61"/>
      <text:p text:style-name="P290">This job <text:span text:style-name="T378">importing sequences is as follows, where the latter overwrites the former:</text:span></text:p>
      <text:list text:style-name="L28">
        <text:list-item>
          <text:p text:style-name="P754"><text:span text:style-name="T293">baseline job recipe (e.g. </text:span><text:span text:style-name="T225">src/.ci/test_unix-any.sh</text:span><text:span text:style-name="T293"> via </text:span><text:span text:style-name="T225">PROJECT_PATH_SOURCE</text:span><text:span text:style-name="T293">); </text:span><text:span text:style-name="T294">AND THEN</text:span></text:p>
        </text:list-item>
        <text:list-item>
          <text:p text:style-name="P754"><text:span text:style-name="T293">tech-specific job recipe (e.g. </text:span><text:span text:style-name="T225">srcPYTHON/.ci/test_unix-any.sh</text:span><text:span text:style-name="T293"> via </text:span><text:span text:style-name="T225">PROJECT_PYTHON)</text:span></text:p>
        </text:list-item>
      </text:list>
      <text:p text:style-name="P202"/>
      <text:p text:style-name="P455"><text:span text:style-name="T205">I</text:span><text:span text:style-name="T195">t’s highly recommended to keep all the package CI job algorithms inside the baseline job recipe only</text:span><text:span text:style-name="T187">. Unless absolutely necessary like PyPi is for solely for Python technology, it shall then be parked in tech-specific job recipe. </text:span><text:span text:style-name="T230">The latter and later always overwrite the former so only add the overriding functions in the <text:s/></text:span><text:span text:style-name="T222">tech-specific job recipe</text:span><text:span text:style-name="T187">.</text:span></text:p>
      <text:p text:style-name="P57"/>
      <text:p text:style-name="P57">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22">CONFIG.toml</text:span>) directory:</text:p>
      <text:p text:style-name="P254">{PROJECT_SKU}<text:span text:style-name="T111">[</text:span><text:span text:style-name="T362">*</text:span><text:span text:style-name="T111">]</text:span>_{OS}-{ARCH}[.<text:span text:style-name="T362">{EXTENSION}</text:span>]</text:p>
      <text:p text:style-name="P258"/>
      <text:p text:style-name="P57"><text:span text:style-name="T93">and package it based on the packager’s availability in the CI host OS sys</text:span>tem (e.g. in Windows OS, packing <text:span text:style-name="T122">.deb</text:span> and <text:span text:style-name="T122">.rpm</text:span> are impossible as the packaging tools are unavailable and are incompatible). The minimum packaging output would be the <text:span text:style-name="T122">.tar.xz</text:span> and <text:span text:style-name="T122">.zip</text:span> archive files.</text:p>
      <text:p text:style-name="P57"/>
      <text:p text:style-name="P57">All successfully packed packages are housed in the <text:span text:style-name="T28">{</text:span><text:span text:style-name="T8">PROJECT_PATH_ROOT</text:span><text:span text:style-name="T28">}</text:span><text:span text:style-name="T8">/</text:span><text:span text:style-name="T28">{</text:span><text:span text:style-name="T8">PROJECT_PATH_PKG</text:span><text:span text:style-name="T28">}</text:span> (defined in <text:span text:style-name="T122">CONFIG.toml</text:span>) ready for <text:span text:style-name="T362">next CI job: </text:span>release.</text:p>
      <text:h text:style-name="P567" text:outline-level="4"><text:bookmark-start text:name="__RefHeading___Toc353_1924128512"/>Cryptography <text:span text:style-name="T77">Requirements</text:span><text:bookmark-end text:name="__RefHeading___Toc353_1924128512"/></text:h>
      <text:p text:style-name="P55"><text:span text:style-name="T362">It’s duly noted </text:span>that some ecosystems require cryptography <text:span text:style-name="T362">notorization</text:span> such as but not limited to GPG signing for .deb and .rpm package types. If there are such a need, <text:span text:style-name="T8">it is always advisable to assemble all the built binary files in the right location and package it locally rather than relying on 3rd-party CI service provider</text:span>.</text:p>
      <text:p text:style-name="P55"/>
      <text:p text:style-name="P55">This is to protect the cryptography private keys from risking being exposed out (via 3rd-party service providers’ contractors <text:span text:style-name="T76">indirectly</text:span> or <text:span text:style-name="T362">directly like </text:span>security vulnerabilities).</text:p>
      <text:p text:style-name="P61"/>
      <text:p text:style-name="P61"/>
      <text:h text:style-name="P556" text:outline-level="4"><text:bookmark-start text:name="__RefHeading___Toc582_1924128512"/>Operating Parameters<text:bookmark-end text:name="__RefHeading___Toc582_1924128512"/></text:h>
      <text:p text:style-name="P49">This job takes the following as its inputs:</text:p>
      <text:p text:style-name="P237">{PROJECT_PATH_ROOT}/{PROJECT_PATH_BUILD}/</text:p>
      <text:p text:style-name="P237">{PROJECT_PATH_ROOT}/{PROJECT_PATH_TOOLS}/</text:p>
      <text:p text:style-name="P248"/>
      <text:p text:style-name="P241">This job generate files to the following as outputs:</text:p>
      <text:p text:style-name="P237">{PROJECT_PATH_ROOT}/{PROJECT_PATH_PKG}/</text:p>
      <text:p text:style-name="P248"/>
      <text:h text:style-name="P569" text:outline-level="4"><text:bookmark-start text:name="__RefHeading___Toc763_1924128512"/>Archive Packages (.tar.xz<text:span text:style-name="T169">|</text:span>.zip)<text:bookmark-end text:name="__RefHeading___Toc763_1924128512"/></text:h>
      <text:p text:style-name="P412"><text:span text:style-name="T267">A</text:span><text:span text:style-name="T187">utomataCI supports primitive package archiving using </text:span><text:span text:style-name="T195">.tar.xz</text:span><text:span text:style-name="T187"> or </text:span><text:span text:style-name="T195">.zip</text:span><text:span text:style-name="T187"> archivers depending on the target OS (Windows is the only one using </text:span><text:span text:style-name="T195">.zip</text:span><text:span text:style-name="T187"> archive format).</text:span></text:p>
      <text:p text:style-name="P220"/>
      <text:p text:style-name="P220">By default, AutomataCI deploys the maximum compression performance (e.g. level 9 for XZ compressor) to ensure the output can be stored in long-term storage elsewhere and be energy efficient during transit.</text:p>
      <text:p text:style-name="P61"/>
      <text:h text:style-name="P596" text:outline-level="5"><text:bookmark-start text:name="__RefHeading___Toc1127_1924128512 Copy 1"/>Supported Platform<text:bookmark-end text:name="__RefHeading___Toc1127_1924128512 Copy 1"/></text:h>
      <text:p text:style-name="P220">AutomataCI supports package archiving for a varieties of host OS system.<text:span text:style-name="T111"> The table below indicates the supporting nature across known OS in the market.</text:span></text:p>
      <text:p text:style-name="P78"/>
      <table:table table:name="Table35" table:style-name="Table35">
        <table:table-column table:style-name="Table35.A" table:number-columns-repeated="3"/>
        <table:table-column table:style-name="Table35.D"/>
        <table:table-row>
          <table:table-cell table:style-name="Table35.A1" office:value-type="string">
            <text:p text:style-name="P127">UNIX <text:span text:style-name="T106">(Debian based)</text:span></text:p>
          </table:table-cell>
          <table:table-cell table:style-name="Table35.A1" office:value-type="string">
            <text:p text:style-name="P137">UNIX (Red Hat based)</text:p>
          </table:table-cell>
          <table:table-cell table:style-name="Table35.A1" office:value-type="string">
            <text:p text:style-name="P127">MacOS</text:p>
          </table:table-cell>
          <table:table-cell table:style-name="Table35.D1" office:value-type="string">
            <text:p text:style-name="P127">Windows</text:p>
          </table:table-cell>
        </table:table-row>
        <table:table-row>
          <table:table-cell table:style-name="Table35.A2" office:value-type="string">
            <text:p text:style-name="P370">Supported</text:p>
          </table:table-cell>
          <table:table-cell table:style-name="Table35.A2" office:value-type="string">
            <text:p text:style-name="P382">Supported (Untested)</text:p>
          </table:table-cell>
          <table:table-cell table:style-name="Table35.A2" office:value-type="string">
            <text:p text:style-name="P374">Supported</text:p>
          </table:table-cell>
          <table:table-cell table:style-name="Table35.D2" office:value-type="string">
            <text:p text:style-name="P370">Supported</text:p>
          </table:table-cell>
        </table:table-row>
      </table:table>
      <text:p text:style-name="P78"/>
      <text:h text:style-name="P572" text:outline-level="4"><text:bookmark-start text:name="__RefHeading___Toc9780_2244120906"/>Homebrew Ecosystem<text:bookmark-end text:name="__RefHeading___Toc9780_2244120906"/></text:h>
      <text:p text:style-name="P346">AutomataCI assembles and scripts Homeb<text:span text:style-name="T432">r</text:span>ew’s Formula Ruby script for distributing the product in the Homebrew ecosystem based on the following documentations:</text:p>
      <text:list text:style-name="L29">
        <text:list-item>
          <text:p text:style-name="P755"><text:a xlink:type="simple" xlink:href="https://docs.brew.sh/" text:style-name="Internet_20_link" text:visited-style-name="Visited_20_Internet_20_Link"><text:span text:style-name="T187">https://docs.brew.sh/</text:span></text:a></text:p>
        </text:list-item>
        <text:list-item>
          <text:p text:style-name="P755"><text:a xlink:type="simple" xlink:href="https://docs.brew.sh/Taps" text:style-name="Internet_20_link" text:visited-style-name="Visited_20_Internet_20_Link"><text:span text:style-name="T187">https://docs.brew.sh/Taps</text:span></text:a></text:p>
        </text:list-item>
        <text:list-item>
          <text:p text:style-name="P755"><text:a xlink:type="simple" xlink:href="https://docs.brew.sh/Formula-Cookbook" text:style-name="Internet_20_link" text:visited-style-name="Visited_20_Internet_20_Link"><text:span text:style-name="T187">https://docs.brew.sh/Formula-Cookbook</text:span></text:a></text:p>
        </text:list-item>
        <text:list-item>
          <text:p text:style-name="P755"><text:a xlink:type="simple" xlink:href="https://github.com/Homebrew/homebrew-core/tree/master" text:style-name="Internet_20_link" text:visited-style-name="Visited_20_Internet_20_Link"><text:span text:style-name="T187">https://github.com/Homebrew/homebrew-core/tree/master</text:span></text:a></text:p>
        </text:list-item>
        <text:list-item>
          <text:p text:style-name="P755"><text:a xlink:type="simple" xlink:href="https://brew.sh/2020/11/18/homebrew-tap-with-bottles-uploaded-to-github-releases/" text:style-name="Internet_20_link" text:visited-style-name="Visited_20_Internet_20_Link"><text:span text:style-name="T187">https://brew.sh/2020/11/18/homebrew-tap-with-bottles-uploaded-to-github-releases/</text:span></text:a></text:p>
        </text:list-item>
      </text:list>
      <text:p text:style-name="P346"/>
      <text:p text:style-name="P493"><text:span text:style-name="T187">Homebrew itself is </text:span><text:span text:style-name="T327">somehow </text:span><text:span text:style-name="T187">complicated when it comes to being automated by any CI pipelines mainly due to Apple’s security requirements and its rather poor management over handling </text:span><text:span text:style-name="T327">its </text:span><text:span text:style-name="T187">vast </text:span><text:span text:style-name="T327">coverage of</text:span><text:span text:style-name="T187"> development permutation possibilities. Moreover, the introduction of its own brewing terminologies makes the technical comprehension notoriously confusing albeit being flamboyant and fancy. After careful analysis over Homebrew’s ecosystem, it’s safer to let Homebrew to have its own dedicated package archive for distributions.</text:span></text:p>
      <text:p text:style-name="P346"/>
      <text:p text:style-name="P493"><text:span text:style-name="T187">By default, </text:span><text:span text:style-name="T222">AutomataCI recommends only package a compilable source codes alongside AutomataCI tool for end-user’s compilation</text:span><text:span text:style-name="T187">. This is mainly to handle 2 problems:</text:span></text:p>
      <text:list text:style-name="L30">
        <text:list-item>
          <text:p text:style-name="P756"><text:span text:style-name="T187">Apple Gatekeeping Security Requirement (</text:span><text:a xlink:type="simple" xlink:href="https://support.apple.com/en-my/guide/security/sec5599b66df/web" text:style-name="Internet_20_link" text:visited-style-name="Visited_20_Internet_20_Link"><text:span text:style-name="T187">https://support.apple.com/en-my/guide/security/sec5599b66df/web</text:span></text:a><text:span text:style-name="T187">) <text:s/>- ensures the built binary is code-signed locally at the end user side of things; AND</text:span></text:p>
        </text:list-item>
        <text:list-item>
          <text:p text:style-name="P692">Fulfilling Homebrew’s Formula basic requirement.</text:p>
        </text:list-item>
      </text:list>
      <text:p text:style-name="P346"><text:s/></text:p>
      <text:p text:style-name="P493"><text:span text:style-name="T187">For pre-compiled binaries (or in Homebrew’s term: ”</text:span><text:span text:style-name="T222">bottle</text:span><text:span text:style-name="T187">”</text:span><text:span text:style-name="T318">)</text:span><text:span text:style-name="T187">, it’s entirely your responsibility to get the binary both code-signed and notarized </text:span><text:span text:style-name="T318">in</text:span><text:span text:style-name="T187"> </text:span><text:span text:style-name="T318">your</text:span><text:span text:style-name="T187"> MacOS build system (Refer: </text:span><text:a xlink:type="simple" xlink:href="https://developer.apple.com/documentation/security/notarizing_macos_software_before_distribution/resolving_common_notarization_issues" text:style-name="Internet_20_link" text:visited-style-name="Visited_20_Internet_20_Link"><text:span text:style-name="T187">https://developer.apple.com/documentation/security/notarizing_macos_software_before_distribution/resolving_common_notarization_issues</text:span></text:a><text:span text:style-name="T187">). </text:span><text:span text:style-name="T318">Otherwise, should the product is accepted by the Homebrew Core team, the bottle is built and notarized using their system and certificates.</text:span></text:p>
      <text:p text:style-name="P346"/>
      <text:p text:style-name="P493"><text:span text:style-name="T187">As for any other probable use cases such as distributing GUI and etc, </text:span><text:span text:style-name="T222">AutomataCI highly recommends to use macOS’s Xcode and its ecosystems instead of Homebrew for sanity sak</text:span><text:span text:style-name="T237">e since Apply requires to you join their paid Developer Program regardless anyway.</text:span></text:p>
      <text:p text:style-name="P350"/>
      <text:h text:style-name="P597" text:outline-level="5"><text:bookmark-start text:name="__RefHeading___Toc1127_1924128512 Copy 1 Copy 1"/>Supported Platform<text:bookmark-end text:name="__RefHeading___Toc1127_1924128512 Copy 1 Copy 1"/></text:h>
      <text:p text:style-name="P221">AutomataCI supports <text:span text:style-name="T425">Homebrew </text:span>packag<text:span text:style-name="T425">ing</text:span> for a varieties of host OS system.<text:span text:style-name="T111"> The table below indicates the supporting nature across known OS in the market.</text:span></text:p>
      <text:p text:style-name="P84"/>
      <table:table table:name="Table72" table:style-name="Table72">
        <table:table-column table:style-name="Table72.A" table:number-columns-repeated="3"/>
        <table:table-column table:style-name="Table72.D"/>
        <table:table-row>
          <table:table-cell table:style-name="Table72.A1" office:value-type="string">
            <text:p text:style-name="P128">UNIX <text:span text:style-name="T106">(Debian based)</text:span></text:p>
          </table:table-cell>
          <table:table-cell table:style-name="Table72.A1" office:value-type="string">
            <text:p text:style-name="P138">UNIX (Red Hat based)</text:p>
          </table:table-cell>
          <table:table-cell table:style-name="Table72.A1" office:value-type="string">
            <text:p text:style-name="P128">MacOS</text:p>
          </table:table-cell>
          <table:table-cell table:style-name="Table72.D1" office:value-type="string">
            <text:p text:style-name="P128">Windows</text:p>
          </table:table-cell>
        </table:table-row>
        <table:table-row>
          <table:table-cell table:style-name="Table72.A2" office:value-type="string">
            <text:p text:style-name="P371">Supported</text:p>
          </table:table-cell>
          <table:table-cell table:style-name="Table72.A2" office:value-type="string">
            <text:p text:style-name="P384">Supported (Untested)</text:p>
          </table:table-cell>
          <table:table-cell table:style-name="Table72.A2" office:value-type="string">
            <text:p text:style-name="P375">Supported</text:p>
          </table:table-cell>
          <table:table-cell table:style-name="Table72.D2" office:value-type="string">
            <text:p text:style-name="P371">Supported</text:p>
          </table:table-cell>
        </table:table-row>
      </table:table>
      <text:p text:style-name="P84"/>
      <text:h text:style-name="P598" text:outline-level="5"><text:bookmark-start text:name="__RefHeading___Toc1129_1924128512 Copy 1"/>Content Assembling Function<text:bookmark-end text:name="__RefHeading___Toc1129_1924128512 Copy 1"/></text:h>
      <text:p text:style-name="P84">The content assembling function <text:span text:style-name="T363">for UNIX OS</text:span> is:</text:p>
      <table:table table:name="Table70" table:style-name="Table70">
        <table:table-column table:style-name="Table70.A"/>
        <table:table-row>
          <table:table-cell table:style-name="Table70.A1" office:value-type="string">
            <text:p text:style-name="P72">PACKAGE::assemble_<text:span text:style-name="T417">homebrew</text:span>_content() {</text:p>
            <text:p text:style-name="P72"><text:tab/>…</text:p>
            <text:p text:style-name="P72">}</text:p>
          </table:table-cell>
        </table:table-row>
      </table:table>
      <text:p text:style-name="P84"/>
      <text:p text:style-name="P224">While the content assembly function for Windows OS is:</text:p>
      <table:table table:name="Table71" table:style-name="Table71">
        <table:table-column table:style-name="Table71.A"/>
        <table:table-row>
          <table:table-cell table:style-name="Table71.A1" office:value-type="string">
            <text:p text:style-name="P72">PACKAGE-<text:span text:style-name="T363">A</text:span>ssemble-<text:span text:style-name="T417">HOMEBREW</text:span><text:span text:style-name="T363">-C</text:span>ontent() {</text:p>
            <text:p text:style-name="P72"><text:tab/>…</text:p>
            <text:p text:style-name="P72">}</text:p>
          </table:table-cell>
        </table:table-row>
      </table:table>
      <text:p text:style-name="P84"/>
      <text:p text:style-name="P84">In this function, the package Job shall pass in the following positional parameters:</text:p>
      <text:p text:style-name="P72">_target="$1"</text:p>
      <text:p text:style-name="P72">_directory="$2"</text:p>
      <text:p text:style-name="P72">_target_name="$3"</text:p>
      <text:p text:style-name="P72">_target_os="$4"</text:p>
      <text:p text:style-name="P72">_target_arch="$5"</text:p>
      <text:p text:style-name="P84"/>
      <text:p text:style-name="P85">The <text:span text:style-name="T8">$_directory</text:span> variable should point to the workspace directory <text:span text:style-name="T419">containing a </text:span><text:span text:style-name="T149">Data/</text:span><text:span text:style-name="T419"> sub-directory</text:span>. The <text:span text:style-name="T105">objective</text:span><text:span text:style-name="T419">s are:</text:span></text:p>
      <text:list text:style-name="L31">
        <text:list-item>
          <text:p text:style-name="P758"><text:span text:style-name="T267">to assemble </text:span><text:span text:style-name="T322">a buildable</text:span><text:span text:style-name="T267"> </text:span><text:span text:style-name="T322">source codes consumable by Homebrew and its build tools </text:span><text:span text:style-name="T323">inside this </text:span><text:span text:style-name="T238">Data/</text:span><text:span text:style-name="T323"> sub-directory; AND</text:span></text:p>
        </text:list-item>
        <text:list-item>
          <text:p text:style-name="P758"><text:span text:style-name="T323">to script the </text:span><text:span text:style-name="T238">${_directory}/formula.rb</text:span><text:span text:style-name="T323"> Homebrew formula script used as a foundation for creating the finalized Homebrew formula Ruby source code.</text:span></text:p>
        </text:list-item>
      </text:list>
      <text:h text:style-name="P648" text:outline-level="6"><text:bookmark-start text:name="__RefHeading___Toc1131_1924128512 Copy 2"/><text:soft-page-break/>Required Files<text:bookmark-end text:name="__RefHeading___Toc1131_1924128512 Copy 2"/></text:h>
      <text:p text:style-name="P330">The following are the required files for AutomataCI to process the package properly:</text:p>
      <text:p text:style-name="P85"/>
      <text:list xml:id="list763291310" text:style-name="L32">
        <text:list-item>
          <text:p text:style-name="P695"><text:span text:style-name="T149">formula.rb</text:span><text:span text:style-name="T419"> – template for generating the Homebrew Formula </text:span><text:span text:style-name="T420">Ruby </text:span><text:span text:style-name="T419">source code.</text:span></text:p>
        </text:list-item>
      </text:list>
      <text:p text:style-name="P329"/>
      <text:p text:style-name="P330">The <text:span text:style-name="T122">formula.rb</text:span> can have the following placeholders (exactly as it is) for value replacement during the packing process:</text:p>
      <text:list text:style-name="L33">
        <text:list-item>
          <text:p text:style-name="P700"><text:span text:style-name="T8">{{ TARGET_PACKAGE }}</text:span> - the tar.xz package name for AutomataCI to replace in; AND</text:p>
        </text:list-item>
        <text:list-item>
          <text:p text:style-name="P700"><text:span text:style-name="T8">{{ TARGET_SHASUM }}</text:span> - the required SHA256 value of the tar.xz package. </text:p>
        </text:list-item>
      </text:list>
      <text:p text:style-name="P330">Otherwise, its format complies strictly to Homebrew’s Formula Cookbook (<text:a xlink:type="simple" xlink:href="https://docs.brew.sh/Formula-Cookbook" text:style-name="Internet_20_link" text:visited-style-name="Visited_20_Internet_20_Link">https://docs.brew.sh/Formula-Cookbook</text:a>).</text:p>
      <text:p text:style-name="P329"/>
      <text:p text:style-name="P330">Should the required files are missing, AutomataCI shall fail the Package CI Job run.</text:p>
      <text:p text:style-name="P330"/>
      <text:h text:style-name="P573" text:outline-level="4"><text:bookmark-start text:name="__RefHeading___Toc9780_2244120906 Copy 1"/><text:span text:style-name="T424">Chocolatey</text:span> Ecosystem<text:bookmark-end text:name="__RefHeading___Toc9780_2244120906 Copy 1"/></text:h>
      <text:p text:style-name="P347">AutomataCI assembles and scripts <text:span text:style-name="T424">Chocolatey’s</text:span> <text:span text:style-name="T424">package</text:span> for distributing the product in the <text:span text:style-name="T424">Chocolatey ecosystem</text:span> based on the following documentations:</text:p>
      <text:list text:style-name="L34">
        <text:list-item>
          <text:p text:style-name="P693"><text:a xlink:type="simple" xlink:href="https://docs.chocolatey.org/en-us/create/create-packages" text:style-name="Internet_20_link" text:visited-style-name="Visited_20_Internet_20_Link">https://docs.chocolatey.org/en-us/create/create-packages</text:a></text:p>
        </text:list-item>
        <text:list-item>
          <text:p text:style-name="P693"><text:a xlink:type="simple" xlink:href="https://learn.microsoft.com/en-us/nuget/reference/nuspec" text:style-name="Internet_20_link" text:visited-style-name="Visited_20_Internet_20_Link">https://learn.microsoft.com/en-us/nuget/reference/nuspec</text:a></text:p>
        </text:list-item>
        <text:list-item>
          <text:p text:style-name="P693"><text:a xlink:type="simple" xlink:href="https://blog.chocolatey.org/2016/01/create-chocolatey-packages/" text:style-name="Internet_20_link" text:visited-style-name="Visited_20_Internet_20_Link">https://blog.chocolatey.org/2016/01/create-chocolatey-packages/</text:a></text:p>
        </text:list-item>
        <text:list-item>
          <text:p text:style-name="P693"><text:a xlink:type="simple" xlink:href="https://learn.microsoft.com/en-us/nuget/" text:style-name="Internet_20_link" text:visited-style-name="Visited_20_Internet_20_Link">https://learn.microsoft.com/en-us/nuget/</text:a></text:p>
        </text:list-item>
        <text:list-item>
          <text:p text:style-name="P693"><text:a xlink:type="simple" xlink:href="https://learn.microsoft.com/en-us/nuget/quickstart/create-and-publish-a-package-using-the-dotnet-cli" text:style-name="Internet_20_link" text:visited-style-name="Visited_20_Internet_20_Link">https://learn.microsoft.com/en-us/nuget/quickstart/create-and-publish-a-package-using-the-dotnet-cli</text:a></text:p>
        </text:list-item>
        <text:list-item>
          <text:p text:style-name="P693"><text:a xlink:type="simple" xlink:href="https://learn.microsoft.com/en-us/nuget/create-packages/creating-a-package" text:style-name="Internet_20_link" text:visited-style-name="Visited_20_Internet_20_Link">https://learn.microsoft.com/en-us/nuget/create-packages/creating-a-package</text:a></text:p>
        </text:list-item>
        <text:list-item>
          <text:p text:style-name="P693"><text:a xlink:type="simple" xlink:href="https://community.chocolatey.org/courses/creating-chocolatey-packages/summary-rules-and-guidlines" text:style-name="Internet_20_link" text:visited-style-name="Visited_20_Internet_20_Link">https://community.chocolatey.org/courses/creating-chocolatey-packages/summary-rules-and-guidlines</text:a></text:p>
        </text:list-item>
        <text:list-item>
          <text:p text:style-name="P693"><text:a xlink:type="simple" xlink:href="https://stackoverflow.com/questions/14329243/examine-contents-of-a-nuget-package" text:style-name="Internet_20_link" text:visited-style-name="Visited_20_Internet_20_Link">https://stackoverflow.com/questions/14329243/examine-contents-of-a-nuget-package</text:a></text:p>
        </text:list-item>
        <text:list-item>
          <text:p text:style-name="P693"><text:a xlink:type="simple" xlink:href="https://blog.chocolatey.org/2016/01/host-your-own-server/" text:style-name="Internet_20_link" text:visited-style-name="Visited_20_Internet_20_Link">https://blog.chocolatey.org/2016/01/host-your-own-server/</text:a></text:p>
        </text:list-item>
        <text:list-item>
          <text:p text:style-name="P693"><text:a xlink:type="simple" xlink:href="https://docs.chocolatey.org/en-us/features/host-packages#local-folder-permissions" text:style-name="Internet_20_link" text:visited-style-name="Visited_20_Internet_20_Link">https://docs.chocolatey.org/en-us/features/host-packages#local-folder-permissions</text:a></text:p>
        </text:list-item>
        <text:list-item>
          <text:p text:style-name="P693"><text:a xlink:type="simple" xlink:href="https://docs.chocolatey.org/en-us/features/host-packages#local-folder-or-share-structure" text:style-name="Internet_20_link" text:visited-style-name="Visited_20_Internet_20_Link">https://docs.chocolatey.org/en-us/features/host-packages#local-folder-or-share-structure</text:a></text:p>
        </text:list-item>
      </text:list>
      <text:p text:style-name="P347"/>
      <text:p text:style-name="P505"><text:span text:style-name="T187">Chocolatey relies heavily to DotNet framework and some heavy batteries just to create a “</text:span><text:span text:style-name="T222">… a fancy version of a zip file that knows about metadata, versioning and dependencies related to underlying software, plus optional automation scripts that are run during installation, upgrade and uninstallation of the package (— </text:span><text:span text:style-name="T243">by </text:span><text:span text:style-name="T222">Chocolatey)</text:span><text:span text:style-name="T187">”. Hence, AutomataCI itself uses the understanding of the Chocolatey &amp; NuGet package algorithm</text:span><text:span text:style-name="T336">s</text:span><text:span text:style-name="T187"> and developed its own compiler for cross-packaging sake.</text:span></text:p>
      <text:p text:style-name="P355"/>
      <text:p text:style-name="P494"><text:span text:style-name="T330">AutomataCI</text:span><text:span text:style-name="T187"> </text:span><text:span text:style-name="T330">scripts all the required files and zip it accordingly. </text:span><text:span text:style-name="T187">By default, </text:span><text:span text:style-name="T222">AutomataCI recommends only package a compilable source codes alongside AutomataCI tool for end-user’s compilation</text:span><text:span text:style-name="T187">. This is mainly to handle 2 problems:</text:span></text:p>
      <text:list text:style-name="L35">
        <text:list-item>
          <text:p text:style-name="P757"><text:span text:style-name="T330">Microsoft</text:span><text:span text:style-name="T187"> </text:span><text:span text:style-name="T330">Signing Security Requirement</text:span><text:span text:style-name="T187"> (</text:span><text:a xlink:type="simple" xlink:href="https://learn.microsoft.com/en-us/windows/win32/seccrypto/signtool" text:style-name="Internet_20_link" text:visited-style-name="Visited_20_Internet_20_Link"><text:span text:style-name="T187">https://learn.microsoft.com/en-us/windows/win32/seccrypto/signtool</text:span></text:a><text:span text:style-name="T187">) <text:s/></text:span><text:span text:style-name="T280">—</text:span><text:span text:style-name="T187"> ensures the built binary is code-signed locally at the end user side of things; AND</text:span></text:p>
        </text:list-item>
        <text:list-item>
          <text:p text:style-name="P694">Fulfilling <text:span text:style-name="T424">Chocolatey’s</text:span> basic requirement.</text:p>
        </text:list-item>
      </text:list>
      <text:p text:style-name="P347"><text:s/></text:p>
      <text:p text:style-name="P495"><text:span text:style-name="T333">Should the package delivers </text:span><text:span text:style-name="T187">pre-compiled binaries, it’s entirely your responsibility to get the binary both code-signed and notarized </text:span><text:span text:style-name="T318">in</text:span><text:span text:style-name="T187"> </text:span><text:span text:style-name="T318">your</text:span><text:span text:style-name="T187"> build system. </text:span><text:span text:style-name="T318">Otherwise, should the product is accepted by the </text:span><text:span text:style-name="T330">Chocolatey</text:span><text:span text:style-name="T318"> Core team, the </text:span><text:span text:style-name="T330">package is published</text:span><text:span text:style-name="T318">. </text:span><text:span text:style-name="T241">For GUI and etc, AutomataCI highly recommends to split it into a separate package since not everyone is using GUI interface</text:span><text:span text:style-name="T330">.</text:span></text:p>
      <text:p text:style-name="P355"/>
      <text:p text:style-name="P505"><text:span text:style-name="T187">For self-signing on Windows, one can use SignTool in Microsoft Windows (</text:span><text:a xlink:type="simple" xlink:href="https://learn.microsoft.com/en-us/windows/win32/seccrypto/signtool" text:style-name="Internet_20_link" text:visited-style-name="Visited_20_Internet_20_Link"><text:span text:style-name="T331">https://learn.microsoft.com/en-us/windows/win32/seccrypto/signtool</text:span></text:a><text:span text:style-name="T187">) or OSSLSignCode elsewhere (</text:span><text:a xlink:type="simple" xlink:href="https://github.com/mtrojnar/osslsigncode" text:style-name="Internet_20_link" text:visited-style-name="Visited_20_Internet_20_Link"><text:span text:style-name="T187">https://github.com/mtrojnar/osslsigncode</text:span></text:a><text:span text:style-name="T187">). To ensure maximum compatibility and authenticity, Microsoft requires you to </text:span><text:span text:style-name="T222">purchase a trusted EV Certificate</text:span><text:span text:style-name="T237">. </text:span><text:span text:style-name="T222">Otherwise, self-signed CA certificate is </text:span><text:span text:style-name="T243">acceptable</text:span><text:span text:style-name="T222">.</text:span></text:p>
      <text:p text:style-name="P351"/>
      <text:h text:style-name="P599" text:outline-level="5"><text:bookmark-start text:name="__RefHeading___Toc1127_1924128512 Copy 1 Copy 1 Copy 1"/>Supported Platform<text:bookmark-end text:name="__RefHeading___Toc1127_1924128512 Copy 1 Copy 1 Copy 1"/></text:h>
      <text:p text:style-name="P222">AutomataCI supports <text:span text:style-name="T425">Chocolatey </text:span>package for a varieties of host OS system.<text:span text:style-name="T111"> The table below indicates the supporting nature across known OS in the market.</text:span></text:p>
      <text:p text:style-name="P86"/>
      <table:table table:name="Table74" table:style-name="Table74">
        <table:table-column table:style-name="Table74.A" table:number-columns-repeated="3"/>
        <table:table-column table:style-name="Table74.D"/>
        <table:table-row>
          <table:table-cell table:style-name="Table74.A1" office:value-type="string">
            <text:p text:style-name="P129">UNIX <text:span text:style-name="T106">(Debian based)</text:span></text:p>
          </table:table-cell>
          <table:table-cell table:style-name="Table74.A1" office:value-type="string">
            <text:p text:style-name="P139">UNIX (Red Hat based)</text:p>
          </table:table-cell>
          <table:table-cell table:style-name="Table74.A1" office:value-type="string">
            <text:p text:style-name="P129">MacOS</text:p>
          </table:table-cell>
          <table:table-cell table:style-name="Table74.D1" office:value-type="string">
            <text:p text:style-name="P129">Windows</text:p>
          </table:table-cell>
        </table:table-row>
        <table:table-row>
          <table:table-cell table:style-name="Table74.A2" office:value-type="string">
            <text:p text:style-name="P372">Supported</text:p>
          </table:table-cell>
          <table:table-cell table:style-name="Table74.A2" office:value-type="string">
            <text:p text:style-name="P385">Supported (Untested)</text:p>
          </table:table-cell>
          <table:table-cell table:style-name="Table74.A2" office:value-type="string">
            <text:p text:style-name="P376">Supported</text:p>
          </table:table-cell>
          <table:table-cell table:style-name="Table74.D2" office:value-type="string">
            <text:p text:style-name="P372">Supported</text:p>
          </table:table-cell>
        </table:table-row>
      </table:table>
      <text:p text:style-name="P86"/>
      <text:h text:style-name="P600" text:outline-level="5"><text:bookmark-start text:name="__RefHeading___Toc1129_1924128512 Copy 1 Copy 1"/>Content Assembling Function<text:bookmark-end text:name="__RefHeading___Toc1129_1924128512 Copy 1 Copy 1"/></text:h>
      <text:p text:style-name="P86">The content assembling function <text:span text:style-name="T363">for UNIX OS</text:span> is:</text:p>
      <table:table table:name="Table75" table:style-name="Table75">
        <table:table-column table:style-name="Table75.A"/>
        <table:table-row>
          <table:table-cell table:style-name="Table75.A1" office:value-type="string">
            <text:p text:style-name="P73">PACKAGE::assemble_<text:span text:style-name="T425">chocolatey</text:span>_content() {</text:p>
            <text:p text:style-name="P73"><text:tab/>…</text:p>
            <text:p text:style-name="P73">}</text:p>
          </table:table-cell>
        </table:table-row>
      </table:table>
      <text:p text:style-name="P86"/>
      <text:p text:style-name="P225">While the content assembly function for Windows OS is:</text:p>
      <table:table table:name="Table76" table:style-name="Table76">
        <table:table-column table:style-name="Table76.A"/>
        <table:table-row>
          <table:table-cell table:style-name="Table76.A1" office:value-type="string">
            <text:p text:style-name="P73">PACKAGE-<text:span text:style-name="T363">A</text:span>ssemble-<text:span text:style-name="T425">CHOCOLATEY</text:span><text:span text:style-name="T363">-C</text:span>ontent() {</text:p>
            <text:p text:style-name="P73"><text:tab/>…</text:p>
            <text:p text:style-name="P73">}</text:p>
          </table:table-cell>
        </table:table-row>
      </table:table>
      <text:p text:style-name="P86"/>
      <text:p text:style-name="P86">In this function, the package Job shall pass in the following positional parameters:</text:p>
      <text:p text:style-name="P73">_target="$1"</text:p>
      <text:p text:style-name="P73">_directory="$2"</text:p>
      <text:p text:style-name="P73">_target_name="$3"</text:p>
      <text:p text:style-name="P73">_target_os="$4"</text:p>
      <text:p text:style-name="P73">_target_arch="$5"</text:p>
      <text:p text:style-name="P86"/>
      <text:p text:style-name="P86">The <text:span text:style-name="T8">$_directory</text:span> variable should point to the workspace directory <text:span text:style-name="T419">containing a </text:span><text:span text:style-name="T149">Data/</text:span><text:span text:style-name="T419"> sub-directory </text:span><text:span text:style-name="T426">and a </text:span><text:span text:style-name="T151">tools/</text:span><text:span text:style-name="T426"> sub-directory</text:span>. The <text:span text:style-name="T105">objective</text:span><text:span text:style-name="T419">s are:</text:span></text:p>
      <text:list text:style-name="L36">
        <text:list-item>
          <text:p text:style-name="P759"><text:span text:style-name="T267">to assemble </text:span><text:span text:style-name="T322">a build-able</text:span><text:span text:style-name="T267"> </text:span><text:span text:style-name="T322">source codes consumable by </text:span><text:span text:style-name="T332">Chocolatey</text:span><text:span text:style-name="T322"> and its build tools </text:span><text:span text:style-name="T323">inside this </text:span><text:span text:style-name="T238">Data/</text:span><text:span text:style-name="T323"> sub-directory; AND</text:span></text:p>
        </text:list-item>
        <text:list-item>
          <text:p text:style-name="P701">to script the:</text:p>
          <text:list>
            <text:list-item>
              <text:p text:style-name="P760"><text:span text:style-name="T238">${_directory}/tools/chocolateyinstall.ps1; </text:span><text:span text:style-name="T332">AND</text:span></text:p>
            </text:list-item>
            <text:list-item>
              <text:p text:style-name="P760"><text:span text:style-name="T238">${_directory}/tools/chocolateyinstall.ps1</text:span><text:span text:style-name="T332">; AND</text:span></text:p>
            </text:list-item>
            <text:list-item>
              <text:p text:style-name="P760"><text:span text:style-name="T238">${_directory}/</text:span><text:span text:style-name="T242">tools/chocolateyBeforeModify.ps1</text:span></text:p>
            </text:list-item>
          </text:list>
        </text:list-item>
      </text:list>
      <text:p text:style-name="P504"><text:span text:style-name="T332">required Chocolatey</text:span><text:span text:style-name="T323"> </text:span><text:span text:style-name="T332">PowerShell</text:span><text:span text:style-name="T323"> script</text:span><text:span text:style-name="T332">s</text:span><text:span text:style-name="T323">.</text:span></text:p>
      <text:h text:style-name="P649" text:outline-level="6"><text:bookmark-start text:name="__RefHeading___Toc1131_1924128512 Copy 2 Copy 1"/>Required Files<text:bookmark-end text:name="__RefHeading___Toc1131_1924128512 Copy 2 Copy 1"/></text:h>
      <text:p text:style-name="P331">The following are the required files for AutomataCI to process the package properly:</text:p>
      <text:list text:style-name="L37">
        <text:list-item>
          <text:list>
            <text:list-item>
              <text:p text:style-name="P761"><text:span text:style-name="T238">${_directory}/tools/chocolateyinstall.ps1</text:span><text:span text:style-name="T281"> – </text:span><text:span text:style-name="T282">the install execution instructions </text:span><text:span text:style-name="T283">in </text:span><text:bookmark-start text:name="__DdeLink__10446_2758883828"/><text:span text:style-name="T283">PowerShell format</text:span><text:bookmark-end text:name="__DdeLink__10446_2758883828"/><text:span text:style-name="T282">.</text:span></text:p>
            </text:list-item>
            <text:list-item>
              <text:p text:style-name="P762"><text:span text:style-name="T238">${_directory}/tools/chocolateyinstall.ps1</text:span><text:span text:style-name="T281"> – </text:span><text:span text:style-name="T282">the un-install execution instructions </text:span><text:span text:style-name="T283">in PowerShell format</text:span><text:span text:style-name="T282">.</text:span></text:p>
            </text:list-item>
            <text:list-item>
              <text:p text:style-name="P761"><text:span text:style-name="T149">${_directory}/</text:span><text:span text:style-name="T150">tools/chocolateyBeforeModify.ps1</text:span><text:span text:style-name="T185"> – the pre-configurations (e.g. disabling services and etc) execution instructions before executing any install/uninstall PowerShell </text:span><text:span text:style-name="T186">scripts above</text:span><text:span text:style-name="T185">.</text:span></text:p>
            </text:list-item>
          </text:list>
        </text:list-item>
      </text:list>
      <text:p text:style-name="P352"/>
      <text:p text:style-name="P331">Should the required files are missing, AutomataCI shall fail the Package CI Job run.</text:p>
      <text:h text:style-name="P569" text:outline-level="4"><text:bookmark-start text:name="__RefHeading___Toc765_1924128512"/><text:bookmark-start text:name="__DdeLink__11042_2690879153"/>Debian Package (.deb)<text:bookmark-end text:name="__RefHeading___Toc765_1924128512"/><text:bookmark-end text:name="__DdeLink__11042_2690879153"/></text:h>
      <text:p text:style-name="P10"><text:span text:style-name="T187">A</text:span><text:bookmark-start text:name="__DdeLink__11009_2690879153"/><text:span text:style-name="T187">utomataCI developed its own package compiler based on the Debian Package specifications listed here (</text:span><text:a xlink:type="simple" xlink:href="https://www.debian.org/doc/debian-policy/index.html" text:style-name="Internet_20_link" text:visited-style-name="Visited_20_Internet_20_Link"><text:span text:style-name="T187">https://www.debian.org/doc/debian-policy/index.html</text:span></text:a><text:span text:style-name="T187">) and here (</text:span><text:a xlink:type="simple" xlink:href="https://manpages.debian.org/unstable/dpkg-dev/deb.5.en.html" text:style-name="Internet_20_link" text:visited-style-name="Visited_20_Internet_20_Link"><text:span text:style-name="T187">https://manpages.debian.org/unstable/dpkg-dev/deb.5.en.html</text:span></text:a><text:span text:style-name="T187">) to curb </text:span><text:span text:style-name="T193">its</text:span><text:span text:style-name="T187"> massive-size </text:span><text:span text:style-name="T193">and extremely complex </text:span><text:span text:style-name="T187">default builder </text:span><text:span text:style-name="T193">problem</text:span><text:span text:style-name="T187">. Although AutomataCI uses its own compiler, the output shall always be compliant with </text:span><text:span text:style-name="T193">upstream</text:span><text:span text:style-name="T187">. Hence, you’re required to learn through the specifications </text:span><text:span text:style-name="T193">(at least binary package)</text:span><text:span text:style-name="T187"> shown above before proceeding to construct the job recipe.</text:span></text:p>
      <text:p text:style-name="P61"/>
      <text:p text:style-name="P61">AutomataCI prioritizes binary package build since the source codes are usually distributed using git control ecosystem. The removes any duplication related to the project and focus on customer delivery instead.</text:p>
      <text:p text:style-name="P61"/>
      <text:h text:style-name="P601" text:outline-level="5"><text:bookmark-start text:name="__RefHeading___Toc1127_1924128512"/>Supported Platform<text:bookmark-end text:name="__RefHeading___Toc1127_1924128512"/></text:h>
      <text:p text:style-name="P61">AutomataCI has a built-in available checking function that will check a given output target and host’s dependencies’ availability before proceeding. The table below indicates the supporting nature across known OS in the market.</text:p>
      <text:p text:style-name="P61"/>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22">UNIX <text:span text:style-name="T106">(Debian based)</text:span></text:p>
          </table:table-cell>
          <table:table-cell table:style-name="Table11.A1" office:value-type="string">
            <text:p text:style-name="P132">UNIX (Red Hat based)</text:p>
          </table:table-cell>
          <table:table-cell table:style-name="Table11.A1" office:value-type="string">
            <text:p text:style-name="P122">MacOS</text:p>
          </table:table-cell>
          <table:table-cell table:style-name="Table11.D1" office:value-type="string">
            <text:p text:style-name="P122">Windows</text:p>
          </table:table-cell>
        </table:table-row>
        <table:table-row>
          <table:table-cell table:style-name="Table11.A2" office:value-type="string">
            <text:p text:style-name="P366">Supported</text:p>
          </table:table-cell>
          <table:table-cell table:style-name="Table11.A2" office:value-type="string">
            <text:p text:style-name="P383">Supported (Untested)</text:p>
          </table:table-cell>
          <table:table-cell table:style-name="Table11.A2" office:value-type="string">
            <text:p text:style-name="P377">Supported</text:p>
          </table:table-cell>
          <table:table-cell table:style-name="Table11.D2" office:value-type="string">
            <text:p text:style-name="P390">Not Supported</text:p>
          </table:table-cell>
        </table:table-row>
      </table:table>
      <text:p text:style-name="P61"/>
      <text:p text:style-name="P61">Not that should the host OS do not offer the required programs for the compilation, the compiler shall only issue a <text:span text:style-name="T110">notice</text:span> and skip its process.</text:p>
      <text:p text:style-name="P61"/>
      <text:p text:style-name="P303">Currently, due to the absence of Linux file permission and <text:span text:style-name="T122">ar</text:span> program on Windows, packaging <text:span text:style-name="T122">.deb</text:span> is entirely not possible or at risk of packaging a malfunctioned one.</text:p>
      <text:h text:style-name="P602" text:outline-level="5"><text:bookmark-start text:name="__RefHeading___Toc1129_1924128512"/>Content Assembling Function<text:bookmark-end text:name="__RefHeading___Toc1129_1924128512"/></text:h>
      <text:p text:style-name="P61">The content assembling function <text:span text:style-name="T363">for UNIX OS</text:span> is:</text:p>
      <table:table table:name="Table12" table:style-name="Table12">
        <table:table-column table:style-name="Table12.A"/>
        <table:table-row>
          <table:table-cell table:style-name="Table12.A1" office:value-type="string">
            <text:p text:style-name="P66">PACKAGE::assemble_deb_content() {</text:p>
            <text:p text:style-name="P66"><text:tab/>…</text:p>
            <text:p text:style-name="P66">}</text:p>
          </table:table-cell>
        </table:table-row>
      </table:table>
      <text:p text:style-name="P61"/>
      <text:p text:style-name="P223">While the content assembly function for Windows OS is:</text:p>
      <table:table table:name="Table36" table:style-name="Table36">
        <table:table-column table:style-name="Table36.A"/>
        <table:table-row>
          <table:table-cell table:style-name="Table36.A1" office:value-type="string">
            <text:p text:style-name="P71">PACKAGE-<text:span text:style-name="T363">A</text:span>ssemble-<text:span text:style-name="T363">DEB-C</text:span>ontent() {</text:p>
            <text:p text:style-name="P71"><text:tab/>…</text:p>
            <text:p text:style-name="P71">}</text:p>
          </table:table-cell>
        </table:table-row>
      </table:table>
      <text:p text:style-name="P81"/>
      <text:p text:style-name="P61">In this function, the package Job shall pass in the following positional parameters:</text:p>
      <text:p text:style-name="P61"/>
      <text:p text:style-name="P66">_target="$1"</text:p>
      <text:p text:style-name="P66">_directory="$2"</text:p>
      <text:p text:style-name="P66">_target_name="$3"</text:p>
      <text:p text:style-name="P66">_target_os="$4"</text:p>
      <text:p text:style-name="P66">_target_arch="$5"</text:p>
      <text:p text:style-name="P336">_changelog=”$6”</text:p>
      <text:p text:style-name="P61"/>
      <text:p text:style-name="P61">The <text:span text:style-name="T8">$_directory</text:span> variable should point to the workspace directory containing 2 important directories: <text:span text:style-name="T8">control/</text:span> and <text:span text:style-name="T8">data/</text:span>. The <text:span text:style-name="T105">objective</text:span> is to assemble the “to be installed” file structure in the data/ directory and assemble any maintainer scripts (if needed) in the <text:span text:style-name="T8">control/</text:span> directory.</text:p>
      <text:p text:style-name="P61"/>
      <text:p text:style-name="P61">For example, the given <text:span text:style-name="T8">$_target</text:span> variable that is pointing to the currently detected and built binary program is usually being copied to <text:span text:style-name="T8">data/usr/local/bin</text:span> directory <text:span text:style-name="T105">for compiling a binary package</text:span>. This means that the package shall the target program into <text:span text:style-name="T8">/usr/local/bin/</text:span> when the package is installed by the customer.</text:p>
      <text:p text:style-name="P337"/>
      <text:p text:style-name="P337">AutomataCI provides sufficient utilities to create all the required files. It’s entirely your duty to assemble all the files in their respective location and only create the <text:span text:style-name="T8">control/control</text:span> file as the last step due to its requirement of calculating <text:span text:style-name="T8">data/</text:span> directory disk space consumption.</text:p>
      <text:h text:style-name="P650" text:outline-level="6"><text:bookmark-start text:name="__RefHeading___Toc1131_1924128512"/><text:soft-page-break/>Required Files<text:bookmark-end text:name="__RefHeading___Toc1131_1924128512"/></text:h>
      <text:p text:style-name="P61">As specified by Debian engineering specifications, there are 5 known required files:</text:p>
      <text:p text:style-name="P61"/>
      <text:list text:continue-list="list763291310" text:style-name="L32">
        <text:list-item>
          <text:p text:style-name="P696">data/usr/share/docs/${PROJECT_SKU}/changelog.gz <text:span text:style-name="T12">OR</text:span><text:span text:style-name="T105"> </text:span>data/usr/<text:span text:style-name="T105">local/</text:span>share/docs/${PROJECT_SKU}/changelog.gz</text:p>
        </text:list-item>
        <text:list-item>
          <text:p text:style-name="P697">data/usr/share/docs/${PROJECT_SKU}/copyright.gz <text:span text:style-name="T12">OR</text:span><text:span text:style-name="T105"> </text:span>data/usr/<text:span text:style-name="T105">local/</text:span>share/docs/${PROJECT_SKU}/copyright.gz</text:p>
        </text:list-item>
        <text:list-item>
          <text:p text:style-name="P697">data/usr/share/man/man1/${PROJECT_SKU}.1.gz <text:span text:style-name="T12">OR</text:span><text:span text:style-name="T105"> </text:span>data/usr/<text:span text:style-name="T105">local/</text:span>share/man/man1/${PROJECT_SKU}.1.gz</text:p>
        </text:list-item>
        <text:list-item>
          <text:p text:style-name="P696">control/md5sum</text:p>
        </text:list-item>
        <text:list-item>
          <text:p text:style-name="P696">control/control</text:p>
        </text:list-item>
      </text:list>
      <text:p text:style-name="P87"/>
      <text:p text:style-name="P74">These files follow strict format and content as specified in the Debian manual (especially control/control file).</text:p>
      <text:p text:style-name="P183"/>
      <text:p text:style-name="P183"><text:span text:style-name="T105">To ensure consistency is secured and to prevent introducing any unnecessary difficulty, AutomataCI will generate these files when they’re not being manually overridden </text:span><text:span text:style-name="T107">during the content assembly function execution.</text:span></text:p>
      <text:h text:style-name="P653" text:outline-level="6"><text:bookmark-start text:name="__RefHeading___Toc9562_238079064"/>Control File<text:bookmark-end text:name="__RefHeading___Toc9562_238079064"/></text:h>
      <text:p text:style-name="P488"><text:span text:style-name="T187">AutomataCI shall generate a control file (</text:span><text:span text:style-name="T222">control/control</text:span><text:span text:style-name="T187">) should its overriding version is unavailable using the </text:span><text:span text:style-name="T222">CONFIG.toml</text:span><text:span text:style-name="T187"> data. In its generative product, AutomataCI also checks on the </text:span><text:span text:style-name="T222">Architecture</text:span><text:span text:style-name="T187"> field’s value to make sure it’s compatible with its industrial-wide values (e.g. </text:span><text:span text:style-name="T222">x86_64</text:span><text:span text:style-name="T187"> into </text:span><text:span text:style-name="T222">amd64</text:span><text:span text:style-name="T187">).</text:span></text:p>
      <text:p text:style-name="P325"/>
      <text:p text:style-name="P325"/>
      <text:h text:style-name="P650" text:outline-level="6"><text:bookmark-start text:name="__RefHeading___Toc1133_1924128512"/>Maintainers’ Scripts<text:bookmark-end text:name="__RefHeading___Toc1133_1924128512"/></text:h>
      <text:p text:style-name="P61">AutomataCI provides the ability for assembling the optional maintainers’ scripts. They must be permitted for execution and are housed under control/ directory, such that:</text:p>
      <text:p text:style-name="P61"/>
      <text:list text:style-name="L38">
        <text:list-item>
          <text:p text:style-name="P702">control/preinst</text:p>
        </text:list-item>
        <text:list-item>
          <text:p text:style-name="P702">control/postinst</text:p>
        </text:list-item>
        <text:list-item>
          <text:p text:style-name="P702">control/prerm</text:p>
        </text:list-item>
        <text:list-item>
          <text:p text:style-name="P702">control/postrm</text:p>
        </text:list-item>
      </text:list>
      <text:p text:style-name="P61"/>
      <text:p text:style-name="P61">They are generally used for emergency patching, services (e.g. <text:span text:style-name="T122">systemd</text:span>, <text:span text:style-name="T122">cron</text:span>, <text:span text:style-name="T122">nginx</text:span>, etc) <text:span text:style-name="T107">setup</text:span>, and critical control during installation and removal. Their optional nature means you only assemble the scripts that you need and not using all of them is completely fine.</text:p>
      <text:p text:style-name="P61"/>
      <text:p text:style-name="P182">When in doubt, use <text:span text:style-name="T122">post[ACTION]</text:span> scripts.</text:p>
      <text:h text:style-name="P607" text:outline-level="5"><text:bookmark-start text:name="__RefHeading___Toc2199_4028376694"/><text:span text:style-name="T107">Collaborating With Automation – </text:span><text:span text:style-name="T109">the </text:span><text:span text:style-name="T107">copyright.gz </text:span><text:span text:style-name="T109">file</text:span><text:bookmark-end text:name="__RefHeading___Toc2199_4028376694"/></text:h>
      <text:p text:style-name="P179">AutomataCI <text:span text:style-name="T108">constructs the </text:span><text:span text:style-name="T132">copyright.gz</text:span><text:span text:style-name="T108"> file by generating the license stanza and then appending the copyright text file located here:</text:span></text:p>
      <text:p text:style-name="P179"/>
      <text:p text:style-name="P259">{PROJECT_PATH_RESOURCES}/<text:span text:style-name="T108">licenses</text:span>/deb-<text:span text:style-name="T108">copyright</text:span></text:p>
      <text:p text:style-name="P184"/>
      <text:p text:style-name="P185">You should construct the license file as it is. <text:span text:style-name="T107">Keep in mind that this file is heavily governed by Debian Policy Manual and you should at least go through the specification for binary package described here: </text:span></text:p>
      <text:p text:style-name="P23"><text:a xlink:type="simple" xlink:href="https://www.debian.org/doc/packaging-manuals/copyright-format/1.0/" text:style-name="Internet_20_link" text:visited-style-name="Visited_20_Internet_20_Link"><text:span text:style-name="T187">https://www.debian.org/doc/packaging-manuals/copyright-format/1.0/</text:span></text:a></text:p>
      <text:p text:style-name="P185"/>
      <text:p text:style-name="P185"><text:span text:style-name="T8">REMINDER:</text:span> <text:span text:style-name="T122">you only need to generate the body of the file as the automation will generate the license stanza automatically</text:span>. If you need to modify the process, consider overriding the output manually.</text:p>
      <text:p text:style-name="P179"/>
      <text:p text:style-name="P179">Here’s an example:</text:p>
      <table:table table:name="Table14" table:style-name="Table14">
        <table:table-column table:style-name="Table14.A"/>
        <table:table-row>
          <table:table-cell table:style-name="Table14.A1" office:value-type="string">
            <text:p text:style-name="P147">Files: automataCI/*, ci.cmd</text:p>
            <text:p text:style-name="P147">Copyright: 2023 (Holloway) Chew, Kean Ho &lt;hollowaykeanho@gmail.com&gt;</text:p>
            <text:p text:style-name="P147">License: Apache-2.0</text:p>
            <text:p text:style-name="P147"><text:s/>Licensed under the Apache License, Version 2.0 (the "License");</text:p>
            <text:p text:style-name="P147"><text:s/>you may not use this file except in compliance with the License.</text:p>
            <text:p text:style-name="P147"><text:s/>You may obtain a copy of the License at</text:p>
            <text:p text:style-name="P147"><text:s/>.</text:p>
            <text:p text:style-name="P147"><text:s/>http://www.apache.org/licenses/LICENSE-2.0</text:p>
            <text:p text:style-name="P147"><text:s/>.</text:p>
            <text:p text:style-name="P147"><text:s/>Unless required by applicable law or agreed to in writing, software</text:p>
            <text:p text:style-name="P147"><text:s/>distributed under the License is distributed on an "AS IS" BASIS,</text:p>
            <text:p text:style-name="P147"><text:s/>WITHOUT WARRANTIES OR CONDITIONS OF ANY KIND, either express or implied.</text:p>
            <text:p text:style-name="P147"><text:s/>See the License for the specific language governing permissions and</text:p>
            <text:p text:style-name="P147"><text:s/>limitations under the License.</text:p>
            <text:p text:style-name="P147"/>
            <text:p text:style-name="P147">Files: *</text:p>
            <text:p text:style-name="P147">Copyright: {{ YEAR }} {{ YOUR_NAME_HERE }} &lt;{{ YOUR_EMAIL_HERE }}&gt;</text:p>
            <text:p text:style-name="P147">License: {{ YOUR_SPDX_LICENSE_TAG_HERE }}</text:p>
            <text:p text:style-name="P147"><text:s/>{{ LICENSE_NOTICE }}</text:p>
          </table:table-cell>
        </table:table-row>
      </table:table>
      <text:h text:style-name="P603" text:outline-level="5"><text:bookmark-start text:name="__RefHeading___Toc1177_1924128512 Copy 1"/>Distributed Source Code Package<text:bookmark-end text:name="__RefHeading___Toc1177_1924128512 Copy 1"/></text:h>
      <text:p text:style-name="P63">To create a source code package, simply place an empty file with the name complying to the following pattern:</text:p>
      <text:p text:style-name="P255">{PROJECT_SKU}<text:span text:style-name="T111">-</text:span><text:span text:style-name="T106">src</text:span>_{OS}-{ARCH}</text:p>
      <text:p text:style-name="P186"/>
      <text:p text:style-name="P63">This trigger<text:span text:style-name="T107">s</text:span> the package job to recognize it as a target and you can assemble the <text:span text:style-name="T122">data/</text:span> path directly. <text:span text:style-name="T104">The place-holding file can be created in the Build job recipe </text:span><text:span text:style-name="T107">phase</text:span><text:span text:style-name="T104">.</text:span></text:p>
      <text:p text:style-name="P187"/>
      <text:p text:style-name="P187">Keep in mind that by doing so, the <text:span text:style-name="T8">$PROJECT_SKU</text:span> value used in the automation shall automatically add <text:span text:style-name="T364">your given</text:span> suffix <text:span text:style-name="T107">for</text:span> avoid<text:span text:style-name="T107">ing</text:span> conflict with the binary package <text:span text:style-name="T107">counterpart when</text:span> both <text:span text:style-name="T107">forms are </text:span>distributed simultaneously.</text:p>
      <text:p text:style-name="P187"/>
      <text:p text:style-name="P186"><text:span text:style-name="T15">Debian requires the OS and ARCH to be specific so </text:span><text:span text:style-name="T13">the</text:span><text:span text:style-name="T15"> “any” ominous</text:span><text:span text:style-name="T13"> </text:span><text:span text:style-name="T15">value is not available</text:span><text:span text:style-name="T107">. Hence, please consider which OS and ARCH you wish to facilitate </text:span><text:span text:style-name="T108">the development </text:span><text:span text:style-name="T107">in order to restrict the development environment boundaries.</text:span></text:p>
      <text:p text:style-name="P104"/>
      <text:h text:style-name="P608" text:outline-level="5"><text:bookmark-start text:name="__RefHeading___Toc2918_1886253761"/><text:span text:style-name="T107">Collaborating With Automation – </text:span>Project Description Data<text:bookmark-end text:name="__RefHeading___Toc2918_1886253761"/></text:h>
      <text:p text:style-name="P92">AutomataCI requires the long description data for generating the DEB’s control file’s Description: long data field facilitated by:</text:p>
      <text:p text:style-name="P92"/>
      <text:p text:style-name="P260">${<text:span text:style-name="T159">PROJECT_PATH_RESOURCES</text:span>}/<text:span text:style-name="T159">packages</text:span>/<text:span text:style-name="T159">DESCRIPTION.txt</text:span></text:p>
      <text:p text:style-name="P260"/>
      <text:p text:style-name="P92">Hence, please update the data there for consistencies across all package ecosystems.</text:p>
      <text:p text:style-name="P92"/>
      <text:h text:style-name="P609" text:outline-level="5"><text:bookmark-start text:name="__RefHeading___Toc9621_1920688170"/>Closing the Debian’s Apt Source.List Distribution Loop<text:bookmark-end text:name="__RefHeading___Toc9621_1920688170"/></text:h>
      <text:p text:style-name="P489"><text:span text:style-name="T187">By default, each packaged </text:span><text:span text:style-name="T222">.deb</text:span><text:span text:style-name="T187"> package includes its own apt’s </text:span><text:span text:style-name="T222">source.list</text:span><text:span text:style-name="T187"> file via the </text:span><text:span text:style-name="T222">DEB::create_source_list</text:span><text:span text:style-name="T187"> function. It also generates the necessary GPG key file required to authenticate any future </text:span><text:span text:style-name="T222">.deb</text:span><text:span text:style-name="T187"> package update from the static repository upstream.</text:span></text:p>
      <text:p text:style-name="P327"/>
      <text:p text:style-name="P489"><text:span text:style-name="T187">Hence, the customer only has to install any </text:span><text:span text:style-name="T222">.deb</text:span><text:span text:style-name="T187"> package and just perform “</text:span><text:span text:style-name="T222">apt-get update</text:span><text:span text:style-name="T187">” or “</text:span><text:span text:style-name="T222">apt update</text:span><text:span text:style-name="T187">” to get the latest and greatest.</text:span></text:p>
      <text:h text:style-name="P640" text:outline-level="5"><text:bookmark-start text:name="__RefHeading___Toc2570_434360195 Copy 3 Copy 1 Copy 1"/><text:span text:style-name="T314">Testing Packaged </text:span><text:span text:style-name="T315">DEB’s</text:span><text:span text:style-name="T314"> Health</text:span><text:bookmark-end text:name="__RefHeading___Toc2570_434360195 Copy 3 Copy 1 Copy 1"/></text:h>
      <text:p text:style-name="P94">To test the packaged <text:span text:style-name="T161">DEB’s</text:span> health, simply use the following command:</text:p>
      <text:p text:style-name="P94"/>
      <text:p text:style-name="P94">$ <text:span text:style-name="T122">dpkg-deb --contents &lt;</text:span><text:span text:style-name="T133">package&gt;</text:span><text:span text:style-name="T122">.deb </text:span></text:p>
      <text:p text:style-name="P189">$ <text:span text:style-name="T134">dpkg-deb --</text:span><text:span text:style-name="T122">info</text:span><text:span text:style-name="T134"> &lt;</text:span><text:span text:style-name="T122">package&gt;</text:span><text:span text:style-name="T134">.deb</text:span></text:p>
      <text:p text:style-name="P94"/>
      <text:p text:style-name="P94">If something goes wrong, <text:span text:style-name="T133">dpkg-deb</text:span> will report out for you.<text:bookmark-end text:name="__DdeLink__11009_2690879153"/></text:p>
      <text:p text:style-name="P94"/>
      <text:h text:style-name="P589" text:outline-level="4"><text:bookmark-start text:name="__RefHeading___Toc765_1924128512 Copy 1"/><text:span text:style-name="T337">Open-Source</text:span><text:span text:style-name="T187"> Package (.</text:span><text:span text:style-name="T337">ipk OR .opk</text:span><text:span text:style-name="T187">)</text:span><text:bookmark-end text:name="__RefHeading___Toc765_1924128512 Copy 1"/></text:h>
      <text:p text:style-name="P656"><text:span text:style-name="T337">A</text:span><text:span text:style-name="T187">utomataCI developed its own package compiler based on the </text:span><text:span text:style-name="T337">Open-Source package (or commonly known as </text:span><text:span text:style-name="T247">.ipk</text:span><text:span text:style-name="T337">) information available here:</text:span></text:p>
      <text:list text:style-name="L73">
        <text:list-item>
          <text:p text:style-name="P657"><text:a xlink:type="simple" xlink:href="https://raymii.org/s/tutorials/Building_IPK_packages_by_hand.html" text:style-name="Internet_20_link" text:visited-style-name="Visited_20_Internet_20_Link"><text:span text:style-name="T337">https://raymii.org/s/tutorials/Building_IPK_packages_by_hand.html</text:span></text:a></text:p>
        </text:list-item>
        <text:list-item>
          <text:p text:style-name="P657"><text:a xlink:type="simple" xlink:href="https://downloads.openwrt.org/" text:style-name="Internet_20_link" text:visited-style-name="Visited_20_Internet_20_Link"><text:span text:style-name="T337">https://downloads.openwrt.org/</text:span></text:a></text:p>
        </text:list-item>
        <text:list-item>
          <text:p text:style-name="P657"><text:a xlink:type="simple" xlink:href="https://nilrt-docs.ni.com/opkg/opkg_intro.html" text:style-name="Internet_20_link" text:visited-style-name="Visited_20_Internet_20_Link"><text:span text:style-name="T337">https://nilrt-docs.ni.com/opkg/opkg_intro.html</text:span></text:a></text:p>
        </text:list-item>
        <text:list-item>
          <text:p text:style-name="P657"><text:a xlink:type="simple" xlink:href="https://yairgadelov.me/custom-opkg-repository/" text:style-name="Internet_20_link" text:visited-style-name="Visited_20_Internet_20_Link"><text:span text:style-name="T337">https://yairgadelov.me/custom-opkg-repository/</text:span></text:a></text:p>
        </text:list-item>
        <text:list-item>
          <text:p text:style-name="P657"><text:a xlink:type="simple" xlink:href="https://git.yoctoproject.org/opkg/" text:style-name="Internet_20_link" text:visited-style-name="Visited_20_Internet_20_Link"><text:span text:style-name="T337">https://git.yoctoproject.org/opkg/</text:span></text:a></text:p>
        </text:list-item>
      </text:list>
      <text:p text:style-name="P656"><text:span text:style-name="T337"/></text:p>
      <text:p text:style-name="P658"><text:span text:style-name="T187">IPK is actually the predecessor from the Debian DEB package where it is heavily used in embedded worlds like OpenWRT and Yocto. Hence, unlike Debian DEB that emphasize of OS unification, IPK is extremely aggressive towards package size and limited technological usage. Among the known differences are:</text:span></text:p>
      <text:list text:style-name="L74">
        <text:list-item>
          <text:p text:style-name="P659"><text:span text:style-name="T187">Outer most layer uses </text:span><text:span text:style-name="T222">tar</text:span><text:span text:style-name="T187"> tool as the archiver instead of </text:span><text:span text:style-name="T222">ar</text:span><text:span text:style-name="T187"> tool; AND</text:span></text:p>
        </text:list-item>
        <text:list-item>
          <text:p text:style-name="P659"><text:span text:style-name="T187">Only needs 1 required </text:span><text:span text:style-name="T222">control/control</text:span><text:span text:style-name="T187"> file instead of many checksum files; AND</text:span></text:p>
        </text:list-item>
        <text:list-item>
          <text:p text:style-name="P659"><text:span text:style-name="T187">No maintained and documented specifications.</text:span></text:p>
        </text:list-item>
      </text:list>
      <text:p text:style-name="P658"><text:span text:style-name="T187"/></text:p>
      <text:p text:style-name="P658"><text:span text:style-name="T187">Due to these differences and Windows is now supporting </text:span><text:span text:style-name="T222">tar</text:span><text:span text:style-name="T187"> archiver and </text:span><text:span text:style-name="T248">g</text:span><text:span text:style-name="T222">z</text:span><text:span text:style-name="T187"> compressor (See: </text:span><text:a xlink:type="simple" xlink:href="https://techcommunity.microsoft.com/t5/containers/tar-and-curl-come-to-windows/ba-p/382409" text:style-name="Internet_20_link" text:visited-style-name="Visited_20_Internet_20_Link"><text:span text:style-name="T187">https://techcommunity.microsoft.com/t5/containers/tar-and-curl-come-to-windows/ba-p/382409</text:span></text:a><text:span text:style-name="T187">), IPK becomes the most versatile and cross-platform friendly package across OSes.</text:span></text:p>
      <text:p text:style-name="P658"><text:span text:style-name="T187"/></text:p>
      <text:p text:style-name="P660"><text:span text:style-name="T267">Although AutomataCI uses its own compiler, the output shall always be </text:span><text:span text:style-name="T187">compatible with common patterns </text:span><text:span text:style-name="T338">and <text:s/>Yocto ecosystem</text:span><text:span text:style-name="T187"> </text:span><text:span text:style-name="T338">via using </text:span><text:span text:style-name="T248">gz</text:span><text:span text:style-name="T338"> compressor.</text:span><text:span text:style-name="T267"> </text:span><text:span text:style-name="T338">However, y</text:span><text:span text:style-name="T267">ou’re </text:span><text:span text:style-name="T187">still </text:span><text:span text:style-name="T267">required to learn through the </text:span><text:span text:style-name="T187">Debian </text:span><text:span text:style-name="T267">specifications </text:span><text:span text:style-name="T193">(at least binary package)</text:span><text:span text:style-name="T267"> shown above </text:span><text:span text:style-name="T187">as a side reference </text:span><text:span text:style-name="T267">before proceeding to construct the job recipe. </text:span><text:span text:style-name="T187">Likewise, </text:span><text:span text:style-name="T267">AutomataCI prioritizes binary package build since the source codes are usually distributed using </text:span><text:span text:style-name="T249">git</text:span><text:span text:style-name="T267"> ecosystem.</text:span></text:p>
      <text:p text:style-name="P658"><text:span text:style-name="T267"/></text:p>
      <text:h text:style-name="P605" text:outline-level="5"><text:bookmark-start text:name="__RefHeading___Toc1127_1924128512 Copy 4"/>Supported Platform<text:bookmark-end text:name="__RefHeading___Toc1127_1924128512 Copy 4"/></text:h>
      <text:p text:style-name="P699">AutomataCI has a built-in available checking function that will check a given output target and host’s dependencies’ availability before proceeding. The table below indicates the supporting nature across known OS in the market.</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661">UNIX <text:span text:style-name="T106">(Debian based)</text:span></text:p>
          </table:table-cell>
          <table:table-cell table:style-name="Table77.A1" office:value-type="string">
            <text:p text:style-name="P662">UNIX (Red Hat based)</text:p>
          </table:table-cell>
          <table:table-cell table:style-name="Table77.A1" office:value-type="string">
            <text:p text:style-name="P661">MacOS</text:p>
          </table:table-cell>
          <table:table-cell table:style-name="Table77.D1" office:value-type="string">
            <text:p text:style-name="P661">Windows</text:p>
          </table:table-cell>
        </table:table-row>
        <table:table-row>
          <table:table-cell table:style-name="Table77.A2" office:value-type="string">
            <text:p text:style-name="P663">Supported</text:p>
          </table:table-cell>
          <table:table-cell table:style-name="Table77.A2" office:value-type="string">
            <text:p text:style-name="P665">Supported (Untested)</text:p>
          </table:table-cell>
          <table:table-cell table:style-name="Table77.A2" office:value-type="string">
            <text:p text:style-name="P664"><text:bookmark-start text:name="__DdeLink__11046_2690879153"/>Supported<text:bookmark-end text:name="__DdeLink__11046_2690879153"/></text:p>
          </table:table-cell>
          <table:table-cell table:style-name="Table77.D2" office:value-type="string">
            <text:p text:style-name="P664">Supported</text:p>
          </table:table-cell>
        </table:table-row>
      </table:table>
      <text:p text:style-name="P699"/>
      <text:h text:style-name="P606" text:outline-level="5"><text:bookmark-start text:name="__RefHeading___Toc1129_1924128512 Copy 4"/>Content Assembling Function<text:bookmark-end text:name="__RefHeading___Toc1129_1924128512 Copy 4"/></text:h>
      <text:p text:style-name="P699">The content assembling function <text:span text:style-name="T363">for UNIX OS</text:span> is:</text:p>
      <table:table table:name="Table78" table:style-name="Table78">
        <table:table-column table:style-name="Table78.A"/>
        <table:table-row>
          <table:table-cell table:style-name="Table78.A1" office:value-type="string">
            <text:p text:style-name="P698">PACKAGE::assemble_<text:span text:style-name="T433">ipk</text:span>_content() {</text:p>
            <text:p text:style-name="P698"><text:tab/>…</text:p>
            <text:p text:style-name="P698">}</text:p>
          </table:table-cell>
        </table:table-row>
      </table:table>
      <text:p text:style-name="P699"/>
      <text:p text:style-name="P735">While the content assembly function for Windows OS is:</text:p>
      <table:table table:name="Table79" table:style-name="Table79">
        <table:table-column table:style-name="Table79.A"/>
        <table:table-row>
          <table:table-cell table:style-name="Table79.A1" office:value-type="string">
            <text:p text:style-name="P698">PACKAGE-<text:span text:style-name="T363">A</text:span>ssemble-<text:span text:style-name="T433">IPK</text:span><text:span text:style-name="T363">-C</text:span>ontent() {</text:p>
            <text:p text:style-name="P698"><text:tab/>…</text:p>
            <text:p text:style-name="P698">}</text:p>
          </table:table-cell>
        </table:table-row>
      </table:table>
      <text:p text:style-name="P699"/>
      <text:p text:style-name="P699">In this function, the package Job shall pass in the following positional parameters:</text:p>
      <text:p text:style-name="P699"/>
      <text:p text:style-name="P698">_target="$1"</text:p>
      <text:p text:style-name="P698">_directory="$2"</text:p>
      <text:p text:style-name="P698">_target_name="$3"</text:p>
      <text:p text:style-name="P698">_target_os="$4"</text:p>
      <text:p text:style-name="P698">_target_arch="$5"</text:p>
      <text:p text:style-name="P699"/>
      <text:p text:style-name="P699">The <text:span text:style-name="T8">$_directory</text:span> variable should point to the workspace directory containing 2 important directories: <text:span text:style-name="T8">control/</text:span> and <text:span text:style-name="T8">data/</text:span>. The <text:span text:style-name="T105">objective</text:span> is to assemble the “to be installed” file structure in the data/ directory and assemble any maintainer scripts (if needed) in the <text:span text:style-name="T8">control/</text:span> directory.</text:p>
      <text:p text:style-name="P699"/>
      <text:p text:style-name="P699">For example, the given <text:span text:style-name="T8">$_target</text:span> variable that is pointing to the currently detected and built binary program is usually being copied to <text:span text:style-name="T8">data/usr/local/bin</text:span> directory <text:span text:style-name="T105">for compiling a binary package</text:span>. This means that the package shall the target program into <text:span text:style-name="T8">/usr/local/bin/</text:span> when the package is installed by the customer.</text:p>
      <text:p text:style-name="P736"/>
      <text:p text:style-name="P736">AutomataCI provides sufficient utilities to create all the required files. It’s entirely your duty to assemble all the files in their respective location and only create the <text:span text:style-name="T8">control/control</text:span> file as the last step due to its requirement of calculating <text:span text:style-name="T8">data/</text:span> directory disk space consumption.</text:p>
      <text:h text:style-name="P652" text:outline-level="6"><text:bookmark-start text:name="__RefHeading___Toc1131_1924128512 Copy 5"/><text:soft-page-break/>Required Files<text:bookmark-end text:name="__RefHeading___Toc1131_1924128512 Copy 5"/></text:h>
      <text:p text:style-name="P699">As specified by <text:span text:style-name="T433">known practices and blogs</text:span>, there are <text:span text:style-name="T433">the</text:span> known required files:</text:p>
      <text:list text:style-name="L75">
        <text:list-item>
          <text:p text:style-name="P704">control/control</text:p>
        </text:list-item>
      </text:list>
      <text:p text:style-name="P738"/>
      <text:p text:style-name="P699">These files follow strict format and content as specified in the Debian manual (especially <text:span text:style-name="T122">control/control</text:span> file).</text:p>
      <text:p text:style-name="P738"/>
      <text:p text:style-name="P738"><text:span text:style-name="T105">To ensure consistency is secured and to prevent introducing any unnecessary difficulty, AutomataCI will generate these files when they’re not being manually overridden </text:span><text:span text:style-name="T107">during the content assembly function execution.</text:span></text:p>
      <text:p text:style-name="P738"/>
      <text:p text:style-name="P738"/>
      <text:h text:style-name="P654" text:outline-level="6"><text:bookmark-start text:name="__RefHeading___Toc9562_238079064 Copy 3"/><text:span text:style-name="T434">Control File</text:span><text:bookmark-end text:name="__RefHeading___Toc9562_238079064 Copy 3"/></text:h>
      <text:p text:style-name="P784"><text:span text:style-name="T187">AutomataCI shall generate a control file (</text:span><text:span text:style-name="T222">control/control</text:span><text:span text:style-name="T187">) should its overriding version is unavailable using the </text:span><text:span text:style-name="T222">CONFIG.toml</text:span><text:span text:style-name="T187"> data. In its generative product, AutomataCI also </text:span><text:span text:style-name="T337">process the given</text:span><text:span text:style-name="T187"> on the </text:span><text:span text:style-name="T222">Architecture</text:span><text:span text:style-name="T187"> field’s value </text:span><text:span text:style-name="T337">instead of strict checking for flexibility sake.</text:span></text:p>
      <text:p text:style-name="P737"/>
      <text:p text:style-name="P737"/>
      <text:h text:style-name="P652" text:outline-level="6"><text:bookmark-start text:name="__RefHeading___Toc1133_1924128512 Copy 3"/>Maintainers’ Scripts<text:bookmark-end text:name="__RefHeading___Toc1133_1924128512 Copy 3"/></text:h>
      <text:p text:style-name="P699">AutomataCI provides the ability for assembling the optional maintainers’ scripts. They must be permitted for execution and are housed under control/ directory, such that:</text:p>
      <text:list text:style-name="L72">
        <text:list-item>
          <text:p text:style-name="P703">control/preinst</text:p>
        </text:list-item>
        <text:list-item>
          <text:p text:style-name="P703">control/postinst</text:p>
        </text:list-item>
        <text:list-item>
          <text:p text:style-name="P703">control/prerm</text:p>
        </text:list-item>
        <text:list-item>
          <text:p text:style-name="P703">control/postrm</text:p>
        </text:list-item>
      </text:list>
      <text:p text:style-name="P699"/>
      <text:p text:style-name="P699">They are generally used for emergency patching, services (e.g. <text:span text:style-name="T122">systemd</text:span>, <text:span text:style-name="T122">cron</text:span>, <text:span text:style-name="T122">nginx</text:span>, etc) <text:span text:style-name="T107">setup</text:span>, and critical control during installation and removal. Their optional nature means you only assemble the scripts that you need and not using all of them is completely fine.</text:p>
      <text:p text:style-name="P699"/>
      <text:p text:style-name="P785"><text:span text:style-name="T187">When in doubt, use </text:span><text:span text:style-name="T222">post[ACTION]</text:span><text:span text:style-name="T187"> scripts.</text:span></text:p>
      <text:p text:style-name="P785"><text:span text:style-name="T187"/></text:p>
      <text:h text:style-name="P646" text:outline-level="5"><text:bookmark-start text:name="__RefHeading___Toc2570_434360195 Copy 3 Copy 1 Copy 1 Copy 3"/><text:soft-page-break/><text:span text:style-name="T314">Testing Packaged </text:span><text:span text:style-name="T315">DEB’s</text:span><text:span text:style-name="T314"> Health</text:span><text:bookmark-end text:name="__RefHeading___Toc2570_434360195 Copy 3 Copy 1 Copy 1 Copy 3"/></text:h>
      <text:p text:style-name="P786"><text:span text:style-name="T314">To test the packaged </text:span><text:span text:style-name="T337">IPK’s</text:span><text:span text:style-name="T314"> health, simply use </text:span><text:span text:style-name="T247">tar</text:span><text:span text:style-name="T337"> tool to unpack the package and verify accordingly.</text:span></text:p>
      <text:p text:style-name="P786"><text:span text:style-name="T337"/></text:p>
      <text:p text:style-name="P787"><text:span text:style-name="T337">K</text:span><text:span text:style-name="T187">eep in mind that due to the outer archive layer is using </text:span><text:span text:style-name="T222">tar</text:span><text:span text:style-name="T187"> instead of </text:span><text:span text:style-name="T222">ar</text:span><text:span text:style-name="T187"> tool, Debian’s </text:span><text:span text:style-name="T222">deb-dpkg</text:span><text:span text:style-name="T187"> may not work properly.</text:span></text:p>
      <text:h text:style-name="P569" text:outline-level="4"><text:bookmark-start text:name="__RefHeading___Toc767_1924128512"/>Red Hat Package (.rpm)<text:bookmark-end text:name="__RefHeading___Toc767_1924128512"/></text:h>
      <text:p text:style-name="P97">AutomataCI supported Red Hat native package known as “RPM” using their supplied development toolkit on supported platforms. It’s a UNIX (<text:line-break/>excluding MacOS) exclusive package especially operating on Red Hat based operating system such as but not limited to Fedora, CentOS, and etc. AutomataCI employs the following specifications provided by Red Hat to perform the RPM packaging accurately:</text:p>
      <text:list text:style-name="L39">
        <text:list-item>
          <text:p text:style-name="P763"><text:a xlink:type="simple" xlink:href="https://rpm-software-management.github.io/rpm/manual/spec.html" text:style-name="Internet_20_link" text:visited-style-name="Visited_20_Internet_20_Link"><text:span text:style-name="T187">https://rpm-software-management.github.io/rpm/manual/spec.html</text:span></text:a></text:p>
        </text:list-item>
        <text:list-item>
          <text:p text:style-name="P763"><text:a xlink:type="simple" xlink:href="http://ftp.rpm.org/api/4.4.2.2/specfile.html" text:style-name="Internet_20_link" text:visited-style-name="Visited_20_Internet_20_Link"><text:span text:style-name="T187">http://ftp.rpm.org/api/4.4.2.2/specfile.html</text:span></text:a></text:p>
        </text:list-item>
        <text:list-item>
          <text:p text:style-name="P763"><text:a xlink:type="simple" xlink:href="https://developers.redhat.com/blog/2019/03/18/rpm-packaging-guide-creating-rpm" text:style-name="Internet_20_link" text:visited-style-name="Visited_20_Internet_20_Link"><text:span text:style-name="T187">https://developers.redhat.com/blog/2019/03/18/rpm-packaging-guide-creating-rpm</text:span></text:a></text:p>
        </text:list-item>
        <text:list-item>
          <text:p text:style-name="P763"><text:a xlink:type="simple" xlink:href="https://access.redhat.com/documentation/en-us/red_hat_enterprise_linux/7/html-single/rpm_packaging_guide/index#rpm-packages_packaging-software" text:style-name="Internet_20_link" text:visited-style-name="Visited_20_Internet_20_Link"><text:span text:style-name="T187">https://access.redhat.com/documentation/en-us/red_hat_enterprise_linux/7/html-single/rpm_packaging_guide/index#rpm-packages_packaging-software</text:span></text:a></text:p>
        </text:list-item>
        <text:list-item>
          <text:p text:style-name="P763"><text:a xlink:type="simple" xlink:href="https://stackoverflow.com/questions/15055841/how-to-create-spec-file-rpm" text:style-name="Internet_20_link" text:visited-style-name="Visited_20_Internet_20_Link"><text:span text:style-name="T187">https://stackoverflow.com/questions/15055841/how-to-create-spec-file-rpm</text:span></text:a></text:p>
        </text:list-item>
        <text:list-item>
          <text:p text:style-name="P763"><text:a xlink:type="simple" xlink:href="https://stackoverflow.com/questions/27862771/how-to-produce-platform-specific-and-platform-independent-rpm-subpackages-from-o" text:style-name="Internet_20_link" text:visited-style-name="Visited_20_Internet_20_Link"><text:span text:style-name="T187">https://stackoverflow.com/questions/27862771/how-to-produce-platform-specific-and-platform-independent-rpm-subpackages-from-o</text:span></text:a></text:p>
        </text:list-item>
        <text:list-item>
          <text:p text:style-name="P763"><text:a xlink:type="simple" xlink:href="https://unix.stackexchange.com/questions/553169/rpmbuild-isnt-using-the-current-working-directory-instead-using-users-home" text:style-name="Internet_20_link" text:visited-style-name="Visited_20_Internet_20_Link"><text:span text:style-name="T187">https://unix.stackexchange.com/questions/553169/rpmbuild-isnt-using-the-current-working-directory-instead-using-users-home</text:span></text:a></text:p>
        </text:list-item>
      </text:list>
      <text:p text:style-name="P103"><text:span text:style-name="T157">AutomataCI prioritizes binary package build since the source codes are usually distributed using git control ecosystem. This </text:span>removes any duplication related to the project and focus on customer delivery instead.</text:p>
      <text:p text:style-name="P103"/>
      <text:h text:style-name="P611" text:outline-level="5"><text:bookmark-start text:name="__RefHeading___Toc2864_1886253761"/>Supported Platform<text:bookmark-end text:name="__RefHeading___Toc2864_1886253761"/></text:h>
      <text:p text:style-name="P108">AutomataCI can only build <text:span text:style-name="T157">rpm</text:span> output in the following build environ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23">UNIX <text:span text:style-name="T106">(Debian based)</text:span></text:p>
          </table:table-cell>
          <table:table-cell table:style-name="Table17.A1" office:value-type="string">
            <text:p text:style-name="P133">UNIX (Red Hat based)</text:p>
          </table:table-cell>
          <table:table-cell table:style-name="Table17.A1" office:value-type="string">
            <text:p text:style-name="P123">MacOS</text:p>
          </table:table-cell>
          <table:table-cell table:style-name="Table17.D1" office:value-type="string">
            <text:p text:style-name="P123">Windows</text:p>
          </table:table-cell>
        </table:table-row>
        <table:table-row table:style-name="Table17.2">
          <table:table-cell table:style-name="Table17.A2" office:value-type="string">
            <text:p text:style-name="P367">Supported</text:p>
          </table:table-cell>
          <table:table-cell table:style-name="Table17.A2" office:value-type="string">
            <text:p text:style-name="P386">Supported (Untested)</text:p>
          </table:table-cell>
          <table:table-cell table:style-name="Table17.A2" office:value-type="string">
            <text:p text:style-name="P378">Not Supported</text:p>
          </table:table-cell>
          <table:table-cell table:style-name="Table17.D2" office:value-type="string">
            <text:p text:style-name="P378">Not Supported</text:p>
          </table:table-cell>
        </table:table-row>
      </table:table>
      <text:p text:style-name="P108"/>
      <text:p text:style-name="P108">Not that should the host OS do not offer the required programs for the compilation, the compiler shall only issue a notice and skip its process.</text:p>
      <text:p text:style-name="P108"/>
      <text:p text:style-name="P108">Windows OS is not supported mainly <text:span text:style-name="T157">due to the absent of </text:span><text:span text:style-name="T135">rpmbuild</text:span><text:span text:style-name="T157"> and </text:span><text:span text:style-name="T135">rpmsign</text:span><text:span text:style-name="T157"> build tools.</text:span></text:p>
      <text:p text:style-name="P108"/>
      <text:h text:style-name="P611" text:outline-level="5"><text:bookmark-start text:name="__RefHeading___Toc2866_1886253761"/><text:soft-page-break/>Content Assembly Function<text:bookmark-end text:name="__RefHeading___Toc2866_1886253761"/></text:h>
      <text:p text:style-name="P75">The content assembling function is:</text:p>
      <table:table table:name="Table18" table:style-name="Table18">
        <table:table-column table:style-name="Table18.A"/>
        <table:table-row>
          <table:table-cell table:style-name="Table18.A1" office:value-type="string">
            <text:p text:style-name="P67">PACKAGE::assemble_<text:span text:style-name="T157">rpm</text:span>_content() {</text:p>
            <text:p text:style-name="P67"><text:tab/>…</text:p>
            <text:p text:style-name="P67">}</text:p>
          </table:table-cell>
        </table:table-row>
      </table:table>
      <text:p text:style-name="P75">Since Windows do not support <text:span text:style-name="T122">.</text:span><text:span text:style-name="T135">rpm</text:span> by default, there is no Windows counterparts.</text:p>
      <text:p text:style-name="P75"/>
      <text:p text:style-name="P75">In this function, the package Job shall pass in the following positional parameters:</text:p>
      <text:p text:style-name="P75"/>
      <text:p text:style-name="P67">_target="$1"</text:p>
      <text:p text:style-name="P67">_directory="$2"</text:p>
      <text:p text:style-name="P67">_target_name="$3"</text:p>
      <text:p text:style-name="P67">_target_os="$4"</text:p>
      <text:p text:style-name="P67">_target_arch="$5"</text:p>
      <text:p text:style-name="P75"/>
      <text:p text:style-name="P75">The <text:span text:style-name="T8">$_directory</text:span> variable should point to the workspace directory containing 2 important directories: <text:span text:style-name="T29">BUILD</text:span><text:span text:style-name="T8">/</text:span> and <text:span text:style-name="T29">SPECS</text:span><text:span text:style-name="T8">/</text:span>. The <text:span text:style-name="T105">objective</text:span> is to assemble <text:span text:style-name="T157">all the</text:span> “to be installed” file structure in the <text:span text:style-name="T29">BUILD</text:span><text:span text:style-name="T8">/</text:span> directory and <text:span text:style-name="T157">then </text:span>assemble <text:span text:style-name="T157">the spec file fragments in the </text:span><text:span text:style-name="T8">$_directory</text:span><text:span text:style-name="T157">.</text:span></text:p>
      <text:p text:style-name="P75"/>
      <text:p text:style-name="P75">For example, the given <text:span text:style-name="T8">$_target</text:span> variable that is pointing to the currently detected and built binary program is usually being copied to <text:span text:style-name="T29">${_directory}/BUILD</text:span> directory. <text:span text:style-name="T157">Then, to spin the required spec file fragment, simply use the printout to create them like:</text:span></text:p>
      <table:table table:name="Table37" table:style-name="Table37">
        <table:table-column table:style-name="Table37.A"/>
        <table:table-row>
          <table:table-cell table:style-name="Table37.A1" office:value-type="string">
            <text:p text:style-name="P79"><text:s text:c="7"/># generate AutomataCI's required RPM spec instructions (INSTALL)</text:p>
            <text:p text:style-name="P80"><text:s text:c="8"/>printf -- "\</text:p>
            <text:p text:style-name="P80">install --directory %%{buildroot}/usr/local/bin</text:p>
            <text:p text:style-name="P80">install -m 0755 ${PROJECT_SKU} %%{buildroot}/usr/local/bin</text:p>
            <text:p text:style-name="P80"/>
            <text:p text:style-name="P80">install --directory %%{buildroot}/usr/local/share/doc/${PROJECT_SKU}/</text:p>
            <text:p text:style-name="P80">install -m <text:span text:style-name="T407">0</text:span>644 copyright %%{buildroot}/usr/local/share/doc/${PROJECT_SKU}/</text:p>
            <text:p text:style-name="P80"/>
            <text:p text:style-name="P80">install --directory %%{buildroot}/usr/local/share/man/man1/</text:p>
            <text:p text:style-name="P80">install -m <text:span text:style-name="T407">0</text:span>644 ${PROJECT_SKU}.1.gz %%{buildroot}/usr/local/share/man/man1/</text:p>
            <text:p text:style-name="P80">" &gt;&gt; "${__directory}/SPEC_INSTALL"</text:p>
          </table:table-cell>
        </table:table-row>
      </table:table>
      <text:h text:style-name="P611" text:outline-level="5"><text:bookmark-start text:name="__RefHeading___Toc2868_1886253761"/><text:soft-page-break/>Required Files<text:bookmark-end text:name="__RefHeading___Toc2868_1886253761"/></text:h>
      <text:p text:style-name="P97">AutomataCI requires the following files to perform a successful build:</text:p>
      <text:list text:style-name="L40">
        <text:list-item>
          <text:p text:style-name="P705">${_directory}/SPEC_INSTALL</text:p>
        </text:list-item>
        <text:list-item>
          <text:p text:style-name="P705">${_directory}/SPEC_FILES</text:p>
        </text:list-item>
      </text:list>
      <text:p text:style-name="P102"/>
      <text:p text:style-name="P102">Both fragments’ specification can be found here: </text:p>
      <text:list text:style-name="L41">
        <text:list-item>
          <text:p text:style-name="P764"><text:a xlink:type="simple" xlink:href="https://rpm-software-management.github.io/rpm/manual/spec.html" text:style-name="Internet_20_link" text:visited-style-name="Visited_20_Internet_20_Link"><text:span text:style-name="T194">https://rpm-software-management.github.io/rpm/manual/spec.html</text:span></text:a><text:span text:style-name="T194"> </text:span></text:p>
        </text:list-item>
        <text:list-item>
          <text:p text:style-name="P764"><text:a xlink:type="simple" xlink:href="https://access.redhat.com/documentation/en-us/red_hat_enterprise_linux/7/html-single/rpm_packaging_guide/index#an-example-spec-file-for-bello_working-with-spec-files" text:style-name="Internet_20_link" text:visited-style-name="Visited_20_Internet_20_Link"><text:span text:style-name="T157">https://access.redhat.com/documentation/en-us/red_hat_enterprise_linux/7/html-single/rpm_packaging_guide/index#an-example-spec-file-for-bello_working-with-spec-files</text:span></text:a></text:p>
        </text:list-item>
      </text:list>
      <text:p text:style-name="P407"/>
      <text:p text:style-name="P100">The content of the <text:span text:style-name="T8">${_directory}/SPEC_INSTALL</text:span> file is the <text:span text:style-name="T122">%install</text:span> commands that will be copied over during AutomataCI’s automatic spec file generation. You’re required to provide the instructions (without the %install stanza) in the content assembly function An example would be:</text:p>
      <table:table table:name="Table20" table:style-name="Table20">
        <table:table-column table:style-name="Table20.A"/>
        <table:table-row>
          <table:table-cell table:style-name="Table20.A1" office:value-type="string">
            <text:p text:style-name="P130"><text:s text:c="8"/># generate AutomataCI's required RPM spec instructions (INSTALL)</text:p>
            <text:p text:style-name="P130"><text:s text:c="8"/>printf -- "\</text:p>
            <text:p text:style-name="P75">install --directory %%{buildroot}/usr/local/bin</text:p>
            <text:p text:style-name="P75">install -m 0755 ${PROJECT_SKU} %%{buildroot}/usr/local/bin</text:p>
            <text:p text:style-name="P75"/>
            <text:p text:style-name="P75">install --directory %%{buildroot}/usr/local/share/doc/${PROJECT_SKU}/</text:p>
            <text:p text:style-name="P75">install -m 644 copyright %%{buildroot}/usr/local/share/doc/${PROJECT_SKU}/</text:p>
            <text:p text:style-name="P75"/>
            <text:p text:style-name="P75">install --directory %%{buildroot}/usr/local/share/man/man1/</text:p>
            <text:p text:style-name="P75">install -m 644 ${PROJECT_SKU}.1.gz %%{buildroot}/usr/local/share/man/man1/</text:p>
            <text:p text:style-name="P130">" &gt;&gt; "${__directory}/SPEC_INSTALL"</text:p>
          </table:table-cell>
        </table:table-row>
      </table:table>
      <text:p text:style-name="P97"/>
      <text:p text:style-name="P101">The content of the <text:span text:style-name="T8">${_directory}/SPEC_FILES</text:span> file is the <text:span text:style-name="T122">%files</text:span> commands that will be copied over during AutomataCI’s automatic spec file generation. You’re required to provide the instructions (without the <text:span text:style-name="T122">%files</text:span> stanza) in the content assembly function An example would be:</text:p>
      <table:table table:name="Table19" table:style-name="Table19">
        <table:table-column table:style-name="Table19.A"/>
        <table:table-row>
          <table:table-cell table:style-name="Table19.A1" office:value-type="string">
            <text:p text:style-name="P142"><text:s text:c="8"/># generate AutomataCI's required RPM spec instructions (FILES)</text:p>
            <text:p text:style-name="P142"><text:s text:c="8"/>printf "\</text:p>
            <text:p text:style-name="P100">/usr/local/bin/${PROJECT_SKU}</text:p>
            <text:p text:style-name="P100">/usr/local/share/doc/${PROJECT_SKU}/copyright</text:p>
            <text:p text:style-name="P100">/usr/local/share/man/man1/${PROJECT_SKU}.1.gz</text:p>
            <text:p text:style-name="P142">" &gt;&gt; "${__directory}/SPEC_FILES"</text:p>
          </table:table-cell>
        </table:table-row>
      </table:table>
      <text:p text:style-name="P97"/>
      <text:h text:style-name="P641" text:outline-level="5"><text:bookmark-start text:name="__RefHeading___Toc2870_1886253761"/><text:span text:style-name="T194">Collaborating with Automat</text:span><text:span text:style-name="T268">ion</text:span><text:span text:style-name="T194"> – Optional Spec Fragment Files</text:span><text:bookmark-end text:name="__RefHeading___Toc2870_1886253761"/></text:h>
      <text:p text:style-name="P97">AutomataCI also provides other Spec’s Fragment Files for overriding specific fields in the spec file generation such as but not limited to:</text:p>
      <text:p text:style-name="P97"/>
      <text:list text:style-name="L42">
        <text:list-item>
          <text:p text:style-name="P707">${_directory}/SPEC_DESCRIPTION</text:p>
        </text:list-item>
        <text:list-item>
          <text:p text:style-name="P706">${_directory}/SPEC_PREPARE</text:p>
        </text:list-item>
        <text:list-item>
          <text:p text:style-name="P706">${_directory}/SPEC_BUILD</text:p>
        </text:list-item>
        <text:list-item>
          <text:p text:style-name="P707">${_directory}/SPEC_CLEAN</text:p>
        </text:list-item>
        <text:list-item>
          <text:p text:style-name="P707">${_directory}/SPEC_CHANGELOG</text:p>
        </text:list-item>
      </text:list>
      <text:p text:style-name="P102"/>
      <text:p text:style-name="P102">All specifications are available at:</text:p>
      <text:list text:style-name="L43">
        <text:list-item>
          <text:p text:style-name="P765"><text:a xlink:type="simple" xlink:href="https://rpm-software-management.github.io/rpm/manual/spec.html" text:style-name="Internet_20_link" text:visited-style-name="Visited_20_Internet_20_Link"><text:span text:style-name="T194">https://rpm-software-management.github.io/rpm/manual/spec.html</text:span></text:a></text:p>
        </text:list-item>
        <text:list-item>
          <text:p text:style-name="P765"><text:a xlink:type="simple" xlink:href="https://access.redhat.com/documentation/en-us/red_hat_enterprise_linux/7/html-single/rpm_packaging_guide/index#an-example-spec-file-for-bello_working-with-spec-files" text:style-name="Internet_20_link" text:visited-style-name="Visited_20_Internet_20_Link"><text:span text:style-name="T194">https://access.redhat.com/documentation/en-us/red_hat_enterprise_linux/7/html-single/rpm_packaging_guide/index#an-example-spec-file-for-bello_working-with-spec-files</text:span></text:a></text:p>
        </text:list-item>
      </text:list>
      <text:p text:style-name="P226"/>
      <text:p text:style-name="P97">If the <text:span text:style-name="T8">${_directory}/SPEC_DESCRIPTION</text:span> spec fragment file is not provided, AutomataCI shall automatically parse and process data from the <text:span text:style-name="T30">$</text:span><text:span text:style-name="T31">{PROJECT_PATH_RESOURCES}/packages/</text:span><text:span text:style-name="T8">DESCRIPTION.txt</text:span> resource file.</text:p>
      <text:p text:style-name="P97"/>
      <text:p text:style-name="P97">If the <text:span text:style-name="T8">${_directory}/SPEC_CHANGELOG</text:span> file is not provided ,AutomataCI shall automatically parse and process data from the <text:span text:style-name="T30">$</text:span><text:span text:style-name="T31">{PROJECT_PATH_RESOURCES}/</text:span><text:span text:style-name="T8">changelog</text:span><text:span text:style-name="T31">/</text:span><text:span text:style-name="T8">data/latest</text:span> resources data file.</text:p>
      <text:p text:style-name="P97"/>
      <text:p text:style-name="P103"><text:span text:style-name="T32">REMINDER</text:span><text:span text:style-name="T63">: </text:span><text:span text:style-name="T64">Likewise, stanza (e.g. </text:span><text:span text:style-name="T120">%description</text:span><text:span text:style-name="T64">) is not required. Only the content is permitted to be in the file.</text:span></text:p>
      <text:h text:style-name="P612" text:outline-level="5"><text:bookmark-start text:name="__RefHeading___Toc2872_1886253761"/><text:span text:style-name="T157">Overriding </text:span><text:span text:style-name="T160">The Entire </text:span><text:span text:style-name="T157">Spec File</text:span><text:bookmark-end text:name="__RefHeading___Toc2872_1886253761"/></text:h>
      <text:p text:style-name="P97">To override the spec file completely, simply create a fully compliant spec file in the content assembly function at:</text:p>
      <text:p text:style-name="P97"/>
      <text:p text:style-name="P99">${_directory}/SPECS/${PROJECT_SKU}.spec</text:p>
      <text:p text:style-name="P97"/>
      <text:p text:style-name="P97">Should AutomataCI detects the existence of such file, the generative function is skipped entirely.</text:p>
      <text:p text:style-name="P97"/>
      <text:h text:style-name="P613" text:outline-level="5"><text:bookmark-start text:name="__RefHeading___Toc2920_1886253761"/><text:span text:style-name="T107">Collaborating With Automation – </text:span><text:span text:style-name="T159">License SDPX Data</text:span><text:bookmark-end text:name="__RefHeading___Toc2920_1886253761"/></text:h>
      <text:p text:style-name="P92">RPM requires an explicit declaration of the project’s license’s SPDX ID. To ensure consistencies across all package ecosystem, AutomataCI automatically source and process the ID from the f<text:span text:style-name="T93">ollowing file:</text:span></text:p>
      <text:p text:style-name="P260">${<text:span text:style-name="T159">PROJECT_PATH_RESOURCES</text:span>}/<text:span text:style-name="T159">licenses</text:span>/<text:span text:style-name="T159">SPDX.txt</text:span></text:p>
      <text:p text:style-name="P92"/>
      <text:p text:style-name="P27"><text:span text:style-name="T187">Please change the value from there accordingly. Known SPDX IDs are available at: </text:span><text:a xlink:type="simple" xlink:href="https://spdx.org/licenses/" text:style-name="Internet_20_link" text:visited-style-name="Visited_20_Internet_20_Link"><text:span text:style-name="T187">https://spdx.org/licenses/</text:span></text:a><text:span text:style-name="T187"> </text:span></text:p>
      <text:p text:style-name="P104"/>
      <text:h text:style-name="P608" text:outline-level="5"><text:bookmark-start text:name="__RefHeading___Toc2922_1886253761"/><text:span text:style-name="T107">Collaborating With Automation – </text:span>Project Description Data<text:bookmark-end text:name="__RefHeading___Toc2922_1886253761"/></text:h>
      <text:p text:style-name="P92">AutomataCI requires the long description data for generating the RPM’s spec file’s %description field facilitated by: </text:p>
      <text:p text:style-name="P260">${<text:span text:style-name="T159">PROJECT_PATH_RESOURCES</text:span>}/<text:span text:style-name="T159">packages</text:span>/<text:span text:style-name="T159">DESCRIPTION.txt</text:span></text:p>
      <text:p text:style-name="P98"/>
      <text:p text:style-name="P92">Hence, please update the data there for consistencies across all package ecosystems.</text:p>
      <text:p text:style-name="P92"/>
      <text:h text:style-name="P604" text:outline-level="5"><text:bookmark-start text:name="__RefHeading___Toc1177_1924128512 Copy 1 Copy 1"/>Distributed Source Code Package<text:bookmark-end text:name="__RefHeading___Toc1177_1924128512 Copy 1 Copy 1"/></text:h>
      <text:p text:style-name="P64">To create a<text:span text:style-name="T93"> source code package, simply place an empty file with the name complying to the following pattern:</text:span></text:p>
      <text:p text:style-name="P246"><text:span text:style-name="T74">{PROJECT_SKU}</text:span><text:span text:style-name="T111">-</text:span><text:span text:style-name="T106">src</text:span><text:span text:style-name="T74">_{OS}-{ARCH}</text:span></text:p>
      <text:p text:style-name="P261"/>
      <text:p text:style-name="P64">This trigger<text:span text:style-name="T107">s</text:span> the package job to recognize it as a target and you can assemble the <text:span text:style-name="T158">BUILD</text:span>/ path directly. <text:span text:style-name="T104">The place-holding file can be created in the Build job recipe </text:span><text:span text:style-name="T107">phase</text:span><text:span text:style-name="T104">.</text:span></text:p>
      <text:p text:style-name="P188"/>
      <text:p text:style-name="P188">Keep in mind that by doing so, the $PROJECT_SKU value used in the automation shall automatically add a “-src” suffix <text:span text:style-name="T107">for</text:span> avoid<text:span text:style-name="T107">ing</text:span> conflict with the binary package <text:span text:style-name="T107">counterpart when</text:span> both <text:span text:style-name="T107">forms are </text:span>distributed simultaneously.</text:p>
      <text:p text:style-name="P188"/>
      <text:p text:style-name="P190"><text:span text:style-name="T14">RPM</text:span><text:span text:style-name="T15"> requires the OS and ARCH to be specific so </text:span><text:span text:style-name="T13">the</text:span><text:span text:style-name="T15"> “any” ominous</text:span><text:span text:style-name="T13"> </text:span><text:span text:style-name="T15">value is not available</text:span><text:span text:style-name="T107">. Hence, please consider which OS and ARCH you wish to facilitate </text:span><text:span text:style-name="T108">the development </text:span><text:span text:style-name="T107">in order to restrict the development environment boundaries.</text:span></text:p>
      <text:p text:style-name="P190"/>
      <text:h text:style-name="P614" text:outline-level="5"><text:bookmark-start text:name="__RefHeading___Toc9120_1462781972"/>Built-In Definitions<text:bookmark-end text:name="__RefHeading___Toc9120_1462781972"/></text:h>
      <text:p text:style-name="P477"><text:span text:style-name="T187">To ensure the packaging does not perform any alterations to the end product, AutomataCI deploys the following definitions by default to prevent </text:span><text:span text:style-name="T222">rpmbuild</text:span><text:span text:style-name="T187"> from performing magical changes:</text:span></text:p>
      <table:table table:name="Table67" table:style-name="Table67">
        <table:table-column table:style-name="Table67.A"/>
        <table:table-row>
          <table:table-cell table:style-name="Table67.A1" office:value-type="string">
            <text:p text:style-name="P450"><text:span text:style-name="T407">$ </text:span>rpmbuild \</text:p>
            <text:p text:style-name="P12"><text:tab/>--define "_topdir ${__directory}" \<text:tab/><text:tab/><text:span text:style-name="T407"># only work in workspace; not elsewhere</text:span></text:p>
            <text:p text:style-name="P12"><text:tab/>--define "debug_package %{nil}" \<text:tab/><text:tab/><text:span text:style-name="T407"># ensure not to alter any packaged product.</text:span></text:p>
            <text:p text:style-name="P19"><text:tab/>--define "__strip /bin/true" \<text:tab/><text:tab/><text:tab/><text:span text:style-name="T407"># ensure not to alter any packaged product.</text:span></text:p>
            <text:p text:style-name="P450"><text:tab/>--target "$__arch" \</text:p>
            <text:p text:style-name="P450"><text:tab/>-ba "$<text:span text:style-name="T423">__</text:span>.spec"</text:p>
          </table:table-cell>
        </table:table-row>
      </table:table>
      <text:p text:style-name="P93"/>
      <text:h text:style-name="P610" text:outline-level="5"><text:bookmark-start text:name="__RefHeading___Toc9623_1920688170"/>Closing the <text:span text:style-name="T416">Red Hat’s</text:span> <text:span text:style-name="T416">YUM</text:span> Source.<text:span text:style-name="T416">Repo</text:span> Distribution Loop<text:bookmark-end text:name="__RefHeading___Toc9623_1920688170"/></text:h>
      <text:p text:style-name="P490"><text:span text:style-name="T187">By default, each packaged </text:span><text:span text:style-name="T222">.</text:span><text:span text:style-name="T236">rpm</text:span><text:span text:style-name="T187"> package includes its own </text:span><text:span text:style-name="T316">yum’s</text:span><text:span text:style-name="T187"> </text:span><text:span text:style-name="T222">source.</text:span><text:span text:style-name="T236">repo</text:span><text:span text:style-name="T187"> file via the </text:span><text:span text:style-name="T236">RPM</text:span><text:span text:style-name="T222">::create_source_</text:span><text:span text:style-name="T236">repo</text:span><text:span text:style-name="T187"> function. It also generates the necessary GPG key file required to authenticate any future </text:span><text:span text:style-name="T222">.deb</text:span><text:span text:style-name="T187"> package update from the static repository upstream.</text:span></text:p>
      <text:p text:style-name="P328"/>
      <text:p text:style-name="P490">Hence, the customer only has to install any <text:span text:style-name="T122">.</text:span><text:span text:style-name="T148">rpm</text:span> package and just perform “<text:span text:style-name="T416">yum</text:span><text:span text:style-name="T122"> update</text:span>” to get the latest and greatest.</text:p>
      <text:p text:style-name="P490"/>
      <text:p text:style-name="P490"/>
      <text:h text:style-name="P615" text:outline-level="5"><text:bookmark-start text:name="__RefHeading___Toc2570_434360195 Copy 3 Copy 1"/>Testing Packaged RPM’s Health<text:bookmark-end text:name="__RefHeading___Toc2570_434360195 Copy 3 Copy 1"/></text:h>
      <text:p text:style-name="P95">To test the packaged RPM’s health, simply use the following command:</text:p>
      <text:p text:style-name="P95"/>
      <table:table table:name="Table43" table:style-name="Table43">
        <table:table-column table:style-name="Table43.A"/>
        <table:table-row>
          <table:table-cell table:style-name="Table43.A1" office:value-type="string">
            <text:p text:style-name="P96">$ <text:span text:style-name="T122">rpm -K &lt;package&gt;.rpm</text:span></text:p>
            <text:p text:style-name="P365">&lt;package&gt;.rpm: digests OK</text:p>
          </table:table-cell>
        </table:table-row>
      </table:table>
      <text:p text:style-name="P95"/>
      <text:p text:style-name="P95">If something goes wrong, rpm will report out for you.</text:p>
      <text:h text:style-name="P574" text:outline-level="4"><text:bookmark-start text:name="__RefHeading___Toc769_1924128512"/><text:span text:style-name="T111">Red Hat Flatpak</text:span><text:span text:style-name="T155"> </text:span><text:span text:style-name="T111">(</text:span><text:span text:style-name="T155">F</text:span><text:span text:style-name="T111">latpak)</text:span><text:bookmark-end text:name="__RefHeading___Toc769_1924128512"/></text:h>
      <text:p text:style-name="P105">Red Hat’s Flatpak (also known as “Flatpak”) is a cross-<text:span text:style-name="T155">L</text:span>inux platform with sandbox capabilities to securely and peacefully distributing applications across the <text:span text:style-name="T155">L</text:span>inux OSes. It is an exclusive distribution dedicated for Linux OSes both Red Hat and Debian alike.</text:p>
      <text:p text:style-name="P105"/>
      <text:p text:style-name="P24"><text:span text:style-name="T187">AutomataCI supports Flatpak directly using Flatpak official specification located here: </text:span><text:a xlink:type="simple" xlink:href="https://docs.flatpak.org/en/latest/introduction.html" text:style-name="Internet_20_link" text:visited-style-name="Visited_20_Internet_20_Link"><text:span text:style-name="T187">https://docs.flatpak.org/en/latest/introduction.html</text:span></text:a><text:span text:style-name="T187">. To ensure a consistent output metadata across other distribution channels, AutomataCI generates the required </text:span><text:span text:style-name="T222">manifest.yml</text:span><text:span text:style-name="T187"> internally while still permitting developer to overwrite it at the content assembly phase.</text:span></text:p>
      <text:p text:style-name="P105"/>
      <text:p text:style-name="P105">Before begin to construct your own job recipe, it is vital to understand at least the specification mentioned earlier alongside the following:</text:p>
      <text:list text:style-name="L44">
        <text:list-item>
          <text:p text:style-name="P766"><text:a xlink:type="simple" xlink:href="https://www.freedesktop.org/software/appstream/docs/chap-Metadata.html" text:style-name="Internet_20_link" text:visited-style-name="Visited_20_Internet_20_Link"><text:span text:style-name="T187">https://www.freedesktop.org/software/appstream/docs/chap-Metadata.html</text:span></text:a></text:p>
        </text:list-item>
        <text:list-item>
          <text:p text:style-name="P766"><text:a xlink:type="simple" xlink:href="https://specifications.freedesktop.org/menu-spec/latest/apa.html" text:style-name="Internet_20_link" text:visited-style-name="Visited_20_Internet_20_Link"><text:span text:style-name="T187">https://specifications.freedesktop.org/menu-spec/latest/apa.html</text:span></text:a></text:p>
        </text:list-item>
      </text:list>
      <text:p text:style-name="P105"/>
      <text:h text:style-name="P616" text:outline-level="5"><text:bookmark-start text:name="__RefHeading___Toc2465_434360195"/>Supported Platform<text:bookmark-end text:name="__RefHeading___Toc2465_434360195"/></text:h>
      <text:p text:style-name="P105">AutomataCI can only build <text:span text:style-name="T155">F</text:span>latpak output in the following build environment:</text:p>
      <text:p text:style-name="P65"/>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24">UNIX <text:span text:style-name="T106">(Debian based)</text:span></text:p>
          </table:table-cell>
          <table:table-cell table:style-name="Table15.A1" office:value-type="string">
            <text:p text:style-name="P134">UNIX (Red Hat based)</text:p>
          </table:table-cell>
          <table:table-cell table:style-name="Table15.A1" office:value-type="string">
            <text:p text:style-name="P124">MacOS</text:p>
          </table:table-cell>
          <table:table-cell table:style-name="Table15.D1" office:value-type="string">
            <text:p text:style-name="P124">Windows</text:p>
          </table:table-cell>
        </table:table-row>
        <table:table-row>
          <table:table-cell table:style-name="Table15.A2" office:value-type="string">
            <text:p text:style-name="P368">Supported</text:p>
          </table:table-cell>
          <table:table-cell table:style-name="Table15.A2" office:value-type="string">
            <text:p text:style-name="P387">Supported (Untested)</text:p>
          </table:table-cell>
          <table:table-cell table:style-name="Table15.A2" office:value-type="string">
            <text:p text:style-name="P379">Not Supported</text:p>
          </table:table-cell>
          <table:table-cell table:style-name="Table15.D2" office:value-type="string">
            <text:p text:style-name="P379">Not Supported</text:p>
          </table:table-cell>
        </table:table-row>
      </table:table>
      <text:p text:style-name="P105"/>
      <text:h text:style-name="P617" text:outline-level="5"><text:bookmark-start text:name="__RefHeading___Toc2467_434360195"/>Content Assembly Function<text:bookmark-end text:name="__RefHeading___Toc2467_434360195"/></text:h>
      <text:p text:style-name="P105">The content assembly function is:</text:p>
      <table:table table:name="Table16" table:style-name="Table16">
        <table:table-column table:style-name="Table16.A"/>
        <table:table-row>
          <table:table-cell table:style-name="Table16.A1" office:value-type="string">
            <text:p text:style-name="P68">PACKAGE::assemble_<text:span text:style-name="T112">flatpak</text:span>_content() {</text:p>
            <text:p text:style-name="P68"><text:tab/>…</text:p>
            <text:p text:style-name="P68">}</text:p>
          </table:table-cell>
        </table:table-row>
      </table:table>
      <text:p text:style-name="P65">Since <text:span text:style-name="T112">both </text:span>Windows <text:span text:style-name="T112">and MacOS</text:span> do not support <text:span text:style-name="T112">flatpak</text:span> due to the <text:span text:style-name="T112">Linux kernel requirement, </text:span>there is no Windows <text:span text:style-name="T112">or MacOS </text:span>counterparts.</text:p>
      <text:p text:style-name="P65"/>
      <text:p text:style-name="P65">In this function, the package <text:span text:style-name="T112">j</text:span>ob shall pass in the following positional parameters:</text:p>
      <text:p text:style-name="P65"/>
      <text:p text:style-name="P68">_target="$1"</text:p>
      <text:p text:style-name="P68">_directory="$2"</text:p>
      <text:p text:style-name="P68">_target_name="$3"</text:p>
      <text:p text:style-name="P68">_target_os="$4"</text:p>
      <text:p text:style-name="P68">_target_arch="$5"</text:p>
      <text:p text:style-name="P65"/>
      <text:p text:style-name="P65">The <text:span text:style-name="T8">$_directory</text:span> variable should point to the workspace directory. The <text:span text:style-name="T105">objective</text:span> is to assemble the “to be installed” file structure i<text:span text:style-name="T112">nto this directory and let </text:span><text:span text:style-name="T125">flatpak-builder</text:span><text:span text:style-name="T112"> to build the flatpak package using a </text:span><text:span text:style-name="T125">manifest.yml</text:span><text:span text:style-name="T112"> file, either generated by AutomataCI or manually overridden.</text:span></text:p>
      <text:p text:style-name="P65"/>
      <text:p text:style-name="P76">For example, the given <text:span text:style-name="T8">$_target</text:span> variable that is pointing to the currently detected and built binary program is usually being copied <text:span text:style-name="T155">as</text:span> <text:span text:style-name="T33">${</text:span><text:span text:style-name="T31">_directory</text:span><text:span text:style-name="T33">}</text:span><text:span text:style-name="T31">/</text:span><text:span text:style-name="T34">${PROJECT_SKU}</text:span>.</text:p>
      <text:p text:style-name="P65"/>
      <text:p text:style-name="P65">AutomataCI provides the ability to overrides any existing required files (see below). If these files are absent, AutomataCI shall generate one using its generator functions. Be warned that creating these required files can be a cumbersome effort (due to <text:span text:style-name="T105">its</text:span> steep technical debt). Hence, it is recommended to just focus on constructing the package’s data path and leave the rest <text:span text:style-name="T107">of the required files </text:span>to the AutomataCI <text:span text:style-name="T107">generative</text:span> function.</text:p>
      <text:p text:style-name="P65"/>
      <text:p text:style-name="P180">If the function is unused, simply supply a single line with “<text:span text:style-name="T113">return </text:span><text:span text:style-name="T116">1</text:span><text:span text:style-name="T113">0</text:span>” is suffice to inform the shell that its does nothing.</text:p>
      <text:h text:style-name="P651" text:outline-level="6"><text:bookmark-start text:name="__RefHeading___Toc1131_1924128512 Copy 1"/>Required Files<text:bookmark-end text:name="__RefHeading___Toc1131_1924128512 Copy 1"/></text:h>
      <text:p text:style-name="P65">As specified by Debian engineering specifications, there are 5 known required files:</text:p>
      <text:list text:style-name="L45">
        <text:list-item>
          <text:p text:style-name="P708"><text:span text:style-name="T8">manifest.{</text:span><text:span text:style-name="T50">ym</text:span><text:span text:style-name="T51">l||</text:span><text:span text:style-name="T50">json}</text:span></text:p>
        </text:list-item>
        <text:list-item>
          <text:p text:style-name="P685"><text:span text:style-name="T20">appdata.xml</text:span><text:span text:style-name="T57"> 🠜 </text:span><text:span text:style-name="T58">$</text:span><text:span text:style-name="T59">{PROJECT_PATH_RESOURCES}/packages/flatpak.</text:span><text:span text:style-name="T57">xml</text:span></text:p>
        </text:list-item>
        <text:list-item>
          <text:p text:style-name="P685"><text:span text:style-name="T20">icon.svg</text:span><text:span text:style-name="T57"> 🠜 </text:span><text:span text:style-name="T58">$</text:span><text:span text:style-name="T59">{PROJECT_PATH_RESOURCES}/</text:span><text:span text:style-name="T57">icons</text:span><text:span text:style-name="T59">/</text:span><text:span text:style-name="T57">icon.svg</text:span></text:p>
        </text:list-item>
        <text:list-item>
          <text:p text:style-name="P685"><text:span text:style-name="T20">icon-48x48.png</text:span><text:span text:style-name="T57"> 🠜 </text:span><text:span text:style-name="T58">$</text:span><text:span text:style-name="T59">{PROJECT_PATH_RESOURCES}/</text:span><text:span text:style-name="T57">icons</text:span><text:span text:style-name="T59">/</text:span><text:span text:style-name="T57">icon-48x48.png</text:span></text:p>
        </text:list-item>
        <text:list-item>
          <text:p text:style-name="P685"><text:span text:style-name="T20">icon-128x128.png</text:span><text:span text:style-name="T57"> 🠜 </text:span><text:span text:style-name="T58">$</text:span><text:span text:style-name="T59">{PROJECT_PATH_RESOURCES}/</text:span><text:span text:style-name="T57">icons</text:span><text:span text:style-name="T59">/</text:span><text:span text:style-name="T57">icon-128x128.png</text:span></text:p>
        </text:list-item>
      </text:list>
      <text:p text:style-name="P249"/>
      <text:p text:style-name="P65">These files follow strict format and content as specified in the <text:span text:style-name="T112">Flatpak specification</text:span>. <text:span text:style-name="T105">To ensure consistency is secured and to prevent introducing any unnecessary difficulty, AutomataCI will generate these files when they’re not being manually overridden </text:span><text:span text:style-name="T107">during the content assembly function execution. </text:span><text:span text:style-name="T112">Due to the complexities involved with Flatpak (e.g. sandbox management), </text:span><text:span text:style-name="T114">it is highly recommended not to override manifest.yml </text:span><text:span text:style-name="T115">OR </text:span><text:span text:style-name="T114">manifest.json file </text:span><text:span text:style-name="T115">of your choice</text:span><text:span text:style-name="T112">.</text:span></text:p>
      <text:p text:style-name="P65"/>
      <text:p text:style-name="P192"><text:span text:style-name="T112">The </text:span><text:span text:style-name="T125">appdata.xml</text:span><text:span text:style-name="T112">, </text:span><text:span text:style-name="T136">icon.svg</text:span><text:span text:style-name="T154">, </text:span><text:span text:style-name="T136">icon-48x48.png</text:span><text:span text:style-name="T154">, and </text:span><text:span text:style-name="T136">icon-128x128.png</text:span><text:span text:style-name="T154"> are</text:span><text:span text:style-name="T112"> responsible for marketing your </text:span><text:span text:style-name="T154">F</text:span><text:span text:style-name="T112">latpak </text:span><text:span text:style-name="T154">package in the public repositories</text:span><text:span text:style-name="T112">. </text:span><text:span text:style-name="T154">These files have their own</text:span><text:span text:style-name="T112"> </text:span><text:span text:style-name="T154">respective </text:span><text:span text:style-name="T112">template </text:span><text:span text:style-name="T154">and</text:span><text:span text:style-name="T112"> Autom</text:span><text:span text:style-name="T379">a</text:span><text:span text:style-name="T112">taCI would just copy </text:span><text:span text:style-name="T154">them</text:span><text:span text:style-name="T112"> directly into the workspace directory. </text:span><text:span text:style-name="T154">The documentations are available at:</text:span></text:p>
      <text:list text:style-name="L46">
        <text:list-item>
          <text:p text:style-name="P655"><text:a xlink:type="simple" xlink:href="https://docs.flatpak.org/en/latest/freedesktop-quick-reference.html" text:style-name="Internet_20_link" text:visited-style-name="Visited_20_Internet_20_Link"><text:span text:style-name="T187">https://docs.flatpak.org/en/latest/freedesktop-quick-reference.html</text:span></text:a></text:p>
        </text:list-item>
        <text:list-item>
          <text:p text:style-name="P655"><text:a xlink:type="simple" xlink:href="https://specifications.freedesktop.org/icon-theme-spec/icon-theme-spec-latest.html" text:style-name="Internet_20_link" text:visited-style-name="Visited_20_Internet_20_Link"><text:span text:style-name="T187">https://specifications.freedesktop.org/icon-theme-spec/icon-theme-spec-latest.html</text:span></text:a></text:p>
        </text:list-item>
      </text:list>
      <text:p text:style-name="P191"/>
      <text:h text:style-name="P616" text:outline-level="5"><text:bookmark-start text:name="__RefHeading___Toc2469_434360195"/>Branch Management<text:bookmark-end text:name="__RefHeading___Toc2469_434360195"/></text:h>
      <text:p text:style-name="P105">AutomataCI treats each of the Flatpak branches as the supported architecture. Hence, should your project supports multiple architectures by default, your <text:span text:style-name="T155">F</text:span>latpak repository should checkout the branches in accordance to the CPU type. Read the following for more info:</text:p>
      <text:p text:style-name="P105"/>
      <text:list text:style-name="L47">
        <text:list-item>
          <text:p text:style-name="P767"><text:a xlink:type="simple" xlink:href="https://docs.flatpak.org/en/latest/using-flatpak.html#identifier-triples" text:style-name="Internet_20_link" text:visited-style-name="Visited_20_Internet_20_Link"><text:span text:style-name="T187">https://docs.flatpak.org/en/latest/using-flatpak.html#identifier-triples</text:span></text:a></text:p>
        </text:list-item>
      </text:list>
      <text:p text:style-name="P105"/>
      <text:p text:style-name="P105">The default-branch is set to “<text:span text:style-name="T8">any</text:span>”.</text:p>
      <text:h text:style-name="P617" text:outline-level="5"><text:bookmark-start text:name="__RefHeading___Toc2471_434360195"/>Sandbox Permission<text:bookmark-end text:name="__RefHeading___Toc2471_434360195"/></text:h>
      <text:p text:style-name="P24"><text:span text:style-name="T187">AutomataCI relies </text:span><text:span text:style-name="T275">on </text:span><text:span text:style-name="T251">${PROJECT_PATH_RESOURCES}/packages/flatpak.perm</text:span><text:span text:style-name="T275"> to populate the sandbox permission in the manifest file (</text:span><text:span text:style-name="T251">finis</text:span><text:span text:style-name="T222">h-args</text:span><text:span text:style-name="T187"> field). Read more here: </text:span><text:a xlink:type="simple" xlink:href="https://docs.flatpak.org/en/latest/manifests.html#finishing" text:style-name="Internet_20_link" text:visited-style-name="Visited_20_Internet_20_Link"><text:span text:style-name="T187">https://docs.flatpak.org/en/latest/manifests.html#finishing</text:span></text:a></text:p>
      <text:p text:style-name="P192"/>
      <text:p text:style-name="P25"><text:span text:style-name="T187">This </text:span><text:span text:style-name="T222">.perm</text:span><text:span text:style-name="T187"> file </text:span><text:span text:style-name="T195">must be 1 permission per line as it will be assembled as an array element</text:span><text:span text:style-name="T187"> by AutomataCI. </text:span><text:span text:style-name="T217">Hence, you </text:span><text:span text:style-name="T196">should only add or remove the required permissions inside the </text:span><text:span text:style-name="T197">specifie</text:span><text:span text:style-name="T215">d</text:span><text:span text:style-name="T216"> </text:span><text:span text:style-name="T259">$</text:span><text:span text:style-name="T258">{PROJECT_PATH_RESOURCES}/p</text:span><text:span text:style-name="T255">ackages/flatpak.perm</text:span><text:span text:style-name="T196"> only</text:span><text:span text:style-name="T217">. The list of Sandbox permissions are available at: </text:span><text:a xlink:type="simple" xlink:href="https://docs.flatpak.org/en/latest/sandbox-permissions-reference.html" text:style-name="Internet_20_link" text:visited-style-name="Visited_20_Internet_20_Link"><text:span text:style-name="T217">https://docs.flatpak.org/en/latest/sandbox-permissions-reference.html</text:span></text:a></text:p>
      <text:p text:style-name="P105"/>
      <text:p text:style-name="P26"><text:span text:style-name="T187">Please note that there are blacklisted permissions listed in </text:span><text:a xlink:type="simple" xlink:href="https://docs.flatpak.org/en/latest/sandbox-permissions.html" text:style-name="Internet_20_link" text:visited-style-name="Visited_20_Internet_20_Link"><text:span text:style-name="T187">https://docs.flatpak.org/en/latest/sandbox-permissions.html</text:span></text:a><text:span text:style-name="T187"> when constructing your list.</text:span></text:p>
      <text:p text:style-name="P105"/>
      <text:h text:style-name="P619" text:outline-level="5"><text:bookmark-start text:name="__RefHeading___Toc2568_434360195"/>Directory-based Output<text:bookmark-end text:name="__RefHeading___Toc2568_434360195"/></text:h>
      <text:p text:style-name="P109">Due to <text:span text:style-name="T122">flatpak-builder</text:span>’s output nature, all successful Flatpak packages are directory-based housing the required files and directory structure for <text:span text:style-name="T122">flatpak-builder</text:span> to export in the <text:span text:style-name="T153">R</text:span>elease job later.</text:p>
      <text:p text:style-name="P109"/>
      <text:p text:style-name="P109">You’re free to inspect the output directories but leave them as it is to avoid pipeline breakage later.</text:p>
      <text:p text:style-name="P109"/>
      <text:h text:style-name="P620" text:outline-level="5"><text:bookmark-start text:name="__RefHeading___Toc2570_434360195"/>Screenshots<text:bookmark-end text:name="__RefHeading___Toc2570_434360195"/></text:h>
      <text:p text:style-name="P398"><text:span text:style-name="T187">The screenshots for the </text:span><text:span text:style-name="T222">Appdata.</text:span><text:span text:style-name="T223">xml</text:span><text:span text:style-name="T218"> file according to the specification here (</text:span><text:a xlink:type="simple" xlink:href="https://www.freedesktop.org/software/appstream/docs/chap-Metadata.html#tag-screenshots" text:style-name="Internet_20_link" text:visited-style-name="Visited_20_Internet_20_Link"><text:span text:style-name="T218">https://www.freedesktop.org/software/appstream/docs/chap-Metadata.html#tag-screenshots</text:span></text:a><text:span text:style-name="T218">) are best hosted elsewhere and back-linked into the XML data file. There are no signs of the screenshots can be loaded from the package internally.</text:span></text:p>
      <text:h text:style-name="P621" text:outline-level="5"><text:bookmark-start text:name="__RefHeading___Toc2570_434360195 Copy 3"/>Adding Custom Files<text:bookmark-end text:name="__RefHeading___Toc2570_434360195 Copy 3"/></text:h>
      <text:p text:style-name="P110">Aside from assembling the custom files via the <text:span text:style-name="T122">PACKAGE::assemble_flatpak_content</text:span> function, AutomataCI prepares a collaborative <text:span text:style-name="T180">${PROJECT_PATH_RESOURCES}/packages/flatpak.yml</text:span> for one to provide the installation instructions. These instructions shall be appended to the generated <text:span text:style-name="T122">manifest.yml</text:span>’s modules fields.</text:p>
      <text:p text:style-name="P110"/>
      <text:p text:style-name="P111">For example, say, a <text:span text:style-name="T122">demo.pdf</text:span> document file is made available, <text:span text:style-name="T162">then </text:span>the <text:span text:style-name="T162">manifest template YAML file:</text:span> <text:span text:style-name="T126">$</text:span><text:span text:style-name="T122">{PROJECT_PATH_RESOURCES}/packages/flatpak.yml</text:span> should have the an installation instruction like:</text:p>
      <text:p text:style-name="P111"/>
      <table:table table:name="Table38" table:style-name="Table38">
        <table:table-column table:style-name="Table38.A"/>
        <table:table-row>
          <table:table-cell table:style-name="Table38.A1" office:value-type="string">
            <text:p text:style-name="P112"># ...</text:p>
            <text:p text:style-name="P112">modules:</text:p>
            <text:p text:style-name="P112"><text:s text:c="2"/>- name: demo-instruction</text:p>
            <text:p text:style-name="P112"><text:s text:c="4"/>buildsystem: simple</text:p>
            <text:p text:style-name="P112"><text:s text:c="4"/>build-commands:</text:p>
            <text:p text:style-name="P112"><text:s text:c="6"/>- install -D demo.pdf /app/docs/appname-demo.pdf</text:p>
            <text:p text:style-name="P112"><text:s text:c="4"/>sources:</text:p>
            <text:p text:style-name="P112"><text:s text:c="6"/>- type: file</text:p>
            <text:p text:style-name="P112"><text:s text:c="8"/>path: demo.pdf</text:p>
          </table:table-cell>
        </table:table-row>
      </table:table>
      <text:p text:style-name="P114"/>
      <text:h text:style-name="P622" text:outline-level="5"><text:bookmark-start text:name="__RefHeading___Toc4432_1678459771"/>Release to Repository<text:bookmark-end text:name="__RefHeading___Toc4432_1678459771"/></text:h>
      <text:p text:style-name="P113">Due to <text:span text:style-name="T122">Flatpak-Builder</text:span>’s all-in-one capabilities, the Release Job is simultaneously executed in this stage. AutomataCI exports a private repo directory at:</text:p>
      <text:p text:style-name="P263">${PROJECT_PATH_ROOT}/${PROJECT_PATH_RELEASE}/flatpak</text:p>
      <text:p text:style-name="P262"/>
      <text:p text:style-name="P264">where: <text:span text:style-name="T8">${PROJECT_PATH_ROOT}/${PROJECT_PATH_RELEASE}</text:span> is the <text:span text:style-name="T35">{</text:span><text:span text:style-name="T8">PROJECT_STATIC_REPO</text:span><text:span text:style-name="T35">}</text:span> directory.</text:p>
      <text:p text:style-name="P250"/>
      <text:h text:style-name="P623" text:outline-level="5"><text:bookmark-start text:name="__RefHeading___Toc4434_1678459771"/>Single Bundle Export<text:bookmark-end text:name="__RefHeading___Toc4434_1678459771"/></text:h>
      <text:p text:style-name="P30"><text:span text:style-name="T187">To ensure a fail-safe is available, AutomataCI automatically exports the single bundle format (</text:span><text:a xlink:type="simple" xlink:href="https://docs.flatpak.org/en/latest/single-file-bundles.html" text:style-name="Internet_20_link" text:visited-style-name="Visited_20_Internet_20_Link"><text:span text:style-name="T187">https://docs.flatpak.org/en/latest/single-file-bundles.html</text:span></text:a><text:span text:style-name="T187">) that allows user to manually import the software without needing to track a private repo. This bundle file is included in the PROJECT_PATH_PKG directory ending with </text:span><text:span text:style-name="T222">.flatpak</text:span><text:span text:style-name="T187"> file extension as required.</text:span></text:p>
      <text:h text:style-name="P570" text:outline-level="4"><text:bookmark-start text:name="__RefHeading___Toc771_1924128512 Copy 1"/>PyPi <text:span text:style-name="T163">Library </text:span>Modul<text:span text:style-name="T156">e </text:span><text:span text:style-name="T163">(Python)</text:span><text:bookmark-end text:name="__RefHeading___Toc771_1924128512 Copy 1"/></text:h>
      <text:p text:style-name="P88">AutomataCI supports PyPi library module construction through the use of Python ‘<text:span text:style-name="T143">build</text:span><text:span text:style-name="T383">’ </text:span><text:span text:style-name="T386">and `</text:span><text:span text:style-name="T144">twine</text:span><text:span text:style-name="T386">` </text:span><text:span text:style-name="T383">module</text:span><text:span text:style-name="T386">s alongside `</text:span><text:span text:style-name="T144">setuptools</text:span><text:span text:style-name="T386">` module internally</text:span>. In order to <text:span text:style-name="T164">make sure there is a</text:span> full compliance with Python, ‘<text:span text:style-name="T143">build</text:span><text:span text:style-name="T383">’ </text:span><text:span text:style-name="T386">and ‘</text:span><text:span text:style-name="T144">twine</text:span><text:span text:style-name="T386">’ </text:span><text:span text:style-name="T383">module</text:span><text:span text:style-name="T386">s</text:span> <text:span text:style-name="T164">shall</text:span> be installed using <text:span text:style-name="T122">pip</text:span> command which can be <text:span text:style-name="T164">achieved</text:span> via Prepare job recipe.</text:p>
      <text:p text:style-name="P88"/>
      <text:p text:style-name="P88">The PyPi library module’s specifications shall be compliant with the following specifications:</text:p>
      <text:list text:style-name="L48">
        <text:list-item>
          <text:p text:style-name="P768"><text:a xlink:type="simple" xlink:href="https://packaging.python.org/en/latest/specifications/" text:style-name="Internet_20_link" text:visited-style-name="Visited_20_Internet_20_Link"><text:span text:style-name="T187">https://packaging.python.org/en/latest/specifications/</text:span></text:a></text:p>
        </text:list-item>
        <text:list-item>
          <text:p text:style-name="P768"><text:a xlink:type="simple" xlink:href="https://packaging.python.org/en/latest/specifications/declaring-project-metadata/#declaring-project-metadata" text:style-name="Internet_20_link" text:visited-style-name="Visited_20_Internet_20_Link"><text:span text:style-name="T187">https://packaging.python.org/en/latest/specifications/declaring-project-metadata/</text:span></text:a></text:p>
        </text:list-item>
        <text:list-item>
          <text:p text:style-name="P768"><text:a xlink:type="simple" xlink:href="https://peps.python.org/pep-0660/" text:style-name="Internet_20_link" text:visited-style-name="Visited_20_Internet_20_Link"><text:span text:style-name="T187">https://peps.python.org/pep-0660/</text:span></text:a></text:p>
        </text:list-item>
        <text:list-item>
          <text:p text:style-name="P768"><text:a xlink:type="simple" xlink:href="https://pypi.org/project/twine/" text:style-name="Internet_20_link" text:visited-style-name="Visited_20_Internet_20_Link"><text:span text:style-name="T187">https://pypi.org/project/twine/</text:span></text:a></text:p>
        </text:list-item>
      </text:list>
      <text:p text:style-name="P88"/>
      <text:p text:style-name="P88">AutomataCI employs the clean-slate library assembling (similar to first time upload to PyPi) for consistency assurances and for providing maximum freedom to developers in the case of library-app repository use.</text:p>
      <text:p text:style-name="P88"/>
      <text:p text:style-name="P88">AutomataCI relies heavily on <text:span text:style-name="T8">$PROJECT_PYTHON</text:span> environment configuration (set in the repo’s <text:span text:style-name="T122">CONFIG.toml</text:span>) file to facilitate PyPi library module construction. Should this configuration is not set (which indicates the repository is not a Python project), this packager shall be ignored entirely.</text:p>
      <text:p text:style-name="P88"/>
      <text:p text:style-name="P230">For PyPi library packaging, it is noted that the documentation relies on <text:span text:style-name="T8">$PROJECT_PYPI_README</text:span> and <text:span text:style-name="T8">$PROJECT_PYPI_README_MIME</text:span> to define the package’s public facing documentation set in <text:span text:style-name="T122">CONFIG.toml</text:span> configuration file. <text:span text:style-name="T45">This file MUST be copied into the assembling directory</text:span><text:span text:style-name="T383"> during the content assembling function due to the sandbox access restriction effect caused by packaging virtual environment.</text:span></text:p>
      <text:p text:style-name="P88"/>
      <text:h text:style-name="P624" text:outline-level="5"><text:bookmark-start text:name="__RefHeading___Toc3481_1747462957"/>Supported Platform<text:bookmark-end text:name="__RefHeading___Toc3481_1747462957"/></text:h>
      <text:p text:style-name="P88">Shoul<text:span text:style-name="T386">d the modules</text:span> <text:span text:style-name="T386">are</text:span> installed as instructed, then PyPi Library Module construction supported platforms are as follow:</text:p>
      <table:table table:name="Table21" table:style-name="Table21">
        <table:table-column table:style-name="Table21.A" table:number-columns-repeated="3"/>
        <table:table-column table:style-name="Table21.D"/>
        <table:table-row>
          <table:table-cell table:style-name="Table21.A1" office:value-type="string">
            <text:p text:style-name="P125">UNIX <text:span text:style-name="T106">(Debian based)</text:span></text:p>
          </table:table-cell>
          <table:table-cell table:style-name="Table21.A1" office:value-type="string">
            <text:p text:style-name="P135">UNIX (Red Hat based)</text:p>
          </table:table-cell>
          <table:table-cell table:style-name="Table21.A1" office:value-type="string">
            <text:p text:style-name="P125">MacOS</text:p>
          </table:table-cell>
          <table:table-cell table:style-name="Table21.D1" office:value-type="string">
            <text:p text:style-name="P125">Windows</text:p>
          </table:table-cell>
        </table:table-row>
        <table:table-row>
          <table:table-cell table:style-name="Table21.A2" office:value-type="string">
            <text:p text:style-name="P369">Supported</text:p>
          </table:table-cell>
          <table:table-cell table:style-name="Table21.A2" office:value-type="string">
            <text:p text:style-name="P369">Supported</text:p>
          </table:table-cell>
          <table:table-cell table:style-name="Table21.A2" office:value-type="string">
            <text:p text:style-name="P369">Supported</text:p>
          </table:table-cell>
          <table:table-cell table:style-name="Table21.D2" office:value-type="string">
            <text:p text:style-name="P369">Supported</text:p>
          </table:table-cell>
        </table:table-row>
      </table:table>
      <text:h text:style-name="P628" text:outline-level="5"><text:bookmark-start text:name="__RefHeading___Toc2467_434360195 Copy 1"/><text:soft-page-break/><text:span text:style-name="T112">Content Assembly Function</text:span><text:bookmark-end text:name="__RefHeading___Toc2467_434360195 Copy 1"/></text:h>
      <text:p text:style-name="P106">The content assembly function <text:span text:style-name="T163">for UNIX OS</text:span> is:</text:p>
      <table:table table:name="Table22" table:style-name="Table22">
        <table:table-column table:style-name="Table22.A"/>
        <table:table-row>
          <table:table-cell table:style-name="Table22.A1" office:value-type="string">
            <text:p text:style-name="P69">PACKAGE::assemble_<text:span text:style-name="T163">pypi</text:span>_content() {</text:p>
            <text:p text:style-name="P69"><text:tab/>…</text:p>
            <text:p text:style-name="P69">}</text:p>
          </table:table-cell>
        </table:table-row>
      </table:table>
      <text:p text:style-name="P88"/>
      <text:p text:style-name="P88">The content assembly function for Windows OS is:</text:p>
      <table:table table:name="Table23" table:style-name="Table23">
        <table:table-column table:style-name="Table23.A"/>
        <table:table-row>
          <table:table-cell table:style-name="Table23.A1" office:value-type="string">
            <text:p text:style-name="P69">PACKAGE-<text:span text:style-name="T163">A</text:span>ssemble-<text:span text:style-name="T367">PYPI</text:span><text:span text:style-name="T163">-C</text:span>ontent() {</text:p>
            <text:p text:style-name="P69"><text:tab/>…</text:p>
            <text:p text:style-name="P69">}</text:p>
          </table:table-cell>
        </table:table-row>
      </table:table>
      <text:p text:style-name="P62"/>
      <text:p text:style-name="P62">In this function, the package <text:span text:style-name="T112">j</text:span>ob shall pass in the following positional parameters:</text:p>
      <text:p text:style-name="P62"/>
      <text:p text:style-name="P69">_target="$1"</text:p>
      <text:p text:style-name="P69">_directory="$2"</text:p>
      <text:p text:style-name="P69">_target_name="$3"</text:p>
      <text:p text:style-name="P69">_target_os="$4"</text:p>
      <text:p text:style-name="P69">_target_arch="$5"</text:p>
      <text:p text:style-name="P62"/>
      <text:p text:style-name="P62">The <text:span text:style-name="T8">$_directory</text:span> variable should point to the workspace directory. The <text:span text:style-name="T105">objective</text:span> is to assemble the <text:span text:style-name="T163">Python library “as it is”</text:span> i<text:span text:style-name="T112">nto this directory and let </text:span><text:span text:style-name="T143">build</text:span><text:span text:style-name="T383"> module</text:span><text:span text:style-name="T163"> and Python to construct the library </text:span><text:span text:style-name="T383">package</text:span><text:span text:style-name="T163">. Then finally, </text:span><text:span text:style-name="T383">the function </text:span><text:span text:style-name="T163">script</text:span><text:span text:style-name="T383">s</text:span><text:span text:style-name="T163"> the required </text:span><text:span text:style-name="T36">pyproject.toml</text:span><text:span text:style-name="T163"> file to assemble the library’s metadata.</text:span></text:p>
      <text:p text:style-name="P62"/>
      <text:p text:style-name="P89">Keep in mind that the given<text:span text:style-name="T111"> </text:span><text:span text:style-name="T37">$_target</text:span><text:span text:style-name="T111"> variable </text:span>is usually pointing to a dummy source code target. To check its type, simply use <text:span text:style-name="T8">FS::is_target_a_source</text:span> function from FS library and </text:p>
      <text:p text:style-name="P89"/>
      <text:p text:style-name="P89"><text:span text:style-name="T166">T</text:span>he following return numbers to tell AutomataCI to perform the necessary actions:</text:p>
      <text:list text:style-name="L49">
        <text:list-item>
          <text:p text:style-name="P709"><text:span text:style-name="T8">10</text:span> – Tell AutomataCI to skip the <text:span text:style-name="T166">packaging process</text:span> usually for non-compliant technology or <text:span text:style-name="T365">disable this package task.</text:span></text:p>
        </text:list-item>
        <text:list-item>
          <text:p text:style-name="P710"><text:span text:style-name="T8">1</text:span> – Error is found.</text:p>
        </text:list-item>
        <text:list-item>
          <text:p text:style-name="P713"><text:span text:style-name="T8">0</text:span> – All good and proceed.</text:p>
        </text:list-item>
      </text:list>
      <text:p text:style-name="P181"/>
      <text:h text:style-name="P625" text:outline-level="5"><text:bookmark-start text:name="__RefHeading___Toc3483_1747462957"/>Required Files<text:bookmark-end text:name="__RefHeading___Toc3483_1747462957"/></text:h>
      <text:p text:style-name="P28"><text:span text:style-name="T187">As specified by the Python </text:span><text:span text:style-name="T298">Packaging specifications, the following files are required:</text:span></text:p>
      <text:p text:style-name="P62"/>
      <text:list text:style-name="L50">
        <text:list-item>
          <text:p text:style-name="P678">pyproject.toml</text:p>
        </text:list-item>
        <text:list-item>
          <text:p text:style-name="P716">your library source codes assembled in your end-user’s importing manner</text:p>
        </text:list-item>
        <text:list-item>
          <text:p text:style-name="P718"><text:span text:style-name="T8">README file defined in </text:span><text:span text:style-name="T46">$</text:span><text:span text:style-name="T8">PROJECT_PYPI_README</text:span> named exactly as <text:span text:style-name="T384">defined by the variable</text:span>.</text:p>
        </text:list-item>
      </text:list>
      <text:p text:style-name="P159"/>
      <text:p text:style-name="P169">Should the <text:span text:style-name="T122">README</text:span> file is missing or being renamed as something else (hence, not found), AutomataCI shall throw an error and stop the packaging job entirely.</text:p>
      <text:p text:style-name="P169"/>
      <text:p text:style-name="P91"><text:span text:style-name="T53">Should </text:span><text:span text:style-name="T121">pyproject.toml</text:span><text:span text:style-name="T53"> </text:span><text:span text:style-name="T68">file </text:span><text:span text:style-name="T67">is missing,</text:span><text:span text:style-name="T53"> AutomataCI shall generate a default file on-behalf to fulfill the construction requirement. </text:span><text:span text:style-name="T8">Due to its complexities, you are strong encouraged to generate the file during the content assembling function phase to match your actual Project requirement</text:span><text:span text:style-name="T53">.</text:span></text:p>
      <text:p text:style-name="P160"/>
      <text:h text:style-name="P629" text:outline-level="5"><text:bookmark-start text:name="__RefHeading___Toc3483_1747462957 Copy 2"/>Testing Package<text:bookmark-end text:name="__RefHeading___Toc3483_1747462957 Copy 2"/></text:h>
      <text:p text:style-name="P457"><text:span text:style-name="T187">`</text:span><text:span text:style-name="T222">twine</text:span><text:span text:style-name="T187">` pip module can be used for testing the generated packages using the following command:</text:span></text:p>
      <text:p text:style-name="P294">twine check "${__directory}/dist/"*</text:p>
      <text:p text:style-name="P294"/>
      <text:p text:style-name="P295">If things are fine, you should get a log as follows:</text:p>
      <text:p text:style-name="P295"/>
      <text:p text:style-name="P456">Checking </text:p>
      <text:p text:style-name="P456">pypi_automataci-src_1.5.0_darwin-amd64/dist/AutomataCI-1.5.0-py3-none-any.whl: <text:span text:style-name="T387">PASSED</text:span> </text:p>
      <text:p text:style-name="P456">Checking </text:p>
      <text:p text:style-name="P456">pypi_automataci-src_1.5.0_darwin-amd64/dist/AutomataCI-1.5.0.tar.gz: <text:span text:style-name="T387">PASSED</text:span></text:p>
      <text:p text:style-name="P295"/>
      <text:h text:style-name="P575" text:outline-level="4"><text:bookmark-start text:name="__RefHeading___Toc771_1924128512"/>Docker<text:bookmark-end text:name="__RefHeading___Toc771_1924128512"/></text:h>
      <text:p text:style-name="P197">Docker containerization is a promised cross-platform capable, horizontally scalable, and automated orchestrate-capable container packaging solution to answer massive reliable service needs. AutomataCI supports Docker container packaging support using the following official documentations:</text:p>
      <text:list text:style-name="L51">
        <text:list-item>
          <text:p text:style-name="P769"><text:a xlink:type="simple" xlink:href="https://docs.docker.com/develop/develop-images/dockerfile_best-practices/" text:style-name="Internet_20_link" text:visited-style-name="Visited_20_Internet_20_Link"><text:span text:style-name="T187">https://docs.docker.com/develop/develop-images/dockerfile_best-practices/</text:span></text:a></text:p>
        </text:list-item>
        <text:list-item>
          <text:p text:style-name="P769"><text:a xlink:type="simple" xlink:href="https://cheatsheetseries.owasp.org/cheatsheets/Docker_Security_Cheat_Sheet.html" text:style-name="Internet_20_link" text:visited-style-name="Visited_20_Internet_20_Link"><text:span text:style-name="T187">https://cheatsheetseries.owasp.org/cheatsheets/Docker_Security_Cheat_Sheet.html</text:span></text:a></text:p>
        </text:list-item>
        <text:list-item>
          <text:p text:style-name="P769"><text:a xlink:type="simple" xlink:href="https://medium.com/@kelseyhightower/optimizing-docker-images-for-static-binaries-b5696e26eb07" text:style-name="Internet_20_link" text:visited-style-name="Visited_20_Internet_20_Link"><text:span text:style-name="T187">https://medium.com/@kelseyhightower/optimizing-docker-images-for-static-binaries-b5696e26eb07</text:span></text:a></text:p>
        </text:list-item>
        <text:list-item>
          <text:p text:style-name="P769"><text:a xlink:type="simple" xlink:href="https://docs.docker.com/build/building/multi-platform/#building-multi-platform-images" text:style-name="Internet_20_link" text:visited-style-name="Visited_20_Internet_20_Link"><text:span text:style-name="T187">https://docs.docker.com/build/building/multi-platform/#building-multi-platform-images</text:span></text:a></text:p>
        </text:list-item>
        <text:list-item>
          <text:p text:style-name="P769"><text:a xlink:type="simple" xlink:href="https://docs.docker.com/build/building/base-images/#create-a-simple-parent-image-using-scratch" text:style-name="Internet_20_link" text:visited-style-name="Visited_20_Internet_20_Link"><text:span text:style-name="T187">https://docs.docker.com/build/building/base-images/#create-a-simple-parent-image-using-scratch</text:span></text:a></text:p>
        </text:list-item>
        <text:list-item>
          <text:p text:style-name="P769"><text:a xlink:type="simple" xlink:href="https://docs.docker.com/engine/reference/builder/" text:style-name="Internet_20_link" text:visited-style-name="Visited_20_Internet_20_Link"><text:span text:style-name="T187">https://docs.docker.com/engine/reference/builder/</text:span></text:a></text:p>
        </text:list-item>
        <text:list-item>
          <text:p text:style-name="P769"><text:a xlink:type="simple" xlink:href="https://docs.docker.com/build/attestations/slsa-provenance/" text:style-name="Internet_20_link" text:visited-style-name="Visited_20_Internet_20_Link"><text:span text:style-name="T187">https://docs.docker.com/build/attestations/slsa-provenance/</text:span></text:a></text:p>
        </text:list-item>
        <text:list-item>
          <text:p text:style-name="P769"><text:a xlink:type="simple" xlink:href="https://github.com/orgs/community/discussions/45969" text:style-name="Internet_20_link" text:visited-style-name="Visited_20_Internet_20_Link"><text:span text:style-name="T187">https://github.com/orgs/community/discussions/45969</text:span></text:a></text:p>
        </text:list-item>
        <text:list-item>
          <text:p text:style-name="P769"><text:a xlink:type="simple" xlink:href="https://github.com/opencontainers/image-spec/blob/main/annotations.md#pre-defined-annotation-keys" text:style-name="Internet_20_link" text:visited-style-name="Visited_20_Internet_20_Link"><text:span text:style-name="T187">https://github.com/opencontainers/image-spec/blob/main/annotations.md#pre-defined-annotation-keys</text:span></text:a></text:p>
        </text:list-item>
        <text:list-item>
          <text:p text:style-name="P769"><text:a xlink:type="simple" xlink:href="https://docs.github.com/en/packages/learn-github-packages/connecting-a-repository-to-a-package" text:style-name="Internet_20_link" text:visited-style-name="Visited_20_Internet_20_Link"><text:span text:style-name="T187">https://docs.github.com/en/packages/learn-github-packages/connecting-a-repository-to-a-package</text:span></text:a></text:p>
        </text:list-item>
        <text:list-item>
          <text:p text:style-name="P769"><text:a xlink:type="simple" xlink:href="https://docs.github.com/en/packages/working-with-a-github-packages-registry/working-with-the-container-registry" text:style-name="Internet_20_link" text:visited-style-name="Visited_20_Internet_20_Link"><text:span text:style-name="T187">https://docs.github.com/en/packages/working-with-a-github-packages-registry/working-with-the-container-registry</text:span></text:a></text:p>
        </text:list-item>
        <text:list-item>
          <text:p text:style-name="P769"><text:a xlink:type="simple" xlink:href="https://www.docker.com/blog/multi-arch-build-and-images-the-simple-way/" text:style-name="Internet_20_link" text:visited-style-name="Visited_20_Internet_20_Link"><text:span text:style-name="T187">https://www.docker.com/blog/multi-arch-build-and-images-the-simple-way/</text:span></text:a></text:p>
        </text:list-item>
        <text:list-item>
          <text:p text:style-name="P769"><text:a xlink:type="simple" xlink:href="https://docs.github.com/en/packages/managing-github-packages-using-github-actions-workflows/publishing-and-installing-a-package-with-github-actions" text:style-name="Internet_20_link" text:visited-style-name="Visited_20_Internet_20_Link"><text:span text:style-name="T187">https://docs.github.com/en/packages/managing-github-packages-using-github-actions-workflows/publishing-and-installing-a-package-with-github-actions</text:span></text:a></text:p>
        </text:list-item>
      </text:list>
      <text:p text:style-name="P197"/>
      <text:p text:style-name="P198">Due to the fact that the product was built via AutomataCI Build job recipe, there is no need to re-build and create a massive-sized container (usually 100+MB~&gt;1GB). Hence, <text:span text:style-name="T8">AutomataCI employs Go’s approach where the </text:span><text:span text:style-name="T44">full statically linked </text:span><text:span text:style-name="T8">product </text:span><text:span text:style-name="T44">packaging into a scratch container is given </text:span><text:span text:style-name="T8">the highest priority </text:span><text:span text:style-name="T44">for small-sized image</text:span>.</text:p>
      <text:p text:style-name="P198"/>
      <text:p text:style-name="P198"><text:span text:style-name="T176">Due to the complexit</text:span><text:span text:style-name="T339">ies made by</text:span><text:span text:style-name="T176"> Docker </text:span><text:span text:style-name="T339">Builder especially dealing with</text:span><text:span text:style-name="T176"> multi-arch images construction, AutomataCI using </text:span><text:span text:style-name="T339">its</text:span><text:span text:style-name="T176"> </text:span><text:span text:style-name="T127">buildx</text:span><text:span text:style-name="T176"> component </text:span><text:span text:style-name="T339">and disables its ATTESTATIONS capability for maximum </text:span><text:span text:style-name="T380">OCI </text:span><text:span text:style-name="T339">compatibility with other registries like GitHub Packages.</text:span></text:p>
      <text:p text:style-name="P200"><text:soft-page-break/>To <text:span text:style-name="T340">en</text:span>sure Docker build is smoothly <text:span text:style-name="T340">executed</text:span>, the local Docker builder <text:span text:style-name="T8">MUST logins into the targeted docker registry and push incompatible images (as in image platform is different from the host machine) directly</text:span>. To remove complexities, <text:span text:style-name="T8">AutomataCI uses </text:span><text:span text:style-name="T113">PLATFORM_VERSION</text:span> tag format instead of the conventional <text:span text:style-name="T122">VERSION</text:span> or <text:span text:style-name="T122">latest</text:span> format.</text:p>
      <text:p text:style-name="P199"/>
      <text:p text:style-name="P199"><text:span text:style-name="T339">In the end, </text:span>AutomataCI shall:</text:p>
      <text:list text:style-name="L52">
        <text:list-item>
          <text:p text:style-name="P723">Build <text:span text:style-name="T339">all multi-arch</text:span> Docker image stored <text:span text:style-name="T339">remotely at registry directly.</text:span></text:p>
        </text:list-item>
        <text:list-item>
          <text:p text:style-name="P724">Append the full distribution reference into the list file stored inside PROJECT_PATH_PKG directory for common manifest reference creation in release page.</text:p>
        </text:list-item>
      </text:list>
      <text:p text:style-name="P201"/>
      <text:h text:style-name="P626" text:outline-level="5"><text:bookmark-start text:name="__RefHeading___Toc3481_1747462957 Copy 1"/>Supported Platform<text:bookmark-end text:name="__RefHeading___Toc3481_1747462957 Copy 1"/></text:h>
      <text:p text:style-name="P205">Currently, Docker image’s packaging is supported in the following platform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126">UNIX <text:span text:style-name="T106">(Debian based)</text:span></text:p>
          </table:table-cell>
          <table:table-cell table:style-name="Table24.A1" office:value-type="string">
            <text:p text:style-name="P136">UNIX (Red Hat based)</text:p>
          </table:table-cell>
          <table:table-cell table:style-name="Table24.A1" office:value-type="string">
            <text:p text:style-name="P126">MacOS</text:p>
          </table:table-cell>
          <table:table-cell table:style-name="Table24.D1" office:value-type="string">
            <text:p text:style-name="P126">Windows</text:p>
          </table:table-cell>
        </table:table-row>
        <table:table-row>
          <table:table-cell table:style-name="Table24.A2" office:value-type="string">
            <text:p text:style-name="P373">Supported</text:p>
          </table:table-cell>
          <table:table-cell table:style-name="Table24.A2" office:value-type="string">
            <text:p text:style-name="P380">Supported <text:span text:style-name="T165">(Untested)</text:span></text:p>
          </table:table-cell>
          <table:table-cell table:style-name="Table24.A2" office:value-type="string">
            <text:p text:style-name="P388">Not Supported</text:p>
          </table:table-cell>
          <table:table-cell table:style-name="Table24.D2" office:value-type="string">
            <text:p text:style-name="P381">Supported <text:span text:style-name="T165">(Untested)</text:span></text:p>
          </table:table-cell>
        </table:table-row>
      </table:table>
      <text:p text:style-name="P206"/>
      <text:h text:style-name="P630" text:outline-level="5"><text:bookmark-start text:name="__RefHeading___Toc3481_1747462957 Copy 1 Copy 1"/>Open Container Initiative (OCI) Compatibility<text:bookmark-end text:name="__RefHeading___Toc3481_1747462957 Copy 1 Copy 1"/></text:h>
      <text:p text:style-name="P117">To ensure the built images are available to as many containers’ ecosystem as possible, AutomataCI heavily complies to OCI’s engineering specifications and have Docker-specific metadata removed (build with <text:span text:style-name="T122">BUILDX_NO_DEFAULT_ATTESTATIONS=1</text:span> environment variable and <text:span text:style-name="T122">--provenance=false, --sbom=false</text:span> arguments) for the build commands.</text:p>
      <text:p text:style-name="P117"/>
      <text:p text:style-name="P396"><text:span text:style-name="T187">The label ‘</text:span><text:span text:style-name="T222">org.opencontainers.image.ref.name</text:span><text:span text:style-name="T187">’ is automatically filled in the build command via the argument (</text:span><text:span text:style-name="T222">--label "org.opencontainers.image.ref.name=${__tag}"</text:span><text:span text:style-name="T187">). Hence, manual filling in the Dockerfile is not required.</text:span></text:p>
      <text:h text:style-name="P618" text:outline-level="5"><text:bookmark-start text:name="__RefHeading___Toc2467_434360195 Copy 1 Copy 1"/>Content Assembly Function<text:bookmark-end text:name="__RefHeading___Toc2467_434360195 Copy 1 Copy 1"/></text:h>
      <text:p text:style-name="P107">The content assembly function <text:span text:style-name="T163">for UNIX OS</text:span> is:</text:p>
      <table:table table:name="Table25" table:style-name="Table25">
        <table:table-column table:style-name="Table25.A"/>
        <table:table-row>
          <table:table-cell table:style-name="Table25.A1" office:value-type="string">
            <text:p text:style-name="P70">PACKAGE::assemble_<text:span text:style-name="T166">docker</text:span>_content() {</text:p>
            <text:p text:style-name="P70"><text:tab/>…</text:p>
            <text:p text:style-name="P70">}</text:p>
          </table:table-cell>
        </table:table-row>
      </table:table>
      <text:p text:style-name="P89"/>
      <text:p text:style-name="P89">The content assembly function for Windows OS is:</text:p>
      <table:table table:name="Table26" table:style-name="Table26">
        <table:table-column table:style-name="Table26.A"/>
        <table:table-row>
          <table:table-cell table:style-name="Table26.A1" office:value-type="string">
            <text:p text:style-name="P70">PACKAGE-<text:span text:style-name="T163">A</text:span>ssemble-<text:span text:style-name="T166">DOCKER</text:span><text:span text:style-name="T163">-C</text:span>ontent() {</text:p>
            <text:p text:style-name="P70"><text:tab/>…</text:p>
            <text:p text:style-name="P70">}</text:p>
          </table:table-cell>
        </table:table-row>
      </table:table>
      <text:p text:style-name="P77"/>
      <text:p text:style-name="P77">In this function, the package <text:span text:style-name="T112">j</text:span>ob shall pass in the following positional parameters:</text:p>
      <text:p text:style-name="P77"/>
      <text:p text:style-name="P70">_target="$1"</text:p>
      <text:p text:style-name="P70">_directory="$2"</text:p>
      <text:p text:style-name="P70">_target_name="$3"</text:p>
      <text:p text:style-name="P70">_target_os="$4"</text:p>
      <text:p text:style-name="P70">_target_arch="$5"</text:p>
      <text:p text:style-name="P77"/>
      <text:p text:style-name="P77">The <text:span text:style-name="T8">$_directory</text:span> variable should point to the workspace directory. The <text:span text:style-name="T105">objective</text:span> is to assemble <text:span text:style-name="T166">all the required files and resources into this directory and generate the required </text:span><text:span text:style-name="T128">Dockerfile</text:span><text:span text:style-name="T166"> (named as it is, see later section) </text:span><text:span text:style-name="T341">specific to the target OS and CPU architecture</text:span><text:span text:style-name="T166">. For example, the </text:span><text:span text:style-name="T181">$</text:span><text:span text:style-name="T182">_target</text:span><text:span text:style-name="T166"> is usually copied over and renamed as your project SKU instead (e.g. </text:span><text:span text:style-name="T38">$PROJECT_SKU</text:span><text:span text:style-name="T166"> in Unix OS).</text:span></text:p>
      <text:p text:style-name="P77"/>
      <text:p text:style-name="P89"><text:span text:style-name="T166">T</text:span>he following return numbers to tell AutomataCI to perform the necessary actions:</text:p>
      <text:list text:style-name="L53">
        <text:list-item>
          <text:p text:style-name="P711"><text:span text:style-name="T8">10</text:span> – Tell AutomataCI to skip the <text:span text:style-name="T166">packaging process</text:span> usually for non-compliant technology or <text:span text:style-name="T366">disable this packaging task</text:span>.</text:p>
        </text:list-item>
        <text:list-item>
          <text:p text:style-name="P711"><text:span text:style-name="T8">1</text:span> – Error is found.</text:p>
        </text:list-item>
        <text:list-item>
          <text:p text:style-name="P770"><text:span text:style-name="T200">0</text:span><text:span text:style-name="T221"> – All good and proceed.</text:span></text:p>
        </text:list-item>
      </text:list>
      <text:p text:style-name="P181"/>
      <text:h text:style-name="P627" text:outline-level="5"><text:bookmark-start text:name="__RefHeading___Toc3483_1747462957 Copy 1"/><text:soft-page-break/>Required Files<text:bookmark-end text:name="__RefHeading___Toc3483_1747462957 Copy 1"/></text:h>
      <text:p text:style-name="P89">As specified by the <text:span text:style-name="T166">Docker</text:span>, the content directory must have the following required files:</text:p>
      <text:p text:style-name="P77"/>
      <text:list text:style-name="L54">
        <text:list-item>
          <text:p text:style-name="P714"><text:span text:style-name="T20">D</text:span><text:span text:style-name="T8">ockerfile (Name as it is; no changes allowed)</text:span></text:p>
        </text:list-item>
        <text:list-item>
          <text:p text:style-name="P717">your <text:span text:style-name="T166">program</text:span></text:p>
        </text:list-item>
      </text:list>
      <text:p text:style-name="P158"/>
      <text:p text:style-name="P161">Dockerfile can be generated “on-the-fly” in the content assembling function using the</text:p>
      <text:p text:style-name="P162"><text:span text:style-name="T122">FS::write_file</text:span> <text:span text:style-name="T341">(or </text:span><text:span text:style-name="T123">FS-Write-File</text:span><text:span text:style-name="T341"> in PowerShell) </text:span>function. A typical format <text:span text:style-name="T341">is shown in the following page. </text:span>Should the Dockerfile is missing, the Package CI job shall fail immediately.</text:p>
      <text:p text:style-name="P161"/>
      <text:p text:style-name="P163">To keep things minimal, the recommended (not a rule) <text:span text:style-name="T380">base </text:span>images are:</text:p>
      <table:table table:name="Table29" table:style-name="Table29">
        <table:table-column table:style-name="Table29.A"/>
        <table:table-column table:style-name="Table29.B"/>
        <table:table-column table:style-name="Table29.C"/>
        <table:table-row>
          <table:table-cell table:style-name="Table29.A1" office:value-type="string">
            <text:p text:style-name="P140">OS</text:p>
          </table:table-cell>
          <table:table-cell table:style-name="Table29.A1" office:value-type="string">
            <text:p text:style-name="P140">App Type</text:p>
          </table:table-cell>
          <table:table-cell table:style-name="Table29.C1" office:value-type="string">
            <text:p text:style-name="P140">Recommended Images (FROM value)</text:p>
          </table:table-cell>
        </table:table-row>
        <table:table-row>
          <table:table-cell table:style-name="Table29.A2" office:value-type="string">
            <text:p text:style-name="P116">Linux</text:p>
          </table:table-cell>
          <table:table-cell table:style-name="Table29.A2" office:value-type="string">
            <text:p text:style-name="P116">Pure static</text:p>
          </table:table-cell>
          <table:table-cell table:style-name="Table29.C2" office:value-type="string">
            <text:p text:style-name="P163">--platform=${_target_os}/${_target_arch} scratch</text:p>
          </table:table-cell>
        </table:table-row>
        <table:table-row>
          <table:table-cell table:style-name="Table29.A2" office:value-type="string">
            <text:p text:style-name="P116">Linux</text:p>
          </table:table-cell>
          <table:table-cell table:style-name="Table29.A2" office:value-type="string">
            <text:p text:style-name="P116">Dynamic</text:p>
          </table:table-cell>
          <table:table-cell table:style-name="Table29.C2" office:value-type="string">
            <text:p text:style-name="P164">--platform=${_target_os}/${_target_arch}</text:p>
            <text:p text:style-name="P164">linuxcontainers/debian-slim:latest</text:p>
          </table:table-cell>
        </table:table-row>
        <table:table-row>
          <table:table-cell table:style-name="Table29.A2" office:value-type="string">
            <text:p text:style-name="P116">Unknown</text:p>
          </table:table-cell>
          <table:table-cell table:style-name="Table29.A2" office:value-type="string">
            <text:p text:style-name="P116">Pure static</text:p>
          </table:table-cell>
          <table:table-cell table:style-name="Table29.C2" office:value-type="string">
            <text:p text:style-name="P163">--platform=${_target_os}/${_target_arch} scratch</text:p>
          </table:table-cell>
        </table:table-row>
        <table:table-row>
          <table:table-cell table:style-name="Table29.A2" office:value-type="string">
            <text:p text:style-name="P116">Unknown</text:p>
          </table:table-cell>
          <table:table-cell table:style-name="Table29.A2" office:value-type="string">
            <text:p text:style-name="P116">Dynamic</text:p>
          </table:table-cell>
          <table:table-cell table:style-name="Table29.C2" office:value-type="string">
            <text:p text:style-name="P164">--platform=${_target_os}/${_target_arch} </text:p>
            <text:p text:style-name="P164">linuxcontainers/debian-slim:latest</text:p>
          </table:table-cell>
        </table:table-row>
        <table:table-row>
          <table:table-cell table:style-name="Table29.A2" office:value-type="string">
            <text:p text:style-name="P116">Windows</text:p>
          </table:table-cell>
          <table:table-cell table:style-name="Table29.A2" office:value-type="string">
            <text:p text:style-name="P116">Pure static</text:p>
          </table:table-cell>
          <table:table-cell table:style-name="Table29.C2" table:number-rows-spanned="2" office:value-type="string">
            <text:p text:style-name="P152"><text:span text:style-name="T60">--platform=${_target_os}/${_target_arch} </text:span>mcr.microsoft.com/windows/nanoserver:ltsc2022</text:p>
          </table:table-cell>
        </table:table-row>
        <table:table-row>
          <table:table-cell table:style-name="Table29.A2" office:value-type="string">
            <text:p text:style-name="P116">Windows</text:p>
          </table:table-cell>
          <table:table-cell table:style-name="Table29.A2" office:value-type="string">
            <text:p text:style-name="P116">Dynamic</text:p>
          </table:table-cell>
          <table:covered-table-cell table:style-name="Table29.C2"/>
        </table:table-row>
        <table:table-row>
          <table:table-cell table:style-name="Table29.A2" office:value-type="string">
            <text:p text:style-name="P116">Darwin</text:p>
          </table:table-cell>
          <table:table-cell table:style-name="Table29.A2" office:value-type="string">
            <text:p text:style-name="P116">Pure static</text:p>
          </table:table-cell>
          <table:table-cell table:style-name="Table29.C2" office:value-type="string">
            <text:p text:style-name="P389">Not supported</text:p>
          </table:table-cell>
        </table:table-row>
        <table:table-row>
          <table:table-cell table:style-name="Table29.A2" office:value-type="string">
            <text:p text:style-name="P116">Darwin</text:p>
          </table:table-cell>
          <table:table-cell table:style-name="Table29.A2" office:value-type="string">
            <text:p text:style-name="P116">Dynamic</text:p>
          </table:table-cell>
          <table:table-cell table:style-name="Table29.C2" office:value-type="string">
            <text:p text:style-name="P389">Not supported</text:p>
          </table:table-cell>
        </table:table-row>
      </table:table>
      <text:p text:style-name="P163"/>
      <text:p text:style-name="Text_20_body">To workaround of creating some required directory in the <text:span text:style-name="T122">scratch</text:span> type image, simply script a empty .tmpfile to the destination directory and copy into it. Example, to create <text:span text:style-name="T122">/tmp</text:span> directory, the following instruction is used (assuming the .blank empty file is created):</text:p>
      <text:p text:style-name="Text_20_body"/>
      <table:table table:name="Table39" table:style-name="Table39">
        <table:table-column table:style-name="Table39.A"/>
        <table:table-row>
          <table:table-cell table:style-name="Table39.A1" office:value-type="string">
            <text:p text:style-name="P153">COPY .blank /tmp/.tmpfile</text:p>
          </table:table-cell>
        </table:table-row>
      </table:table>
      <text:p text:style-name="P154"/>
      <text:p text:style-name="P165">Example of scripting a <text:span text:style-name="T122">Dockerfile</text:span> in the assembling function:</text:p>
      <table:table table:name="Table27" table:style-name="Table27">
        <table:table-column table:style-name="Table27.A"/>
        <table:table-row>
          <table:table-cell table:style-name="Table27.A1" office:value-type="string">
            <text:p text:style-name="P360">PACKAGE::assemble_docker_content() {</text:p>
            <text:p text:style-name="P358"><text:s text:c="8"/>…</text:p>
            <text:p text:style-name="P357"><text:s text:c="8"/>FS::write_file "${__directory}/Dockerfile" "\</text:p>
            <text:p text:style-name="P151"># Defining baseline image</text:p>
            <text:p text:style-name="P151">FROM --platform=${_target_os}/${_target_arch} scratch</text:p>
            <text:p text:style-name="P151">LABEL org.opencontainers.image.title=\"${PROJECT_NAME}\"</text:p>
            <text:p text:style-name="P151">LABEL org.opencontainers.image.description=\"${PROJECT_PITCH}\"</text:p>
            <text:p text:style-name="P151">LABEL org.opencontainers.image.authors=\"${PROJECT_CONTACT_NAME} &lt;${PROJECT_CONTACT_EMAIL}&gt;\"</text:p>
            <text:p text:style-name="P151">LABEL org.opencontainers.image.version=\"${PROJECT_VERSION}\"</text:p>
            <text:p text:style-name="P151">LABEL org.opencontainers.image.revision=\"${PROJECT_CADENCE}\"</text:p>
            <text:p text:style-name="P151">LABEL org.opencontainers.image.url=\"${PROJECT_CONTACT_WEBSITE}\"</text:p>
            <text:p text:style-name="P151">LABEL org.opencontainers.image.source=\"${PROJECT_DOCKER_OCI_SOURCE}\"</text:p>
            <text:p text:style-name="P151"/>
            <text:p text:style-name="P151"># Defining environment variables</text:p>
            <text:p text:style-name="P151">ENV ARCH ${_target_arch}</text:p>
            <text:p text:style-name="P151">ENV OS ${_target_os}</text:p>
            <text:p text:style-name="P151">ENV PORT 80</text:p>
            <text:p text:style-name="P151"/>
            <text:p text:style-name="P151"># Assemble the file structure</text:p>
            <text:p text:style-name="P151">COPY .blank /tmp/.tmpfile</text:p>
            <text:p text:style-name="P151">ADD ${PROJECT_SKU} /app/bin/${PROJECT_SKU}</text:p>
            <text:p text:style-name="P151"/>
            <text:p text:style-name="P151"># Set network port exposures</text:p>
            <text:p text:style-name="P151">EXPOSE 80</text:p>
            <text:p text:style-name="P151"/>
            <text:p text:style-name="P151"># Set entry point</text:p>
            <text:p text:style-name="P151">ENTRYPOINT [\"/app/bin/${PROJECT_SKU}\"]</text:p>
            <text:p text:style-name="P357">"</text:p>
            <text:p text:style-name="P357"><text:s text:c="8"/>if [ $? -ne 0 ]; then</text:p>
            <text:p text:style-name="P357"><text:s text:c="16"/>return 1</text:p>
            <text:p text:style-name="P357"><text:s text:c="8"/>fi</text:p>
            <text:p text:style-name="P359"><text:s text:c="8"/>…</text:p>
            <text:p text:style-name="P361">}</text:p>
          </table:table-cell>
        </table:table-row>
      </table:table>
      <text:h text:style-name="P631" text:outline-level="5"><text:bookmark-start text:name="__RefHeading___Toc5027_1098380245"/>Required Configurations<text:bookmark-end text:name="__RefHeading___Toc5027_1098380245"/></text:h>
      <text:p text:style-name="P216">As stated earlier, AutomataCI requires a number of environment variables in order to operate Docker properly. These are:</text:p>
      <text:p text:style-name="P216"/>
      <table:table table:name="Table30" table:style-name="Table30">
        <table:table-column table:style-name="Table30.A"/>
        <table:table-column table:style-name="Table30.B"/>
        <table:table-column table:style-name="Table30.C"/>
        <table:table-row>
          <table:table-cell table:style-name="Table30.A1" office:value-type="string">
            <text:p text:style-name="P392">Name</text:p>
          </table:table-cell>
          <table:table-cell table:style-name="Table30.A1" office:value-type="string">
            <text:p text:style-name="P392">Provider</text:p>
          </table:table-cell>
          <table:table-cell table:style-name="Table30.C1" office:value-type="string">
            <text:p text:style-name="P392">Purposes</text:p>
          </table:table-cell>
        </table:table-row>
        <table:table-row>
          <table:table-cell table:style-name="Table30.A2" office:value-type="string">
            <text:p text:style-name="P11">PROJECT_DOCKER_REGISTRY</text:p>
          </table:table-cell>
          <table:table-cell table:style-name="Table30.A2" office:value-type="string">
            <text:p text:style-name="P391">CONFIG.toml</text:p>
          </table:table-cell>
          <table:table-cell table:style-name="Table30.C2" office:value-type="string">
            <text:p text:style-name="P391">Defines the registry’s handle.</text:p>
          </table:table-cell>
        </table:table-row>
        <table:table-row>
          <table:table-cell table:style-name="Table30.A2" office:value-type="string">
            <text:p text:style-name="P11">PROJECT<text:span text:style-name="T342">_SOURCE_URL</text:span></text:p>
          </table:table-cell>
          <table:table-cell table:style-name="Table30.A2" office:value-type="string">
            <text:p text:style-name="P391">CONFIG.toml</text:p>
          </table:table-cell>
          <table:table-cell table:style-name="Table30.C2" office:value-type="string">
            <text:p text:style-name="P391">Defines the source code location.</text:p>
          </table:table-cell>
        </table:table-row>
        <table:table-row>
          <table:table-cell table:style-name="Table30.A2" office:value-type="string">
            <text:p text:style-name="P11"><text:span text:style-name="T393">CONTAINER</text:span>_USERNAME</text:p>
          </table:table-cell>
          <table:table-cell table:style-name="Table30.A2" office:value-type="string">
            <text:p text:style-name="P391">SECRETS.toml</text:p>
          </table:table-cell>
          <table:table-cell table:style-name="Table30.C2" office:value-type="string">
            <text:p text:style-name="P391">Used for Docker Login function.</text:p>
          </table:table-cell>
        </table:table-row>
        <table:table-row>
          <table:table-cell table:style-name="Table30.A2" office:value-type="string">
            <text:p text:style-name="P11"><text:span text:style-name="T393">CONTAINER</text:span>_PASSWORD</text:p>
          </table:table-cell>
          <table:table-cell table:style-name="Table30.A2" office:value-type="string">
            <text:p text:style-name="P391">SECRETS.toml</text:p>
          </table:table-cell>
          <table:table-cell table:style-name="Table30.C2" office:value-type="string">
            <text:p text:style-name="P391">Used for Docker Login function.</text:p>
          </table:table-cell>
        </table:table-row>
      </table:table>
      <text:p text:style-name="P216"><text:bookmark-start text:name="__RefHeading___Toc3483_1747462957 Copy 1 Copy 1"/><text:bookmark-end text:name="__RefHeading___Toc3483_1747462957 Copy 1 Copy 1"/></text:p>
      <text:h text:style-name="P544" text:outline-level="3"><text:bookmark-start text:name="__RefHeading___Toc221_1924128512"/>Release<text:bookmark-end text:name="__RefHeading___Toc221_1924128512"/></text:h>
      <text:p text:style-name="P32">Release Job is responsible for publishing all the <text:span text:style-name="T167">compiled </text:span>packages to their respective <text:span text:style-name="T97">distribution </text:span>ecosystems. <text:span text:style-name="T75">Since these ecosystem </text:span><text:span text:style-name="T97">distribution</text:span><text:span text:style-name="T75"> processes are usually unchanged, AutomataCI has them built-in for generating the necessary packages output for later Release CI job. This also means that this particular CI job rarely needs a customized job recipe.</text:span></text:p>
      <text:p text:style-name="P83"/>
      <text:p text:style-name="P83">This is a special job where instead of being override by a custom <text:span text:style-name="T428">CI</text:span> job recipe, the custom <text:span text:style-name="T428">CI</text:span> job recipe supplies the required content assembly functions instead.</text:p>
      <text:p text:style-name="P83"/>
      <text:p text:style-name="P291">This job <text:span text:style-name="T378">importing sequences is as follows, where the latter overwrites the former:</text:span></text:p>
      <text:list text:style-name="L55">
        <text:list-item>
          <text:p text:style-name="P771"><text:span text:style-name="T293">baseline job recipe (e.g. </text:span><text:span text:style-name="T225">src/.ci/</text:span><text:span text:style-name="T226">release</text:span><text:span text:style-name="T225">_unix-any.sh</text:span><text:span text:style-name="T293"> via </text:span><text:span text:style-name="T225">PROJECT_PATH_SOURCE</text:span><text:span text:style-name="T293">); </text:span><text:span text:style-name="T294">AND THEN</text:span></text:p>
        </text:list-item>
        <text:list-item>
          <text:p text:style-name="P771"><text:span text:style-name="T293">tech-specific job recipe (e.g. </text:span><text:span text:style-name="T225">srcPYTHON/.ci/</text:span><text:span text:style-name="T226">release</text:span><text:span text:style-name="T225">_unix-any.sh</text:span><text:span text:style-name="T293"> via </text:span><text:span text:style-name="T225">PROJECT_PYTHON)</text:span></text:p>
        </text:list-item>
      </text:list>
      <text:p text:style-name="P203"/>
      <text:p text:style-name="P454"><text:span text:style-name="T205">I</text:span><text:span text:style-name="T195">t’s highly recommended to keep all the </text:span><text:span text:style-name="T206">release</text:span><text:span text:style-name="T195"> CI job algorithms inside the baseline job recipe only</text:span><text:span text:style-name="T187">.</text:span></text:p>
      <text:p text:style-name="P59"/>
      <text:p text:style-name="P59">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22">CONFIG.toml</text:span>) directory:</text:p>
      <text:p text:style-name="P256">{PROJECT_SKU}<text:span text:style-name="T111">[</text:span><text:span text:style-name="T362">*</text:span><text:span text:style-name="T111">]</text:span>_{OS}-{ARCH}[.<text:span text:style-name="T362">{EXTENSION}</text:span>]</text:p>
      <text:p text:style-name="P58"/>
      <text:p text:style-name="P353">AutomataCI <text:span text:style-name="T77">detect</text:span>s<text:span text:style-name="T77"> all the known packages </text:span><text:span text:style-name="T427">located </text:span><text:span text:style-name="T77">in</text:span><text:span text:style-name="T427">side</text:span><text:span text:style-name="T77"> </text:span><text:span text:style-name="T97">the</text:span><text:span text:style-name="T427"> directory defined in </text:span><text:span text:style-name="T152">CONFIG.toml</text:span><text:span text:style-name="T427">: the </text:span><text:span text:style-name="T47">${</text:span><text:span text:style-name="T48">PROJECT_PATH_ROOT</text:span><text:span text:style-name="T47">}</text:span><text:span text:style-name="T48">/</text:span><text:span text:style-name="T47">${</text:span><text:span text:style-name="T48">PROJECT_PATH_PKG</text:span><text:span text:style-name="T47">}</text:span><text:span text:style-name="T97"> </text:span><text:span text:style-name="T427">directory </text:span>with their respective right tools. Right before any execution, it shall detects all the associated technologies’ pre-processor functions and run them. Then, it shall loop through all known packages and process them using its internal functions. <text:span text:style-name="T427">At this point, should the customizable package-processor function is made available, the currently processing package is fed to that function</text:span>. Once <text:span text:style-name="T427">the entire looping is</text:span> done, it shall runs all the associated technologies’ <text:span text:style-name="T427">post</text:span>-processor functions. Upon completion, the content <text:span text:style-name="T427">inside the same </text:span>directory is ready for any remaining manual upload (e.g. GitHub Release).</text:p>
      <text:h text:style-name="P568" text:outline-level="4"><text:bookmark-start text:name="__RefHeading___Toc353_1924128512 Copy 1"/>Cryptography <text:span text:style-name="T77">Requirements</text:span><text:bookmark-end text:name="__RefHeading___Toc353_1924128512 Copy 1"/></text:h>
      <text:p text:style-name="P56">Do note that some ecosystems require cryptography implementations such as but not limited to GPG signing for .deb and .rpm package types. <text:span text:style-name="T167">T</text:span>o protect the cryptography private keys from being exposed out (via 3rd-party service providers’ contractors <text:span text:style-name="T167">intentionally or unintentionally</text:span>), <text:span text:style-name="T16">it is </text:span><text:span text:style-name="T17">always </text:span><text:span text:style-name="T8">remain </text:span><text:span text:style-name="T17">as</text:span><text:span text:style-name="T8"> secret</text:span><text:span text:style-name="T17">s</text:span><text:span text:style-name="T8"> to you</text:span><text:span text:style-name="T17">r side </text:span><text:span text:style-name="T16">by operating locally</text:span>.</text:p>
      <text:p text:style-name="P56"/>
      <text:h text:style-name="P571" text:outline-level="4"><text:bookmark-start text:name="__RefHeading___Toc761_1924128512 Copy 1"/>Special Custom Implementations<text:bookmark-end text:name="__RefHeading___Toc761_1924128512 Copy 1"/></text:h>
      <text:p text:style-name="P82">Unlike all other jobs, Package Job recipe <text:span text:style-name="T8">requires a compulsory CI job recipe</text:span> to supply the required package content assembly functions.<text:span text:style-name="T171"> <text:s/></text:span><text:span text:style-name="T366">Example</text:span><text:span text:style-name="T172">:</text:span></text:p>
      <text:p text:style-name="P82"/>
      <text:p text:style-name="P131">RELEASE::run_post_processor() { … }</text:p>
      <text:p text:style-name="P131">RELEASE::run_pre_processor() { … }</text:p>
      <text:p text:style-name="P207"/>
      <text:p text:style-name="P90"><text:span text:style-name="T166">T</text:span>he following return numbers to tell AutomataCI to perform the necessary actions:</text:p>
      <text:list text:style-name="L56">
        <text:list-item>
          <text:p text:style-name="P712"><text:span text:style-name="T8">10</text:span> – Tell AutomataCI to skip the <text:span text:style-name="T172">release</text:span><text:span text:style-name="T166"> process</text:span> <text:span text:style-name="T172">entirely (only makes sense in pre-processor).</text:span></text:p>
        </text:list-item>
        <text:list-item>
          <text:p text:style-name="P712"><text:span text:style-name="T8">1</text:span> – Error is found.</text:p>
        </text:list-item>
        <text:list-item>
          <text:p text:style-name="P715"><text:span text:style-name="T8">0</text:span> – All good and proceed.</text:p>
        </text:list-item>
      </text:list>
      <text:p text:style-name="P207"/>
      <text:p text:style-name="P208">Usually, pre-processor function is for making some tidy-up works before the actual release job and post-processor function is for facilitating any left-over or custom work to be done. Each technology has its turn to operate its functions as long as it’s enabled in the project.</text:p>
      <text:p text:style-name="P207"/>
      <text:h text:style-name="P576" text:outline-level="4"><text:bookmark-start text:name="__RefHeading___Toc4318_3921457663"/>Local Static Hosting Repository<text:bookmark-end text:name="__RefHeading___Toc4318_3921457663"/></text:h>
      <text:p text:style-name="P208">By default, AutomataCI deploys local static hosting repository (e.g. using GitHub Wiki in the repo) to publish certain types of packages (namely <text:span text:style-name="T122">.deb</text:span>, <text:span text:style-name="T122">.rpm</text:span>, and <text:span text:style-name="T122">.flatpak</text:span>) in an ordered manner so that the end-user can source directly.</text:p>
      <text:p text:style-name="P209"/>
      <text:p text:style-name="P209"/>
      <text:h text:style-name="P563" text:outline-level="4"><text:bookmark-start text:name="__RefHeading___Toc584_1924128512"/>Operating Parameters<text:bookmark-end text:name="__RefHeading___Toc584_1924128512"/></text:h>
      <text:p text:style-name="P251"><text:span text:style-name="T98">This job takes the following as its inputs</text:span><text:span text:style-name="T168">:</text:span></text:p>
      <text:p text:style-name="P238">{PROJECT_PATH_ROOT}/{PROJECT_PATH_PKG}/</text:p>
      <text:p text:style-name="P252"/>
      <text:p text:style-name="P269">It processes its output in the following directories:</text:p>
      <text:p text:style-name="P239">{PROJECT_PATH_ROOT}/{PROJECT_PATH_PKG}/</text:p>
      <text:p text:style-name="P247"><text:span text:style-name="T98">{PROJECT_PATH_ROOT}/{PROJECT_PATH_</text:span><text:span text:style-name="T374">RELEASE</text:span><text:span text:style-name="T98">}/</text:span></text:p>
      <text:p text:style-name="P269"/>
      <text:p text:style-name="P252"/>
      <text:h text:style-name="P577" text:outline-level="4"><text:bookmark-start text:name="__RefHeading___Toc4188_3921457663"/>Archive (.tar.xz | .zip)<text:bookmark-end text:name="__RefHeading___Toc4188_3921457663"/></text:h>
      <text:p text:style-name="P326"><text:span text:style-name="T174">AutomataCI does not do anything for </text:span><text:span text:style-name="T176">Archive packages</text:span><text:span text:style-name="T174"> </text:span><text:span text:style-name="T175">in </text:span><text:span text:style-name="T174">Release Job since its Package Job already completed all its tasks.</text:span></text:p>
      <text:p text:style-name="P115"/>
      <text:p text:style-name="P115"/>
      <text:h text:style-name="P578" text:outline-level="4"><text:bookmark-start text:name="__RefHeading___Toc10940_934248768"/>Chocolatey<text:bookmark-end text:name="__RefHeading___Toc10940_934248768"/></text:h>
      <text:p text:style-name="P501"><text:span text:style-name="T334">AutomataCI uses </text:span><text:span text:style-name="T244">Git</text:span><text:span text:style-name="T334"> technology to clone the given </text:span><text:span text:style-name="T213">$PROJECT_</text:span><text:span text:style-name="T214">CHOCOLATEY</text:span><text:span text:style-name="T213">_REPO</text:span><text:span text:style-name="T334"> Git URL and export the nupkg package into its </text:span><text:span text:style-name="T213">Packages/</text:span><text:span text:style-name="T334"> directory. Since Chocolatey does not have any kind of authenticity management system, a local file-based directory with read-only access (e.g. static hosting) similar to archive output is suffice.</text:span></text:p>
      <text:p text:style-name="P354"/>
      <text:p text:style-name="P354">A valid nupkg package MUST have:</text:p>
      <text:list xml:id="list69640470" text:style-name="L57">
        <text:list-item>
          <text:p text:style-name="P772"><text:span text:style-name="T187">the word </text:span><text:span text:style-name="T222">-</text:span><text:span text:style-name="T244">chocolatey</text:span><text:span text:style-name="T187"> in its name (usually a suffix to the project sku name); AND</text:span></text:p>
        </text:list-item>
        <text:list-item>
          <text:p text:style-name="P772"><text:span text:style-name="T187">ends with </text:span><text:span text:style-name="T222">.</text:span><text:span text:style-name="T244">nupkg</text:span><text:span text:style-name="T187"> file extension.</text:span></text:p>
        </text:list-item>
      </text:list>
      <text:p text:style-name="P335"/>
      <text:p text:style-name="P335">A good example would be:</text:p>
      <text:p text:style-name="P334">automataci-<text:span text:style-name="T428">chocolatey</text:span>_1.6.0_any-any.<text:span text:style-name="T428">nupkg</text:span></text:p>
      <text:p text:style-name="P335"/>
      <text:p text:style-name="P335">This <text:span text:style-name="T428">package</text:span> file must be made available in:</text:p>
      <text:p text:style-name="P171">${PROJECT_PATH_ROOT}/${PROJECT_PATH_PKG}/</text:p>
      <text:h text:style-name="P579" text:outline-level="4"><text:bookmark-start text:name="__RefHeading___Toc10021_2244120906"/>Homebrew<text:bookmark-end text:name="__RefHeading___Toc10021_2244120906"/></text:h>
      <text:p text:style-name="P500"><text:bookmark-start text:name="__DdeLink__10468_2758883828"/><text:span text:style-name="T187">AutomataCI uses </text:span><text:span text:style-name="T222">Git</text:span><text:span text:style-name="T187"> technology to clone the given </text:span><text:span text:style-name="T195">$PROJECT_HOMEBREW_REPO</text:span><text:span text:style-name="T187"> Git URL and export</text:span><text:bookmark-end text:name="__DdeLink__10468_2758883828"/><text:span text:style-name="T187"> the formula ruby file into its </text:span><text:span text:style-name="T195">Formula/</text:span><text:span text:style-name="T187"> directory. The </text:span><text:span text:style-name="T195">$PROJECT_HOMEBREW_REPO</text:span><text:span text:style-name="T187"> is setup as </text:span><text:span text:style-name="T195">${PROJECT_PATH_ROOT}/${PROJECT_PATH_RELEASE}/$PROJECT_HOMEBREW_DIRECTORY}</text:span><text:span text:style-name="T187"> directory for one to browse and manage.</text:span></text:p>
      <text:p text:style-name="P332"/>
      <text:p text:style-name="P332">A valid formula ruby file must have:</text:p>
      <text:list text:continue-numbering="true" text:style-name="L57">
        <text:list-item>
          <text:p text:style-name="P773"><text:bookmark-start text:name="__DdeLink__10470_2758883828"/><text:span text:style-name="T187">the word </text:span><text:span text:style-name="T222">-homebrew</text:span><text:span text:style-name="T187"> in its name (usually a suffix to the project sku name); AND</text:span></text:p>
        </text:list-item>
        <text:list-item>
          <text:p text:style-name="P773"><text:span text:style-name="T187">ends with </text:span><text:span text:style-name="T222">.rb</text:span><text:span text:style-name="T187"> file extension.</text:span></text:p>
        </text:list-item>
      </text:list>
      <text:p text:style-name="P332"/>
      <text:p text:style-name="P332">A good example would be:</text:p>
      <text:p text:style-name="P333">automataci-homebrew_1.6.0_any-any.rb</text:p>
      <text:p text:style-name="P332"/>
      <text:p text:style-name="P332">This fomula file must be made available in:</text:p>
      <text:p text:style-name="P170">${PROJECT_PATH_ROOT}/${PROJECT_PATH_PKG}/<text:bookmark-end text:name="__DdeLink__10470_2758883828"/></text:p>
      <text:p text:style-name="P332"/>
      <text:p text:style-name="P332">Upon successful validation, AutomataCI shall copy it over to the Homebrew git repository and shall commit+push the changes at the end of the conclusion. The formula file remains in-tact for redundancy sourcing since Homebrew allows installation via formula script.</text:p>
      <text:h text:style-name="P580" text:outline-level="4"><text:bookmark-start text:name="__RefHeading___Toc4190_3921457663"/><text:bookmark-start text:name="__DdeLink__11074_2690879153"/>Debian Package (.deb)<text:bookmark-end text:name="__RefHeading___Toc4190_3921457663"/><text:bookmark-end text:name="__DdeLink__11074_2690879153"/></text:h>
      <text:p text:style-name="P193">AutomataCI uses <text:span text:style-name="T147">r</text:span><text:span text:style-name="T122">eprepro</text:span> external technology to process the <text:span text:style-name="T122">.deb</text:span> Debian package into an APT friendly repository for customers to deploy using the famous “<text:span text:style-name="T122">apt-get install</text:span>” or “apt install” command. Due to the requirement of <text:span text:style-name="T147">re</text:span><text:span text:style-name="T122">prepro</text:span>, GPG cryptography signature is required for the publications.</text:p>
      <text:p text:style-name="P193"/>
      <text:p text:style-name="P193">The<text:span text:style-name="T93"> destination is set to:</text:span></text:p>
      <text:p text:style-name="P265">${PROJECT_PATH_ROOT}/${PROJECT_PATH_RELEASE}/<text:span text:style-name="T415">static/</text:span>deb</text:p>
      <text:p text:style-name="P268"/>
      <text:p text:style-name="P193"><text:span text:style-name="T93">where </text:span><text:span text:style-name="T94">it</text:span><text:span text:style-name="T93"> is the </text:span><text:span text:style-name="T52">{</text:span><text:span text:style-name="T50">PROJECT_STATIC_REPO</text:span><text:span text:style-name="T52">}</text:span><text:span text:style-name="T93"> directory. </text:span>The original package file is left in-tact in case some customer wants to install manually.</text:p>
      <text:p text:style-name="P193"/>
      <text:p text:style-name="P193"/>
      <text:h text:style-name="P632" text:outline-level="5"><text:bookmark-start text:name="__RefHeading___Toc9516_914168818"/>Reprepro Distribution Configuration File<text:bookmark-end text:name="__RefHeading___Toc9516_914168818"/></text:h>
      <text:p text:style-name="P486"><text:span text:style-name="T187">AutomataCI automatically generates the required reprepro’s </text:span><text:span text:style-name="T222">conf/distributions</text:span><text:span text:style-name="T187"> file </text:span><text:span text:style-name="T275">based on the </text:span><text:span text:style-name="T251">CONFIG.toml</text:span><text:span text:style-name="T275"> data and said file is only being used to assemble all the latest </text:span><text:span text:style-name="T251">.deb</text:span><text:span text:style-name="T275"> packages in an apt repository. The data file can be analyzed from</text:span><text:span text:style-name="T187"> the following directory:</text:span></text:p>
      <text:p text:style-name="P487"><text:span text:style-name="T277">${PROJECT_PATH_ROOT}/${PROJECT_PATH_</text:span><text:span text:style-name="T276">TEMP</text:span><text:span text:style-name="T277">}/</text:span><text:span text:style-name="T276">deb/</text:span></text:p>
      <text:p text:style-name="P270"/>
      <text:p text:style-name="P270"/>
      <text:h text:style-name="P633" text:outline-level="5"><text:bookmark-start text:name="__RefHeading___Toc4190_3921457663 Copy 1 Copy 1"/>Supported Architectures<text:bookmark-end text:name="__RefHeading___Toc4190_3921457663 Copy 1 Copy 1"/></text:h>
      <text:p text:style-name="P503"><text:span text:style-name="T187">AutomataCI uses a combinations list of OSes and CPU architectures listed from “</text:span><text:span text:style-name="T222">dpkg-architectures -L</text:span><text:span text:style-name="T279">“</text:span><text:span text:style-name="T187"> command (e.g. </text:span><text:span text:style-name="T250">amd64</text:span><text:span text:style-name="T187"> CPU architecture with </text:span><text:span text:style-name="T222">linux</text:span><text:span text:style-name="T187"> and </text:span><text:span text:style-name="T222">openbsd</text:span><text:span text:style-name="T187"> OSes yield “</text:span><text:span text:style-name="T222">amd64 linux-amd64 openbsd-amd64</text:span><text:span text:style-name="T187">” as a result.</text:span></text:p>
      <text:p text:style-name="P348"/>
      <text:p text:style-name="P502"><text:span text:style-name="T328">These OS and CPU Architecture values are updated from time to time based on Debian stable OS until a suitable approach is found. </text:span><text:span text:style-name="T329">The current lists are available in </text:span><text:span text:style-name="T254">automataCI/services/publishers/reprepro.[EXTENSION]</text:span><text:span text:style-name="T329"> library.</text:span></text:p>
      <text:h text:style-name="P634" text:outline-level="5"><text:bookmark-start text:name="__RefHeading___Toc4190_3921457663 Copy 1"/><text:soft-page-break/>Reprepro Database<text:bookmark-end text:name="__RefHeading___Toc4190_3921457663 Copy 1"/></text:h>
      <text:p text:style-name="P426"><text:span text:style-name="T187">AutomataCI </text:span><text:span text:style-name="T313">always </text:span><text:span text:style-name="T187">purge all repository’s directory before using </text:span><text:span text:style-name="T222">reprepro</text:span><text:span text:style-name="T187"> create a new one. Hence, retaining its database data are not sensible so therefore, AutomataCI houses them in the following directory:</text:span></text:p>
      <text:p text:style-name="P195"><text:span text:style-name="T93">${PROJECT_PATH_ROOT}/${PROJECT_PATH_</text:span><text:span text:style-name="T96">TEMP</text:span><text:span text:style-name="T93">}/</text:span><text:span text:style-name="T96">deb/db</text:span></text:p>
      <text:h text:style-name="P582" text:outline-level="4"><text:bookmark-start text:name="__RefHeading___Toc4190_3921457663 Copy 2"/><text:span text:style-name="T435">Open-Source</text:span> Package (.<text:span text:style-name="T435">ipk OR .opk</text:span>)<text:bookmark-end text:name="__RefHeading___Toc4190_3921457663 Copy 2"/></text:h>
      <text:p text:style-name="P789"><text:span text:style-name="T270">D</text:span><text:span text:style-name="T187">ue to the lack of documentations + both OpenWRT and Yocto Project are using their respective derived </text:span><text:span text:style-name="T222">opkg</text:span><text:span text:style-name="T187"> packages repository generator algorithm, there are no-way to properly and securely authenticate the package hosting.</text:span></text:p>
      <text:p text:style-name="P789"><text:span text:style-name="T187"/></text:p>
      <text:p text:style-name="P789"><text:span text:style-name="T187">At this point in time, AutomataCI release the </text:span><text:span text:style-name="T222">.ipk</text:span><text:span text:style-name="T187"> packages like an archive package until an unified </text:span><text:span text:style-name="T222">opkg</text:span><text:span text:style-name="T187"> specification is created.</text:span></text:p>
      <text:p text:style-name="P788"><text:span text:style-name="T270"/></text:p>
      <text:p text:style-name="P788"><text:span text:style-name="T270"/></text:p>
      <text:h text:style-name="P581" text:outline-level="4"><text:bookmark-start text:name="__RefHeading___Toc4192_3921457663"/>Red Hat Package (.rpm)<text:bookmark-end text:name="__RefHeading___Toc4192_3921457663"/></text:h>
      <text:p text:style-name="P29"><text:span text:style-name="T187">AutomataCI uses </text:span><text:span text:style-name="T226">c</text:span><text:span text:style-name="T227">reaterepo_c</text:span><text:span text:style-name="T187"> external technology </text:span><text:span text:style-name="T220">(</text:span><text:a xlink:type="simple" xlink:href="https://github.com/rpm-software-management/createrepo_c" text:style-name="Internet_20_link" text:visited-style-name="Visited_20_Internet_20_Link"><text:span text:style-name="T220">https://github.com/rpm-software-management/createrepo_c</text:span></text:a><text:span text:style-name="T220">)</text:span><text:span text:style-name="T187"> to process the </text:span><text:span text:style-name="T222">.</text:span><text:span text:style-name="T227">rpm</text:span><text:span text:style-name="T187"> </text:span><text:span text:style-name="T219">Red Hat</text:span><text:span text:style-name="T187"> package into an </text:span><text:span text:style-name="T219">yum</text:span><text:span text:style-name="T187"> friendly repository for customers to deploy using the famous “</text:span><text:span text:style-name="T219">yum</text:span><text:span text:style-name="T187"> install” command.</text:span></text:p>
      <text:p text:style-name="P194"/>
      <text:p text:style-name="P194">Due to the requirement of <text:span text:style-name="T139">c</text:span><text:span text:style-name="T140">reaterepo_c</text:span>, <text:span text:style-name="T173">this release job function </text:span><text:span text:style-name="T18">can only work in Linux environment only</text:span><text:span text:style-name="T173">.</text:span></text:p>
      <text:p text:style-name="P194"/>
      <text:p text:style-name="P194">The destinat<text:span text:style-name="T93">ion is set to:</text:span></text:p>
      <text:p text:style-name="P266">${PROJECT_PATH_ROOT}/${PROJECT_PATH_RELEASE}/<text:span text:style-name="T173">rpm</text:span></text:p>
      <text:p text:style-name="P267"/>
      <text:p text:style-name="P267">where: <text:span text:style-name="T8">${PROJECT_PATH_ROOT}/${PROJECT_PATH_RELEASE}</text:span> is the <text:span text:style-name="T39">{</text:span><text:span text:style-name="T8">PROJECT_STATIC_REPO</text:span><text:span text:style-name="T39">}</text:span> directory.</text:p>
      <text:p text:style-name="P267"/>
      <text:p text:style-name="P194">The original package file is left in-tact in case some customer wants to install manually.</text:p>
      <text:p text:style-name="P194"/>
      <text:p text:style-name="P194"/>
      <text:h text:style-name="P581" text:outline-level="4"><text:bookmark-start text:name="__RefHeading___Toc4194_3921457663"/>Red Hat Flatpak (Flatpak)<text:bookmark-end text:name="__RefHeading___Toc4194_3921457663"/></text:h>
      <text:p text:style-name="P196"><text:span text:style-name="T174">AutomataCI does not do anything for Flatpak </text:span><text:span text:style-name="T175">in </text:span><text:span text:style-name="T174">Release Job since its Package Job already completed all its tasks.</text:span></text:p>
      <text:h text:style-name="P583" text:outline-level="4"><text:bookmark-start text:name="__RefHeading___Toc4196_3921457663"/><text:span text:style-name="T168">PyPi Library Module </text:span><text:span text:style-name="T170">(Python)</text:span><text:bookmark-end text:name="__RefHeading___Toc4196_3921457663"/></text:h>
      <text:p text:style-name="P229">AutomataCI uses pip installed <text:span text:style-name="T122">twine</text:span> program to upstream any compatible and detected PyPi library packages located in <text:span text:style-name="T8">${PROJECT_PATH_ROOT}/${PROJECT_PATH_PKG}</text:span> directory. The package <text:span text:style-name="T8">MUST</text:span> comply to the following conditions:</text:p>
      <text:p text:style-name="P229"/>
      <text:list text:style-name="L58">
        <text:list-item>
          <text:p text:style-name="P725">Is a directory; AND</text:p>
        </text:list-item>
        <text:list-item>
          <text:p text:style-name="P774"><text:span text:style-name="T269">Is housing a </text:span><text:span text:style-name="T224">.whl</text:span><text:span text:style-name="T269"> (zip format) archive and a </text:span><text:span text:style-name="T224">.tar.gz</text:span><text:span text:style-name="T269"> archive; AND</text:span></text:p>
        </text:list-item>
        <text:list-item>
          <text:p text:style-name="P775"><text:span text:style-name="T187">The directory name must lead with ‘</text:span><text:span text:style-name="T195">pypi</text:span><text:span text:style-name="T187">’.</text:span></text:p>
        </text:list-item>
      </text:list>
      <text:p text:style-name="P229"/>
      <text:h text:style-name="P642" text:outline-level="5"><text:bookmark-start text:name="__RefHeading___Toc4196_3921457663 Copy 1"/><text:span text:style-name="T270">PyPi </text:span><text:span text:style-name="T269">Registry Account</text:span><text:bookmark-end text:name="__RefHeading___Toc4196_3921457663 Copy 1"/></text:h>
      <text:p text:style-name="P414"><text:span text:style-name="T187">The latest PyPi registry requires one to sign-up an account for upstream packages. It is duly noted that the private token is required and generated from your account. The secret token acts as the TWINE_PASSWORD while the TWINE_USERNAME is locked to ‘</text:span><text:span text:style-name="T222">__token__</text:span><text:span text:style-name="T187">’ as its value.</text:span></text:p>
      <text:p text:style-name="P229"/>
      <text:p text:style-name="P229">In short, you have to supply 2 secret environment variables either by declaring them directly or via SECRETS.toml file:</text:p>
      <text:p text:style-name="P229"/>
      <text:list text:style-name="L59">
        <text:list-item>
          <text:p text:style-name="P776"><text:span text:style-name="T195">TWINE_USERNAME</text:span><text:span text:style-name="T187"> – username instructed by the package registry (usually ’</text:span><text:span text:style-name="T222">__token__</text:span><text:span text:style-name="T187">‘).</text:span></text:p>
        </text:list-item>
        <text:list-item>
          <text:p text:style-name="P776"><text:span text:style-name="T195">TWINE_PASSWORD</text:span><text:span text:style-name="T187"> – private token issued by the package registry.</text:span></text:p>
        </text:list-item>
      </text:list>
      <text:p text:style-name="P229"/>
      <text:h text:style-name="P642" text:outline-level="5"><text:bookmark-start text:name="__RefHeading___Toc4196_3921457663 Copy 1 Copy 1"/><text:span text:style-name="T270">PyPi </text:span><text:span text:style-name="T187">Registry </text:span><text:span text:style-name="T269">URL</text:span><text:bookmark-end text:name="__RefHeading___Toc4196_3921457663 Copy 1 Copy 1"/></text:h>
      <text:p text:style-name="P414"><text:span text:style-name="T187">One can also define a custom registry URL for PyPi in the </text:span><text:span text:style-name="T222">CONFIG.toml</text:span><text:span text:style-name="T187"> via </text:span><text:span text:style-name="T271">the environment variable: </text:span><text:span text:style-name="T201">$</text:span><text:span text:style-name="T195">{PROJECT_PYPI_REPO_URL}</text:span><text:span text:style-name="T187">. Recommended values are:</text:span></text:p>
      <text:p text:style-name="P229"/>
      <text:list text:style-name="L60">
        <text:list-item>
          <text:p text:style-name="P777"><text:span text:style-name="T187">Test Zone : </text:span><text:a xlink:type="simple" xlink:href="https://test.pypi.org/legacy/" text:style-name="Internet_20_link" text:visited-style-name="Visited_20_Internet_20_Link"><text:span text:style-name="T187">https://test.pypi.org/legacy/</text:span></text:a></text:p>
        </text:list-item>
        <text:list-item>
          <text:p text:style-name="P777"><text:span text:style-name="T187">Actual : </text:span><text:a xlink:type="simple" xlink:href="https://upload.pypi.org/legacy/" text:style-name="Internet_20_link" text:visited-style-name="Visited_20_Internet_20_Link"><text:span text:style-name="T187">https://upload.pypi.org/legacy/</text:span></text:a></text:p>
        </text:list-item>
      </text:list>
      <text:p text:style-name="P229"/>
      <text:h text:style-name="P643" text:outline-level="5"><text:bookmark-start text:name="__RefHeading___Toc4196_3921457663 Copy 1 Copy 1 Copy 1"/><text:span text:style-name="T270">E</text:span><text:span text:style-name="T187">xisting Package Failure Notice</text:span><text:bookmark-end text:name="__RefHeading___Toc4196_3921457663 Copy 1 Copy 1 Copy 1"/></text:h>
      <text:p text:style-name="P281">PyPi does not play well with overriding existing package. Hence, you need to remove the existing package from the package before performing the release. Otherwise, Release job will fail. If you need to workaround, simply remove the pypi package directory manually.</text:p>
      <text:h text:style-name="P580" text:outline-level="4"><text:bookmark-start text:name="__RefHeading___Toc4198_3921457663"/>Docker<text:bookmark-end text:name="__RefHeading___Toc4198_3921457663"/></text:h>
      <text:p text:style-name="P210"><text:span text:style-name="T174">AutomataCI </text:span><text:span text:style-name="T343">assemble the ‘</text:span><text:span text:style-name="T124">latest</text:span><text:span text:style-name="T343">’ and ‘</text:span><text:span text:style-name="T124">PROJECT_VERSION</text:span><text:span text:style-name="T343">’ tag via the Docker manifest management in Release Job recipe. </text:span><text:span text:style-name="T344">The supported documents are as follows:</text:span></text:p>
      <text:list text:style-name="L61">
        <text:list-item>
          <text:p text:style-name="P726"><text:a xlink:type="simple" xlink:href="https://docs.docker.com/engine/reference/commandline/manifest/" text:style-name="Internet_20_link" text:visited-style-name="Visited_20_Internet_20_Link">https://docs.docker.com/engine/reference/commandline/manifest/</text:a></text:p>
        </text:list-item>
      </text:list>
      <text:p text:style-name="P210"/>
      <text:p text:style-name="P213">Upon the completion of the task:</text:p>
      <text:list text:style-name="L62">
        <text:list-item>
          <text:p text:style-name="P727">The ‘<text:span text:style-name="T122">latest</text:span>’ tag has been updated.</text:p>
        </text:list-item>
        <text:list-item>
          <text:p text:style-name="P727">A generic multi-arch image ‘<text:span text:style-name="T122">VERSION</text:span>’ tag is created or updated.</text:p>
        </text:list-item>
      </text:list>
      <text:p text:style-name="P213"/>
      <text:p text:style-name="P213"/>
      <text:h text:style-name="P584" text:outline-level="4"><text:bookmark-start text:name="__RefHeading___Toc4198_3921457663 Copy 1"/>Changelog<text:bookmark-end text:name="__RefHeading___Toc4198_3921457663 Copy 1"/></text:h>
      <text:p text:style-name="P281">AutomataCI automatically seals the ‘latest’ changelog <text:span text:style-name="T122">data</text:span> and <text:span text:style-name="T122">deb</text:span> entries to the running <text:span text:style-name="T8">$PROJECT_VERSION</text:span> value. You should increase your project version number once the job is completed.</text:p>
      <text:p text:style-name="P281"/>
      <text:h text:style-name="P544" text:outline-level="3"><text:bookmark-start text:name="__RefHeading___Toc227_1924128512"/>Clean<text:bookmark-end text:name="__RefHeading___Toc227_1924128512"/></text:h>
      <text:p text:style-name="P211">Clean Job is to remove <text:span text:style-name="T391">all specified files and artifacts.</text:span></text:p>
      <text:p text:style-name="P211"/>
      <text:p text:style-name="P292">This job executes its job executions recipes as follows, in sequences:</text:p>
      <text:list text:style-name="L63">
        <text:list-item>
          <text:p text:style-name="P778"><text:span text:style-name="T293">tech-specific job recipe (e.g. </text:span><text:span text:style-name="T225">srcPYTHON/.ci/</text:span><text:span text:style-name="T228">clean</text:span><text:span text:style-name="T225">_unix-any.sh</text:span><text:span text:style-name="T293"> via </text:span><text:span text:style-name="T225">PROJECT_PYTHON</text:span><text:span text:style-name="T293">); AND THEN</text:span></text:p>
        </text:list-item>
        <text:list-item>
          <text:p text:style-name="P778"><text:span text:style-name="T293">baseline job recipe (e.g. </text:span><text:span text:style-name="T225">src/.ci/</text:span><text:span text:style-name="T228">clean</text:span><text:span text:style-name="T225">_unix-any.sh</text:span><text:span text:style-name="T293"> via </text:span><text:span text:style-name="T225">PROJECT_PATH_SOURCE</text:span><text:span text:style-name="T293">)</text:span></text:p>
        </text:list-item>
      </text:list>
      <text:p text:style-name="P212"/>
      <text:p text:style-name="P211"/>
      <text:h text:style-name="P545" text:outline-level="3"><text:bookmark-start text:name="__RefHeading___Toc229_1924128512"/>Purge<text:bookmark-end text:name="__RefHeading___Toc229_1924128512"/></text:h>
      <text:p text:style-name="P211">Purge Job is to remove everything including PROJECT_PATH_TOOLS directory and restore the project to its initial state.</text:p>
      <table:table table:name="Table44" table:style-name="Table44">
        <table:table-column table:style-name="Table44.A"/>
        <table:table-row>
          <table:table-cell table:style-name="Table44.A1" office:value-type="string">
            <text:p text:style-name="P272"><text:span text:style-name="T370">BE WARNED</text:span>: This is a nuclear button. Once nuked, you will need to setup everything including tooling from scratch.</text:p>
          </table:table-cell>
        </table:table-row>
      </table:table>
      <text:p text:style-name="P211"/>
      <text:h text:style-name="P515" text:outline-level="1"><text:bookmark-start text:name="__RefHeading___Toc5956_896531646"/>Contribute to AutomataCI<text:bookmark-end text:name="__RefHeading___Toc5956_896531646"/></text:h>
      <text:p text:style-name="P433"><text:span text:style-name="T187">Thank you for your interest in contributing towards AutomataCI source codes. Please keep in mind that this section is entirely different from building your own AutomataCI project-specific job recipes. All the code contributions here shall be upstream and be unified in the </text:span><text:span text:style-name="T222">automataCI/</text:span><text:span text:style-name="T187"> directory which is distributed downstream for future upgrades.</text:span></text:p>
      <text:h text:style-name="P530" text:outline-level="2"><text:bookmark-start text:name="__RefHeading___Toc5958_896531646"/>Tech Requirements<text:bookmark-end text:name="__RefHeading___Toc5958_896531646"/></text:h>
      <text:p text:style-name="P433"><text:span text:style-name="T187">AutomataCI is fundamentally re-constructed from Go Programming Language into using only </text:span><text:span text:style-name="T222">POSIX Shell</text:span><text:span text:style-name="T187"> and </text:span><text:span text:style-name="T222">Powershell</text:span><text:span text:style-name="T187"> which can be operated natively without requiring additional installations. To contribute, you need a very deep understanding about them as AutomataCI always cross-translate them to make sure its functionalities are working on as many systems as possible.</text:span></text:p>
      <text:h text:style-name="P548" text:outline-level="3"><text:bookmark-start text:name="__RefHeading___Toc5960_896531646"/>POSIX Shell<text:bookmark-end text:name="__RefHeading___Toc5960_896531646"/></text:h>
      <text:p text:style-name="P433"><text:span text:style-name="T187">POSIX compliant shell </text:span><text:span text:style-name="T289">(</text:span><text:span text:style-name="T187">not to be confused with BASH shell</text:span><text:span text:style-name="T289">)</text:span><text:span text:style-name="T187"> is an UNIX execution scripting language </text:span><text:span text:style-name="T195">meant for UNIX operating systems like Linux – Debian, BSD – Debian, OSX – Mac, and etc</text:span><text:span text:style-name="T187">.</text:span></text:p>
      <text:p text:style-name="P276"/>
      <text:p text:style-name="P433"><text:span text:style-name="T187">To be POSIX compliant, you must first understand and familiarize yourself with BASH scripting and then works yourself towards POSIX compliant shell. Things like array, lowercase string changes, double square quote comparison (</text:span><text:span text:style-name="T222">[[ … ]]</text:span><text:span text:style-name="T187">) are not available in POSIX shell.</text:span></text:p>
      <text:p text:style-name="P276"/>
      <text:p text:style-name="P433"><text:span text:style-name="T187">Currently, AutomataCI prioritize linux and OSX using POSIX compliant shell. If you’re new, reading the codes from the </text:span><text:span text:style-name="T222">automataCI/services</text:span><text:span text:style-name="T187"> libraries can provide some good production-grade shell codes for you to learn and deploy in your future pursue.</text:span></text:p>
      <text:h text:style-name="P548" text:outline-level="3"><text:bookmark-start text:name="__RefHeading___Toc5962_896531646"/>PowerShell<text:bookmark-end text:name="__RefHeading___Toc5962_896531646"/></text:h>
      <text:p text:style-name="P433"><text:span text:style-name="T195">Powershell is solely used for Windows OS</text:span><text:span text:style-name="T187"> despite Microsoft permits its installation elsewhere. AutomataCI prohibits the latter </text:span><text:span text:style-name="T295">for the </text:span><text:span text:style-name="T187">fact since the installation requires Microsoft telemetry feature to be installed </text:span><text:span text:style-name="T295">which</text:span><text:span text:style-name="T187"> breaks a perfectly fine UNIX operating system. Unlike OSX in Mac ecosystem, to date, </text:span><text:span text:style-name="T222">Microsoft Windows is still </text:span><text:span text:style-name="T229">in</text:span><text:span text:style-name="T222">compatible with POSIX shell without Linux subsystem (which is Linux VM </text:span><text:span text:style-name="T229">similar product</text:span><text:span text:style-name="T222"> anyway)</text:span><text:span text:style-name="T187">.</text:span></text:p>
      <text:h text:style-name="P537" text:outline-level="2"><text:bookmark-start text:name="__RefHeading___Toc5964_896531646"/><text:soft-page-break/><text:span text:style-name="T187">Coding Styles</text:span><text:bookmark-end text:name="__RefHeading___Toc5964_896531646"/></text:h>
      <text:p text:style-name="P276">This section covers the coding styles that is compatible for both shells types and its rationale behinds them.</text:p>
      <text:h text:style-name="P551" text:outline-level="3"><text:bookmark-start text:name="__RefHeading___Toc5966_896531646"/><text:span text:style-name="T187">The Shell</text:span><text:span text:style-name="T289">ing</text:span><text:span text:style-name="T187"> Nightmare</text:span><text:bookmark-end text:name="__RefHeading___Toc5966_896531646"/></text:h>
      <text:p text:style-name="P433"><text:span text:style-name="T187">The most headache problem is to make both Powershell and POSIX Shell same pattern and same context like a human language i18n translation feature. It’s like trying to marry water with oil working in the same way: </text:span><text:span text:style-name="T222">they don’t mix</text:span><text:span text:style-name="T187">.</text:span></text:p>
      <text:p text:style-name="P276"/>
      <text:p text:style-name="P276">Powershell, like oil, is notoriously confusing, sticky, and complicated by itself. In POSIX shell, all commands only has to check against $? variable that contain last execution status. Powershell however, has so many. Here’s an example:</text:p>
      <table:table table:name="Table45" table:style-name="Table45">
        <table:table-column table:style-name="Table45.A"/>
        <table:table-row>
          <table:table-cell table:style-name="Table45.A1" office:value-type="string">
            <text:p text:style-name="P445"># POSIX</text:p>
            <text:p text:style-name="P435">some_command “…”</text:p>
            <text:p text:style-name="P435">if [ $? -ne 0 ]; then</text:p>
            <text:p text:style-name="P435"><text:s text:c="4"/>exit 1</text:p>
            <text:p text:style-name="P435">fi</text:p>
          </table:table-cell>
        </table:table-row>
      </table:table>
      <text:p text:style-name="P277">versus</text:p>
      <table:table table:name="Table46" table:style-name="Table46">
        <table:table-column table:style-name="Table46.A"/>
        <table:table-row>
          <table:table-cell table:style-name="Table46.A1" office:value-type="string">
            <text:p text:style-name="P445"># POWERSHELL TYPE 1</text:p>
            <text:p text:style-name="P435">$__output = Invoke-Expression “some_command `”...`””</text:p>
            <text:p text:style-name="P435">if ($LASTEXITCODE -ne 0) {</text:p>
            <text:p text:style-name="P435"><text:s text:c="4"/>exit 1</text:p>
            <text:p text:style-name="P435">}</text:p>
            <text:p text:style-name="P435"/>
            <text:p text:style-name="P445"># POWERSHELL TYPE 2</text:p>
            <text:p text:style-name="P435">$__process = Start-Process `</text:p>
            <text:p text:style-name="P435"><text:tab/>-Wait `</text:p>
            <text:p text:style-name="P435"><text:tab/>-FilePath "$__program" `</text:p>
            <text:p text:style-name="P435"><text:tab/>-NoNewWindow `</text:p>
            <text:p text:style-name="P435"><text:tab/>-ArgumentList "$__arguments" `</text:p>
            <text:p text:style-name="P435"><text:tab/>-PassThru</text:p>
            <text:p text:style-name="P435">if ($__process.ExitCode -ne 0) {</text:p>
            <text:p text:style-name="P435"><text:tab/>exit 1</text:p>
            <text:p text:style-name="P435">}</text:p>
          </table:table-cell>
        </table:table-row>
      </table:table>
      <text:p text:style-name="P276"/>
      <text:p text:style-name="P433"><text:soft-page-break/><text:span text:style-name="T187">PowerShell has its own innovative definitions that are completely incompatible with POSIX shell like interpreting double colon (::) for naming function. Example:</text:span></text:p>
      <table:table table:name="Table47" table:style-name="Table47">
        <table:table-column table:style-name="Table47.A"/>
        <table:table-row>
          <table:table-cell table:style-name="Table47.A1" office:value-type="string">
            <text:p text:style-name="P445"># POSIX</text:p>
            <text:p text:style-name="P435">OUTPUT::function_name() {</text:p>
            <text:p text:style-name="P435"><text:tab/>…</text:p>
            <text:p text:style-name="P435">}</text:p>
          </table:table-cell>
        </table:table-row>
      </table:table>
      <text:p text:style-name="P277">versus</text:p>
      <table:table table:name="Table48" table:style-name="Table48">
        <table:table-column table:style-name="Table48.A"/>
        <table:table-row>
          <table:table-cell table:style-name="Table48.A1" office:value-type="string">
            <text:p text:style-name="P446"># POWERSHELL</text:p>
            <text:p text:style-name="P435">function OUTPUT-Function-Name {</text:p>
            <text:p text:style-name="P435"><text:tab/>…</text:p>
            <text:p text:style-name="P435">}</text:p>
          </table:table-cell>
        </table:table-row>
      </table:table>
      <text:p text:style-name="P276"/>
      <text:p text:style-name="P433"><text:span text:style-name="T187">The worst of all – Powershell’s </text:span><text:span text:style-name="T222">return</text:span><text:span text:style-name="T187"> is not behaving as </text:span><text:span text:style-name="T296">common</text:span><text:span text:style-name="T308">l</text:span><text:span text:style-name="T296">y expected</text:span><text:span text:style-name="T187">. In POSIX shell, </text:span><text:span text:style-name="T222">return</text:span><text:span text:style-name="T187"> always set the numeric value for </text:span><text:span text:style-name="T222">$?</text:span><text:span text:style-name="T187"> variable. Powershell returns everything inside the function output so you need to redirect every single command’s output or status values into $null in order to get a clean </text:span><text:span text:style-name="T222">$?</text:span><text:span text:style-name="T187"> similar pattern.</text:span></text:p>
      <table:table table:name="Table49" table:style-name="Table49">
        <table:table-column table:style-name="Table49.A"/>
        <table:table-row>
          <table:table-cell table:style-name="Table49.A1" office:value-type="string">
            <text:p text:style-name="P435">function OUTPUT-Function-Name {</text:p>
            <text:p text:style-name="P435"><text:tab/>Invoke-Expression “dir”</text:p>
            <text:p text:style-name="P435"><text:tab/>return 0</text:p>
            <text:p text:style-name="P435">}</text:p>
            <text:p text:style-name="P435"/>
            <text:p text:style-name="P435">$__output = OUTPUT-Function-Name (Get-Location)</text:p>
            <text:p text:style-name="P445"># $__output is not 0; it’s the <text:span text:style-name="T381">$(</text:span>dir output<text:span text:style-name="T381">)</text:span> + 0. <text:span text:style-name="T381">Also, 0 is not a return code but is an output.</text:span></text:p>
          </table:table-cell>
        </table:table-row>
      </table:table>
      <text:p text:style-name="P276"/>
      <text:p text:style-name="P433"><text:span text:style-name="T187">Remember </text:span><text:span text:style-name="T296">the fact that </text:span><text:span text:style-name="T187">AutomataCI prohibits Powershell installation in UNIX OS earlier? This is </text:span><text:span text:style-name="T296">also </text:span><text:span text:style-name="T187">because not all cmdlets are available if you do so. </text:span><text:span text:style-name="T296">Journeying into this path</text:span><text:span text:style-name="T187"> </text:span><text:span text:style-name="T296">makes</text:span><text:span text:style-name="T187"> creating a cross-platform Powershell script notoriously </text:span><text:span text:style-name="T296">complicated by its</text:span><text:span text:style-name="T187"> guessing and gambling with fate </text:span><text:span text:style-name="T296">nature</text:span><text:span text:style-name="T187">. It’s cute to find out Powershell aspiring to outgrow </text:span><text:span text:style-name="T296">itself to</text:span><text:span text:style-name="T187"> become a (</text:span><text:span text:style-name="T296">competeable</text:span><text:span text:style-name="T187">?) full-fletch programming language </text:span><text:span text:style-name="T289">but </text:span><text:span text:style-name="T296">lack of architecture planning is really bizzare.</text:span></text:p>
      <text:p text:style-name="P276"/>
      <text:p text:style-name="P276">Regardless, through many failed attempts, AutomataCI discovered <text:span text:style-name="T381">a way </text:span>to do it successfully as long as the scripts developers adhere to certain rules set by AutomataCI dealing with these arcane but powerful technologies.</text:p>
      <text:h text:style-name="P549" text:outline-level="3"><text:bookmark-start text:name="__RefHeading___Toc5968_896531646"/>Testing Strategies and Countermeasures<text:bookmark-end text:name="__RefHeading___Toc5968_896531646"/></text:h>
      <text:p text:style-name="P276">To build a compatible pipelines for both water (POSIX Shell) and oil (Power<text:span text:style-name="T381">S</text:span>hell) while not impeding their respective innovation path line. Understand these business objectives clearly:</text:p>
      <text:p text:style-name="P276"/>
      <text:list text:style-name="L64">
        <text:list-item>
          <text:p text:style-name="P728">The paying customers don’t pay for how great AutomataCI is; it’s just an infrastructure to build the product that the paying customers are actually using; AND</text:p>
        </text:list-item>
        <text:list-item>
          <text:p text:style-name="P728">Both POSIX shell and Power<text:span text:style-name="T381">S</text:span>hell are not a compilation kind of scripting language. They relies on line-by-line executions; AND</text:p>
        </text:list-item>
        <text:list-item>
          <text:p text:style-name="P728">Ensure the control path of the executions are small enough that are highly reusable so that errors can be probed and observed by multiple uses, thus making it harder to cause an error; AND</text:p>
        </text:list-item>
        <text:list-item>
          <text:p text:style-name="P728">AutomataCI is expected to deliver results in a 100% accuracy manner: either 100% correct or 100% error. There are no in-between like AI performances.</text:p>
        </text:list-item>
      </text:list>
      <text:p text:style-name="P276"/>
      <text:p text:style-name="P276">To facilitate these business objectives, the following sub-sections are to be observed and obeyed carefully when contributing to AutomataCI libraries and source codes.</text:p>
      <text:p text:style-name="P276"/>
      <text:h text:style-name="P585" text:outline-level="4"><text:bookmark-start text:name="__RefHeading___Toc6029_896531646"/>Functionalize All Executions<text:bookmark-end text:name="__RefHeading___Toc6029_896531646"/></text:h>
      <text:p text:style-name="P276">To make sure the executions are re-usable, all executions are to be completely functionalized complying to the following pattern:</text:p>
      <table:table table:name="Table50" table:style-name="Table50">
        <table:table-column table:style-name="Table50.A"/>
        <table:table-row>
          <table:table-cell table:style-name="Table50.A1" office:value-type="string">
            <text:p text:style-name="P444"># POSIX</text:p>
            <text:p text:style-name="P434">LIBRARY::function_name_in_lowercase() {</text:p>
            <text:p text:style-name="P434"><text:tab/>__param_name_1=”$1”</text:p>
            <text:p text:style-name="P434"><text:tab/>…</text:p>
            <text:p text:style-name="P434"/>
            <text:p text:style-name="P434"><text:tab/># validate input</text:p>
            <text:p text:style-name="P434"><text:tab/>…</text:p>
            <text:p text:style-name="P434"/>
            <text:p text:style-name="P434"><text:tab/># execute</text:p>
            <text:p text:style-name="P434"><text:tab/>…</text:p>
            <text:p text:style-name="P434"/>
            <text:p text:style-name="P434"><text:tab/># return status</text:p>
            <text:p text:style-name="P434"><text:tab/>return 0</text:p>
            <text:p text:style-name="P434">}</text:p>
          </table:table-cell>
        </table:table-row>
        <table:table-row>
          <table:table-cell table:style-name="Table50.A2" office:value-type="string">
            <text:p text:style-name="P444"># POWERSHELL</text:p>
            <text:p text:style-name="P434">LIBRARY-Function-Name-In-Dashing-Titlecase {</text:p>
            <text:p text:style-name="P434"><text:tab/>param(</text:p>
            <text:p text:style-name="P434"><text:tab/><text:tab/>[string]$__param_name_1,</text:p>
            <text:p text:style-name="P434"><text:tab/><text:tab/>...</text:p>
            <text:p text:style-name="P434"><text:tab/>)</text:p>
            <text:p text:style-name="P434"/>
            <text:p text:style-name="P434"><text:tab/># validate input</text:p>
            <text:p text:style-name="P434"><text:tab/>$null = …</text:p>
            <text:p text:style-name="P434"/>
            <text:p text:style-name="P434"><text:tab/># execute</text:p>
            <text:p text:style-name="P434"><text:tab/>$null = ...</text:p>
            <text:p text:style-name="P434"/>
            <text:p text:style-name="P434"><text:tab/># return status</text:p>
            <text:p text:style-name="P434"><text:tab/>return 0</text:p>
            <text:p text:style-name="P434">}</text:p>
          </table:table-cell>
        </table:table-row>
      </table:table>
      <text:p text:style-name="P143"/>
      <text:p text:style-name="P274">That way, when used, the calling for both types of shell are having close similarities:</text:p>
      <text:p text:style-name="P275">The function should comply to the following pattern:</text:p>
      <table:table table:name="Table51" table:style-name="Table51">
        <table:table-column table:style-name="Table51.A"/>
        <table:table-row>
          <table:table-cell table:style-name="Table51.A1" office:value-type="string">
            <text:p text:style-name="P444"># POSIX</text:p>
            <text:p text:style-name="P434">LIBRARY::function_name_in_lowercase “…” “…” ...</text:p>
            <text:p text:style-name="P434">if [ $? -ne 0 ]; then</text:p>
            <text:p text:style-name="P434"><text:tab/>return 1</text:p>
            <text:p text:style-name="P434">fi</text:p>
            <text:p text:style-name="P434"/>
            <text:p text:style-name="P434">...</text:p>
          </table:table-cell>
        </table:table-row>
        <table:table-row>
          <table:table-cell table:style-name="Table51.A2" office:value-type="string">
            <text:p text:style-name="P444"># POWERSHELL</text:p>
            <text:p text:style-name="P434">$__process = LIBRARY-Function-Name-In-Dashing-Titlecase “…” “…” …</text:p>
            <text:p text:style-name="P434">if ($__process -ne 0) {</text:p>
            <text:p text:style-name="P434"><text:tab/>return 1</text:p>
            <text:p text:style-name="P434">}</text:p>
            <text:p text:style-name="P434"/>
            <text:p text:style-name="P434">...</text:p>
          </table:table-cell>
        </table:table-row>
      </table:table>
      <text:p text:style-name="P167"/>
      <text:p text:style-name="P167">The rules:</text:p>
      <text:list text:style-name="L65">
        <text:list-item>
          <text:p text:style-name="P779"><text:span text:style-name="T274">POSIX shell should comply to its </text:span><text:span text:style-name="T253">lowercase_snake_case</text:span><text:span text:style-name="T274"> function name while POWERSHELL should comply to its </text:span><text:span text:style-name="T253">Dashing-Titlecase</text:span><text:span text:style-name="T274"> function name.</text:span></text:p>
        </text:list-item>
        <text:list-item>
          <text:p text:style-name="P779"><text:span text:style-name="T274">For POWERSHELL, remember to redirect all unused command execution to </text:span><text:span text:style-name="T253">$null</text:span><text:span text:style-name="T274"> to make sure </text:span><text:span text:style-name="T253">return</text:span><text:span text:style-name="T274"> is actually returning the exit code only.</text:span></text:p>
        </text:list-item>
        <text:list-item>
          <text:p text:style-name="P780"><text:span text:style-name="T274">F</text:span><text:span text:style-name="T273">or suite-function differentiation, POSIX Shell uses double colon (</text:span><text:span text:style-name="T252">::</text:span><text:span text:style-name="T273">) while PowerShell uses dash (</text:span><text:span text:style-name="T252">-</text:span><text:span text:style-name="T273">).</text:span></text:p>
        </text:list-item>
        <text:list-item>
          <text:p text:style-name="P719">For suite naming, it shall be UPPERCASE.</text:p>
        </text:list-item>
        <text:list-item>
          <text:p text:style-name="P720">Stick to positional parameters ONLY.</text:p>
        </text:list-item>
        <text:list-item>
          <text:p text:style-name="P721"><text:span text:style-name="T370">[NON-COMPROMISING RULE]</text:span> Both POSIX and POWERSHELL must share maximum similarity to the point where it can be nearly 1:1 comparing to each other.</text:p>
        </text:list-item>
        <text:list-item>
          <text:p text:style-name="P722"><text:span text:style-name="T371">[NON-COMPROMISING RULE]</text:span><text:span text:style-name="T381"> </text:span>All variables MUST be inserted as a quoted string.</text:p>
        </text:list-item>
        <text:list-item>
          <text:p text:style-name="P722"><text:span text:style-name="T371">[NON-COMPROMISING RULE]</text:span> Maintain absolute silence at all time and only respond via return code.</text:p>
        </text:list-item>
      </text:list>
      <text:p text:style-name="P436"><text:span text:style-name="T195">REMEMBER</text:span><text:span text:style-name="T273">: </text:span><text:span text:style-name="T195">Please make sure Powershell </text:span><text:span text:style-name="T372">only uses positional parameters</text:span><text:span text:style-name="T273">. POSIX shell does not have any alternative so </text:span><text:span text:style-name="T195">stick </text:span><text:span text:style-name="T207">to</text:span><text:span text:style-name="T195"> it.</text:span></text:p>
      <text:h text:style-name="P635" text:outline-level="5"><text:bookmark-start text:name="__RefHeading___Toc6031_896531646"/>Output Data Processing Function<text:bookmark-end text:name="__RefHeading___Toc6031_896531646"/></text:h>
      <text:p text:style-name="P432"><text:span text:style-name="T278">For output data processing function (e.g. lowcasing a string), </text:span><text:span text:style-name="T204">DO NOT</text:span><text:span text:style-name="T278"> return the exit code since POWERSHELL cannot programmatically do so. Instead, choose a default value to return as negative expectation and have it checked instead. Example:</text:span></text:p>
      <table:table table:name="Table52" table:style-name="Table52">
        <table:table-column table:style-name="Table52.A"/>
        <table:table-row>
          <table:table-cell table:style-name="Table52.A1" office:value-type="string">
            <text:p text:style-name="P444"># POSIX</text:p>
            <text:p text:style-name="P434">STRINGS::to_lowercase() {</text:p>
            <text:p text:style-name="P434"><text:s text:c="8"/>#__content="$1"</text:p>
            <text:p text:style-name="P434"/>
            <text:p text:style-name="P434"><text:s text:c="8"/>printf "$1" | tr '[:upper:]' '[:lower:]'</text:p>
            <text:p text:style-name="P434">}</text:p>
          </table:table-cell>
        </table:table-row>
        <table:table-row>
          <table:table-cell table:style-name="Table52.A2" office:value-type="string">
            <text:p text:style-name="P444"># POWERSHELL</text:p>
            <text:p text:style-name="P434">function STRINGS-To-Lowercase {</text:p>
            <text:p text:style-name="P434"><text:s text:c="8"/>param(</text:p>
            <text:p text:style-name="P434"><text:s text:c="16"/>[string]$__content</text:p>
            <text:p text:style-name="P434"><text:s text:c="8"/>)</text:p>
            <text:p text:style-name="P434"/>
            <text:p text:style-name="P434"><text:s text:c="8"/>return $__content.ToLower()</text:p>
            <text:p text:style-name="P434">}</text:p>
          </table:table-cell>
        </table:table-row>
      </table:table>
      <text:p text:style-name="P276"/>
      <text:p text:style-name="P276">Call them would be:</text:p>
      <table:table table:name="Table53" table:style-name="Table53">
        <table:table-column table:style-name="Table53.A"/>
        <table:table-row>
          <table:table-cell table:style-name="Table53.A1" office:value-type="string">
            <text:p text:style-name="P444"># POSIX</text:p>
            <text:p text:style-name="P434">__output=”$(STRINGS::to_lowercase “<text:span text:style-name="T376">$__data</text:span>”)”</text:p>
            <text:p text:style-name="P434">if [ “$__output” = “” ]; then</text:p>
            <text:p text:style-name="P434"><text:tab/>return 1</text:p>
            <text:p text:style-name="P434">fi</text:p>
          </table:table-cell>
        </table:table-row>
        <table:table-row>
          <table:table-cell table:style-name="Table53.A2" office:value-type="string">
            <text:p text:style-name="P444"># POWERSHELL</text:p>
            <text:p text:style-name="P434">$__output = STRINGS-To-Lowercase “<text:span text:style-name="T376">${__data}</text:span>”</text:p>
            <text:p text:style-name="P434">if ($__output -eq “”) {</text:p>
            <text:p text:style-name="P434"><text:tab/>return 1</text:p>
            <text:p text:style-name="P434">}</text:p>
          </table:table-cell>
        </table:table-row>
      </table:table>
      <text:p text:style-name="P275"/>
      <text:h text:style-name="P635" text:outline-level="5"><text:bookmark-start text:name="__RefHeading___Toc6033_896531646"/>Simplifying POSIX Shell’s Function Parameters<text:bookmark-end text:name="__RefHeading___Toc6033_896531646"/></text:h>
      <text:p text:style-name="P433"><text:span text:style-name="T187">If the function is too simple and short (like the </text:span><text:span text:style-name="T222">STRING::to_lowercase</text:span><text:span text:style-name="T279"> </text:span><text:span text:style-name="T187">above), you’re allowed to comment out the parameter naming and use the positional parameter in its original numbering instead.</text:span></text:p>
      <text:p text:style-name="P276"/>
      <text:p text:style-name="P276">The condition to apply this rule can be any of the following:</text:p>
      <text:list text:style-name="L66">
        <text:list-item>
          <text:p text:style-name="P729">Only use 1 parameter; OR</text:p>
        </text:list-item>
        <text:list-item>
          <text:p text:style-name="P729">Only use maximum of 2 parameters AND within a maximum of 10 lines long with max 3-tab complexities.</text:p>
        </text:list-item>
      </text:list>
      <text:p text:style-name="P276"/>
      <text:p text:style-name="P432"><text:span text:style-name="T278">Otherwise, stick to declaring function naming. </text:span><text:span text:style-name="T289">Examples:</text:span></text:p>
      <table:table table:name="Table54" table:style-name="Table54">
        <table:table-column table:style-name="Table54.A"/>
        <table:table-row>
          <table:table-cell table:style-name="Table54.A1" office:value-type="string">
            <text:p text:style-name="P444"># POSIX</text:p>
            <text:p text:style-name="P434">STRINGS::to_lowercase() {</text:p>
            <text:p text:style-name="P434"><text:s text:c="8"/>#__content="$1"</text:p>
            <text:p text:style-name="P434"/>
            <text:p text:style-name="P434"><text:s text:c="8"/>printf "$1" | tr '[:upper:]' '[:lower:]'</text:p>
            <text:p text:style-name="P434"><text:s text:c="8"/>return 0</text:p>
            <text:p text:style-name="P434">}</text:p>
          </table:table-cell>
        </table:table-row>
        <table:table-row>
          <table:table-cell table:style-name="Table54.A2" office:value-type="string">
            <text:p text:style-name="P444"># POSIX</text:p>
            <text:p text:style-name="P12">STRINGS::has_suffix() {</text:p>
            <text:p text:style-name="P12"><text:s text:c="8"/>#__suffix="$1"</text:p>
            <text:p text:style-name="P12"><text:s text:c="8"/>#__content="$2"</text:p>
            <text:p text:style-name="P12"/>
            <text:p text:style-name="P12"><text:s text:c="8"/># execute</text:p>
            <text:p text:style-name="P12"><text:s text:c="8"/>case "$2" in</text:p>
            <text:p text:style-name="P12"><text:s text:c="8"/>*"$1")</text:p>
            <text:p text:style-name="P12"><text:s text:c="16"/>return 0</text:p>
            <text:p text:style-name="P12"><text:s text:c="16"/>;;</text:p>
            <text:p text:style-name="P12"><text:s text:c="8"/>*)</text:p>
            <text:p text:style-name="P12"><text:s text:c="16"/>return 1</text:p>
            <text:p text:style-name="P12"><text:s text:c="16"/>;;</text:p>
            <text:p text:style-name="P12"><text:s text:c="8"/>esac</text:p>
            <text:p text:style-name="P12">}</text:p>
          </table:table-cell>
        </table:table-row>
      </table:table>
      <text:p text:style-name="P432"/>
      <text:h text:style-name="P585" text:outline-level="4"><text:bookmark-start text:name="__RefHeading___Toc6035_896531646"/>Naming Conventions<text:bookmark-end text:name="__RefHeading___Toc6035_896531646"/></text:h>
      <text:p text:style-name="P276">Fortunately, both shell types share the same limitations for both their functions and variables naming conventions. Understand that both shells do not have scoping capabilities so any constant, public, private scoping interpretation is strictly through naming convention.</text:p>
      <text:p text:style-name="P276"/>
      <text:p text:style-name="P276">All functions shall be re-importable as the same definitions over and over again so the naming convention plays a vital roles in libraries organization (see later sections).</text:p>
      <text:p text:style-name="P276"/>
      <text:p text:style-name="P433"><text:span text:style-name="T187">In short, you </text:span><text:span text:style-name="T195">SHALL</text:span><text:span text:style-name="T187"> do the following for both functions and variables in both shell types:</text:span></text:p>
      <text:list text:style-name="L67">
        <text:list-item>
          <text:p text:style-name="P730">Comply to the lead underscoring naming convention to indicates its deepness:</text:p>
          <text:list>
            <text:list-item>
              <text:p text:style-name="P781"><text:span text:style-name="T195">Level 0 lowercase</text:span><text:span text:style-name="T187"> – indicates an exportable entity (e.g. </text:span><text:span text:style-name="T222">create_this</text:span><text:span text:style-name="T187">, </text:span><text:span text:style-name="T222">Create-This</text:span><text:span text:style-name="T187">, </text:span><text:span text:style-name="T222">$pkg</text:span><text:span text:style-name="T187">)</text:span></text:p>
            </text:list-item>
            <text:list-item>
              <text:p text:style-name="P781"><text:span text:style-name="T286">Level 0 UPPERCASE</text:span><text:span text:style-name="T187"> – indicates an exportable “constants” or a library suite (e.g </text:span><text:span text:style-name="T222">STRINGS::fx_name</text:span><text:span text:style-name="T187">, </text:span><text:span text:style-name="T222">STRINGS-Fx-Name</text:span><text:span text:style-name="T187">, </text:span><text:span text:style-name="T222">$PROJECT_PATH_ROOT</text:span><text:span text:style-name="T187">)</text:span></text:p>
            </text:list-item>
            <text:list-item>
              <text:p text:style-name="P781"><text:span text:style-name="T195">Level 1 lowercase</text:span><text:span text:style-name="T187"> – indicates private entity (e.g. </text:span><text:span text:style-name="T222">_run_this_subroutine</text:span><text:span text:style-name="T187">, </text:span><text:span text:style-name="T222">_Run-This-Subroutine</text:span><text:span text:style-name="T279">,</text:span><text:span text:style-name="T187"> </text:span><text:span text:style-name="T222">$_target</text:span><text:span text:style-name="T187">)</text:span></text:p>
            </text:list-item>
            <text:list-item>
              <text:p text:style-name="P781"><text:span text:style-name="T195">Level 2 lowercase</text:span><text:span text:style-name="T187"> – indicate private and </text:span><text:span text:style-name="T309">frequently</text:span><text:span text:style-name="T187"> disposable entity (e.g. </text:span><text:span text:style-name="T222">__run_this_internal_function</text:span><text:span text:style-name="T187">, </text:span><text:span text:style-name="T222">__Run-This-Internal-Function</text:span><text:span text:style-name="T187">, </text:span><text:span text:style-name="T222">$__ret</text:span><text:span text:style-name="T187">)</text:span></text:p>
            </text:list-item>
          </text:list>
        </text:list-item>
      </text:list>
      <text:p text:style-name="P278"/>
      <text:list text:continue-numbering="true" text:style-name="L67">
        <text:list-item>
          <text:p text:style-name="P781"><text:span text:style-name="T187">Deepness level </text:span><text:span text:style-name="T195">SHALL NOT go beyond level 3</text:span><text:span text:style-name="T187">. If you do, it signifies you have a problem with re-organization (see next section).</text:span></text:p>
        </text:list-item>
      </text:list>
      <text:p text:style-name="P278"/>
      <text:p text:style-name="P451"><text:span text:style-name="T278">A</text:span><text:span text:style-name="T187">utomataCI is an infrastructure code. </text:span><text:span text:style-name="T222">Please DO NOT expect a lot of privileged resources </text:span><text:span text:style-name="T232">like</text:span><text:span text:style-name="T222"> “generat</text:span><text:span text:style-name="T232">ing</text:span><text:span text:style-name="T222"> a separate </text:span><text:span text:style-name="T232">spectacular and fancy</text:span><text:span text:style-name="T222"> HTML documents and etc” natively</text:span><text:span text:style-name="T187">. </text:span><text:span text:style-name="T297">Hence, </text:span><text:span text:style-name="T208">write in a way that folks will read the source code only </text:span><text:span text:style-name="T209">(cake)</text:span><text:span text:style-name="T208">. </text:span><text:span text:style-name="T209">Anything else are unwanted costs (icing). Focus on the cake, not complicating it with too much icing.</text:span></text:p>
      <text:p text:style-name="P283"/>
      <text:p text:style-name="P451"><text:span text:style-name="T203">W</text:span><text:span text:style-name="T195">rite in full English</text:span><text:span text:style-name="T187"> for native system compatibility where </text:span><text:span text:style-name="T210">H</text:span><text:span text:style-name="T195">ungrian </text:span><text:span text:style-name="T210">N</text:span><text:span text:style-name="T195">otation is prohibited (e.g: </text:span><text:span text:style-name="T255">$__target</text:span><text:span text:style-name="T195"> instead of </text:span><text:span text:style-name="T255">$__obj</text:span><text:span text:style-name="T195">)</text:span><text:span text:style-name="T187">. Write in a way that the maintainers only need to scroll vertically, top-to-bottom; not both directions. </text:span><text:span text:style-name="T195">Keep the width 80 characters max if possible while 100 is the </text:span><text:span text:style-name="T210">hard </text:span><text:span text:style-name="T195">limit </text:span><text:span text:style-name="T210">for maximum terminal compatibility (including SSH terminals)</text:span><text:span text:style-name="T187">.</text:span></text:p>
      <text:p text:style-name="P283"/>
      <text:p text:style-name="P283">When reading your function, all executions are always visually traceable just by reading alone without any debugger or IDE assistance.</text:p>
      <text:h text:style-name="P585" text:outline-level="4"><text:bookmark-start text:name="__RefHeading___Toc5970_896531646"/>Organization<text:bookmark-end text:name="__RefHeading___Toc5970_896531646"/></text:h>
      <text:p text:style-name="P443"><text:span text:style-name="T278">W</text:span><text:span text:style-name="T187">ith the everything functionaliz</text:span><text:span text:style-name="T289">ed</text:span><text:span text:style-name="T187"> </text:span><text:span text:style-name="T289">approach </text:span><text:span text:style-name="T187">and naming convention in place, it’s time to speak the rules of organization. AutomataCI is being executed as follows, in layers, from top to bottom:</text:span></text:p>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394">L<text:span text:style-name="T376">evel</text:span></text:p>
          </table:table-cell>
          <table:table-cell table:style-name="Table55.A1" office:value-type="string">
            <text:p text:style-name="P394">File</text:p>
          </table:table-cell>
          <table:table-cell table:style-name="Table55.A1" office:value-type="string">
            <text:p text:style-name="P394">Triggers</text:p>
          </table:table-cell>
          <table:table-cell table:style-name="Table55.D1" office:value-type="string">
            <text:p text:style-name="P394">Descriptions</text:p>
          </table:table-cell>
        </table:table-row>
        <table:table-row>
          <table:table-cell table:style-name="Table55.A2" table:number-rows-spanned="2" office:value-type="string">
            <text:p text:style-name="P441">0</text:p>
          </table:table-cell>
          <table:table-cell table:style-name="Table55.A2" office:value-type="string">
            <text:p text:style-name="P441">ci.cmd</text:p>
          </table:table-cell>
          <table:table-cell table:style-name="Table55.A2" office:value-type="string">
            <text:p text:style-name="P420">Execute</text:p>
          </table:table-cell>
          <table:table-cell table:style-name="Table55.D2" office:value-type="string">
            <text:p text:style-name="P441">The Polygot executable script to unify user commands independent of OS and CPU architecture.</text:p>
          </table:table-cell>
        </table:table-row>
        <table:table-row>
          <table:covered-table-cell table:style-name="Table55.A2"/>
          <table:table-cell table:style-name="Table55.A2" office:value-type="string">
            <text:p text:style-name="P441">automataCI/ci.sh,</text:p>
            <text:p text:style-name="P441">automataCI/ci.ps1</text:p>
          </table:table-cell>
          <table:table-cell table:style-name="Table55.A2" office:value-type="string">
            <text:p text:style-name="P420">Execute</text:p>
          </table:table-cell>
          <table:table-cell table:style-name="Table55.D2" office:value-type="string">
            <text:p text:style-name="P441">The initialization script based on OS-specific platform, <text:span text:style-name="T122">.ps1</text:span> for Powershell; <text:span text:style-name="T122">.sh</text:span> for POSIX shell.</text:p>
          </table:table-cell>
        </table:table-row>
        <table:table-row>
          <table:table-cell table:style-name="Table55.A2" table:number-rows-spanned="2" office:value-type="string">
            <text:p text:style-name="P441">1</text:p>
          </table:table-cell>
          <table:table-cell table:style-name="Table55.A2" office:value-type="string">
            <text:p text:style-name="P441">automataCI/[<text:span text:style-name="T382">TYPE</text:span>]</text:p>
          </table:table-cell>
          <table:table-cell table:style-name="Table55.A2" office:value-type="string">
            <text:p text:style-name="P394">Source</text:p>
          </table:table-cell>
          <table:table-cell table:style-name="Table55.D2" office:value-type="string">
            <text:p text:style-name="P441">Source the job related executables and run it during sourcing.</text:p>
          </table:table-cell>
        </table:table-row>
        <table:table-row>
          <table:covered-table-cell table:style-name="Table55.A2"/>
          <table:table-cell table:style-name="Table55.A2" office:value-type="string">
            <text:p text:style-name="P441">automataCI/_[<text:span text:style-name="T382">TYPE</text:span>]</text:p>
          </table:table-cell>
          <table:table-cell table:style-name="Table55.A2" office:value-type="string">
            <text:p text:style-name="P394">Source</text:p>
          </table:table-cell>
          <table:table-cell table:style-name="Table55.D2" office:value-type="string">
            <text:p text:style-name="P442">Source the job related executables’ subroutine function and run it. This layer is meant to simplify <text:span text:style-name="T382">the long</text:span> execution <text:span text:style-name="T122">automataCI/[</text:span><text:span text:style-name="T141">TYPE</text:span><text:span text:style-name="T122">]</text:span> file.</text:p>
          </table:table-cell>
        </table:table-row>
        <table:table-row table:style-name="Table55.6">
          <table:table-cell table:style-name="Table55.A2" office:value-type="string">
            <text:p text:style-name="P441">2</text:p>
          </table:table-cell>
          <table:table-cell table:style-name="Table55.A2" office:value-type="string">
            <text:p text:style-name="P441">[TECH]/[CI]/[JOB]</text:p>
          </table:table-cell>
          <table:table-cell table:style-name="Table55.A2" office:value-type="string">
            <text:p text:style-name="P394">Source</text:p>
          </table:table-cell>
          <table:table-cell table:style-name="Table55.D2" office:value-type="string">
            <text:p text:style-name="P441">Source the tech-specific job recipe that facilitates customization.</text:p>
          </table:table-cell>
        </table:table-row>
        <table:table-row table:style-name="Table55.6">
          <table:table-cell table:style-name="Table55.A2" office:value-type="string">
            <text:p text:style-name="P441">3</text:p>
          </table:table-cell>
          <table:table-cell table:style-name="Table55.A2" office:value-type="string">
            <text:p text:style-name="P441">automataCI/services/*</text:p>
          </table:table-cell>
          <table:table-cell table:style-name="Table55.A2" office:value-type="string">
            <text:p text:style-name="P394">Source</text:p>
          </table:table-cell>
          <table:table-cell table:style-name="Table55.D2" office:value-type="string">
            <text:p text:style-name="P441">Source the required function libraries’ services.</text:p>
          </table:table-cell>
        </table:table-row>
        <table:table-row table:style-name="Table55.8">
          <table:table-cell table:style-name="Table55.A2" office:value-type="string">
            <text:p text:style-name="P441">4</text:p>
          </table:table-cell>
          <table:table-cell table:style-name="Table55.A2" office:value-type="string">
            <text:p text:style-name="P441">automataCI/services/io/*</text:p>
          </table:table-cell>
          <table:table-cell table:style-name="Table55.A2" office:value-type="string">
            <text:p text:style-name="P394">Source</text:p>
          </table:table-cell>
          <table:table-cell table:style-name="Table55.D2" office:value-type="string">
            <text:p text:style-name="P441">Source primitive function libraries’ service.</text:p>
          </table:table-cell>
        </table:table-row>
      </table:table>
      <text:p text:style-name="Text_20_body"><text:span text:style-name="T187">As noted above, understand that everything happens in AutomataCI is using </text:span><text:span text:style-name="T222">source</text:span><text:span text:style-name="T187"> direction with the only exception to </text:span><text:span text:style-name="T222">ci.cmd</text:span><text:span text:style-name="T187"> Polygot script initialization. Hence, unless you’re working on </text:span><text:span text:style-name="T222">ci.cmd</text:span><text:span text:style-name="T187"> and its sub-layers (</text:span><text:span text:style-name="T222">ci.sh</text:span><text:span text:style-name="T187"> and </text:span><text:span text:style-name="T222">ci.ps1</text:span><text:span text:style-name="T187">) files, you shall </text:span><text:span text:style-name="T195">only use </text:span><text:span text:style-name="T255">return</text:span><text:span text:style-name="T195"> as the exit command, not </text:span><text:span text:style-name="T255">exit</text:span><text:span text:style-name="T187">.</text:span></text:p>
      <text:p text:style-name="P284"/>
      <text:p text:style-name="P440"><text:span text:style-name="T187">AutomataCI’s Level 1 layers are expected to tell the journey of the CI execution pipeline with 100% pinpoint accuracy working alongside Level 2. </text:span><text:span text:style-name="T195">Both Level 1 and Level 2 are strongly encouraged to import and use Level 3 and Level 4 libraries for consistency and future-proof themselves</text:span><text:span text:style-name="T187"> from low-level OS side changes.</text:span></text:p>
      <text:p text:style-name="P284"/>
      <text:p text:style-name="P440"><text:span text:style-name="T187">It’s duly noted that terminal printout (e.g. </text:span><text:span text:style-name="T195">stdout</text:span><text:span text:style-name="T187"> &amp; </text:span><text:span text:style-name="T195">stderr</text:span><text:span text:style-name="T187">) is strictly Level 1 layers role only. Other layers are forbidden to do so.</text:span></text:p>
      <text:h text:style-name="P644" text:outline-level="5"><text:bookmark-start text:name="__RefHeading___Toc6037_896531646"/><text:soft-page-break/><text:span text:style-name="T187">Re-Importable </text:span><text:span text:style-name="T288">Level 3 </text:span><text:span text:style-name="T187">Libraries</text:span><text:bookmark-end text:name="__RefHeading___Toc6037_896531646"/></text:h>
      <text:p text:style-name="P440"><text:span text:style-name="T278">G</text:span><text:span text:style-name="T187">iven sufficient experimentation during prototyping stage, you’re strongly advised to create function libraries for AutomataCI’s customers at all times regardless how simple it is. </text:span><text:span text:style-name="T195">The important point of doing so is to be able to translate between POSIX Shell and PowerShell</text:span><text:span text:style-name="T187">.</text:span></text:p>
      <text:p text:style-name="P284"/>
      <text:p text:style-name="P440"><text:span text:style-name="T187">Libraries are organized based on the designed purposes (e.g. </text:span><text:span text:style-name="T222">archive</text:span><text:span text:style-name="T187">, </text:span><text:span text:style-name="T222">checksum</text:span><text:span text:style-name="T187">, </text:span><text:span text:style-name="T222">compilers</text:span><text:span text:style-name="T187">, </text:span><text:span text:style-name="T222">compress</text:span><text:span text:style-name="T187">, </text:span><text:span text:style-name="T222">crypto</text:span><text:span text:style-name="T187">, </text:span><text:span text:style-name="T222">publishers</text:span><text:span text:style-name="T187">, and </text:span><text:span text:style-name="T222">versioners</text:span><text:span text:style-name="T187">). Then, the function suites are defined into their independent source-able script like </text:span><text:span text:style-name="T222">archive/tar.sh</text:span><text:span text:style-name="T187"> or </text:span><text:span text:style-name="T222">archive/tar.ps1</text:span><text:span text:style-name="T187">.</text:span></text:p>
      <text:p text:style-name="P284"/>
      <text:p text:style-name="P440"><text:span text:style-name="T187">All functions inside the function suites should have the leading library name of its suite in UPPERCASE form. Example, for </text:span><text:span text:style-name="T222">archive/tar</text:span><text:span text:style-name="T187"> services, its functions should have leading name like: </text:span><text:span text:style-name="T222">TAR::create_xz</text:span><text:span text:style-name="T187"> in POSIX Shell or </text:span><text:span text:style-name="T222">TAR-Create-XZ</text:span><text:span text:style-name="T187"> in PowerShell.</text:span></text:p>
      <text:p text:style-name="P284"/>
      <text:p text:style-name="P284">It is duly noted that all functions facilitated here shall only:</text:p>
      <text:list text:style-name="L68">
        <text:list-item>
          <text:p text:style-name="P782"><text:span text:style-name="T195">return 0</text:span><text:span text:style-name="T187"> – if working fine.</text:span></text:p>
        </text:list-item>
        <text:list-item>
          <text:p text:style-name="P782"><text:span text:style-name="T195">return 10</text:span><text:span text:style-name="T187"> – considered working fine but signify the upstream to cancel the execution.</text:span></text:p>
        </text:list-item>
        <text:list-item>
          <text:p text:style-name="P782"><text:span text:style-name="T195">return non-0 apart from 10</text:span><text:span text:style-name="T187"> – error occurred.</text:span></text:p>
        </text:list-item>
      </text:list>
      <text:p text:style-name="P284"/>
      <text:p text:style-name="P440"><text:span text:style-name="T195">DO NOT attempt to do any terminal printout</text:span><text:span text:style-name="T187">. That’s only Level 1 roles and jobs.</text:span></text:p>
      <text:p text:style-name="P284"/>
      <text:p text:style-name="P284">Hence, should you find difficulty with reporting a state, break that function down further granular where Level 1 can call each of them and storytelling correctly.</text:p>
      <text:p text:style-name="P284"/>
      <text:p text:style-name="P284">The function can perform concurrency or parallelism internally but all timelines shall always be converged back at the end of the function, to report back to the Level 1 story-telling timeline flow. Any outputs or dumps during concurrency or parallelism shall be dumped externally as a log file instead.</text:p>
      <text:p text:style-name="P284"/>
      <text:p text:style-name="P440"><text:span text:style-name="T187">Libraries shall be created in a re-importable manner so that any script can safely import the libraries at any given time. The functions shall be parsed again and again throughout a job but each parsing shall always yield the same function definition. </text:span><text:span text:style-name="T195">Hence, DO NOT leave any code traces in any library script</text:span><text:span text:style-name="T187">.</text:span></text:p>
      <text:p text:style-name="P284"/>
      <text:p text:style-name="P440"><text:soft-page-break/><text:span text:style-name="T187">Apache 2.0 License notice shall always be made available in the library script for:</text:span></text:p>
      <text:list text:style-name="L69">
        <text:list-item>
          <text:p text:style-name="P731">In case anyone attempt to extract it, the license stays effective; AND</text:p>
        </text:list-item>
        <text:list-item>
          <text:p text:style-name="P731">In case anyone wants to steal and perform copyright theft, these notices act as a line of defense; AND</text:p>
        </text:list-item>
        <text:list-item>
          <text:p text:style-name="P731">to track all contributors in the copyright authorship list.</text:p>
        </text:list-item>
      </text:list>
      <text:p text:style-name="P284"/>
      <text:p text:style-name="P440"><text:span text:style-name="T187">POSIX shell should have the mandatory ‘</text:span><text:span text:style-name="T222">#!/bin/sh</text:span><text:span text:style-name="T187">’ as its first line, before the license clause. The template of the file shall be as follows:</text:span></text:p>
      <table:table table:name="Table56" table:style-name="Table56">
        <table:table-column table:style-name="Table56.A"/>
        <table:table-row>
          <table:table-cell table:style-name="Table56.A1" office:value-type="string">
            <text:p text:style-name="P441">#!/bin/sh</text:p>
            <text:p text:style-name="P441"># Copyright {{ CONTIRBUTED YEAR }} <text:s/>{{ NAME }} &lt;{{ EMAIL }}&gt;</text:p>
            <text:p text:style-name="P441"># Copyright {{ CONTIRBUTED YEAR }} <text:s/>{{ NAME }} &lt;{{ EMAIL }}&gt;</text:p>
            <text:p text:style-name="P441"># ...</text:p>
            <text:p text:style-name="P441">#</text:p>
            <text:p text:style-name="P441"># Licensed under the Apache License, Version 2.0 (the "License"); you may not</text:p>
            <text:p text:style-name="P441"># use this file except in compliance with the License. You may obtain a copy of</text:p>
            <text:p text:style-name="P441"># the License at:</text:p>
            <text:p text:style-name="P441"># <text:s text:c="15"/>http://www.apache.org/licenses/LICENSE-2.0</text:p>
            <text:p text:style-name="P441"># Unless required by applicable law or agreed to in writing, software</text:p>
            <text:p text:style-name="P441"># distributed under the License is distributed on an "AS IS" BASIS, WITHOUT</text:p>
            <text:p text:style-name="P441"># WARRANTIES OR CONDITIONS OF ANY KIND, either express or implied. See the</text:p>
            <text:p text:style-name="P441"># License for the specific language governing permissions and limitations under</text:p>
            <text:p text:style-name="P441"># the License.</text:p>
            <text:p text:style-name="P441"/>
            <text:p text:style-name="P441">SUITE::function_name_one() {</text:p>
            <text:p text:style-name="P441"><text:tab/>…</text:p>
            <text:p text:style-name="P441"/>
            <text:p text:style-name="P441"><text:tab/>return 0</text:p>
            <text:p text:style-name="P441">}</text:p>
            <text:p text:style-name="P441"/>
            <text:p text:style-name="P441">SUITE::function_name_two() {</text:p>
            <text:p text:style-name="P441"><text:tab/>…</text:p>
            <text:p text:style-name="P441"/>
            <text:p text:style-name="P441"><text:tab/>return 0</text:p>
            <text:p text:style-name="P441">}</text:p>
            <text:p text:style-name="P441"/>
            <text:p text:style-name="P441">...</text:p>
          </table:table-cell>
        </table:table-row>
      </table:table>
      <text:p text:style-name="P439"/>
      <text:p text:style-name="P439"><text:soft-page-break/>PowerShell:</text:p>
      <table:table table:name="Table57" table:style-name="Table57">
        <table:table-column table:style-name="Table57.A"/>
        <table:table-row>
          <table:table-cell table:style-name="Table57.A1" office:value-type="string">
            <text:p text:style-name="P441"># Copyright {{ CONTIRBUTED YEAR }} <text:s/>{{ NAME }} &lt;{{ EMAIL }}&gt;</text:p>
            <text:p text:style-name="P441"># Copyright {{ CONTIRBUTED YEAR }} <text:s/>{{ NAME }} &lt;{{ EMAIL }}&gt;</text:p>
            <text:p text:style-name="P441"># ...</text:p>
            <text:p text:style-name="P441">#</text:p>
            <text:p text:style-name="P441"># Licensed under the Apache License, Version 2.0 (the "License"); you may not</text:p>
            <text:p text:style-name="P441"># use this file except in compliance with the License. You may obtain a copy of</text:p>
            <text:p text:style-name="P441"># the License at:</text:p>
            <text:p text:style-name="P441"># <text:s text:c="15"/>http://www.apache.org/licenses/LICENSE-2.0</text:p>
            <text:p text:style-name="P441"># Unless required by applicable law or agreed to in writing, software</text:p>
            <text:p text:style-name="P441"># distributed under the License is distributed on an "AS IS" BASIS, WITHOUT</text:p>
            <text:p text:style-name="P441"># WARRANTIES OR CONDITIONS OF ANY KIND, either express or implied. See the</text:p>
            <text:p text:style-name="P441"># License for the specific language governing permissions and limitations under</text:p>
            <text:p text:style-name="P441"># the License.</text:p>
            <text:p text:style-name="P441"/>
            <text:p text:style-name="P441">function SUITE-Function-Name-One() {</text:p>
            <text:p text:style-name="P441"><text:tab/>…</text:p>
            <text:p text:style-name="P441"/>
            <text:p text:style-name="P441"><text:tab/>return 0</text:p>
            <text:p text:style-name="P441">}</text:p>
            <text:p text:style-name="P441"/>
            <text:p text:style-name="P441">function SUITE-Function-Name-Two() {</text:p>
            <text:p text:style-name="P441"><text:tab/>…</text:p>
            <text:p text:style-name="P441"/>
            <text:p text:style-name="P441"><text:tab/>return 0</text:p>
            <text:p text:style-name="P441">}</text:p>
            <text:p text:style-name="P441"/>
            <text:p text:style-name="P441">...</text:p>
          </table:table-cell>
        </table:table-row>
      </table:table>
      <text:p text:style-name="P284"/>
      <text:p text:style-name="P284">Both POSIX Shell and PowerShell scripts of the same suite stays in the same directory next to each other for keeping the import clause consistent.</text:p>
      <text:p text:style-name="P284"/>
      <text:h text:style-name="P645" text:outline-level="5"><text:bookmark-start text:name="__RefHeading___Toc5974_896531646"/><text:span text:style-name="T187">The Primitive </text:span><text:span text:style-name="T288">Level 4 </text:span><text:span text:style-name="T187">IO libraries</text:span><text:bookmark-end text:name="__RefHeading___Toc5974_896531646"/></text:h>
      <text:p text:style-name="P440"><text:span text:style-name="T278">L</text:span><text:span text:style-name="T187">ike Leve 3 libraries </text:span><text:span text:style-name="T297">with</text:span><text:span text:style-name="T187"> </text:span><text:span text:style-name="T297">ONE</text:span><text:span text:style-name="T187"> exception: </text:span><text:span text:style-name="T195">ALL LEVEL 4 library suites MUST BE SELF-CONTAINED</text:span><text:span text:style-name="T187">. This means </text:span><text:span text:style-name="T195">any library suites falls in </text:span><text:span text:style-name="T255">automataCI/services/io</text:span><text:span text:style-name="T195"> directory are primitive building blocks and shall not import anything including each others</text:span><text:span text:style-name="T187">.</text:span></text:p>
      <text:p text:style-name="P284"/>
      <text:p text:style-name="P284"/>
      <text:h text:style-name="P586" text:outline-level="4"><text:bookmark-start text:name="__RefHeading___Toc6108_896531646"/>Keep Everything in AutomataCI Directory<text:bookmark-end text:name="__RefHeading___Toc6108_896531646"/></text:h>
      <text:p text:style-name="P438"><text:span text:style-name="T187">To ensure future upgrades availability and ease of distributions, please keep every AutomataCI stuffs inside </text:span><text:span text:style-name="T222">automataCI/</text:span><text:span text:style-name="T187"> directory. As demonstrated in the quick start section, AutomataCI customers shall only update </text:span><text:span text:style-name="T222">automataCI/</text:span><text:span text:style-name="T187"> directory from the upstream and perform any localized patching later.</text:span></text:p>
      <text:p text:style-name="P280"/>
      <text:p text:style-name="P280">We only want to distribute that directory and that’s it.</text:p>
      <text:h text:style-name="P531" text:outline-level="2"><text:bookmark-start text:name="__RefHeading___Toc5976_896531646"/>Upstream Process<text:bookmark-end text:name="__RefHeading___Toc5976_896531646"/></text:h>
      <text:p text:style-name="P438"><text:span text:style-name="T278">T</text:span><text:span text:style-name="T187">his section covers how to upstream </text:span><text:span text:style-name="T290">your AutomataCI’s contributions to the upstream distributions. They are described in details for the following sub-sections.</text:span></text:p>
      <text:p text:style-name="P285"/>
      <text:h text:style-name="P548" text:outline-level="3"><text:bookmark-start text:name="__RefHeading___Toc5978_896531646"/>Raise an Issue Ticket in Forum<text:bookmark-end text:name="__RefHeading___Toc5978_896531646"/></text:h>
      <text:p text:style-name="P452"><text:span text:style-name="T278">S</text:span><text:span text:style-name="T187">tart-off by raising an issue ticket in the designated forum (usually GitHub) and discuss about it. You will be surprised how much this helps to expedite problem solving and sometimes time, don’t have to do much at all.</text:span></text:p>
      <text:p text:style-name="P276"/>
      <text:h text:style-name="P551" text:outline-level="3"><text:bookmark-start text:name="__RefHeading___Toc5980_896531646"/><text:span text:style-name="T187">Clone the AutomataCI repository </text:span><text:span text:style-name="T290">and Perform Development</text:span><text:bookmark-end text:name="__RefHeading___Toc5980_896531646"/></text:h>
      <text:p text:style-name="P452"><text:span text:style-name="T278">P</text:span><text:span text:style-name="T187">lease clone the original AutomataCI repository and develop there. The upstream maintainers only accepts AutomataCI upstream repository only and shall reject any patches not from those repository.</text:span></text:p>
      <text:p text:style-name="P276"><text:bookmark-start text:name="__RefHeading___Toc5982_896531646"/><text:bookmark-end text:name="__RefHeading___Toc5982_896531646"/></text:p>
      <text:h text:style-name="P551" text:outline-level="3"><text:bookmark-start text:name="__RefHeading___Toc5984_896531646"/><text:span text:style-name="T290">Set Patches / Pull Request,</text:span><text:span text:style-name="T187"> Code Review</text:span><text:bookmark-end text:name="__RefHeading___Toc5984_896531646"/></text:h>
      <text:p text:style-name="P452"><text:span text:style-name="T278">O</text:span><text:span text:style-name="T187">nce done, please make it available for the maintainers to code review your changes. You can git format patch your commits and upload it into your issue ticket raised earlier.</text:span></text:p>
      <text:p text:style-name="P276"/>
      <text:h text:style-name="P548" text:outline-level="3"><text:bookmark-start text:name="__RefHeading___Toc5988_896531646"/>Acceptance<text:bookmark-end text:name="__RefHeading___Toc5988_896531646"/></text:h>
      <text:p text:style-name="P452"><text:span text:style-name="T278">T</text:span><text:span text:style-name="T187">here are 2 possible acceptance outcomes depending on how you approach the maintainers:</text:span></text:p>
      <text:p text:style-name="P286"/>
      <text:list text:style-name="L70">
        <text:list-item>
          <text:p text:style-name="P732">If you’re sent in by patch, the maintainer shall apply it to the repo and signed it using his/her GPG key. </text:p>
        </text:list-item>
        <text:list-item>
          <text:p text:style-name="P732">If you’re sent in by pull request, the maintainer shall perform merging locally and signed it using his/her GPG key, accepting your pull request to the upstream and then force-push to override the unsigned commits.</text:p>
        </text:list-item>
      </text:list>
      <text:p text:style-name="P286"/>
      <text:p text:style-name="P286">At this point, you’re done for your part. Thank you.</text:p>
      <text:p text:style-name="P276"/>
      <text:h text:style-name="P516" text:outline-level="1"><text:bookmark-start text:name="__RefHeading___Toc9122_1462781972"/><text:soft-page-break/>Release Strategy<text:bookmark-end text:name="__RefHeading___Toc9122_1462781972"/></text:h>
      <text:p text:style-name="P479"><text:span text:style-name="T187">AutomataCI uses Semantic Versioning system (</text:span><text:a xlink:type="simple" xlink:href="https://semver.org/" text:style-name="Internet_20_link" text:visited-style-name="Visited_20_Internet_20_Link"><text:span text:style-name="T187">https://semver.org/</text:span></text:a><text:span text:style-name="T187">) to manage its release versions. To ensure sorting compatibility, a </text:span><text:span text:style-name="T222">v-</text:span><text:span text:style-name="T187"> prefix is added to each version number when published.</text:span></text:p>
      <text:p text:style-name="P320"/>
      <text:p text:style-name="P320">Unlike other strategies, AutomataCI approach forward increment aggressively by only supporting the latest version of itself expiring all supports to the previous versions. However, that does not means the customers have to immediately upgrade it to the latest and greatest due to AutomataCI’s product nature.</text:p>
      <text:p text:style-name="P320"/>
      <text:p text:style-name="P479"><text:span text:style-name="T187">In special (and rare) cases, AutomataCI may deploy <text:s/>release candidate (</text:span><text:span text:style-name="T222">~rcN</text:span><text:span text:style-name="T279">)</text:span><text:span text:style-name="T187"> strategy to perform external ecosystem testing where:</text:span></text:p>
      <text:list text:style-name="L71">
        <text:list-item>
          <text:p text:style-name="P733">N is candidate number; AND</text:p>
        </text:list-item>
        <text:list-item>
          <text:p text:style-name="P783"><text:span text:style-name="T310">uses tilde (</text:span><text:span text:style-name="T233">~</text:span><text:span text:style-name="T310">) and not dash (</text:span><text:span text:style-name="T233">-</text:span><text:span text:style-name="T310">) to avoid conflicting with some distributing ecosystems.</text:span></text:p>
        </text:list-item>
      </text:list>
      <text:p text:style-name="P478"><text:span text:style-name="T310">All release candidates </text:span><text:span text:style-name="T211">ARE NOT a latest release</text:span><text:span text:style-name="T310">.</text:span></text:p>
      <text:p text:style-name="P320"/>
      <text:h text:style-name="P513" text:outline-level="1"><text:bookmark-start text:name="__RefHeading___Toc261_3933114832"/>Epilogue<text:bookmark-end text:name="__RefHeading___Toc261_3933114832"/></text:h>
      <text:p text:style-name="P31">That’s all from us. We <text:span text:style-name="T78">wish</text:span> you would enjoy <text:span text:style-name="T78">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Black" svg:font-family="'Noto Serif CJK SC Black'"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MP5" style:family="paragraph" style:parent-style-name="Table_20_Contents">
      <style:text-properties fo:color="#000080" loext:opacity="100%" fo:font-size="10pt" officeooo:rsid="0069c67a" officeooo:paragraph-rsid="0069c67a" style:font-size-asian="10pt" style:font-size-complex="10pt"/>
    </style:style>
    <style:style style:name="MP6" style:family="paragraph" style:parent-style-name="Standard">
      <style:text-properties fo:font-size="2pt" officeooo:rsid="00157611" officeooo:paragraph-rsid="00157611" style:font-size-asian="2pt" style:font-size-complex="2pt"/>
    </style:style>
    <style:style style:name="M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T1" style:family="text">
      <style:text-properties officeooo:rsid="010579d8"/>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116"><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AutomataCI - Solid Foundation for Kick-starting Your <text:span text:style-name="MT1">Next </text:span>Software Development</text:p>
              <text:p text:style-name="MP5">https://github.com/ChewKeanHo/AutomataCI</text:p>
            </table:table-cell>
          </table:table-row>
        </table:table>
        <text:p text:style-name="MP6"/>
      </style:header>
      <style:footer>
        <text:p text:style-name="Horizontal_20_Line"/>
        <text:p text:style-name="MP7">Page <text:page-number text:select-page="current">2</text:page-number><text:s/>of <text:page-count>117</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AutomataCI Engineering Specification (English - Global)</dc:title>
    <meta:generator>LibreOffice/7.6.0.3$Linux_X86_64 LibreOffice_project/69edd8b8ebc41d00b4de3915dc82f8f0fc3b6265</meta:generator>
    <meta:editing-duration>P13DT10H21M36S</meta:editing-duration>
    <meta:editing-cycles>356</meta:editing-cycles>
    <dc:subject>AutomataCI Engineering Specification (English - Global)</dc:subject>
    <meta:initial-creator>Kean Ho Chew</meta:initial-creator>
    <dc:date>2023-10-10T17:52:25.894095321</dc:date>
    <dc:creator>Kean Ho Chew</dc:creator>
    <meta:keyword>Official Document</meta:keyword>
    <meta:print-date>2023-10-10T17:52:13.814556110</meta:print-date>
    <meta:printed-by>PDF files: Kean Ho Chew</meta:printed-by>
    <meta:document-statistic meta:table-count="79" meta:image-count="1" meta:object-count="0" meta:page-count="117" meta:paragraph-count="1847" meta:word-count="18255" meta:character-count="131915" meta:non-whitespace-character-count="114870"/>
    <meta:template xlink:type="simple" xlink:actuate="onRequest" xlink:title="ZORALab Official" xlink:href="../../../../templates/ZORALab/Letter%20Head.ott" meta:date="2023-07-13T09:31:47.044211352"/>
  </office:meta>
</office:document-meta>
</file>